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color="#6666ff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3333"/>
      <style:map style:condition="cell-content()=[$Product.$J$10]" style:apply-style-name="Success" style:base-cell-address="Product.K10"/>
    </style:style>
    <style:style style:name="ce7" style:family="table-cell" style:parent-style-name="Default">
      <style:table-cell-properties fo:background-color="#ff3333"/>
      <style:map style:condition="cell-content()=[$Product.$J$10]" style:apply-style-name="Success" style:base-cell-address="Product.L10"/>
    </style:style>
  </office:automatic-styles>
  <office:body>
    <office:spreadsheet>
      <table:table table:name="Product" table:style-name="ta1">
        <table:table-column table:style-name="co1" table:number-columns-repeated="6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put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Product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Outputs</text:p>
          </table:table-cell>
          <table:covered-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Horizontal distance</text:p>
          </table:table-cell>
          <table:table-cell/>
          <table:table-cell office:value-type="string" calcext:value-type="string">
            <text:p>Weight offset</text:p>
          </table:table-cell>
          <table:table-cell office:value-type="string" calcext:value-type="string">
            <text:p>Horizontal distance offset</text:p>
          </table:table-cell>
          <table:table-cell/>
          <table:table-cell table:style-name="Default" table:formula="of:=[.A2]" office:value-type="string" office:string-value="Weight" calcext:value-type="string">
            <text:p>Weight</text:p>
          </table:table-cell>
          <table:table-cell table:style-name="Default" table:formula="of:=[.B2]" office:value-type="string" office:string-value="Horizontal distance" calcext:value-type="string">
            <text:p>Horizontal distance</text:p>
          </table:table-cell>
          <table:table-cell/>
          <table:table-cell table:style-name="ce4" office:value-type="string" calcext:value-type="string">
            <text:p>Counts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IF([.$D3]&gt;=[.$J$3];&quot;&quot;;[.D3])" office:value-type="float" office:value="0" calcext:value-type="float">
            <text:p>0</text:p>
          </table:table-cell>
          <table:table-cell table:formula="of:=IF([.$D3]&gt;=[.$J$3];&quot;&quot;;[.E3])" office:value-type="float" office:value="0" calcext:value-type="float">
            <text:p>0</text:p>
          </table:table-cell>
          <table:table-cell/>
          <table:table-cell table:formula="of:=COUNT([.A3:.A100])" office:value-type="float" office:value="6" calcext:value-type="float">
            <text:p>6</text:p>
          </table:table-cell>
          <table:table-cell table:formula="of:=COUNT([.B3:.B100]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table:formula="of:=[.A3]+1" office:value-type="float" office:value="2" calcext:value-type="float">
            <text:p>2</text:p>
          </table:table-cell>
          <table:table-cell table:style-name="ce2" table:formula="of:=[.B3]+1" office:value-type="float" office:value="2" calcext:value-type="float">
            <text:p>2</text:p>
          </table:table-cell>
          <table:table-cell/>
          <table:table-cell table:formula="of:=IF([.E4]=0;OFFSET([.D4];-[.J$3];0)+1;[.D3])" office:value-type="float" office:value="0" calcext:value-type="float">
            <text:p>0</text:p>
          </table:table-cell>
          <table:table-cell table:formula="of:=IF([.B4]=&quot;&quot;;OFFSET([.E4];-[.K$3];0);1+[.E3])" office:value-type="float" office:value="1" calcext:value-type="float">
            <text:p>1</text:p>
          </table:table-cell>
          <table:table-cell/>
          <table:table-cell table:formula="of:=IF([.$D4]&gt;=[.$J$3];&quot;&quot;;[.D4])" office:value-type="float" office:value="0" calcext:value-type="float">
            <text:p>0</text:p>
          </table:table-cell>
          <table:table-cell table:formula="of:=IF([.$D4]&gt;=[.$J$3];&quot;&quot;;[.E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table:formula="of:=[.A4]+1" office:value-type="float" office:value="3" calcext:value-type="float">
            <text:p>3</text:p>
          </table:table-cell>
          <table:table-cell table:style-name="ce2" table:formula="of:=[.B4]+1" office:value-type="float" office:value="3" calcext:value-type="float">
            <text:p>3</text:p>
          </table:table-cell>
          <table:table-cell/>
          <table:table-cell table:formula="of:=IF([.E5]=0;OFFSET([.D5];-[.J$3];0)+1;[.D4])" office:value-type="float" office:value="0" calcext:value-type="float">
            <text:p>0</text:p>
          </table:table-cell>
          <table:table-cell table:formula="of:=IF([.B5]=&quot;&quot;;OFFSET([.E5];-[.K$3];0);1+[.E4])" office:value-type="float" office:value="2" calcext:value-type="float">
            <text:p>2</text:p>
          </table:table-cell>
          <table:table-cell/>
          <table:table-cell table:formula="of:=IF([.$D5]&gt;=[.$J$3];&quot;&quot;;[.D5])" office:value-type="float" office:value="0" calcext:value-type="float">
            <text:p>0</text:p>
          </table:table-cell>
          <table:table-cell table:formula="of:=IF([.$D5]&gt;=[.$J$3];&quot;&quot;;[.E5])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table:style-name="ce2" table:formula="of:=[.A5]+1" office:value-type="float" office:value="4" calcext:value-type="float">
            <text:p>4</text:p>
          </table:table-cell>
          <table:table-cell table:style-name="ce2" table:formula="of:=[.B5]+1" office:value-type="float" office:value="4" calcext:value-type="float">
            <text:p>4</text:p>
          </table:table-cell>
          <table:table-cell/>
          <table:table-cell table:formula="of:=IF([.E6]=0;OFFSET([.D6];-[.J$3];0)+1;[.D5])" office:value-type="float" office:value="0" calcext:value-type="float">
            <text:p>0</text:p>
          </table:table-cell>
          <table:table-cell table:formula="of:=IF([.B6]=&quot;&quot;;OFFSET([.E6];-[.K$3];0);1+[.E5])" office:value-type="float" office:value="3" calcext:value-type="float">
            <text:p>3</text:p>
          </table:table-cell>
          <table:table-cell/>
          <table:table-cell table:formula="of:=IF([.$D6]&gt;=[.$J$3];&quot;&quot;;[.D6])" office:value-type="float" office:value="0" calcext:value-type="float">
            <text:p>0</text:p>
          </table:table-cell>
          <table:table-cell table:formula="of:=IF([.$D6]&gt;=[.$J$3];&quot;&quot;;[.E6])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Red is bad and green is good</text:p>
          </table:table-cell>
          <table:table-cell table:number-columns-repeated="2"/>
        </table:table-row>
        <table:table-row table:style-name="ro1">
          <table:table-cell table:style-name="ce2" table:formula="of:=[.A6]+1" office:value-type="float" office:value="5" calcext:value-type="float">
            <text:p>5</text:p>
          </table:table-cell>
          <table:table-cell table:style-name="ce2" table:formula="of:=[.B6]+1" office:value-type="float" office:value="5" calcext:value-type="float">
            <text:p>5</text:p>
          </table:table-cell>
          <table:table-cell/>
          <table:table-cell table:formula="of:=IF([.E7]=0;OFFSET([.D7];-[.J$3];0)+1;[.D6])" office:value-type="float" office:value="0" calcext:value-type="float">
            <text:p>0</text:p>
          </table:table-cell>
          <table:table-cell table:formula="of:=IF([.B7]=&quot;&quot;;OFFSET([.E7];-[.K$3];0);1+[.E6])" office:value-type="float" office:value="4" calcext:value-type="float">
            <text:p>4</text:p>
          </table:table-cell>
          <table:table-cell/>
          <table:table-cell table:formula="of:=IF([.$D7]&gt;=[.$J$3];&quot;&quot;;[.D7])" office:value-type="float" office:value="0" calcext:value-type="float">
            <text:p>0</text:p>
          </table:table-cell>
          <table:table-cell table:formula="of:=IF([.$D7]&gt;=[.$J$3];&quot;&quot;;[.E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2" table:formula="of:=[.A7]+1" office:value-type="float" office:value="6" calcext:value-type="float">
            <text:p>6</text:p>
          </table:table-cell>
          <table:table-cell table:style-name="ce2" table:formula="of:=[.B7]+1" office:value-type="float" office:value="6" calcext:value-type="float">
            <text:p>6</text:p>
          </table:table-cell>
          <table:table-cell/>
          <table:table-cell table:formula="of:=IF([.E8]=0;OFFSET([.D8];-[.J$3];0)+1;[.D7])" office:value-type="float" office:value="0" calcext:value-type="float">
            <text:p>0</text:p>
          </table:table-cell>
          <table:table-cell table:formula="of:=IF([.B8]=&quot;&quot;;OFFSET([.E8];-[.K$3];0);1+[.E7])" office:value-type="float" office:value="5" calcext:value-type="float">
            <text:p>5</text:p>
          </table:table-cell>
          <table:table-cell/>
          <table:table-cell table:formula="of:=IF([.$D8]&gt;=[.$J$3];&quot;&quot;;[.D8])" office:value-type="float" office:value="0" calcext:value-type="float">
            <text:p>0</text:p>
          </table:table-cell>
          <table:table-cell table:formula="of:=IF([.$D8]&gt;=[.$J$3];&quot;&quot;;[.E8]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est of result count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table:formula="of:=[.B8]+1" office:value-type="float" office:value="7" calcext:value-type="float">
            <text:p>7</text:p>
          </table:table-cell>
          <table:table-cell/>
          <table:table-cell table:formula="of:=IF([.E9]=0;OFFSET([.D9];-[.J$3];0)+1;[.D8])" office:value-type="float" office:value="0" calcext:value-type="float">
            <text:p>0</text:p>
          </table:table-cell>
          <table:table-cell table:formula="of:=IF([.B9]=&quot;&quot;;OFFSET([.E9];-[.K$3];0);1+[.E8])" office:value-type="float" office:value="6" calcext:value-type="float">
            <text:p>6</text:p>
          </table:table-cell>
          <table:table-cell/>
          <table:table-cell table:formula="of:=IF([.$D9]&gt;=[.$J$3];&quot;&quot;;[.D9])" office:value-type="float" office:value="0" calcext:value-type="float">
            <text:p>0</text:p>
          </table:table-cell>
          <table:table-cell table:formula="of:=IF([.$D9]&gt;=[.$J$3];&quot;&quot;;[.E9])" office:value-type="float" office:value="6" calcext:value-type="float">
            <text:p>6</text:p>
          </table:table-cell>
          <table:table-cell/>
          <table:table-cell office:value-type="string" calcext:value-type="string">
            <text:p>Expected</text:p>
          </table:table-cell>
          <table:table-cell table:formula="of:=CONCATENATE(&quot;Observed &quot;;[.G2])" office:value-type="string" office:string-value="Observed Weight" calcext:value-type="string">
            <text:p>Observed Weight</text:p>
          </table:table-cell>
          <table:table-cell table:formula="of:=CONCATENATE(&quot;Observed &quot;;[.H2])" office:value-type="string" office:string-value="Observed Horizontal distance" calcext:value-type="string">
            <text:p>Observed Horizontal distance</text:p>
          </table:table-cell>
        </table:table-row>
        <table:table-row table:style-name="ro2">
          <table:table-cell table:style-name="ce2" table:number-columns-repeated="2"/>
          <table:table-cell/>
          <table:table-cell table:formula="of:=IF([.E10]=0;OFFSET([.D10];-[.J$3];0)+1;[.D9])" office:value-type="float" office:value="1" calcext:value-type="float">
            <text:p>1</text:p>
          </table:table-cell>
          <table:table-cell table:formula="of:=IF([.B10]=&quot;&quot;;OFFSET([.E10];-[.K$3];0);1+[.E9])" office:value-type="float" office:value="0" calcext:value-type="float">
            <text:p>0</text:p>
          </table:table-cell>
          <table:table-cell/>
          <table:table-cell table:formula="of:=IF([.$D10]&gt;=[.$J$3];&quot;&quot;;[.D10])" office:value-type="float" office:value="1" calcext:value-type="float">
            <text:p>1</text:p>
          </table:table-cell>
          <table:table-cell table:formula="of:=IF([.$D10]&gt;=[.$J$3];&quot;&quot;;[.E10])" office:value-type="float" office:value="0" calcext:value-type="float">
            <text:p>0</text:p>
          </table:table-cell>
          <table:table-cell/>
          <table:table-cell table:formula="of:=[.J3]*[.K3]" office:value-type="float" office:value="42" calcext:value-type="float">
            <text:p>42</text:p>
          </table:table-cell>
          <table:table-cell table:style-name="ce6" table:formula="of:=COUNT([.G3:.G902])" office:value-type="float" office:value="42" calcext:value-type="float">
            <text:p>42</text:p>
          </table:table-cell>
          <table:table-cell table:style-name="ce7" table:formula="of:=COUNT([.H3:.H902])" office:value-type="float" office:value="42" calcext:value-type="float">
            <text:p>42</text:p>
          </table:table-cell>
        </table:table-row>
        <table:table-row table:style-name="ro1">
          <table:table-cell table:style-name="ce2" table:number-columns-repeated="2"/>
          <table:table-cell/>
          <table:table-cell table:formula="of:=IF([.E11]=0;OFFSET([.D11];-[.J$3];0)+1;[.D10])" office:value-type="float" office:value="1" calcext:value-type="float">
            <text:p>1</text:p>
          </table:table-cell>
          <table:table-cell table:formula="of:=IF([.B11]=&quot;&quot;;OFFSET([.E11];-[.K$3];0);1+[.E10])" office:value-type="float" office:value="1" calcext:value-type="float">
            <text:p>1</text:p>
          </table:table-cell>
          <table:table-cell/>
          <table:table-cell table:formula="of:=IF([.$D11]&gt;=[.$J$3];&quot;&quot;;[.D11])" office:value-type="float" office:value="1" calcext:value-type="float">
            <text:p>1</text:p>
          </table:table-cell>
          <table:table-cell table:formula="of:=IF([.$D11]&gt;=[.$J$3];&quot;&quot;;[.E1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2]=0;OFFSET([.D12];-[.J$3];0)+1;[.D11])" office:value-type="float" office:value="1" calcext:value-type="float">
            <text:p>1</text:p>
          </table:table-cell>
          <table:table-cell table:formula="of:=IF([.B12]=&quot;&quot;;OFFSET([.E12];-[.K$3];0);1+[.E11])" office:value-type="float" office:value="2" calcext:value-type="float">
            <text:p>2</text:p>
          </table:table-cell>
          <table:table-cell/>
          <table:table-cell table:formula="of:=IF([.$D12]&gt;=[.$J$3];&quot;&quot;;[.D12])" office:value-type="float" office:value="1" calcext:value-type="float">
            <text:p>1</text:p>
          </table:table-cell>
          <table:table-cell table:formula="of:=IF([.$D12]&gt;=[.$J$3];&quot;&quot;;[.E12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3]=0;OFFSET([.D13];-[.J$3];0)+1;[.D12])" office:value-type="float" office:value="1" calcext:value-type="float">
            <text:p>1</text:p>
          </table:table-cell>
          <table:table-cell table:formula="of:=IF([.B13]=&quot;&quot;;OFFSET([.E13];-[.K$3];0);1+[.E12])" office:value-type="float" office:value="3" calcext:value-type="float">
            <text:p>3</text:p>
          </table:table-cell>
          <table:table-cell/>
          <table:table-cell table:formula="of:=IF([.$D13]&gt;=[.$J$3];&quot;&quot;;[.D13])" office:value-type="float" office:value="1" calcext:value-type="float">
            <text:p>1</text:p>
          </table:table-cell>
          <table:table-cell table:formula="of:=IF([.$D13]&gt;=[.$J$3];&quot;&quot;;[.E1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4]=0;OFFSET([.D14];-[.J$3];0)+1;[.D13])" office:value-type="float" office:value="1" calcext:value-type="float">
            <text:p>1</text:p>
          </table:table-cell>
          <table:table-cell table:formula="of:=IF([.B14]=&quot;&quot;;OFFSET([.E14];-[.K$3];0);1+[.E13])" office:value-type="float" office:value="4" calcext:value-type="float">
            <text:p>4</text:p>
          </table:table-cell>
          <table:table-cell/>
          <table:table-cell table:formula="of:=IF([.$D14]&gt;=[.$J$3];&quot;&quot;;[.D14])" office:value-type="float" office:value="1" calcext:value-type="float">
            <text:p>1</text:p>
          </table:table-cell>
          <table:table-cell table:formula="of:=IF([.$D14]&gt;=[.$J$3];&quot;&quot;;[.E1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5]=0;OFFSET([.D15];-[.J$3];0)+1;[.D14])" office:value-type="float" office:value="1" calcext:value-type="float">
            <text:p>1</text:p>
          </table:table-cell>
          <table:table-cell table:formula="of:=IF([.B15]=&quot;&quot;;OFFSET([.E15];-[.K$3];0);1+[.E14])" office:value-type="float" office:value="5" calcext:value-type="float">
            <text:p>5</text:p>
          </table:table-cell>
          <table:table-cell/>
          <table:table-cell table:formula="of:=IF([.$D15]&gt;=[.$J$3];&quot;&quot;;[.D15])" office:value-type="float" office:value="1" calcext:value-type="float">
            <text:p>1</text:p>
          </table:table-cell>
          <table:table-cell table:formula="of:=IF([.$D15]&gt;=[.$J$3];&quot;&quot;;[.E15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6]=0;OFFSET([.D16];-[.J$3];0)+1;[.D15])" office:value-type="float" office:value="1" calcext:value-type="float">
            <text:p>1</text:p>
          </table:table-cell>
          <table:table-cell table:formula="of:=IF([.B16]=&quot;&quot;;OFFSET([.E16];-[.K$3];0);1+[.E15])" office:value-type="float" office:value="6" calcext:value-type="float">
            <text:p>6</text:p>
          </table:table-cell>
          <table:table-cell/>
          <table:table-cell table:formula="of:=IF([.$D16]&gt;=[.$J$3];&quot;&quot;;[.D16])" office:value-type="float" office:value="1" calcext:value-type="float">
            <text:p>1</text:p>
          </table:table-cell>
          <table:table-cell table:formula="of:=IF([.$D16]&gt;=[.$J$3];&quot;&quot;;[.E16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7]=0;OFFSET([.D17];-[.J$3];0)+1;[.D16])" office:value-type="float" office:value="2" calcext:value-type="float">
            <text:p>2</text:p>
          </table:table-cell>
          <table:table-cell table:formula="of:=IF([.B17]=&quot;&quot;;OFFSET([.E17];-[.K$3];0);1+[.E16])" office:value-type="float" office:value="0" calcext:value-type="float">
            <text:p>0</text:p>
          </table:table-cell>
          <table:table-cell/>
          <table:table-cell table:formula="of:=IF([.$D17]&gt;=[.$J$3];&quot;&quot;;[.D17])" office:value-type="float" office:value="2" calcext:value-type="float">
            <text:p>2</text:p>
          </table:table-cell>
          <table:table-cell table:formula="of:=IF([.$D17]&gt;=[.$J$3];&quot;&quot;;[.E1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8]=0;OFFSET([.D18];-[.J$3];0)+1;[.D17])" office:value-type="float" office:value="2" calcext:value-type="float">
            <text:p>2</text:p>
          </table:table-cell>
          <table:table-cell table:formula="of:=IF([.B18]=&quot;&quot;;OFFSET([.E18];-[.K$3];0);1+[.E17])" office:value-type="float" office:value="1" calcext:value-type="float">
            <text:p>1</text:p>
          </table:table-cell>
          <table:table-cell/>
          <table:table-cell table:formula="of:=IF([.$D18]&gt;=[.$J$3];&quot;&quot;;[.D18])" office:value-type="float" office:value="2" calcext:value-type="float">
            <text:p>2</text:p>
          </table:table-cell>
          <table:table-cell table:formula="of:=IF([.$D18]&gt;=[.$J$3];&quot;&quot;;[.E1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9]=0;OFFSET([.D19];-[.J$3];0)+1;[.D18])" office:value-type="float" office:value="2" calcext:value-type="float">
            <text:p>2</text:p>
          </table:table-cell>
          <table:table-cell table:formula="of:=IF([.B19]=&quot;&quot;;OFFSET([.E19];-[.K$3];0);1+[.E18])" office:value-type="float" office:value="2" calcext:value-type="float">
            <text:p>2</text:p>
          </table:table-cell>
          <table:table-cell/>
          <table:table-cell table:formula="of:=IF([.$D19]&gt;=[.$J$3];&quot;&quot;;[.D19])" office:value-type="float" office:value="2" calcext:value-type="float">
            <text:p>2</text:p>
          </table:table-cell>
          <table:table-cell table:formula="of:=IF([.$D19]&gt;=[.$J$3];&quot;&quot;;[.E1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0]=0;OFFSET([.D20];-[.J$3];0)+1;[.D19])" office:value-type="float" office:value="2" calcext:value-type="float">
            <text:p>2</text:p>
          </table:table-cell>
          <table:table-cell table:formula="of:=IF([.B20]=&quot;&quot;;OFFSET([.E20];-[.K$3];0);1+[.E19])" office:value-type="float" office:value="3" calcext:value-type="float">
            <text:p>3</text:p>
          </table:table-cell>
          <table:table-cell/>
          <table:table-cell table:formula="of:=IF([.$D20]&gt;=[.$J$3];&quot;&quot;;[.D20])" office:value-type="float" office:value="2" calcext:value-type="float">
            <text:p>2</text:p>
          </table:table-cell>
          <table:table-cell table:formula="of:=IF([.$D20]&gt;=[.$J$3];&quot;&quot;;[.E20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1]=0;OFFSET([.D21];-[.J$3];0)+1;[.D20])" office:value-type="float" office:value="2" calcext:value-type="float">
            <text:p>2</text:p>
          </table:table-cell>
          <table:table-cell table:formula="of:=IF([.B21]=&quot;&quot;;OFFSET([.E21];-[.K$3];0);1+[.E20])" office:value-type="float" office:value="4" calcext:value-type="float">
            <text:p>4</text:p>
          </table:table-cell>
          <table:table-cell/>
          <table:table-cell table:formula="of:=IF([.$D21]&gt;=[.$J$3];&quot;&quot;;[.D21])" office:value-type="float" office:value="2" calcext:value-type="float">
            <text:p>2</text:p>
          </table:table-cell>
          <table:table-cell table:formula="of:=IF([.$D21]&gt;=[.$J$3];&quot;&quot;;[.E2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2]=0;OFFSET([.D22];-[.J$3];0)+1;[.D21])" office:value-type="float" office:value="2" calcext:value-type="float">
            <text:p>2</text:p>
          </table:table-cell>
          <table:table-cell table:formula="of:=IF([.B22]=&quot;&quot;;OFFSET([.E22];-[.K$3];0);1+[.E21])" office:value-type="float" office:value="5" calcext:value-type="float">
            <text:p>5</text:p>
          </table:table-cell>
          <table:table-cell/>
          <table:table-cell table:formula="of:=IF([.$D22]&gt;=[.$J$3];&quot;&quot;;[.D22])" office:value-type="float" office:value="2" calcext:value-type="float">
            <text:p>2</text:p>
          </table:table-cell>
          <table:table-cell table:formula="of:=IF([.$D22]&gt;=[.$J$3];&quot;&quot;;[.E22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3]=0;OFFSET([.D23];-[.J$3];0)+1;[.D22])" office:value-type="float" office:value="2" calcext:value-type="float">
            <text:p>2</text:p>
          </table:table-cell>
          <table:table-cell table:formula="of:=IF([.B23]=&quot;&quot;;OFFSET([.E23];-[.K$3];0);1+[.E22])" office:value-type="float" office:value="6" calcext:value-type="float">
            <text:p>6</text:p>
          </table:table-cell>
          <table:table-cell/>
          <table:table-cell table:formula="of:=IF([.$D23]&gt;=[.$J$3];&quot;&quot;;[.D23])" office:value-type="float" office:value="2" calcext:value-type="float">
            <text:p>2</text:p>
          </table:table-cell>
          <table:table-cell table:formula="of:=IF([.$D23]&gt;=[.$J$3];&quot;&quot;;[.E23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4]=0;OFFSET([.D24];-[.J$3];0)+1;[.D23])" office:value-type="float" office:value="3" calcext:value-type="float">
            <text:p>3</text:p>
          </table:table-cell>
          <table:table-cell table:formula="of:=IF([.B24]=&quot;&quot;;OFFSET([.E24];-[.K$3];0);1+[.E23])" office:value-type="float" office:value="0" calcext:value-type="float">
            <text:p>0</text:p>
          </table:table-cell>
          <table:table-cell/>
          <table:table-cell table:formula="of:=IF([.$D24]&gt;=[.$J$3];&quot;&quot;;[.D24])" office:value-type="float" office:value="3" calcext:value-type="float">
            <text:p>3</text:p>
          </table:table-cell>
          <table:table-cell table:formula="of:=IF([.$D24]&gt;=[.$J$3];&quot;&quot;;[.E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5]=0;OFFSET([.D25];-[.J$3];0)+1;[.D24])" office:value-type="float" office:value="3" calcext:value-type="float">
            <text:p>3</text:p>
          </table:table-cell>
          <table:table-cell table:formula="of:=IF([.B25]=&quot;&quot;;OFFSET([.E25];-[.K$3];0);1+[.E24])" office:value-type="float" office:value="1" calcext:value-type="float">
            <text:p>1</text:p>
          </table:table-cell>
          <table:table-cell/>
          <table:table-cell table:formula="of:=IF([.$D25]&gt;=[.$J$3];&quot;&quot;;[.D25])" office:value-type="float" office:value="3" calcext:value-type="float">
            <text:p>3</text:p>
          </table:table-cell>
          <table:table-cell table:formula="of:=IF([.$D25]&gt;=[.$J$3];&quot;&quot;;[.E2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6]=0;OFFSET([.D26];-[.J$3];0)+1;[.D25])" office:value-type="float" office:value="3" calcext:value-type="float">
            <text:p>3</text:p>
          </table:table-cell>
          <table:table-cell table:formula="of:=IF([.B26]=&quot;&quot;;OFFSET([.E26];-[.K$3];0);1+[.E25])" office:value-type="float" office:value="2" calcext:value-type="float">
            <text:p>2</text:p>
          </table:table-cell>
          <table:table-cell/>
          <table:table-cell table:formula="of:=IF([.$D26]&gt;=[.$J$3];&quot;&quot;;[.D26])" office:value-type="float" office:value="3" calcext:value-type="float">
            <text:p>3</text:p>
          </table:table-cell>
          <table:table-cell table:formula="of:=IF([.$D26]&gt;=[.$J$3];&quot;&quot;;[.E2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7]=0;OFFSET([.D27];-[.J$3];0)+1;[.D26])" office:value-type="float" office:value="3" calcext:value-type="float">
            <text:p>3</text:p>
          </table:table-cell>
          <table:table-cell table:formula="of:=IF([.B27]=&quot;&quot;;OFFSET([.E27];-[.K$3];0);1+[.E26])" office:value-type="float" office:value="3" calcext:value-type="float">
            <text:p>3</text:p>
          </table:table-cell>
          <table:table-cell/>
          <table:table-cell table:formula="of:=IF([.$D27]&gt;=[.$J$3];&quot;&quot;;[.D27])" office:value-type="float" office:value="3" calcext:value-type="float">
            <text:p>3</text:p>
          </table:table-cell>
          <table:table-cell table:formula="of:=IF([.$D27]&gt;=[.$J$3];&quot;&quot;;[.E27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8]=0;OFFSET([.D28];-[.J$3];0)+1;[.D27])" office:value-type="float" office:value="3" calcext:value-type="float">
            <text:p>3</text:p>
          </table:table-cell>
          <table:table-cell table:formula="of:=IF([.B28]=&quot;&quot;;OFFSET([.E28];-[.K$3];0);1+[.E27])" office:value-type="float" office:value="4" calcext:value-type="float">
            <text:p>4</text:p>
          </table:table-cell>
          <table:table-cell/>
          <table:table-cell table:formula="of:=IF([.$D28]&gt;=[.$J$3];&quot;&quot;;[.D28])" office:value-type="float" office:value="3" calcext:value-type="float">
            <text:p>3</text:p>
          </table:table-cell>
          <table:table-cell table:formula="of:=IF([.$D28]&gt;=[.$J$3];&quot;&quot;;[.E2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9]=0;OFFSET([.D29];-[.J$3];0)+1;[.D28])" office:value-type="float" office:value="3" calcext:value-type="float">
            <text:p>3</text:p>
          </table:table-cell>
          <table:table-cell table:formula="of:=IF([.B29]=&quot;&quot;;OFFSET([.E29];-[.K$3];0);1+[.E28])" office:value-type="float" office:value="5" calcext:value-type="float">
            <text:p>5</text:p>
          </table:table-cell>
          <table:table-cell/>
          <table:table-cell table:formula="of:=IF([.$D29]&gt;=[.$J$3];&quot;&quot;;[.D29])" office:value-type="float" office:value="3" calcext:value-type="float">
            <text:p>3</text:p>
          </table:table-cell>
          <table:table-cell table:formula="of:=IF([.$D29]&gt;=[.$J$3];&quot;&quot;;[.E29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0]=0;OFFSET([.D30];-[.J$3];0)+1;[.D29])" office:value-type="float" office:value="3" calcext:value-type="float">
            <text:p>3</text:p>
          </table:table-cell>
          <table:table-cell table:formula="of:=IF([.B30]=&quot;&quot;;OFFSET([.E30];-[.K$3];0);1+[.E29])" office:value-type="float" office:value="6" calcext:value-type="float">
            <text:p>6</text:p>
          </table:table-cell>
          <table:table-cell/>
          <table:table-cell table:formula="of:=IF([.$D30]&gt;=[.$J$3];&quot;&quot;;[.D30])" office:value-type="float" office:value="3" calcext:value-type="float">
            <text:p>3</text:p>
          </table:table-cell>
          <table:table-cell table:formula="of:=IF([.$D30]&gt;=[.$J$3];&quot;&quot;;[.E30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1]=0;OFFSET([.D31];-[.J$3];0)+1;[.D30])" office:value-type="float" office:value="4" calcext:value-type="float">
            <text:p>4</text:p>
          </table:table-cell>
          <table:table-cell table:formula="of:=IF([.B31]=&quot;&quot;;OFFSET([.E31];-[.K$3];0);1+[.E30])" office:value-type="float" office:value="0" calcext:value-type="float">
            <text:p>0</text:p>
          </table:table-cell>
          <table:table-cell/>
          <table:table-cell table:formula="of:=IF([.$D31]&gt;=[.$J$3];&quot;&quot;;[.D31])" office:value-type="float" office:value="4" calcext:value-type="float">
            <text:p>4</text:p>
          </table:table-cell>
          <table:table-cell table:formula="of:=IF([.$D31]&gt;=[.$J$3];&quot;&quot;;[.E3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2]=0;OFFSET([.D32];-[.J$3];0)+1;[.D31])" office:value-type="float" office:value="4" calcext:value-type="float">
            <text:p>4</text:p>
          </table:table-cell>
          <table:table-cell table:formula="of:=IF([.B32]=&quot;&quot;;OFFSET([.E32];-[.K$3];0);1+[.E31])" office:value-type="float" office:value="1" calcext:value-type="float">
            <text:p>1</text:p>
          </table:table-cell>
          <table:table-cell/>
          <table:table-cell table:formula="of:=IF([.$D32]&gt;=[.$J$3];&quot;&quot;;[.D32])" office:value-type="float" office:value="4" calcext:value-type="float">
            <text:p>4</text:p>
          </table:table-cell>
          <table:table-cell table:formula="of:=IF([.$D32]&gt;=[.$J$3];&quot;&quot;;[.E3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3]=0;OFFSET([.D33];-[.J$3];0)+1;[.D32])" office:value-type="float" office:value="4" calcext:value-type="float">
            <text:p>4</text:p>
          </table:table-cell>
          <table:table-cell table:formula="of:=IF([.B33]=&quot;&quot;;OFFSET([.E33];-[.K$3];0);1+[.E32])" office:value-type="float" office:value="2" calcext:value-type="float">
            <text:p>2</text:p>
          </table:table-cell>
          <table:table-cell/>
          <table:table-cell table:formula="of:=IF([.$D33]&gt;=[.$J$3];&quot;&quot;;[.D33])" office:value-type="float" office:value="4" calcext:value-type="float">
            <text:p>4</text:p>
          </table:table-cell>
          <table:table-cell table:formula="of:=IF([.$D33]&gt;=[.$J$3];&quot;&quot;;[.E33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4]=0;OFFSET([.D34];-[.J$3];0)+1;[.D33])" office:value-type="float" office:value="4" calcext:value-type="float">
            <text:p>4</text:p>
          </table:table-cell>
          <table:table-cell table:formula="of:=IF([.B34]=&quot;&quot;;OFFSET([.E34];-[.K$3];0);1+[.E33])" office:value-type="float" office:value="3" calcext:value-type="float">
            <text:p>3</text:p>
          </table:table-cell>
          <table:table-cell/>
          <table:table-cell table:formula="of:=IF([.$D34]&gt;=[.$J$3];&quot;&quot;;[.D34])" office:value-type="float" office:value="4" calcext:value-type="float">
            <text:p>4</text:p>
          </table:table-cell>
          <table:table-cell table:formula="of:=IF([.$D34]&gt;=[.$J$3];&quot;&quot;;[.E34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5]=0;OFFSET([.D35];-[.J$3];0)+1;[.D34])" office:value-type="float" office:value="4" calcext:value-type="float">
            <text:p>4</text:p>
          </table:table-cell>
          <table:table-cell table:formula="of:=IF([.B35]=&quot;&quot;;OFFSET([.E35];-[.K$3];0);1+[.E34])" office:value-type="float" office:value="4" calcext:value-type="float">
            <text:p>4</text:p>
          </table:table-cell>
          <table:table-cell/>
          <table:table-cell table:formula="of:=IF([.$D35]&gt;=[.$J$3];&quot;&quot;;[.D35])" office:value-type="float" office:value="4" calcext:value-type="float">
            <text:p>4</text:p>
          </table:table-cell>
          <table:table-cell table:formula="of:=IF([.$D35]&gt;=[.$J$3];&quot;&quot;;[.E3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6]=0;OFFSET([.D36];-[.J$3];0)+1;[.D35])" office:value-type="float" office:value="4" calcext:value-type="float">
            <text:p>4</text:p>
          </table:table-cell>
          <table:table-cell table:formula="of:=IF([.B36]=&quot;&quot;;OFFSET([.E36];-[.K$3];0);1+[.E35])" office:value-type="float" office:value="5" calcext:value-type="float">
            <text:p>5</text:p>
          </table:table-cell>
          <table:table-cell/>
          <table:table-cell table:formula="of:=IF([.$D36]&gt;=[.$J$3];&quot;&quot;;[.D36])" office:value-type="float" office:value="4" calcext:value-type="float">
            <text:p>4</text:p>
          </table:table-cell>
          <table:table-cell table:formula="of:=IF([.$D36]&gt;=[.$J$3];&quot;&quot;;[.E36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7]=0;OFFSET([.D37];-[.J$3];0)+1;[.D36])" office:value-type="float" office:value="4" calcext:value-type="float">
            <text:p>4</text:p>
          </table:table-cell>
          <table:table-cell table:formula="of:=IF([.B37]=&quot;&quot;;OFFSET([.E37];-[.K$3];0);1+[.E36])" office:value-type="float" office:value="6" calcext:value-type="float">
            <text:p>6</text:p>
          </table:table-cell>
          <table:table-cell/>
          <table:table-cell table:formula="of:=IF([.$D37]&gt;=[.$J$3];&quot;&quot;;[.D37])" office:value-type="float" office:value="4" calcext:value-type="float">
            <text:p>4</text:p>
          </table:table-cell>
          <table:table-cell table:formula="of:=IF([.$D37]&gt;=[.$J$3];&quot;&quot;;[.E37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8]=0;OFFSET([.D38];-[.J$3];0)+1;[.D37])" office:value-type="float" office:value="5" calcext:value-type="float">
            <text:p>5</text:p>
          </table:table-cell>
          <table:table-cell table:formula="of:=IF([.B38]=&quot;&quot;;OFFSET([.E38];-[.K$3];0);1+[.E37])" office:value-type="float" office:value="0" calcext:value-type="float">
            <text:p>0</text:p>
          </table:table-cell>
          <table:table-cell/>
          <table:table-cell table:formula="of:=IF([.$D38]&gt;=[.$J$3];&quot;&quot;;[.D38])" office:value-type="float" office:value="5" calcext:value-type="float">
            <text:p>5</text:p>
          </table:table-cell>
          <table:table-cell table:formula="of:=IF([.$D38]&gt;=[.$J$3];&quot;&quot;;[.E3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9]=0;OFFSET([.D39];-[.J$3];0)+1;[.D38])" office:value-type="float" office:value="5" calcext:value-type="float">
            <text:p>5</text:p>
          </table:table-cell>
          <table:table-cell table:formula="of:=IF([.B39]=&quot;&quot;;OFFSET([.E39];-[.K$3];0);1+[.E38])" office:value-type="float" office:value="1" calcext:value-type="float">
            <text:p>1</text:p>
          </table:table-cell>
          <table:table-cell/>
          <table:table-cell table:formula="of:=IF([.$D39]&gt;=[.$J$3];&quot;&quot;;[.D39])" office:value-type="float" office:value="5" calcext:value-type="float">
            <text:p>5</text:p>
          </table:table-cell>
          <table:table-cell table:formula="of:=IF([.$D39]&gt;=[.$J$3];&quot;&quot;;[.E3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0]=0;OFFSET([.D40];-[.J$3];0)+1;[.D39])" office:value-type="float" office:value="5" calcext:value-type="float">
            <text:p>5</text:p>
          </table:table-cell>
          <table:table-cell table:formula="of:=IF([.B40]=&quot;&quot;;OFFSET([.E40];-[.K$3];0);1+[.E39])" office:value-type="float" office:value="2" calcext:value-type="float">
            <text:p>2</text:p>
          </table:table-cell>
          <table:table-cell/>
          <table:table-cell table:formula="of:=IF([.$D40]&gt;=[.$J$3];&quot;&quot;;[.D40])" office:value-type="float" office:value="5" calcext:value-type="float">
            <text:p>5</text:p>
          </table:table-cell>
          <table:table-cell table:formula="of:=IF([.$D40]&gt;=[.$J$3];&quot;&quot;;[.E40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1]=0;OFFSET([.D41];-[.J$3];0)+1;[.D40])" office:value-type="float" office:value="5" calcext:value-type="float">
            <text:p>5</text:p>
          </table:table-cell>
          <table:table-cell table:formula="of:=IF([.B41]=&quot;&quot;;OFFSET([.E41];-[.K$3];0);1+[.E40])" office:value-type="float" office:value="3" calcext:value-type="float">
            <text:p>3</text:p>
          </table:table-cell>
          <table:table-cell/>
          <table:table-cell table:formula="of:=IF([.$D41]&gt;=[.$J$3];&quot;&quot;;[.D41])" office:value-type="float" office:value="5" calcext:value-type="float">
            <text:p>5</text:p>
          </table:table-cell>
          <table:table-cell table:formula="of:=IF([.$D41]&gt;=[.$J$3];&quot;&quot;;[.E4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2]=0;OFFSET([.D42];-[.J$3];0)+1;[.D41])" office:value-type="float" office:value="5" calcext:value-type="float">
            <text:p>5</text:p>
          </table:table-cell>
          <table:table-cell table:formula="of:=IF([.B42]=&quot;&quot;;OFFSET([.E42];-[.K$3];0);1+[.E41])" office:value-type="float" office:value="4" calcext:value-type="float">
            <text:p>4</text:p>
          </table:table-cell>
          <table:table-cell/>
          <table:table-cell table:formula="of:=IF([.$D42]&gt;=[.$J$3];&quot;&quot;;[.D42])" office:value-type="float" office:value="5" calcext:value-type="float">
            <text:p>5</text:p>
          </table:table-cell>
          <table:table-cell table:formula="of:=IF([.$D42]&gt;=[.$J$3];&quot;&quot;;[.E42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3]=0;OFFSET([.D43];-[.J$3];0)+1;[.D42])" office:value-type="float" office:value="5" calcext:value-type="float">
            <text:p>5</text:p>
          </table:table-cell>
          <table:table-cell table:formula="of:=IF([.B43]=&quot;&quot;;OFFSET([.E43];-[.K$3];0);1+[.E42])" office:value-type="float" office:value="5" calcext:value-type="float">
            <text:p>5</text:p>
          </table:table-cell>
          <table:table-cell/>
          <table:table-cell table:formula="of:=IF([.$D43]&gt;=[.$J$3];&quot;&quot;;[.D43])" office:value-type="float" office:value="5" calcext:value-type="float">
            <text:p>5</text:p>
          </table:table-cell>
          <table:table-cell table:formula="of:=IF([.$D43]&gt;=[.$J$3];&quot;&quot;;[.E43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4]=0;OFFSET([.D44];-[.J$3];0)+1;[.D43])" office:value-type="float" office:value="5" calcext:value-type="float">
            <text:p>5</text:p>
          </table:table-cell>
          <table:table-cell table:formula="of:=IF([.B44]=&quot;&quot;;OFFSET([.E44];-[.K$3];0);1+[.E43])" office:value-type="float" office:value="6" calcext:value-type="float">
            <text:p>6</text:p>
          </table:table-cell>
          <table:table-cell/>
          <table:table-cell table:formula="of:=IF([.$D44]&gt;=[.$J$3];&quot;&quot;;[.D44])" office:value-type="float" office:value="5" calcext:value-type="float">
            <text:p>5</text:p>
          </table:table-cell>
          <table:table-cell table:formula="of:=IF([.$D44]&gt;=[.$J$3];&quot;&quot;;[.E44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5]=0;OFFSET([.D45];-[.J$3];0)+1;[.D44])" office:value-type="float" office:value="6" calcext:value-type="float">
            <text:p>6</text:p>
          </table:table-cell>
          <table:table-cell table:formula="of:=IF([.B45]=&quot;&quot;;OFFSET([.E45];-[.K$3];0);1+[.E44])" office:value-type="float" office:value="0" calcext:value-type="float">
            <text:p>0</text:p>
          </table:table-cell>
          <table:table-cell/>
          <table:table-cell table:formula="of:=IF([.$D45]&gt;=[.$J$3];&quot;&quot;;[.D45])">
            <text:p/>
          </table:table-cell>
          <table:table-cell table:formula="of:=IF([.$D45]&gt;=[.$J$3];&quot;&quot;;[.E4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6]=0;OFFSET([.D46];-[.J$3];0)+1;[.D45])" office:value-type="float" office:value="6" calcext:value-type="float">
            <text:p>6</text:p>
          </table:table-cell>
          <table:table-cell table:formula="of:=IF([.B46]=&quot;&quot;;OFFSET([.E46];-[.K$3];0);1+[.E45])" office:value-type="float" office:value="1" calcext:value-type="float">
            <text:p>1</text:p>
          </table:table-cell>
          <table:table-cell/>
          <table:table-cell table:formula="of:=IF([.$D46]&gt;=[.$J$3];&quot;&quot;;[.D46])">
            <text:p/>
          </table:table-cell>
          <table:table-cell table:formula="of:=IF([.$D46]&gt;=[.$J$3];&quot;&quot;;[.E4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7]=0;OFFSET([.D47];-[.J$3];0)+1;[.D46])" office:value-type="float" office:value="6" calcext:value-type="float">
            <text:p>6</text:p>
          </table:table-cell>
          <table:table-cell table:formula="of:=IF([.B47]=&quot;&quot;;OFFSET([.E47];-[.K$3];0);1+[.E46])" office:value-type="float" office:value="2" calcext:value-type="float">
            <text:p>2</text:p>
          </table:table-cell>
          <table:table-cell/>
          <table:table-cell table:formula="of:=IF([.$D47]&gt;=[.$J$3];&quot;&quot;;[.D47])">
            <text:p/>
          </table:table-cell>
          <table:table-cell table:formula="of:=IF([.$D47]&gt;=[.$J$3];&quot;&quot;;[.E4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8]=0;OFFSET([.D48];-[.J$3];0)+1;[.D47])" office:value-type="float" office:value="6" calcext:value-type="float">
            <text:p>6</text:p>
          </table:table-cell>
          <table:table-cell table:formula="of:=IF([.B48]=&quot;&quot;;OFFSET([.E48];-[.K$3];0);1+[.E47])" office:value-type="float" office:value="3" calcext:value-type="float">
            <text:p>3</text:p>
          </table:table-cell>
          <table:table-cell/>
          <table:table-cell table:formula="of:=IF([.$D48]&gt;=[.$J$3];&quot;&quot;;[.D48])">
            <text:p/>
          </table:table-cell>
          <table:table-cell table:formula="of:=IF([.$D48]&gt;=[.$J$3];&quot;&quot;;[.E4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9]=0;OFFSET([.D49];-[.J$3];0)+1;[.D48])" office:value-type="float" office:value="6" calcext:value-type="float">
            <text:p>6</text:p>
          </table:table-cell>
          <table:table-cell table:formula="of:=IF([.B49]=&quot;&quot;;OFFSET([.E49];-[.K$3];0);1+[.E48])" office:value-type="float" office:value="4" calcext:value-type="float">
            <text:p>4</text:p>
          </table:table-cell>
          <table:table-cell/>
          <table:table-cell table:formula="of:=IF([.$D49]&gt;=[.$J$3];&quot;&quot;;[.D49])">
            <text:p/>
          </table:table-cell>
          <table:table-cell table:formula="of:=IF([.$D49]&gt;=[.$J$3];&quot;&quot;;[.E4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0]=0;OFFSET([.D50];-[.J$3];0)+1;[.D49])" office:value-type="float" office:value="6" calcext:value-type="float">
            <text:p>6</text:p>
          </table:table-cell>
          <table:table-cell table:formula="of:=IF([.B50]=&quot;&quot;;OFFSET([.E50];-[.K$3];0);1+[.E49])" office:value-type="float" office:value="5" calcext:value-type="float">
            <text:p>5</text:p>
          </table:table-cell>
          <table:table-cell/>
          <table:table-cell table:formula="of:=IF([.$D50]&gt;=[.$J$3];&quot;&quot;;[.D50])">
            <text:p/>
          </table:table-cell>
          <table:table-cell table:formula="of:=IF([.$D50]&gt;=[.$J$3];&quot;&quot;;[.E5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1]=0;OFFSET([.D51];-[.J$3];0)+1;[.D50])" office:value-type="float" office:value="6" calcext:value-type="float">
            <text:p>6</text:p>
          </table:table-cell>
          <table:table-cell table:formula="of:=IF([.B51]=&quot;&quot;;OFFSET([.E51];-[.K$3];0);1+[.E50])" office:value-type="float" office:value="6" calcext:value-type="float">
            <text:p>6</text:p>
          </table:table-cell>
          <table:table-cell/>
          <table:table-cell table:formula="of:=IF([.$D51]&gt;=[.$J$3];&quot;&quot;;[.D51])">
            <text:p/>
          </table:table-cell>
          <table:table-cell table:formula="of:=IF([.$D51]&gt;=[.$J$3];&quot;&quot;;[.E5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2]=0;OFFSET([.D52];-[.J$3];0)+1;[.D51])" office:value-type="float" office:value="7" calcext:value-type="float">
            <text:p>7</text:p>
          </table:table-cell>
          <table:table-cell table:formula="of:=IF([.B52]=&quot;&quot;;OFFSET([.E52];-[.K$3];0);1+[.E51])" office:value-type="float" office:value="0" calcext:value-type="float">
            <text:p>0</text:p>
          </table:table-cell>
          <table:table-cell/>
          <table:table-cell table:formula="of:=IF([.$D52]&gt;=[.$J$3];&quot;&quot;;[.D52])">
            <text:p/>
          </table:table-cell>
          <table:table-cell table:formula="of:=IF([.$D52]&gt;=[.$J$3];&quot;&quot;;[.E5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3]=0;OFFSET([.D53];-[.J$3];0)+1;[.D52])" office:value-type="float" office:value="7" calcext:value-type="float">
            <text:p>7</text:p>
          </table:table-cell>
          <table:table-cell table:formula="of:=IF([.B53]=&quot;&quot;;OFFSET([.E53];-[.K$3];0);1+[.E52])" office:value-type="float" office:value="1" calcext:value-type="float">
            <text:p>1</text:p>
          </table:table-cell>
          <table:table-cell/>
          <table:table-cell table:formula="of:=IF([.$D53]&gt;=[.$J$3];&quot;&quot;;[.D53])">
            <text:p/>
          </table:table-cell>
          <table:table-cell table:formula="of:=IF([.$D53]&gt;=[.$J$3];&quot;&quot;;[.E5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4]=0;OFFSET([.D54];-[.J$3];0)+1;[.D53])" office:value-type="float" office:value="7" calcext:value-type="float">
            <text:p>7</text:p>
          </table:table-cell>
          <table:table-cell table:formula="of:=IF([.B54]=&quot;&quot;;OFFSET([.E54];-[.K$3];0);1+[.E53])" office:value-type="float" office:value="2" calcext:value-type="float">
            <text:p>2</text:p>
          </table:table-cell>
          <table:table-cell/>
          <table:table-cell table:formula="of:=IF([.$D54]&gt;=[.$J$3];&quot;&quot;;[.D54])">
            <text:p/>
          </table:table-cell>
          <table:table-cell table:formula="of:=IF([.$D54]&gt;=[.$J$3];&quot;&quot;;[.E5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5]=0;OFFSET([.D55];-[.J$3];0)+1;[.D54])" office:value-type="float" office:value="7" calcext:value-type="float">
            <text:p>7</text:p>
          </table:table-cell>
          <table:table-cell table:formula="of:=IF([.B55]=&quot;&quot;;OFFSET([.E55];-[.K$3];0);1+[.E54])" office:value-type="float" office:value="3" calcext:value-type="float">
            <text:p>3</text:p>
          </table:table-cell>
          <table:table-cell/>
          <table:table-cell table:formula="of:=IF([.$D55]&gt;=[.$J$3];&quot;&quot;;[.D55])">
            <text:p/>
          </table:table-cell>
          <table:table-cell table:formula="of:=IF([.$D55]&gt;=[.$J$3];&quot;&quot;;[.E5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6]=0;OFFSET([.D56];-[.J$3];0)+1;[.D55])" office:value-type="float" office:value="7" calcext:value-type="float">
            <text:p>7</text:p>
          </table:table-cell>
          <table:table-cell table:formula="of:=IF([.B56]=&quot;&quot;;OFFSET([.E56];-[.K$3];0);1+[.E55])" office:value-type="float" office:value="4" calcext:value-type="float">
            <text:p>4</text:p>
          </table:table-cell>
          <table:table-cell/>
          <table:table-cell table:formula="of:=IF([.$D56]&gt;=[.$J$3];&quot;&quot;;[.D56])">
            <text:p/>
          </table:table-cell>
          <table:table-cell table:formula="of:=IF([.$D56]&gt;=[.$J$3];&quot;&quot;;[.E5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7]=0;OFFSET([.D57];-[.J$3];0)+1;[.D56])" office:value-type="float" office:value="7" calcext:value-type="float">
            <text:p>7</text:p>
          </table:table-cell>
          <table:table-cell table:formula="of:=IF([.B57]=&quot;&quot;;OFFSET([.E57];-[.K$3];0);1+[.E56])" office:value-type="float" office:value="5" calcext:value-type="float">
            <text:p>5</text:p>
          </table:table-cell>
          <table:table-cell/>
          <table:table-cell table:formula="of:=IF([.$D57]&gt;=[.$J$3];&quot;&quot;;[.D57])">
            <text:p/>
          </table:table-cell>
          <table:table-cell table:formula="of:=IF([.$D57]&gt;=[.$J$3];&quot;&quot;;[.E5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8]=0;OFFSET([.D58];-[.J$3];0)+1;[.D57])" office:value-type="float" office:value="7" calcext:value-type="float">
            <text:p>7</text:p>
          </table:table-cell>
          <table:table-cell table:formula="of:=IF([.B58]=&quot;&quot;;OFFSET([.E58];-[.K$3];0);1+[.E57])" office:value-type="float" office:value="6" calcext:value-type="float">
            <text:p>6</text:p>
          </table:table-cell>
          <table:table-cell/>
          <table:table-cell table:formula="of:=IF([.$D58]&gt;=[.$J$3];&quot;&quot;;[.D58])">
            <text:p/>
          </table:table-cell>
          <table:table-cell table:formula="of:=IF([.$D58]&gt;=[.$J$3];&quot;&quot;;[.E5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9]=0;OFFSET([.D59];-[.J$3];0)+1;[.D58])" office:value-type="float" office:value="8" calcext:value-type="float">
            <text:p>8</text:p>
          </table:table-cell>
          <table:table-cell table:formula="of:=IF([.B59]=&quot;&quot;;OFFSET([.E59];-[.K$3];0);1+[.E58])" office:value-type="float" office:value="0" calcext:value-type="float">
            <text:p>0</text:p>
          </table:table-cell>
          <table:table-cell/>
          <table:table-cell table:formula="of:=IF([.$D59]&gt;=[.$J$3];&quot;&quot;;[.D59])">
            <text:p/>
          </table:table-cell>
          <table:table-cell table:formula="of:=IF([.$D59]&gt;=[.$J$3];&quot;&quot;;[.E5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0]=0;OFFSET([.D60];-[.J$3];0)+1;[.D59])" office:value-type="float" office:value="8" calcext:value-type="float">
            <text:p>8</text:p>
          </table:table-cell>
          <table:table-cell table:formula="of:=IF([.B60]=&quot;&quot;;OFFSET([.E60];-[.K$3];0);1+[.E59])" office:value-type="float" office:value="1" calcext:value-type="float">
            <text:p>1</text:p>
          </table:table-cell>
          <table:table-cell/>
          <table:table-cell table:formula="of:=IF([.$D60]&gt;=[.$J$3];&quot;&quot;;[.D60])">
            <text:p/>
          </table:table-cell>
          <table:table-cell table:formula="of:=IF([.$D60]&gt;=[.$J$3];&quot;&quot;;[.E6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1]=0;OFFSET([.D61];-[.J$3];0)+1;[.D60])" office:value-type="float" office:value="8" calcext:value-type="float">
            <text:p>8</text:p>
          </table:table-cell>
          <table:table-cell table:formula="of:=IF([.B61]=&quot;&quot;;OFFSET([.E61];-[.K$3];0);1+[.E60])" office:value-type="float" office:value="2" calcext:value-type="float">
            <text:p>2</text:p>
          </table:table-cell>
          <table:table-cell/>
          <table:table-cell table:formula="of:=IF([.$D61]&gt;=[.$J$3];&quot;&quot;;[.D61])">
            <text:p/>
          </table:table-cell>
          <table:table-cell table:formula="of:=IF([.$D61]&gt;=[.$J$3];&quot;&quot;;[.E6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2]=0;OFFSET([.D62];-[.J$3];0)+1;[.D61])" office:value-type="float" office:value="8" calcext:value-type="float">
            <text:p>8</text:p>
          </table:table-cell>
          <table:table-cell table:formula="of:=IF([.B62]=&quot;&quot;;OFFSET([.E62];-[.K$3];0);1+[.E61])" office:value-type="float" office:value="3" calcext:value-type="float">
            <text:p>3</text:p>
          </table:table-cell>
          <table:table-cell/>
          <table:table-cell table:formula="of:=IF([.$D62]&gt;=[.$J$3];&quot;&quot;;[.D62])">
            <text:p/>
          </table:table-cell>
          <table:table-cell table:formula="of:=IF([.$D62]&gt;=[.$J$3];&quot;&quot;;[.E6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3]=0;OFFSET([.D63];-[.J$3];0)+1;[.D62])" office:value-type="float" office:value="8" calcext:value-type="float">
            <text:p>8</text:p>
          </table:table-cell>
          <table:table-cell table:formula="of:=IF([.B63]=&quot;&quot;;OFFSET([.E63];-[.K$3];0);1+[.E62])" office:value-type="float" office:value="4" calcext:value-type="float">
            <text:p>4</text:p>
          </table:table-cell>
          <table:table-cell/>
          <table:table-cell table:formula="of:=IF([.$D63]&gt;=[.$J$3];&quot;&quot;;[.D63])">
            <text:p/>
          </table:table-cell>
          <table:table-cell table:formula="of:=IF([.$D63]&gt;=[.$J$3];&quot;&quot;;[.E6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4]=0;OFFSET([.D64];-[.J$3];0)+1;[.D63])" office:value-type="float" office:value="8" calcext:value-type="float">
            <text:p>8</text:p>
          </table:table-cell>
          <table:table-cell table:formula="of:=IF([.B64]=&quot;&quot;;OFFSET([.E64];-[.K$3];0);1+[.E63])" office:value-type="float" office:value="5" calcext:value-type="float">
            <text:p>5</text:p>
          </table:table-cell>
          <table:table-cell/>
          <table:table-cell table:formula="of:=IF([.$D64]&gt;=[.$J$3];&quot;&quot;;[.D64])">
            <text:p/>
          </table:table-cell>
          <table:table-cell table:formula="of:=IF([.$D64]&gt;=[.$J$3];&quot;&quot;;[.E6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5]=0;OFFSET([.D65];-[.J$3];0)+1;[.D64])" office:value-type="float" office:value="8" calcext:value-type="float">
            <text:p>8</text:p>
          </table:table-cell>
          <table:table-cell table:formula="of:=IF([.B65]=&quot;&quot;;OFFSET([.E65];-[.K$3];0);1+[.E64])" office:value-type="float" office:value="6" calcext:value-type="float">
            <text:p>6</text:p>
          </table:table-cell>
          <table:table-cell/>
          <table:table-cell table:formula="of:=IF([.$D65]&gt;=[.$J$3];&quot;&quot;;[.D65])">
            <text:p/>
          </table:table-cell>
          <table:table-cell table:formula="of:=IF([.$D65]&gt;=[.$J$3];&quot;&quot;;[.E6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6]=0;OFFSET([.D66];-[.J$3];0)+1;[.D65])" office:value-type="float" office:value="9" calcext:value-type="float">
            <text:p>9</text:p>
          </table:table-cell>
          <table:table-cell table:formula="of:=IF([.B66]=&quot;&quot;;OFFSET([.E66];-[.K$3];0);1+[.E65])" office:value-type="float" office:value="0" calcext:value-type="float">
            <text:p>0</text:p>
          </table:table-cell>
          <table:table-cell/>
          <table:table-cell table:formula="of:=IF([.$D66]&gt;=[.$J$3];&quot;&quot;;[.D66])">
            <text:p/>
          </table:table-cell>
          <table:table-cell table:formula="of:=IF([.$D66]&gt;=[.$J$3];&quot;&quot;;[.E6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7]=0;OFFSET([.D67];-[.J$3];0)+1;[.D66])" office:value-type="float" office:value="9" calcext:value-type="float">
            <text:p>9</text:p>
          </table:table-cell>
          <table:table-cell table:formula="of:=IF([.B67]=&quot;&quot;;OFFSET([.E67];-[.K$3];0);1+[.E66])" office:value-type="float" office:value="1" calcext:value-type="float">
            <text:p>1</text:p>
          </table:table-cell>
          <table:table-cell/>
          <table:table-cell table:formula="of:=IF([.$D67]&gt;=[.$J$3];&quot;&quot;;[.D67])">
            <text:p/>
          </table:table-cell>
          <table:table-cell table:formula="of:=IF([.$D67]&gt;=[.$J$3];&quot;&quot;;[.E6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8]=0;OFFSET([.D68];-[.J$3];0)+1;[.D67])" office:value-type="float" office:value="9" calcext:value-type="float">
            <text:p>9</text:p>
          </table:table-cell>
          <table:table-cell table:formula="of:=IF([.B68]=&quot;&quot;;OFFSET([.E68];-[.K$3];0);1+[.E67])" office:value-type="float" office:value="2" calcext:value-type="float">
            <text:p>2</text:p>
          </table:table-cell>
          <table:table-cell/>
          <table:table-cell table:formula="of:=IF([.$D68]&gt;=[.$J$3];&quot;&quot;;[.D68])">
            <text:p/>
          </table:table-cell>
          <table:table-cell table:formula="of:=IF([.$D68]&gt;=[.$J$3];&quot;&quot;;[.E6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9]=0;OFFSET([.D69];-[.J$3];0)+1;[.D68])" office:value-type="float" office:value="9" calcext:value-type="float">
            <text:p>9</text:p>
          </table:table-cell>
          <table:table-cell table:formula="of:=IF([.B69]=&quot;&quot;;OFFSET([.E69];-[.K$3];0);1+[.E68])" office:value-type="float" office:value="3" calcext:value-type="float">
            <text:p>3</text:p>
          </table:table-cell>
          <table:table-cell/>
          <table:table-cell table:formula="of:=IF([.$D69]&gt;=[.$J$3];&quot;&quot;;[.D69])">
            <text:p/>
          </table:table-cell>
          <table:table-cell table:formula="of:=IF([.$D69]&gt;=[.$J$3];&quot;&quot;;[.E6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0]=0;OFFSET([.D70];-[.J$3];0)+1;[.D69])" office:value-type="float" office:value="9" calcext:value-type="float">
            <text:p>9</text:p>
          </table:table-cell>
          <table:table-cell table:formula="of:=IF([.B70]=&quot;&quot;;OFFSET([.E70];-[.K$3];0);1+[.E69])" office:value-type="float" office:value="4" calcext:value-type="float">
            <text:p>4</text:p>
          </table:table-cell>
          <table:table-cell/>
          <table:table-cell table:formula="of:=IF([.$D70]&gt;=[.$J$3];&quot;&quot;;[.D70])">
            <text:p/>
          </table:table-cell>
          <table:table-cell table:formula="of:=IF([.$D70]&gt;=[.$J$3];&quot;&quot;;[.E7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1]=0;OFFSET([.D71];-[.J$3];0)+1;[.D70])" office:value-type="float" office:value="9" calcext:value-type="float">
            <text:p>9</text:p>
          </table:table-cell>
          <table:table-cell table:formula="of:=IF([.B71]=&quot;&quot;;OFFSET([.E71];-[.K$3];0);1+[.E70])" office:value-type="float" office:value="5" calcext:value-type="float">
            <text:p>5</text:p>
          </table:table-cell>
          <table:table-cell/>
          <table:table-cell table:formula="of:=IF([.$D71]&gt;=[.$J$3];&quot;&quot;;[.D71])">
            <text:p/>
          </table:table-cell>
          <table:table-cell table:formula="of:=IF([.$D71]&gt;=[.$J$3];&quot;&quot;;[.E7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2]=0;OFFSET([.D72];-[.J$3];0)+1;[.D71])" office:value-type="float" office:value="9" calcext:value-type="float">
            <text:p>9</text:p>
          </table:table-cell>
          <table:table-cell table:formula="of:=IF([.B72]=&quot;&quot;;OFFSET([.E72];-[.K$3];0);1+[.E71])" office:value-type="float" office:value="6" calcext:value-type="float">
            <text:p>6</text:p>
          </table:table-cell>
          <table:table-cell/>
          <table:table-cell table:formula="of:=IF([.$D72]&gt;=[.$J$3];&quot;&quot;;[.D72])">
            <text:p/>
          </table:table-cell>
          <table:table-cell table:formula="of:=IF([.$D72]&gt;=[.$J$3];&quot;&quot;;[.E7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3]=0;OFFSET([.D73];-[.J$3];0)+1;[.D72])" office:value-type="float" office:value="10" calcext:value-type="float">
            <text:p>10</text:p>
          </table:table-cell>
          <table:table-cell table:formula="of:=IF([.B73]=&quot;&quot;;OFFSET([.E73];-[.K$3];0);1+[.E72])" office:value-type="float" office:value="0" calcext:value-type="float">
            <text:p>0</text:p>
          </table:table-cell>
          <table:table-cell/>
          <table:table-cell table:formula="of:=IF([.$D73]&gt;=[.$J$3];&quot;&quot;;[.D73])">
            <text:p/>
          </table:table-cell>
          <table:table-cell table:formula="of:=IF([.$D73]&gt;=[.$J$3];&quot;&quot;;[.E7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4]=0;OFFSET([.D74];-[.J$3];0)+1;[.D73])" office:value-type="float" office:value="10" calcext:value-type="float">
            <text:p>10</text:p>
          </table:table-cell>
          <table:table-cell table:formula="of:=IF([.B74]=&quot;&quot;;OFFSET([.E74];-[.K$3];0);1+[.E73])" office:value-type="float" office:value="1" calcext:value-type="float">
            <text:p>1</text:p>
          </table:table-cell>
          <table:table-cell/>
          <table:table-cell table:formula="of:=IF([.$D74]&gt;=[.$J$3];&quot;&quot;;[.D74])">
            <text:p/>
          </table:table-cell>
          <table:table-cell table:formula="of:=IF([.$D74]&gt;=[.$J$3];&quot;&quot;;[.E7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5]=0;OFFSET([.D75];-[.J$3];0)+1;[.D74])" office:value-type="float" office:value="10" calcext:value-type="float">
            <text:p>10</text:p>
          </table:table-cell>
          <table:table-cell table:formula="of:=IF([.B75]=&quot;&quot;;OFFSET([.E75];-[.K$3];0);1+[.E74])" office:value-type="float" office:value="2" calcext:value-type="float">
            <text:p>2</text:p>
          </table:table-cell>
          <table:table-cell/>
          <table:table-cell table:formula="of:=IF([.$D75]&gt;=[.$J$3];&quot;&quot;;[.D75])">
            <text:p/>
          </table:table-cell>
          <table:table-cell table:formula="of:=IF([.$D75]&gt;=[.$J$3];&quot;&quot;;[.E7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6]=0;OFFSET([.D76];-[.J$3];0)+1;[.D75])" office:value-type="float" office:value="10" calcext:value-type="float">
            <text:p>10</text:p>
          </table:table-cell>
          <table:table-cell table:formula="of:=IF([.B76]=&quot;&quot;;OFFSET([.E76];-[.K$3];0);1+[.E75])" office:value-type="float" office:value="3" calcext:value-type="float">
            <text:p>3</text:p>
          </table:table-cell>
          <table:table-cell/>
          <table:table-cell table:formula="of:=IF([.$D76]&gt;=[.$J$3];&quot;&quot;;[.D76])">
            <text:p/>
          </table:table-cell>
          <table:table-cell table:formula="of:=IF([.$D76]&gt;=[.$J$3];&quot;&quot;;[.E7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7]=0;OFFSET([.D77];-[.J$3];0)+1;[.D76])" office:value-type="float" office:value="10" calcext:value-type="float">
            <text:p>10</text:p>
          </table:table-cell>
          <table:table-cell table:formula="of:=IF([.B77]=&quot;&quot;;OFFSET([.E77];-[.K$3];0);1+[.E76])" office:value-type="float" office:value="4" calcext:value-type="float">
            <text:p>4</text:p>
          </table:table-cell>
          <table:table-cell/>
          <table:table-cell table:formula="of:=IF([.$D77]&gt;=[.$J$3];&quot;&quot;;[.D77])">
            <text:p/>
          </table:table-cell>
          <table:table-cell table:formula="of:=IF([.$D77]&gt;=[.$J$3];&quot;&quot;;[.E7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8]=0;OFFSET([.D78];-[.J$3];0)+1;[.D77])" office:value-type="float" office:value="10" calcext:value-type="float">
            <text:p>10</text:p>
          </table:table-cell>
          <table:table-cell table:formula="of:=IF([.B78]=&quot;&quot;;OFFSET([.E78];-[.K$3];0);1+[.E77])" office:value-type="float" office:value="5" calcext:value-type="float">
            <text:p>5</text:p>
          </table:table-cell>
          <table:table-cell/>
          <table:table-cell table:formula="of:=IF([.$D78]&gt;=[.$J$3];&quot;&quot;;[.D78])">
            <text:p/>
          </table:table-cell>
          <table:table-cell table:formula="of:=IF([.$D78]&gt;=[.$J$3];&quot;&quot;;[.E7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9]=0;OFFSET([.D79];-[.J$3];0)+1;[.D78])" office:value-type="float" office:value="10" calcext:value-type="float">
            <text:p>10</text:p>
          </table:table-cell>
          <table:table-cell table:formula="of:=IF([.B79]=&quot;&quot;;OFFSET([.E79];-[.K$3];0);1+[.E78])" office:value-type="float" office:value="6" calcext:value-type="float">
            <text:p>6</text:p>
          </table:table-cell>
          <table:table-cell/>
          <table:table-cell table:formula="of:=IF([.$D79]&gt;=[.$J$3];&quot;&quot;;[.D79])">
            <text:p/>
          </table:table-cell>
          <table:table-cell table:formula="of:=IF([.$D79]&gt;=[.$J$3];&quot;&quot;;[.E7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0]=0;OFFSET([.D80];-[.J$3];0)+1;[.D79])" office:value-type="float" office:value="11" calcext:value-type="float">
            <text:p>11</text:p>
          </table:table-cell>
          <table:table-cell table:formula="of:=IF([.B80]=&quot;&quot;;OFFSET([.E80];-[.K$3];0);1+[.E79])" office:value-type="float" office:value="0" calcext:value-type="float">
            <text:p>0</text:p>
          </table:table-cell>
          <table:table-cell/>
          <table:table-cell table:formula="of:=IF([.$D80]&gt;=[.$J$3];&quot;&quot;;[.D80])">
            <text:p/>
          </table:table-cell>
          <table:table-cell table:formula="of:=IF([.$D80]&gt;=[.$J$3];&quot;&quot;;[.E8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1]=0;OFFSET([.D81];-[.J$3];0)+1;[.D80])" office:value-type="float" office:value="11" calcext:value-type="float">
            <text:p>11</text:p>
          </table:table-cell>
          <table:table-cell table:formula="of:=IF([.B81]=&quot;&quot;;OFFSET([.E81];-[.K$3];0);1+[.E80])" office:value-type="float" office:value="1" calcext:value-type="float">
            <text:p>1</text:p>
          </table:table-cell>
          <table:table-cell/>
          <table:table-cell table:formula="of:=IF([.$D81]&gt;=[.$J$3];&quot;&quot;;[.D81])">
            <text:p/>
          </table:table-cell>
          <table:table-cell table:formula="of:=IF([.$D81]&gt;=[.$J$3];&quot;&quot;;[.E8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2]=0;OFFSET([.D82];-[.J$3];0)+1;[.D81])" office:value-type="float" office:value="11" calcext:value-type="float">
            <text:p>11</text:p>
          </table:table-cell>
          <table:table-cell table:formula="of:=IF([.B82]=&quot;&quot;;OFFSET([.E82];-[.K$3];0);1+[.E81])" office:value-type="float" office:value="2" calcext:value-type="float">
            <text:p>2</text:p>
          </table:table-cell>
          <table:table-cell/>
          <table:table-cell table:formula="of:=IF([.$D82]&gt;=[.$J$3];&quot;&quot;;[.D82])">
            <text:p/>
          </table:table-cell>
          <table:table-cell table:formula="of:=IF([.$D82]&gt;=[.$J$3];&quot;&quot;;[.E8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3]=0;OFFSET([.D83];-[.J$3];0)+1;[.D82])" office:value-type="float" office:value="11" calcext:value-type="float">
            <text:p>11</text:p>
          </table:table-cell>
          <table:table-cell table:formula="of:=IF([.B83]=&quot;&quot;;OFFSET([.E83];-[.K$3];0);1+[.E82])" office:value-type="float" office:value="3" calcext:value-type="float">
            <text:p>3</text:p>
          </table:table-cell>
          <table:table-cell/>
          <table:table-cell table:formula="of:=IF([.$D83]&gt;=[.$J$3];&quot;&quot;;[.D83])">
            <text:p/>
          </table:table-cell>
          <table:table-cell table:formula="of:=IF([.$D83]&gt;=[.$J$3];&quot;&quot;;[.E8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4]=0;OFFSET([.D84];-[.J$3];0)+1;[.D83])" office:value-type="float" office:value="11" calcext:value-type="float">
            <text:p>11</text:p>
          </table:table-cell>
          <table:table-cell table:formula="of:=IF([.B84]=&quot;&quot;;OFFSET([.E84];-[.K$3];0);1+[.E83])" office:value-type="float" office:value="4" calcext:value-type="float">
            <text:p>4</text:p>
          </table:table-cell>
          <table:table-cell/>
          <table:table-cell table:formula="of:=IF([.$D84]&gt;=[.$J$3];&quot;&quot;;[.D84])">
            <text:p/>
          </table:table-cell>
          <table:table-cell table:formula="of:=IF([.$D84]&gt;=[.$J$3];&quot;&quot;;[.E8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5]=0;OFFSET([.D85];-[.J$3];0)+1;[.D84])" office:value-type="float" office:value="11" calcext:value-type="float">
            <text:p>11</text:p>
          </table:table-cell>
          <table:table-cell table:formula="of:=IF([.B85]=&quot;&quot;;OFFSET([.E85];-[.K$3];0);1+[.E84])" office:value-type="float" office:value="5" calcext:value-type="float">
            <text:p>5</text:p>
          </table:table-cell>
          <table:table-cell/>
          <table:table-cell table:formula="of:=IF([.$D85]&gt;=[.$J$3];&quot;&quot;;[.D85])">
            <text:p/>
          </table:table-cell>
          <table:table-cell table:formula="of:=IF([.$D85]&gt;=[.$J$3];&quot;&quot;;[.E8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6]=0;OFFSET([.D86];-[.J$3];0)+1;[.D85])" office:value-type="float" office:value="11" calcext:value-type="float">
            <text:p>11</text:p>
          </table:table-cell>
          <table:table-cell table:formula="of:=IF([.B86]=&quot;&quot;;OFFSET([.E86];-[.K$3];0);1+[.E85])" office:value-type="float" office:value="6" calcext:value-type="float">
            <text:p>6</text:p>
          </table:table-cell>
          <table:table-cell/>
          <table:table-cell table:formula="of:=IF([.$D86]&gt;=[.$J$3];&quot;&quot;;[.D86])">
            <text:p/>
          </table:table-cell>
          <table:table-cell table:formula="of:=IF([.$D86]&gt;=[.$J$3];&quot;&quot;;[.E8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7]=0;OFFSET([.D87];-[.J$3];0)+1;[.D86])" office:value-type="float" office:value="12" calcext:value-type="float">
            <text:p>12</text:p>
          </table:table-cell>
          <table:table-cell table:formula="of:=IF([.B87]=&quot;&quot;;OFFSET([.E87];-[.K$3];0);1+[.E86])" office:value-type="float" office:value="0" calcext:value-type="float">
            <text:p>0</text:p>
          </table:table-cell>
          <table:table-cell/>
          <table:table-cell table:formula="of:=IF([.$D87]&gt;=[.$J$3];&quot;&quot;;[.D87])">
            <text:p/>
          </table:table-cell>
          <table:table-cell table:formula="of:=IF([.$D87]&gt;=[.$J$3];&quot;&quot;;[.E8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8]=0;OFFSET([.D88];-[.J$3];0)+1;[.D87])" office:value-type="float" office:value="12" calcext:value-type="float">
            <text:p>12</text:p>
          </table:table-cell>
          <table:table-cell table:formula="of:=IF([.B88]=&quot;&quot;;OFFSET([.E88];-[.K$3];0);1+[.E87])" office:value-type="float" office:value="1" calcext:value-type="float">
            <text:p>1</text:p>
          </table:table-cell>
          <table:table-cell/>
          <table:table-cell table:formula="of:=IF([.$D88]&gt;=[.$J$3];&quot;&quot;;[.D88])">
            <text:p/>
          </table:table-cell>
          <table:table-cell table:formula="of:=IF([.$D88]&gt;=[.$J$3];&quot;&quot;;[.E8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9]=0;OFFSET([.D89];-[.J$3];0)+1;[.D88])" office:value-type="float" office:value="12" calcext:value-type="float">
            <text:p>12</text:p>
          </table:table-cell>
          <table:table-cell table:formula="of:=IF([.B89]=&quot;&quot;;OFFSET([.E89];-[.K$3];0);1+[.E88])" office:value-type="float" office:value="2" calcext:value-type="float">
            <text:p>2</text:p>
          </table:table-cell>
          <table:table-cell/>
          <table:table-cell table:formula="of:=IF([.$D89]&gt;=[.$J$3];&quot;&quot;;[.D89])">
            <text:p/>
          </table:table-cell>
          <table:table-cell table:formula="of:=IF([.$D89]&gt;=[.$J$3];&quot;&quot;;[.E8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90]=0;OFFSET([.D90];-[.J$3];0)+1;[.D89])" office:value-type="float" office:value="12" calcext:value-type="float">
            <text:p>12</text:p>
          </table:table-cell>
          <table:table-cell table:formula="of:=IF([.B90]=&quot;&quot;;OFFSET([.E90];-[.K$3];0);1+[.E89])" office:value-type="float" office:value="3" calcext:value-type="float">
            <text:p>3</text:p>
          </table:table-cell>
          <table:table-cell/>
          <table:table-cell table:formula="of:=IF([.$D90]&gt;=[.$J$3];&quot;&quot;;[.D90])">
            <text:p/>
          </table:table-cell>
          <table:table-cell table:formula="of:=IF([.$D90]&gt;=[.$J$3];&quot;&quot;;[.E9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91]=0;OFFSET([.D91];-[.J$3];0)+1;[.D90])" office:value-type="float" office:value="12" calcext:value-type="float">
            <text:p>12</text:p>
          </table:table-cell>
          <table:table-cell table:formula="of:=IF([.B91]=&quot;&quot;;OFFSET([.E91];-[.K$3];0);1+[.E90])" office:value-type="float" office:value="4" calcext:value-type="float">
            <text:p>4</text:p>
          </table:table-cell>
          <table:table-cell/>
          <table:table-cell table:formula="of:=IF([.$D91]&gt;=[.$J$3];&quot;&quot;;[.D91])">
            <text:p/>
          </table:table-cell>
          <table:table-cell table:formula="of:=IF([.$D91]&gt;=[.$J$3];&quot;&quot;;[.E9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92]=0;OFFSET([.D92];-[.J$3];0)+1;[.D91])" office:value-type="float" office:value="12" calcext:value-type="float">
            <text:p>12</text:p>
          </table:table-cell>
          <table:table-cell table:formula="of:=IF([.B92]=&quot;&quot;;OFFSET([.E92];-[.K$3];0);1+[.E91])" office:value-type="float" office:value="5" calcext:value-type="float">
            <text:p>5</text:p>
          </table:table-cell>
          <table:table-cell/>
          <table:table-cell table:formula="of:=IF([.$D92]&gt;=[.$J$3];&quot;&quot;;[.D92])">
            <text:p/>
          </table:table-cell>
          <table:table-cell table:formula="of:=IF([.$D92]&gt;=[.$J$3];&quot;&quot;;[.E9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93]=0;OFFSET([.D93];-[.J$3];0)+1;[.D92])" office:value-type="float" office:value="12" calcext:value-type="float">
            <text:p>12</text:p>
          </table:table-cell>
          <table:table-cell table:formula="of:=IF([.B93]=&quot;&quot;;OFFSET([.E93];-[.K$3];0);1+[.E92])" office:value-type="float" office:value="6" calcext:value-type="float">
            <text:p>6</text:p>
          </table:table-cell>
          <table:table-cell/>
          <table:table-cell table:formula="of:=IF([.$D93]&gt;=[.$J$3];&quot;&quot;;[.D93])">
            <text:p/>
          </table:table-cell>
          <table:table-cell table:formula="of:=IF([.$D93]&gt;=[.$J$3];&quot;&quot;;[.E9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94]=0;OFFSET([.D94];-[.J$3];0)+1;[.D93])" office:value-type="float" office:value="13" calcext:value-type="float">
            <text:p>13</text:p>
          </table:table-cell>
          <table:table-cell table:formula="of:=IF([.B94]=&quot;&quot;;OFFSET([.E94];-[.K$3];0);1+[.E93])" office:value-type="float" office:value="0" calcext:value-type="float">
            <text:p>0</text:p>
          </table:table-cell>
          <table:table-cell/>
          <table:table-cell table:formula="of:=IF([.$D94]&gt;=[.$J$3];&quot;&quot;;[.D94])">
            <text:p/>
          </table:table-cell>
          <table:table-cell table:formula="of:=IF([.$D94]&gt;=[.$J$3];&quot;&quot;;[.E9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95]=0;OFFSET([.D95];-[.J$3];0)+1;[.D94])" office:value-type="float" office:value="13" calcext:value-type="float">
            <text:p>13</text:p>
          </table:table-cell>
          <table:table-cell table:formula="of:=IF([.B95]=&quot;&quot;;OFFSET([.E95];-[.K$3];0);1+[.E94])" office:value-type="float" office:value="1" calcext:value-type="float">
            <text:p>1</text:p>
          </table:table-cell>
          <table:table-cell/>
          <table:table-cell table:formula="of:=IF([.$D95]&gt;=[.$J$3];&quot;&quot;;[.D95])">
            <text:p/>
          </table:table-cell>
          <table:table-cell table:formula="of:=IF([.$D95]&gt;=[.$J$3];&quot;&quot;;[.E9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96]=0;OFFSET([.D96];-[.J$3];0)+1;[.D95])" office:value-type="float" office:value="13" calcext:value-type="float">
            <text:p>13</text:p>
          </table:table-cell>
          <table:table-cell table:formula="of:=IF([.B96]=&quot;&quot;;OFFSET([.E96];-[.K$3];0);1+[.E95])" office:value-type="float" office:value="2" calcext:value-type="float">
            <text:p>2</text:p>
          </table:table-cell>
          <table:table-cell/>
          <table:table-cell table:formula="of:=IF([.$D96]&gt;=[.$J$3];&quot;&quot;;[.D96])">
            <text:p/>
          </table:table-cell>
          <table:table-cell table:formula="of:=IF([.$D96]&gt;=[.$J$3];&quot;&quot;;[.E9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97]=0;OFFSET([.D97];-[.J$3];0)+1;[.D96])" office:value-type="float" office:value="13" calcext:value-type="float">
            <text:p>13</text:p>
          </table:table-cell>
          <table:table-cell table:formula="of:=IF([.B97]=&quot;&quot;;OFFSET([.E97];-[.K$3];0);1+[.E96])" office:value-type="float" office:value="3" calcext:value-type="float">
            <text:p>3</text:p>
          </table:table-cell>
          <table:table-cell/>
          <table:table-cell table:formula="of:=IF([.$D97]&gt;=[.$J$3];&quot;&quot;;[.D97])">
            <text:p/>
          </table:table-cell>
          <table:table-cell table:formula="of:=IF([.$D97]&gt;=[.$J$3];&quot;&quot;;[.E9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98]=0;OFFSET([.D98];-[.J$3];0)+1;[.D97])" office:value-type="float" office:value="13" calcext:value-type="float">
            <text:p>13</text:p>
          </table:table-cell>
          <table:table-cell table:formula="of:=IF([.B98]=&quot;&quot;;OFFSET([.E98];-[.K$3];0);1+[.E97])" office:value-type="float" office:value="4" calcext:value-type="float">
            <text:p>4</text:p>
          </table:table-cell>
          <table:table-cell/>
          <table:table-cell table:formula="of:=IF([.$D98]&gt;=[.$J$3];&quot;&quot;;[.D98])">
            <text:p/>
          </table:table-cell>
          <table:table-cell table:formula="of:=IF([.$D98]&gt;=[.$J$3];&quot;&quot;;[.E9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99]=0;OFFSET([.D99];-[.J$3];0)+1;[.D98])" office:value-type="float" office:value="13" calcext:value-type="float">
            <text:p>13</text:p>
          </table:table-cell>
          <table:table-cell table:formula="of:=IF([.B99]=&quot;&quot;;OFFSET([.E99];-[.K$3];0);1+[.E98])" office:value-type="float" office:value="5" calcext:value-type="float">
            <text:p>5</text:p>
          </table:table-cell>
          <table:table-cell/>
          <table:table-cell table:formula="of:=IF([.$D99]&gt;=[.$J$3];&quot;&quot;;[.D99])">
            <text:p/>
          </table:table-cell>
          <table:table-cell table:formula="of:=IF([.$D99]&gt;=[.$J$3];&quot;&quot;;[.E9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00]=0;OFFSET([.D100];-[.J$3];0)+1;[.D99])" office:value-type="float" office:value="13" calcext:value-type="float">
            <text:p>13</text:p>
          </table:table-cell>
          <table:table-cell table:formula="of:=IF([.B100]=&quot;&quot;;OFFSET([.E100];-[.K$3];0);1+[.E99])" office:value-type="float" office:value="6" calcext:value-type="float">
            <text:p>6</text:p>
          </table:table-cell>
          <table:table-cell/>
          <table:table-cell table:formula="of:=IF([.$D100]&gt;=[.$J$3];&quot;&quot;;[.D100])">
            <text:p/>
          </table:table-cell>
          <table:table-cell table:formula="of:=IF([.$D100]&gt;=[.$J$3];&quot;&quot;;[.E10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01]=0;OFFSET([.D101];-[.J$3];0)+1;[.D100])" office:value-type="float" office:value="14" calcext:value-type="float">
            <text:p>14</text:p>
          </table:table-cell>
          <table:table-cell table:formula="of:=IF([.B101]=&quot;&quot;;OFFSET([.E101];-[.K$3];0);1+[.E100])" office:value-type="float" office:value="0" calcext:value-type="float">
            <text:p>0</text:p>
          </table:table-cell>
          <table:table-cell/>
          <table:table-cell table:formula="of:=IF([.$D101]&gt;=[.$J$3];&quot;&quot;;[.D101])">
            <text:p/>
          </table:table-cell>
          <table:table-cell table:formula="of:=IF([.$D101]&gt;=[.$J$3];&quot;&quot;;[.E10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02]=0;OFFSET([.D102];-[.J$3];0)+1;[.D101])" office:value-type="float" office:value="14" calcext:value-type="float">
            <text:p>14</text:p>
          </table:table-cell>
          <table:table-cell table:formula="of:=IF([.B102]=&quot;&quot;;OFFSET([.E102];-[.K$3];0);1+[.E101])" office:value-type="float" office:value="1" calcext:value-type="float">
            <text:p>1</text:p>
          </table:table-cell>
          <table:table-cell/>
          <table:table-cell table:formula="of:=IF([.$D102]&gt;=[.$J$3];&quot;&quot;;[.D102])">
            <text:p/>
          </table:table-cell>
          <table:table-cell table:formula="of:=IF([.$D102]&gt;=[.$J$3];&quot;&quot;;[.E10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03]=0;OFFSET([.D103];-[.J$3];0)+1;[.D102])" office:value-type="float" office:value="14" calcext:value-type="float">
            <text:p>14</text:p>
          </table:table-cell>
          <table:table-cell table:formula="of:=IF([.B103]=&quot;&quot;;OFFSET([.E103];-[.K$3];0);1+[.E102])" office:value-type="float" office:value="2" calcext:value-type="float">
            <text:p>2</text:p>
          </table:table-cell>
          <table:table-cell/>
          <table:table-cell table:formula="of:=IF([.$D103]&gt;=[.$J$3];&quot;&quot;;[.D103])">
            <text:p/>
          </table:table-cell>
          <table:table-cell table:formula="of:=IF([.$D103]&gt;=[.$J$3];&quot;&quot;;[.E10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04]=0;OFFSET([.D104];-[.J$3];0)+1;[.D103])" office:value-type="float" office:value="14" calcext:value-type="float">
            <text:p>14</text:p>
          </table:table-cell>
          <table:table-cell table:formula="of:=IF([.B104]=&quot;&quot;;OFFSET([.E104];-[.K$3];0);1+[.E103])" office:value-type="float" office:value="3" calcext:value-type="float">
            <text:p>3</text:p>
          </table:table-cell>
          <table:table-cell/>
          <table:table-cell table:formula="of:=IF([.$D104]&gt;=[.$J$3];&quot;&quot;;[.D104])">
            <text:p/>
          </table:table-cell>
          <table:table-cell table:formula="of:=IF([.$D104]&gt;=[.$J$3];&quot;&quot;;[.E10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05]=0;OFFSET([.D105];-[.J$3];0)+1;[.D104])" office:value-type="float" office:value="14" calcext:value-type="float">
            <text:p>14</text:p>
          </table:table-cell>
          <table:table-cell table:formula="of:=IF([.B105]=&quot;&quot;;OFFSET([.E105];-[.K$3];0);1+[.E104])" office:value-type="float" office:value="4" calcext:value-type="float">
            <text:p>4</text:p>
          </table:table-cell>
          <table:table-cell/>
          <table:table-cell table:formula="of:=IF([.$D105]&gt;=[.$J$3];&quot;&quot;;[.D105])">
            <text:p/>
          </table:table-cell>
          <table:table-cell table:formula="of:=IF([.$D105]&gt;=[.$J$3];&quot;&quot;;[.E10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06]=0;OFFSET([.D106];-[.J$3];0)+1;[.D105])" office:value-type="float" office:value="14" calcext:value-type="float">
            <text:p>14</text:p>
          </table:table-cell>
          <table:table-cell table:formula="of:=IF([.B106]=&quot;&quot;;OFFSET([.E106];-[.K$3];0);1+[.E105])" office:value-type="float" office:value="5" calcext:value-type="float">
            <text:p>5</text:p>
          </table:table-cell>
          <table:table-cell/>
          <table:table-cell table:formula="of:=IF([.$D106]&gt;=[.$J$3];&quot;&quot;;[.D106])">
            <text:p/>
          </table:table-cell>
          <table:table-cell table:formula="of:=IF([.$D106]&gt;=[.$J$3];&quot;&quot;;[.E10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07]=0;OFFSET([.D107];-[.J$3];0)+1;[.D106])" office:value-type="float" office:value="14" calcext:value-type="float">
            <text:p>14</text:p>
          </table:table-cell>
          <table:table-cell table:formula="of:=IF([.B107]=&quot;&quot;;OFFSET([.E107];-[.K$3];0);1+[.E106])" office:value-type="float" office:value="6" calcext:value-type="float">
            <text:p>6</text:p>
          </table:table-cell>
          <table:table-cell/>
          <table:table-cell table:formula="of:=IF([.$D107]&gt;=[.$J$3];&quot;&quot;;[.D107])">
            <text:p/>
          </table:table-cell>
          <table:table-cell table:formula="of:=IF([.$D107]&gt;=[.$J$3];&quot;&quot;;[.E10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08]=0;OFFSET([.D108];-[.J$3];0)+1;[.D107])" office:value-type="float" office:value="15" calcext:value-type="float">
            <text:p>15</text:p>
          </table:table-cell>
          <table:table-cell table:formula="of:=IF([.B108]=&quot;&quot;;OFFSET([.E108];-[.K$3];0);1+[.E107])" office:value-type="float" office:value="0" calcext:value-type="float">
            <text:p>0</text:p>
          </table:table-cell>
          <table:table-cell/>
          <table:table-cell table:formula="of:=IF([.$D108]&gt;=[.$J$3];&quot;&quot;;[.D108])">
            <text:p/>
          </table:table-cell>
          <table:table-cell table:formula="of:=IF([.$D108]&gt;=[.$J$3];&quot;&quot;;[.E10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09]=0;OFFSET([.D109];-[.J$3];0)+1;[.D108])" office:value-type="float" office:value="15" calcext:value-type="float">
            <text:p>15</text:p>
          </table:table-cell>
          <table:table-cell table:formula="of:=IF([.B109]=&quot;&quot;;OFFSET([.E109];-[.K$3];0);1+[.E108])" office:value-type="float" office:value="1" calcext:value-type="float">
            <text:p>1</text:p>
          </table:table-cell>
          <table:table-cell/>
          <table:table-cell table:formula="of:=IF([.$D109]&gt;=[.$J$3];&quot;&quot;;[.D109])">
            <text:p/>
          </table:table-cell>
          <table:table-cell table:formula="of:=IF([.$D109]&gt;=[.$J$3];&quot;&quot;;[.E10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10]=0;OFFSET([.D110];-[.J$3];0)+1;[.D109])" office:value-type="float" office:value="15" calcext:value-type="float">
            <text:p>15</text:p>
          </table:table-cell>
          <table:table-cell table:formula="of:=IF([.B110]=&quot;&quot;;OFFSET([.E110];-[.K$3];0);1+[.E109])" office:value-type="float" office:value="2" calcext:value-type="float">
            <text:p>2</text:p>
          </table:table-cell>
          <table:table-cell/>
          <table:table-cell table:formula="of:=IF([.$D110]&gt;=[.$J$3];&quot;&quot;;[.D110])">
            <text:p/>
          </table:table-cell>
          <table:table-cell table:formula="of:=IF([.$D110]&gt;=[.$J$3];&quot;&quot;;[.E11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11]=0;OFFSET([.D111];-[.J$3];0)+1;[.D110])" office:value-type="float" office:value="15" calcext:value-type="float">
            <text:p>15</text:p>
          </table:table-cell>
          <table:table-cell table:formula="of:=IF([.B111]=&quot;&quot;;OFFSET([.E111];-[.K$3];0);1+[.E110])" office:value-type="float" office:value="3" calcext:value-type="float">
            <text:p>3</text:p>
          </table:table-cell>
          <table:table-cell/>
          <table:table-cell table:formula="of:=IF([.$D111]&gt;=[.$J$3];&quot;&quot;;[.D111])">
            <text:p/>
          </table:table-cell>
          <table:table-cell table:formula="of:=IF([.$D111]&gt;=[.$J$3];&quot;&quot;;[.E11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12]=0;OFFSET([.D112];-[.J$3];0)+1;[.D111])" office:value-type="float" office:value="15" calcext:value-type="float">
            <text:p>15</text:p>
          </table:table-cell>
          <table:table-cell table:formula="of:=IF([.B112]=&quot;&quot;;OFFSET([.E112];-[.K$3];0);1+[.E111])" office:value-type="float" office:value="4" calcext:value-type="float">
            <text:p>4</text:p>
          </table:table-cell>
          <table:table-cell/>
          <table:table-cell table:formula="of:=IF([.$D112]&gt;=[.$J$3];&quot;&quot;;[.D112])">
            <text:p/>
          </table:table-cell>
          <table:table-cell table:formula="of:=IF([.$D112]&gt;=[.$J$3];&quot;&quot;;[.E11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13]=0;OFFSET([.D113];-[.J$3];0)+1;[.D112])" office:value-type="float" office:value="15" calcext:value-type="float">
            <text:p>15</text:p>
          </table:table-cell>
          <table:table-cell table:formula="of:=IF([.B113]=&quot;&quot;;OFFSET([.E113];-[.K$3];0);1+[.E112])" office:value-type="float" office:value="5" calcext:value-type="float">
            <text:p>5</text:p>
          </table:table-cell>
          <table:table-cell/>
          <table:table-cell table:formula="of:=IF([.$D113]&gt;=[.$J$3];&quot;&quot;;[.D113])">
            <text:p/>
          </table:table-cell>
          <table:table-cell table:formula="of:=IF([.$D113]&gt;=[.$J$3];&quot;&quot;;[.E11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14]=0;OFFSET([.D114];-[.J$3];0)+1;[.D113])" office:value-type="float" office:value="15" calcext:value-type="float">
            <text:p>15</text:p>
          </table:table-cell>
          <table:table-cell table:formula="of:=IF([.B114]=&quot;&quot;;OFFSET([.E114];-[.K$3];0);1+[.E113])" office:value-type="float" office:value="6" calcext:value-type="float">
            <text:p>6</text:p>
          </table:table-cell>
          <table:table-cell/>
          <table:table-cell table:formula="of:=IF([.$D114]&gt;=[.$J$3];&quot;&quot;;[.D114])">
            <text:p/>
          </table:table-cell>
          <table:table-cell table:formula="of:=IF([.$D114]&gt;=[.$J$3];&quot;&quot;;[.E11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15]=0;OFFSET([.D115];-[.J$3];0)+1;[.D114])" office:value-type="float" office:value="16" calcext:value-type="float">
            <text:p>16</text:p>
          </table:table-cell>
          <table:table-cell table:formula="of:=IF([.B115]=&quot;&quot;;OFFSET([.E115];-[.K$3];0);1+[.E114])" office:value-type="float" office:value="0" calcext:value-type="float">
            <text:p>0</text:p>
          </table:table-cell>
          <table:table-cell/>
          <table:table-cell table:formula="of:=IF([.$D115]&gt;=[.$J$3];&quot;&quot;;[.D115])">
            <text:p/>
          </table:table-cell>
          <table:table-cell table:formula="of:=IF([.$D115]&gt;=[.$J$3];&quot;&quot;;[.E11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16]=0;OFFSET([.D116];-[.J$3];0)+1;[.D115])" office:value-type="float" office:value="16" calcext:value-type="float">
            <text:p>16</text:p>
          </table:table-cell>
          <table:table-cell table:formula="of:=IF([.B116]=&quot;&quot;;OFFSET([.E116];-[.K$3];0);1+[.E115])" office:value-type="float" office:value="1" calcext:value-type="float">
            <text:p>1</text:p>
          </table:table-cell>
          <table:table-cell/>
          <table:table-cell table:formula="of:=IF([.$D116]&gt;=[.$J$3];&quot;&quot;;[.D116])">
            <text:p/>
          </table:table-cell>
          <table:table-cell table:formula="of:=IF([.$D116]&gt;=[.$J$3];&quot;&quot;;[.E11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17]=0;OFFSET([.D117];-[.J$3];0)+1;[.D116])" office:value-type="float" office:value="16" calcext:value-type="float">
            <text:p>16</text:p>
          </table:table-cell>
          <table:table-cell table:formula="of:=IF([.B117]=&quot;&quot;;OFFSET([.E117];-[.K$3];0);1+[.E116])" office:value-type="float" office:value="2" calcext:value-type="float">
            <text:p>2</text:p>
          </table:table-cell>
          <table:table-cell/>
          <table:table-cell table:formula="of:=IF([.$D117]&gt;=[.$J$3];&quot;&quot;;[.D117])">
            <text:p/>
          </table:table-cell>
          <table:table-cell table:formula="of:=IF([.$D117]&gt;=[.$J$3];&quot;&quot;;[.E11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18]=0;OFFSET([.D118];-[.J$3];0)+1;[.D117])" office:value-type="float" office:value="16" calcext:value-type="float">
            <text:p>16</text:p>
          </table:table-cell>
          <table:table-cell table:formula="of:=IF([.B118]=&quot;&quot;;OFFSET([.E118];-[.K$3];0);1+[.E117])" office:value-type="float" office:value="3" calcext:value-type="float">
            <text:p>3</text:p>
          </table:table-cell>
          <table:table-cell/>
          <table:table-cell table:formula="of:=IF([.$D118]&gt;=[.$J$3];&quot;&quot;;[.D118])">
            <text:p/>
          </table:table-cell>
          <table:table-cell table:formula="of:=IF([.$D118]&gt;=[.$J$3];&quot;&quot;;[.E11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19]=0;OFFSET([.D119];-[.J$3];0)+1;[.D118])" office:value-type="float" office:value="16" calcext:value-type="float">
            <text:p>16</text:p>
          </table:table-cell>
          <table:table-cell table:formula="of:=IF([.B119]=&quot;&quot;;OFFSET([.E119];-[.K$3];0);1+[.E118])" office:value-type="float" office:value="4" calcext:value-type="float">
            <text:p>4</text:p>
          </table:table-cell>
          <table:table-cell/>
          <table:table-cell table:formula="of:=IF([.$D119]&gt;=[.$J$3];&quot;&quot;;[.D119])">
            <text:p/>
          </table:table-cell>
          <table:table-cell table:formula="of:=IF([.$D119]&gt;=[.$J$3];&quot;&quot;;[.E11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20]=0;OFFSET([.D120];-[.J$3];0)+1;[.D119])" office:value-type="float" office:value="16" calcext:value-type="float">
            <text:p>16</text:p>
          </table:table-cell>
          <table:table-cell table:formula="of:=IF([.B120]=&quot;&quot;;OFFSET([.E120];-[.K$3];0);1+[.E119])" office:value-type="float" office:value="5" calcext:value-type="float">
            <text:p>5</text:p>
          </table:table-cell>
          <table:table-cell/>
          <table:table-cell table:formula="of:=IF([.$D120]&gt;=[.$J$3];&quot;&quot;;[.D120])">
            <text:p/>
          </table:table-cell>
          <table:table-cell table:formula="of:=IF([.$D120]&gt;=[.$J$3];&quot;&quot;;[.E12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21]=0;OFFSET([.D121];-[.J$3];0)+1;[.D120])" office:value-type="float" office:value="16" calcext:value-type="float">
            <text:p>16</text:p>
          </table:table-cell>
          <table:table-cell table:formula="of:=IF([.B121]=&quot;&quot;;OFFSET([.E121];-[.K$3];0);1+[.E120])" office:value-type="float" office:value="6" calcext:value-type="float">
            <text:p>6</text:p>
          </table:table-cell>
          <table:table-cell/>
          <table:table-cell table:formula="of:=IF([.$D121]&gt;=[.$J$3];&quot;&quot;;[.D121])">
            <text:p/>
          </table:table-cell>
          <table:table-cell table:formula="of:=IF([.$D121]&gt;=[.$J$3];&quot;&quot;;[.E12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22]=0;OFFSET([.D122];-[.J$3];0)+1;[.D121])" office:value-type="float" office:value="17" calcext:value-type="float">
            <text:p>17</text:p>
          </table:table-cell>
          <table:table-cell table:formula="of:=IF([.B122]=&quot;&quot;;OFFSET([.E122];-[.K$3];0);1+[.E121])" office:value-type="float" office:value="0" calcext:value-type="float">
            <text:p>0</text:p>
          </table:table-cell>
          <table:table-cell/>
          <table:table-cell table:formula="of:=IF([.$D122]&gt;=[.$J$3];&quot;&quot;;[.D122])">
            <text:p/>
          </table:table-cell>
          <table:table-cell table:formula="of:=IF([.$D122]&gt;=[.$J$3];&quot;&quot;;[.E12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23]=0;OFFSET([.D123];-[.J$3];0)+1;[.D122])" office:value-type="float" office:value="17" calcext:value-type="float">
            <text:p>17</text:p>
          </table:table-cell>
          <table:table-cell table:formula="of:=IF([.B123]=&quot;&quot;;OFFSET([.E123];-[.K$3];0);1+[.E122])" office:value-type="float" office:value="1" calcext:value-type="float">
            <text:p>1</text:p>
          </table:table-cell>
          <table:table-cell/>
          <table:table-cell table:formula="of:=IF([.$D123]&gt;=[.$J$3];&quot;&quot;;[.D123])">
            <text:p/>
          </table:table-cell>
          <table:table-cell table:formula="of:=IF([.$D123]&gt;=[.$J$3];&quot;&quot;;[.E12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24]=0;OFFSET([.D124];-[.J$3];0)+1;[.D123])" office:value-type="float" office:value="17" calcext:value-type="float">
            <text:p>17</text:p>
          </table:table-cell>
          <table:table-cell table:formula="of:=IF([.B124]=&quot;&quot;;OFFSET([.E124];-[.K$3];0);1+[.E123])" office:value-type="float" office:value="2" calcext:value-type="float">
            <text:p>2</text:p>
          </table:table-cell>
          <table:table-cell/>
          <table:table-cell table:formula="of:=IF([.$D124]&gt;=[.$J$3];&quot;&quot;;[.D124])">
            <text:p/>
          </table:table-cell>
          <table:table-cell table:formula="of:=IF([.$D124]&gt;=[.$J$3];&quot;&quot;;[.E12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25]=0;OFFSET([.D125];-[.J$3];0)+1;[.D124])" office:value-type="float" office:value="17" calcext:value-type="float">
            <text:p>17</text:p>
          </table:table-cell>
          <table:table-cell table:formula="of:=IF([.B125]=&quot;&quot;;OFFSET([.E125];-[.K$3];0);1+[.E124])" office:value-type="float" office:value="3" calcext:value-type="float">
            <text:p>3</text:p>
          </table:table-cell>
          <table:table-cell/>
          <table:table-cell table:formula="of:=IF([.$D125]&gt;=[.$J$3];&quot;&quot;;[.D125])">
            <text:p/>
          </table:table-cell>
          <table:table-cell table:formula="of:=IF([.$D125]&gt;=[.$J$3];&quot;&quot;;[.E12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26]=0;OFFSET([.D126];-[.J$3];0)+1;[.D125])" office:value-type="float" office:value="17" calcext:value-type="float">
            <text:p>17</text:p>
          </table:table-cell>
          <table:table-cell table:formula="of:=IF([.B126]=&quot;&quot;;OFFSET([.E126];-[.K$3];0);1+[.E125])" office:value-type="float" office:value="4" calcext:value-type="float">
            <text:p>4</text:p>
          </table:table-cell>
          <table:table-cell/>
          <table:table-cell table:formula="of:=IF([.$D126]&gt;=[.$J$3];&quot;&quot;;[.D126])">
            <text:p/>
          </table:table-cell>
          <table:table-cell table:formula="of:=IF([.$D126]&gt;=[.$J$3];&quot;&quot;;[.E12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27]=0;OFFSET([.D127];-[.J$3];0)+1;[.D126])" office:value-type="float" office:value="17" calcext:value-type="float">
            <text:p>17</text:p>
          </table:table-cell>
          <table:table-cell table:formula="of:=IF([.B127]=&quot;&quot;;OFFSET([.E127];-[.K$3];0);1+[.E126])" office:value-type="float" office:value="5" calcext:value-type="float">
            <text:p>5</text:p>
          </table:table-cell>
          <table:table-cell/>
          <table:table-cell table:formula="of:=IF([.$D127]&gt;=[.$J$3];&quot;&quot;;[.D127])">
            <text:p/>
          </table:table-cell>
          <table:table-cell table:formula="of:=IF([.$D127]&gt;=[.$J$3];&quot;&quot;;[.E12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28]=0;OFFSET([.D128];-[.J$3];0)+1;[.D127])" office:value-type="float" office:value="17" calcext:value-type="float">
            <text:p>17</text:p>
          </table:table-cell>
          <table:table-cell table:formula="of:=IF([.B128]=&quot;&quot;;OFFSET([.E128];-[.K$3];0);1+[.E127])" office:value-type="float" office:value="6" calcext:value-type="float">
            <text:p>6</text:p>
          </table:table-cell>
          <table:table-cell/>
          <table:table-cell table:formula="of:=IF([.$D128]&gt;=[.$J$3];&quot;&quot;;[.D128])">
            <text:p/>
          </table:table-cell>
          <table:table-cell table:formula="of:=IF([.$D128]&gt;=[.$J$3];&quot;&quot;;[.E12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29]=0;OFFSET([.D129];-[.J$3];0)+1;[.D128])" office:value-type="float" office:value="18" calcext:value-type="float">
            <text:p>18</text:p>
          </table:table-cell>
          <table:table-cell table:formula="of:=IF([.B129]=&quot;&quot;;OFFSET([.E129];-[.K$3];0);1+[.E128])" office:value-type="float" office:value="0" calcext:value-type="float">
            <text:p>0</text:p>
          </table:table-cell>
          <table:table-cell/>
          <table:table-cell table:formula="of:=IF([.$D129]&gt;=[.$J$3];&quot;&quot;;[.D129])">
            <text:p/>
          </table:table-cell>
          <table:table-cell table:formula="of:=IF([.$D129]&gt;=[.$J$3];&quot;&quot;;[.E12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30]=0;OFFSET([.D130];-[.J$3];0)+1;[.D129])" office:value-type="float" office:value="18" calcext:value-type="float">
            <text:p>18</text:p>
          </table:table-cell>
          <table:table-cell table:formula="of:=IF([.B130]=&quot;&quot;;OFFSET([.E130];-[.K$3];0);1+[.E129])" office:value-type="float" office:value="1" calcext:value-type="float">
            <text:p>1</text:p>
          </table:table-cell>
          <table:table-cell/>
          <table:table-cell table:formula="of:=IF([.$D130]&gt;=[.$J$3];&quot;&quot;;[.D130])">
            <text:p/>
          </table:table-cell>
          <table:table-cell table:formula="of:=IF([.$D130]&gt;=[.$J$3];&quot;&quot;;[.E13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31]=0;OFFSET([.D131];-[.J$3];0)+1;[.D130])" office:value-type="float" office:value="18" calcext:value-type="float">
            <text:p>18</text:p>
          </table:table-cell>
          <table:table-cell table:formula="of:=IF([.B131]=&quot;&quot;;OFFSET([.E131];-[.K$3];0);1+[.E130])" office:value-type="float" office:value="2" calcext:value-type="float">
            <text:p>2</text:p>
          </table:table-cell>
          <table:table-cell/>
          <table:table-cell table:formula="of:=IF([.$D131]&gt;=[.$J$3];&quot;&quot;;[.D131])">
            <text:p/>
          </table:table-cell>
          <table:table-cell table:formula="of:=IF([.$D131]&gt;=[.$J$3];&quot;&quot;;[.E13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32]=0;OFFSET([.D132];-[.J$3];0)+1;[.D131])" office:value-type="float" office:value="18" calcext:value-type="float">
            <text:p>18</text:p>
          </table:table-cell>
          <table:table-cell table:formula="of:=IF([.B132]=&quot;&quot;;OFFSET([.E132];-[.K$3];0);1+[.E131])" office:value-type="float" office:value="3" calcext:value-type="float">
            <text:p>3</text:p>
          </table:table-cell>
          <table:table-cell/>
          <table:table-cell table:formula="of:=IF([.$D132]&gt;=[.$J$3];&quot;&quot;;[.D132])">
            <text:p/>
          </table:table-cell>
          <table:table-cell table:formula="of:=IF([.$D132]&gt;=[.$J$3];&quot;&quot;;[.E13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33]=0;OFFSET([.D133];-[.J$3];0)+1;[.D132])" office:value-type="float" office:value="18" calcext:value-type="float">
            <text:p>18</text:p>
          </table:table-cell>
          <table:table-cell table:formula="of:=IF([.B133]=&quot;&quot;;OFFSET([.E133];-[.K$3];0);1+[.E132])" office:value-type="float" office:value="4" calcext:value-type="float">
            <text:p>4</text:p>
          </table:table-cell>
          <table:table-cell/>
          <table:table-cell table:formula="of:=IF([.$D133]&gt;=[.$J$3];&quot;&quot;;[.D133])">
            <text:p/>
          </table:table-cell>
          <table:table-cell table:formula="of:=IF([.$D133]&gt;=[.$J$3];&quot;&quot;;[.E13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34]=0;OFFSET([.D134];-[.J$3];0)+1;[.D133])" office:value-type="float" office:value="18" calcext:value-type="float">
            <text:p>18</text:p>
          </table:table-cell>
          <table:table-cell table:formula="of:=IF([.B134]=&quot;&quot;;OFFSET([.E134];-[.K$3];0);1+[.E133])" office:value-type="float" office:value="5" calcext:value-type="float">
            <text:p>5</text:p>
          </table:table-cell>
          <table:table-cell/>
          <table:table-cell table:formula="of:=IF([.$D134]&gt;=[.$J$3];&quot;&quot;;[.D134])">
            <text:p/>
          </table:table-cell>
          <table:table-cell table:formula="of:=IF([.$D134]&gt;=[.$J$3];&quot;&quot;;[.E13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35]=0;OFFSET([.D135];-[.J$3];0)+1;[.D134])" office:value-type="float" office:value="18" calcext:value-type="float">
            <text:p>18</text:p>
          </table:table-cell>
          <table:table-cell table:formula="of:=IF([.B135]=&quot;&quot;;OFFSET([.E135];-[.K$3];0);1+[.E134])" office:value-type="float" office:value="6" calcext:value-type="float">
            <text:p>6</text:p>
          </table:table-cell>
          <table:table-cell/>
          <table:table-cell table:formula="of:=IF([.$D135]&gt;=[.$J$3];&quot;&quot;;[.D135])">
            <text:p/>
          </table:table-cell>
          <table:table-cell table:formula="of:=IF([.$D135]&gt;=[.$J$3];&quot;&quot;;[.E13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36]=0;OFFSET([.D136];-[.J$3];0)+1;[.D135])" office:value-type="float" office:value="19" calcext:value-type="float">
            <text:p>19</text:p>
          </table:table-cell>
          <table:table-cell table:formula="of:=IF([.B136]=&quot;&quot;;OFFSET([.E136];-[.K$3];0);1+[.E135])" office:value-type="float" office:value="0" calcext:value-type="float">
            <text:p>0</text:p>
          </table:table-cell>
          <table:table-cell/>
          <table:table-cell table:formula="of:=IF([.$D136]&gt;=[.$J$3];&quot;&quot;;[.D136])">
            <text:p/>
          </table:table-cell>
          <table:table-cell table:formula="of:=IF([.$D136]&gt;=[.$J$3];&quot;&quot;;[.E13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37]=0;OFFSET([.D137];-[.J$3];0)+1;[.D136])" office:value-type="float" office:value="19" calcext:value-type="float">
            <text:p>19</text:p>
          </table:table-cell>
          <table:table-cell table:formula="of:=IF([.B137]=&quot;&quot;;OFFSET([.E137];-[.K$3];0);1+[.E136])" office:value-type="float" office:value="1" calcext:value-type="float">
            <text:p>1</text:p>
          </table:table-cell>
          <table:table-cell/>
          <table:table-cell table:formula="of:=IF([.$D137]&gt;=[.$J$3];&quot;&quot;;[.D137])">
            <text:p/>
          </table:table-cell>
          <table:table-cell table:formula="of:=IF([.$D137]&gt;=[.$J$3];&quot;&quot;;[.E13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38]=0;OFFSET([.D138];-[.J$3];0)+1;[.D137])" office:value-type="float" office:value="19" calcext:value-type="float">
            <text:p>19</text:p>
          </table:table-cell>
          <table:table-cell table:formula="of:=IF([.B138]=&quot;&quot;;OFFSET([.E138];-[.K$3];0);1+[.E137])" office:value-type="float" office:value="2" calcext:value-type="float">
            <text:p>2</text:p>
          </table:table-cell>
          <table:table-cell/>
          <table:table-cell table:formula="of:=IF([.$D138]&gt;=[.$J$3];&quot;&quot;;[.D138])">
            <text:p/>
          </table:table-cell>
          <table:table-cell table:formula="of:=IF([.$D138]&gt;=[.$J$3];&quot;&quot;;[.E13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39]=0;OFFSET([.D139];-[.J$3];0)+1;[.D138])" office:value-type="float" office:value="19" calcext:value-type="float">
            <text:p>19</text:p>
          </table:table-cell>
          <table:table-cell table:formula="of:=IF([.B139]=&quot;&quot;;OFFSET([.E139];-[.K$3];0);1+[.E138])" office:value-type="float" office:value="3" calcext:value-type="float">
            <text:p>3</text:p>
          </table:table-cell>
          <table:table-cell/>
          <table:table-cell table:formula="of:=IF([.$D139]&gt;=[.$J$3];&quot;&quot;;[.D139])">
            <text:p/>
          </table:table-cell>
          <table:table-cell table:formula="of:=IF([.$D139]&gt;=[.$J$3];&quot;&quot;;[.E13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40]=0;OFFSET([.D140];-[.J$3];0)+1;[.D139])" office:value-type="float" office:value="19" calcext:value-type="float">
            <text:p>19</text:p>
          </table:table-cell>
          <table:table-cell table:formula="of:=IF([.B140]=&quot;&quot;;OFFSET([.E140];-[.K$3];0);1+[.E139])" office:value-type="float" office:value="4" calcext:value-type="float">
            <text:p>4</text:p>
          </table:table-cell>
          <table:table-cell/>
          <table:table-cell table:formula="of:=IF([.$D140]&gt;=[.$J$3];&quot;&quot;;[.D140])">
            <text:p/>
          </table:table-cell>
          <table:table-cell table:formula="of:=IF([.$D140]&gt;=[.$J$3];&quot;&quot;;[.E14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41]=0;OFFSET([.D141];-[.J$3];0)+1;[.D140])" office:value-type="float" office:value="19" calcext:value-type="float">
            <text:p>19</text:p>
          </table:table-cell>
          <table:table-cell table:formula="of:=IF([.B141]=&quot;&quot;;OFFSET([.E141];-[.K$3];0);1+[.E140])" office:value-type="float" office:value="5" calcext:value-type="float">
            <text:p>5</text:p>
          </table:table-cell>
          <table:table-cell/>
          <table:table-cell table:formula="of:=IF([.$D141]&gt;=[.$J$3];&quot;&quot;;[.D141])">
            <text:p/>
          </table:table-cell>
          <table:table-cell table:formula="of:=IF([.$D141]&gt;=[.$J$3];&quot;&quot;;[.E14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42]=0;OFFSET([.D142];-[.J$3];0)+1;[.D141])" office:value-type="float" office:value="19" calcext:value-type="float">
            <text:p>19</text:p>
          </table:table-cell>
          <table:table-cell table:formula="of:=IF([.B142]=&quot;&quot;;OFFSET([.E142];-[.K$3];0);1+[.E141])" office:value-type="float" office:value="6" calcext:value-type="float">
            <text:p>6</text:p>
          </table:table-cell>
          <table:table-cell/>
          <table:table-cell table:formula="of:=IF([.$D142]&gt;=[.$J$3];&quot;&quot;;[.D142])">
            <text:p/>
          </table:table-cell>
          <table:table-cell table:formula="of:=IF([.$D142]&gt;=[.$J$3];&quot;&quot;;[.E14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43]=0;OFFSET([.D143];-[.J$3];0)+1;[.D142])" office:value-type="float" office:value="20" calcext:value-type="float">
            <text:p>20</text:p>
          </table:table-cell>
          <table:table-cell table:formula="of:=IF([.B143]=&quot;&quot;;OFFSET([.E143];-[.K$3];0);1+[.E142])" office:value-type="float" office:value="0" calcext:value-type="float">
            <text:p>0</text:p>
          </table:table-cell>
          <table:table-cell/>
          <table:table-cell table:formula="of:=IF([.$D143]&gt;=[.$J$3];&quot;&quot;;[.D143])">
            <text:p/>
          </table:table-cell>
          <table:table-cell table:formula="of:=IF([.$D143]&gt;=[.$J$3];&quot;&quot;;[.E14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44]=0;OFFSET([.D144];-[.J$3];0)+1;[.D143])" office:value-type="float" office:value="20" calcext:value-type="float">
            <text:p>20</text:p>
          </table:table-cell>
          <table:table-cell table:formula="of:=IF([.B144]=&quot;&quot;;OFFSET([.E144];-[.K$3];0);1+[.E143])" office:value-type="float" office:value="1" calcext:value-type="float">
            <text:p>1</text:p>
          </table:table-cell>
          <table:table-cell/>
          <table:table-cell table:formula="of:=IF([.$D144]&gt;=[.$J$3];&quot;&quot;;[.D144])">
            <text:p/>
          </table:table-cell>
          <table:table-cell table:formula="of:=IF([.$D144]&gt;=[.$J$3];&quot;&quot;;[.E14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45]=0;OFFSET([.D145];-[.J$3];0)+1;[.D144])" office:value-type="float" office:value="20" calcext:value-type="float">
            <text:p>20</text:p>
          </table:table-cell>
          <table:table-cell table:formula="of:=IF([.B145]=&quot;&quot;;OFFSET([.E145];-[.K$3];0);1+[.E144])" office:value-type="float" office:value="2" calcext:value-type="float">
            <text:p>2</text:p>
          </table:table-cell>
          <table:table-cell/>
          <table:table-cell table:formula="of:=IF([.$D145]&gt;=[.$J$3];&quot;&quot;;[.D145])">
            <text:p/>
          </table:table-cell>
          <table:table-cell table:formula="of:=IF([.$D145]&gt;=[.$J$3];&quot;&quot;;[.E14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46]=0;OFFSET([.D146];-[.J$3];0)+1;[.D145])" office:value-type="float" office:value="20" calcext:value-type="float">
            <text:p>20</text:p>
          </table:table-cell>
          <table:table-cell table:formula="of:=IF([.B146]=&quot;&quot;;OFFSET([.E146];-[.K$3];0);1+[.E145])" office:value-type="float" office:value="3" calcext:value-type="float">
            <text:p>3</text:p>
          </table:table-cell>
          <table:table-cell/>
          <table:table-cell table:formula="of:=IF([.$D146]&gt;=[.$J$3];&quot;&quot;;[.D146])">
            <text:p/>
          </table:table-cell>
          <table:table-cell table:formula="of:=IF([.$D146]&gt;=[.$J$3];&quot;&quot;;[.E14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47]=0;OFFSET([.D147];-[.J$3];0)+1;[.D146])" office:value-type="float" office:value="20" calcext:value-type="float">
            <text:p>20</text:p>
          </table:table-cell>
          <table:table-cell table:formula="of:=IF([.B147]=&quot;&quot;;OFFSET([.E147];-[.K$3];0);1+[.E146])" office:value-type="float" office:value="4" calcext:value-type="float">
            <text:p>4</text:p>
          </table:table-cell>
          <table:table-cell/>
          <table:table-cell table:formula="of:=IF([.$D147]&gt;=[.$J$3];&quot;&quot;;[.D147])">
            <text:p/>
          </table:table-cell>
          <table:table-cell table:formula="of:=IF([.$D147]&gt;=[.$J$3];&quot;&quot;;[.E14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48]=0;OFFSET([.D148];-[.J$3];0)+1;[.D147])" office:value-type="float" office:value="20" calcext:value-type="float">
            <text:p>20</text:p>
          </table:table-cell>
          <table:table-cell table:formula="of:=IF([.B148]=&quot;&quot;;OFFSET([.E148];-[.K$3];0);1+[.E147])" office:value-type="float" office:value="5" calcext:value-type="float">
            <text:p>5</text:p>
          </table:table-cell>
          <table:table-cell/>
          <table:table-cell table:formula="of:=IF([.$D148]&gt;=[.$J$3];&quot;&quot;;[.D148])">
            <text:p/>
          </table:table-cell>
          <table:table-cell table:formula="of:=IF([.$D148]&gt;=[.$J$3];&quot;&quot;;[.E14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49]=0;OFFSET([.D149];-[.J$3];0)+1;[.D148])" office:value-type="float" office:value="20" calcext:value-type="float">
            <text:p>20</text:p>
          </table:table-cell>
          <table:table-cell table:formula="of:=IF([.B149]=&quot;&quot;;OFFSET([.E149];-[.K$3];0);1+[.E148])" office:value-type="float" office:value="6" calcext:value-type="float">
            <text:p>6</text:p>
          </table:table-cell>
          <table:table-cell/>
          <table:table-cell table:formula="of:=IF([.$D149]&gt;=[.$J$3];&quot;&quot;;[.D149])">
            <text:p/>
          </table:table-cell>
          <table:table-cell table:formula="of:=IF([.$D149]&gt;=[.$J$3];&quot;&quot;;[.E14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50]=0;OFFSET([.D150];-[.J$3];0)+1;[.D149])" office:value-type="float" office:value="21" calcext:value-type="float">
            <text:p>21</text:p>
          </table:table-cell>
          <table:table-cell table:formula="of:=IF([.B150]=&quot;&quot;;OFFSET([.E150];-[.K$3];0);1+[.E149])" office:value-type="float" office:value="0" calcext:value-type="float">
            <text:p>0</text:p>
          </table:table-cell>
          <table:table-cell/>
          <table:table-cell table:formula="of:=IF([.$D150]&gt;=[.$J$3];&quot;&quot;;[.D150])">
            <text:p/>
          </table:table-cell>
          <table:table-cell table:formula="of:=IF([.$D150]&gt;=[.$J$3];&quot;&quot;;[.E15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51]=0;OFFSET([.D151];-[.J$3];0)+1;[.D150])" office:value-type="float" office:value="21" calcext:value-type="float">
            <text:p>21</text:p>
          </table:table-cell>
          <table:table-cell table:formula="of:=IF([.B151]=&quot;&quot;;OFFSET([.E151];-[.K$3];0);1+[.E150])" office:value-type="float" office:value="1" calcext:value-type="float">
            <text:p>1</text:p>
          </table:table-cell>
          <table:table-cell/>
          <table:table-cell table:formula="of:=IF([.$D151]&gt;=[.$J$3];&quot;&quot;;[.D151])">
            <text:p/>
          </table:table-cell>
          <table:table-cell table:formula="of:=IF([.$D151]&gt;=[.$J$3];&quot;&quot;;[.E15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52]=0;OFFSET([.D152];-[.J$3];0)+1;[.D151])" office:value-type="float" office:value="21" calcext:value-type="float">
            <text:p>21</text:p>
          </table:table-cell>
          <table:table-cell table:formula="of:=IF([.B152]=&quot;&quot;;OFFSET([.E152];-[.K$3];0);1+[.E151])" office:value-type="float" office:value="2" calcext:value-type="float">
            <text:p>2</text:p>
          </table:table-cell>
          <table:table-cell/>
          <table:table-cell table:formula="of:=IF([.$D152]&gt;=[.$J$3];&quot;&quot;;[.D152])">
            <text:p/>
          </table:table-cell>
          <table:table-cell table:formula="of:=IF([.$D152]&gt;=[.$J$3];&quot;&quot;;[.E15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53]=0;OFFSET([.D153];-[.J$3];0)+1;[.D152])" office:value-type="float" office:value="21" calcext:value-type="float">
            <text:p>21</text:p>
          </table:table-cell>
          <table:table-cell table:formula="of:=IF([.B153]=&quot;&quot;;OFFSET([.E153];-[.K$3];0);1+[.E152])" office:value-type="float" office:value="3" calcext:value-type="float">
            <text:p>3</text:p>
          </table:table-cell>
          <table:table-cell/>
          <table:table-cell table:formula="of:=IF([.$D153]&gt;=[.$J$3];&quot;&quot;;[.D153])">
            <text:p/>
          </table:table-cell>
          <table:table-cell table:formula="of:=IF([.$D153]&gt;=[.$J$3];&quot;&quot;;[.E15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54]=0;OFFSET([.D154];-[.J$3];0)+1;[.D153])" office:value-type="float" office:value="21" calcext:value-type="float">
            <text:p>21</text:p>
          </table:table-cell>
          <table:table-cell table:formula="of:=IF([.B154]=&quot;&quot;;OFFSET([.E154];-[.K$3];0);1+[.E153])" office:value-type="float" office:value="4" calcext:value-type="float">
            <text:p>4</text:p>
          </table:table-cell>
          <table:table-cell/>
          <table:table-cell table:formula="of:=IF([.$D154]&gt;=[.$J$3];&quot;&quot;;[.D154])">
            <text:p/>
          </table:table-cell>
          <table:table-cell table:formula="of:=IF([.$D154]&gt;=[.$J$3];&quot;&quot;;[.E15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55]=0;OFFSET([.D155];-[.J$3];0)+1;[.D154])" office:value-type="float" office:value="21" calcext:value-type="float">
            <text:p>21</text:p>
          </table:table-cell>
          <table:table-cell table:formula="of:=IF([.B155]=&quot;&quot;;OFFSET([.E155];-[.K$3];0);1+[.E154])" office:value-type="float" office:value="5" calcext:value-type="float">
            <text:p>5</text:p>
          </table:table-cell>
          <table:table-cell/>
          <table:table-cell table:formula="of:=IF([.$D155]&gt;=[.$J$3];&quot;&quot;;[.D155])">
            <text:p/>
          </table:table-cell>
          <table:table-cell table:formula="of:=IF([.$D155]&gt;=[.$J$3];&quot;&quot;;[.E15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56]=0;OFFSET([.D156];-[.J$3];0)+1;[.D155])" office:value-type="float" office:value="21" calcext:value-type="float">
            <text:p>21</text:p>
          </table:table-cell>
          <table:table-cell table:formula="of:=IF([.B156]=&quot;&quot;;OFFSET([.E156];-[.K$3];0);1+[.E155])" office:value-type="float" office:value="6" calcext:value-type="float">
            <text:p>6</text:p>
          </table:table-cell>
          <table:table-cell/>
          <table:table-cell table:formula="of:=IF([.$D156]&gt;=[.$J$3];&quot;&quot;;[.D156])">
            <text:p/>
          </table:table-cell>
          <table:table-cell table:formula="of:=IF([.$D156]&gt;=[.$J$3];&quot;&quot;;[.E15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57]=0;OFFSET([.D157];-[.J$3];0)+1;[.D156])" office:value-type="float" office:value="22" calcext:value-type="float">
            <text:p>22</text:p>
          </table:table-cell>
          <table:table-cell table:formula="of:=IF([.B157]=&quot;&quot;;OFFSET([.E157];-[.K$3];0);1+[.E156])" office:value-type="float" office:value="0" calcext:value-type="float">
            <text:p>0</text:p>
          </table:table-cell>
          <table:table-cell/>
          <table:table-cell table:formula="of:=IF([.$D157]&gt;=[.$J$3];&quot;&quot;;[.D157])">
            <text:p/>
          </table:table-cell>
          <table:table-cell table:formula="of:=IF([.$D157]&gt;=[.$J$3];&quot;&quot;;[.E15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58]=0;OFFSET([.D158];-[.J$3];0)+1;[.D157])" office:value-type="float" office:value="22" calcext:value-type="float">
            <text:p>22</text:p>
          </table:table-cell>
          <table:table-cell table:formula="of:=IF([.B158]=&quot;&quot;;OFFSET([.E158];-[.K$3];0);1+[.E157])" office:value-type="float" office:value="1" calcext:value-type="float">
            <text:p>1</text:p>
          </table:table-cell>
          <table:table-cell/>
          <table:table-cell table:formula="of:=IF([.$D158]&gt;=[.$J$3];&quot;&quot;;[.D158])">
            <text:p/>
          </table:table-cell>
          <table:table-cell table:formula="of:=IF([.$D158]&gt;=[.$J$3];&quot;&quot;;[.E15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59]=0;OFFSET([.D159];-[.J$3];0)+1;[.D158])" office:value-type="float" office:value="22" calcext:value-type="float">
            <text:p>22</text:p>
          </table:table-cell>
          <table:table-cell table:formula="of:=IF([.B159]=&quot;&quot;;OFFSET([.E159];-[.K$3];0);1+[.E158])" office:value-type="float" office:value="2" calcext:value-type="float">
            <text:p>2</text:p>
          </table:table-cell>
          <table:table-cell/>
          <table:table-cell table:formula="of:=IF([.$D159]&gt;=[.$J$3];&quot;&quot;;[.D159])">
            <text:p/>
          </table:table-cell>
          <table:table-cell table:formula="of:=IF([.$D159]&gt;=[.$J$3];&quot;&quot;;[.E15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60]=0;OFFSET([.D160];-[.J$3];0)+1;[.D159])" office:value-type="float" office:value="22" calcext:value-type="float">
            <text:p>22</text:p>
          </table:table-cell>
          <table:table-cell table:formula="of:=IF([.B160]=&quot;&quot;;OFFSET([.E160];-[.K$3];0);1+[.E159])" office:value-type="float" office:value="3" calcext:value-type="float">
            <text:p>3</text:p>
          </table:table-cell>
          <table:table-cell/>
          <table:table-cell table:formula="of:=IF([.$D160]&gt;=[.$J$3];&quot;&quot;;[.D160])">
            <text:p/>
          </table:table-cell>
          <table:table-cell table:formula="of:=IF([.$D160]&gt;=[.$J$3];&quot;&quot;;[.E16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61]=0;OFFSET([.D161];-[.J$3];0)+1;[.D160])" office:value-type="float" office:value="22" calcext:value-type="float">
            <text:p>22</text:p>
          </table:table-cell>
          <table:table-cell table:formula="of:=IF([.B161]=&quot;&quot;;OFFSET([.E161];-[.K$3];0);1+[.E160])" office:value-type="float" office:value="4" calcext:value-type="float">
            <text:p>4</text:p>
          </table:table-cell>
          <table:table-cell/>
          <table:table-cell table:formula="of:=IF([.$D161]&gt;=[.$J$3];&quot;&quot;;[.D161])">
            <text:p/>
          </table:table-cell>
          <table:table-cell table:formula="of:=IF([.$D161]&gt;=[.$J$3];&quot;&quot;;[.E16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62]=0;OFFSET([.D162];-[.J$3];0)+1;[.D161])" office:value-type="float" office:value="22" calcext:value-type="float">
            <text:p>22</text:p>
          </table:table-cell>
          <table:table-cell table:formula="of:=IF([.B162]=&quot;&quot;;OFFSET([.E162];-[.K$3];0);1+[.E161])" office:value-type="float" office:value="5" calcext:value-type="float">
            <text:p>5</text:p>
          </table:table-cell>
          <table:table-cell/>
          <table:table-cell table:formula="of:=IF([.$D162]&gt;=[.$J$3];&quot;&quot;;[.D162])">
            <text:p/>
          </table:table-cell>
          <table:table-cell table:formula="of:=IF([.$D162]&gt;=[.$J$3];&quot;&quot;;[.E16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63]=0;OFFSET([.D163];-[.J$3];0)+1;[.D162])" office:value-type="float" office:value="22" calcext:value-type="float">
            <text:p>22</text:p>
          </table:table-cell>
          <table:table-cell table:formula="of:=IF([.B163]=&quot;&quot;;OFFSET([.E163];-[.K$3];0);1+[.E162])" office:value-type="float" office:value="6" calcext:value-type="float">
            <text:p>6</text:p>
          </table:table-cell>
          <table:table-cell/>
          <table:table-cell table:formula="of:=IF([.$D163]&gt;=[.$J$3];&quot;&quot;;[.D163])">
            <text:p/>
          </table:table-cell>
          <table:table-cell table:formula="of:=IF([.$D163]&gt;=[.$J$3];&quot;&quot;;[.E16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64]=0;OFFSET([.D164];-[.J$3];0)+1;[.D163])" office:value-type="float" office:value="23" calcext:value-type="float">
            <text:p>23</text:p>
          </table:table-cell>
          <table:table-cell table:formula="of:=IF([.B164]=&quot;&quot;;OFFSET([.E164];-[.K$3];0);1+[.E163])" office:value-type="float" office:value="0" calcext:value-type="float">
            <text:p>0</text:p>
          </table:table-cell>
          <table:table-cell/>
          <table:table-cell table:formula="of:=IF([.$D164]&gt;=[.$J$3];&quot;&quot;;[.D164])">
            <text:p/>
          </table:table-cell>
          <table:table-cell table:formula="of:=IF([.$D164]&gt;=[.$J$3];&quot;&quot;;[.E16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65]=0;OFFSET([.D165];-[.J$3];0)+1;[.D164])" office:value-type="float" office:value="23" calcext:value-type="float">
            <text:p>23</text:p>
          </table:table-cell>
          <table:table-cell table:formula="of:=IF([.B165]=&quot;&quot;;OFFSET([.E165];-[.K$3];0);1+[.E164])" office:value-type="float" office:value="1" calcext:value-type="float">
            <text:p>1</text:p>
          </table:table-cell>
          <table:table-cell/>
          <table:table-cell table:formula="of:=IF([.$D165]&gt;=[.$J$3];&quot;&quot;;[.D165])">
            <text:p/>
          </table:table-cell>
          <table:table-cell table:formula="of:=IF([.$D165]&gt;=[.$J$3];&quot;&quot;;[.E16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66]=0;OFFSET([.D166];-[.J$3];0)+1;[.D165])" office:value-type="float" office:value="23" calcext:value-type="float">
            <text:p>23</text:p>
          </table:table-cell>
          <table:table-cell table:formula="of:=IF([.B166]=&quot;&quot;;OFFSET([.E166];-[.K$3];0);1+[.E165])" office:value-type="float" office:value="2" calcext:value-type="float">
            <text:p>2</text:p>
          </table:table-cell>
          <table:table-cell/>
          <table:table-cell table:formula="of:=IF([.$D166]&gt;=[.$J$3];&quot;&quot;;[.D166])">
            <text:p/>
          </table:table-cell>
          <table:table-cell table:formula="of:=IF([.$D166]&gt;=[.$J$3];&quot;&quot;;[.E16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67]=0;OFFSET([.D167];-[.J$3];0)+1;[.D166])" office:value-type="float" office:value="23" calcext:value-type="float">
            <text:p>23</text:p>
          </table:table-cell>
          <table:table-cell table:formula="of:=IF([.B167]=&quot;&quot;;OFFSET([.E167];-[.K$3];0);1+[.E166])" office:value-type="float" office:value="3" calcext:value-type="float">
            <text:p>3</text:p>
          </table:table-cell>
          <table:table-cell/>
          <table:table-cell table:formula="of:=IF([.$D167]&gt;=[.$J$3];&quot;&quot;;[.D167])">
            <text:p/>
          </table:table-cell>
          <table:table-cell table:formula="of:=IF([.$D167]&gt;=[.$J$3];&quot;&quot;;[.E16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68]=0;OFFSET([.D168];-[.J$3];0)+1;[.D167])" office:value-type="float" office:value="23" calcext:value-type="float">
            <text:p>23</text:p>
          </table:table-cell>
          <table:table-cell table:formula="of:=IF([.B168]=&quot;&quot;;OFFSET([.E168];-[.K$3];0);1+[.E167])" office:value-type="float" office:value="4" calcext:value-type="float">
            <text:p>4</text:p>
          </table:table-cell>
          <table:table-cell/>
          <table:table-cell table:formula="of:=IF([.$D168]&gt;=[.$J$3];&quot;&quot;;[.D168])">
            <text:p/>
          </table:table-cell>
          <table:table-cell table:formula="of:=IF([.$D168]&gt;=[.$J$3];&quot;&quot;;[.E16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69]=0;OFFSET([.D169];-[.J$3];0)+1;[.D168])" office:value-type="float" office:value="23" calcext:value-type="float">
            <text:p>23</text:p>
          </table:table-cell>
          <table:table-cell table:formula="of:=IF([.B169]=&quot;&quot;;OFFSET([.E169];-[.K$3];0);1+[.E168])" office:value-type="float" office:value="5" calcext:value-type="float">
            <text:p>5</text:p>
          </table:table-cell>
          <table:table-cell/>
          <table:table-cell table:formula="of:=IF([.$D169]&gt;=[.$J$3];&quot;&quot;;[.D169])">
            <text:p/>
          </table:table-cell>
          <table:table-cell table:formula="of:=IF([.$D169]&gt;=[.$J$3];&quot;&quot;;[.E16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70]=0;OFFSET([.D170];-[.J$3];0)+1;[.D169])" office:value-type="float" office:value="23" calcext:value-type="float">
            <text:p>23</text:p>
          </table:table-cell>
          <table:table-cell table:formula="of:=IF([.B170]=&quot;&quot;;OFFSET([.E170];-[.K$3];0);1+[.E169])" office:value-type="float" office:value="6" calcext:value-type="float">
            <text:p>6</text:p>
          </table:table-cell>
          <table:table-cell/>
          <table:table-cell table:formula="of:=IF([.$D170]&gt;=[.$J$3];&quot;&quot;;[.D170])">
            <text:p/>
          </table:table-cell>
          <table:table-cell table:formula="of:=IF([.$D170]&gt;=[.$J$3];&quot;&quot;;[.E17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71]=0;OFFSET([.D171];-[.J$3];0)+1;[.D170])" office:value-type="float" office:value="24" calcext:value-type="float">
            <text:p>24</text:p>
          </table:table-cell>
          <table:table-cell table:formula="of:=IF([.B171]=&quot;&quot;;OFFSET([.E171];-[.K$3];0);1+[.E170])" office:value-type="float" office:value="0" calcext:value-type="float">
            <text:p>0</text:p>
          </table:table-cell>
          <table:table-cell/>
          <table:table-cell table:formula="of:=IF([.$D171]&gt;=[.$J$3];&quot;&quot;;[.D171])">
            <text:p/>
          </table:table-cell>
          <table:table-cell table:formula="of:=IF([.$D171]&gt;=[.$J$3];&quot;&quot;;[.E17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72]=0;OFFSET([.D172];-[.J$3];0)+1;[.D171])" office:value-type="float" office:value="24" calcext:value-type="float">
            <text:p>24</text:p>
          </table:table-cell>
          <table:table-cell table:formula="of:=IF([.B172]=&quot;&quot;;OFFSET([.E172];-[.K$3];0);1+[.E171])" office:value-type="float" office:value="1" calcext:value-type="float">
            <text:p>1</text:p>
          </table:table-cell>
          <table:table-cell/>
          <table:table-cell table:formula="of:=IF([.$D172]&gt;=[.$J$3];&quot;&quot;;[.D172])">
            <text:p/>
          </table:table-cell>
          <table:table-cell table:formula="of:=IF([.$D172]&gt;=[.$J$3];&quot;&quot;;[.E17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73]=0;OFFSET([.D173];-[.J$3];0)+1;[.D172])" office:value-type="float" office:value="24" calcext:value-type="float">
            <text:p>24</text:p>
          </table:table-cell>
          <table:table-cell table:formula="of:=IF([.B173]=&quot;&quot;;OFFSET([.E173];-[.K$3];0);1+[.E172])" office:value-type="float" office:value="2" calcext:value-type="float">
            <text:p>2</text:p>
          </table:table-cell>
          <table:table-cell/>
          <table:table-cell table:formula="of:=IF([.$D173]&gt;=[.$J$3];&quot;&quot;;[.D173])">
            <text:p/>
          </table:table-cell>
          <table:table-cell table:formula="of:=IF([.$D173]&gt;=[.$J$3];&quot;&quot;;[.E17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74]=0;OFFSET([.D174];-[.J$3];0)+1;[.D173])" office:value-type="float" office:value="24" calcext:value-type="float">
            <text:p>24</text:p>
          </table:table-cell>
          <table:table-cell table:formula="of:=IF([.B174]=&quot;&quot;;OFFSET([.E174];-[.K$3];0);1+[.E173])" office:value-type="float" office:value="3" calcext:value-type="float">
            <text:p>3</text:p>
          </table:table-cell>
          <table:table-cell/>
          <table:table-cell table:formula="of:=IF([.$D174]&gt;=[.$J$3];&quot;&quot;;[.D174])">
            <text:p/>
          </table:table-cell>
          <table:table-cell table:formula="of:=IF([.$D174]&gt;=[.$J$3];&quot;&quot;;[.E17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75]=0;OFFSET([.D175];-[.J$3];0)+1;[.D174])" office:value-type="float" office:value="24" calcext:value-type="float">
            <text:p>24</text:p>
          </table:table-cell>
          <table:table-cell table:formula="of:=IF([.B175]=&quot;&quot;;OFFSET([.E175];-[.K$3];0);1+[.E174])" office:value-type="float" office:value="4" calcext:value-type="float">
            <text:p>4</text:p>
          </table:table-cell>
          <table:table-cell/>
          <table:table-cell table:formula="of:=IF([.$D175]&gt;=[.$J$3];&quot;&quot;;[.D175])">
            <text:p/>
          </table:table-cell>
          <table:table-cell table:formula="of:=IF([.$D175]&gt;=[.$J$3];&quot;&quot;;[.E17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76]=0;OFFSET([.D176];-[.J$3];0)+1;[.D175])" office:value-type="float" office:value="24" calcext:value-type="float">
            <text:p>24</text:p>
          </table:table-cell>
          <table:table-cell table:formula="of:=IF([.B176]=&quot;&quot;;OFFSET([.E176];-[.K$3];0);1+[.E175])" office:value-type="float" office:value="5" calcext:value-type="float">
            <text:p>5</text:p>
          </table:table-cell>
          <table:table-cell/>
          <table:table-cell table:formula="of:=IF([.$D176]&gt;=[.$J$3];&quot;&quot;;[.D176])">
            <text:p/>
          </table:table-cell>
          <table:table-cell table:formula="of:=IF([.$D176]&gt;=[.$J$3];&quot;&quot;;[.E17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77]=0;OFFSET([.D177];-[.J$3];0)+1;[.D176])" office:value-type="float" office:value="24" calcext:value-type="float">
            <text:p>24</text:p>
          </table:table-cell>
          <table:table-cell table:formula="of:=IF([.B177]=&quot;&quot;;OFFSET([.E177];-[.K$3];0);1+[.E176])" office:value-type="float" office:value="6" calcext:value-type="float">
            <text:p>6</text:p>
          </table:table-cell>
          <table:table-cell/>
          <table:table-cell table:formula="of:=IF([.$D177]&gt;=[.$J$3];&quot;&quot;;[.D177])">
            <text:p/>
          </table:table-cell>
          <table:table-cell table:formula="of:=IF([.$D177]&gt;=[.$J$3];&quot;&quot;;[.E17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78]=0;OFFSET([.D178];-[.J$3];0)+1;[.D177])" office:value-type="float" office:value="25" calcext:value-type="float">
            <text:p>25</text:p>
          </table:table-cell>
          <table:table-cell table:formula="of:=IF([.B178]=&quot;&quot;;OFFSET([.E178];-[.K$3];0);1+[.E177])" office:value-type="float" office:value="0" calcext:value-type="float">
            <text:p>0</text:p>
          </table:table-cell>
          <table:table-cell/>
          <table:table-cell table:formula="of:=IF([.$D178]&gt;=[.$J$3];&quot;&quot;;[.D178])">
            <text:p/>
          </table:table-cell>
          <table:table-cell table:formula="of:=IF([.$D178]&gt;=[.$J$3];&quot;&quot;;[.E17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79]=0;OFFSET([.D179];-[.J$3];0)+1;[.D178])" office:value-type="float" office:value="25" calcext:value-type="float">
            <text:p>25</text:p>
          </table:table-cell>
          <table:table-cell table:formula="of:=IF([.B179]=&quot;&quot;;OFFSET([.E179];-[.K$3];0);1+[.E178])" office:value-type="float" office:value="1" calcext:value-type="float">
            <text:p>1</text:p>
          </table:table-cell>
          <table:table-cell/>
          <table:table-cell table:formula="of:=IF([.$D179]&gt;=[.$J$3];&quot;&quot;;[.D179])">
            <text:p/>
          </table:table-cell>
          <table:table-cell table:formula="of:=IF([.$D179]&gt;=[.$J$3];&quot;&quot;;[.E17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80]=0;OFFSET([.D180];-[.J$3];0)+1;[.D179])" office:value-type="float" office:value="25" calcext:value-type="float">
            <text:p>25</text:p>
          </table:table-cell>
          <table:table-cell table:formula="of:=IF([.B180]=&quot;&quot;;OFFSET([.E180];-[.K$3];0);1+[.E179])" office:value-type="float" office:value="2" calcext:value-type="float">
            <text:p>2</text:p>
          </table:table-cell>
          <table:table-cell/>
          <table:table-cell table:formula="of:=IF([.$D180]&gt;=[.$J$3];&quot;&quot;;[.D180])">
            <text:p/>
          </table:table-cell>
          <table:table-cell table:formula="of:=IF([.$D180]&gt;=[.$J$3];&quot;&quot;;[.E18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81]=0;OFFSET([.D181];-[.J$3];0)+1;[.D180])" office:value-type="float" office:value="25" calcext:value-type="float">
            <text:p>25</text:p>
          </table:table-cell>
          <table:table-cell table:formula="of:=IF([.B181]=&quot;&quot;;OFFSET([.E181];-[.K$3];0);1+[.E180])" office:value-type="float" office:value="3" calcext:value-type="float">
            <text:p>3</text:p>
          </table:table-cell>
          <table:table-cell/>
          <table:table-cell table:formula="of:=IF([.$D181]&gt;=[.$J$3];&quot;&quot;;[.D181])">
            <text:p/>
          </table:table-cell>
          <table:table-cell table:formula="of:=IF([.$D181]&gt;=[.$J$3];&quot;&quot;;[.E18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82]=0;OFFSET([.D182];-[.J$3];0)+1;[.D181])" office:value-type="float" office:value="25" calcext:value-type="float">
            <text:p>25</text:p>
          </table:table-cell>
          <table:table-cell table:formula="of:=IF([.B182]=&quot;&quot;;OFFSET([.E182];-[.K$3];0);1+[.E181])" office:value-type="float" office:value="4" calcext:value-type="float">
            <text:p>4</text:p>
          </table:table-cell>
          <table:table-cell/>
          <table:table-cell table:formula="of:=IF([.$D182]&gt;=[.$J$3];&quot;&quot;;[.D182])">
            <text:p/>
          </table:table-cell>
          <table:table-cell table:formula="of:=IF([.$D182]&gt;=[.$J$3];&quot;&quot;;[.E18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83]=0;OFFSET([.D183];-[.J$3];0)+1;[.D182])" office:value-type="float" office:value="25" calcext:value-type="float">
            <text:p>25</text:p>
          </table:table-cell>
          <table:table-cell table:formula="of:=IF([.B183]=&quot;&quot;;OFFSET([.E183];-[.K$3];0);1+[.E182])" office:value-type="float" office:value="5" calcext:value-type="float">
            <text:p>5</text:p>
          </table:table-cell>
          <table:table-cell/>
          <table:table-cell table:formula="of:=IF([.$D183]&gt;=[.$J$3];&quot;&quot;;[.D183])">
            <text:p/>
          </table:table-cell>
          <table:table-cell table:formula="of:=IF([.$D183]&gt;=[.$J$3];&quot;&quot;;[.E18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84]=0;OFFSET([.D184];-[.J$3];0)+1;[.D183])" office:value-type="float" office:value="25" calcext:value-type="float">
            <text:p>25</text:p>
          </table:table-cell>
          <table:table-cell table:formula="of:=IF([.B184]=&quot;&quot;;OFFSET([.E184];-[.K$3];0);1+[.E183])" office:value-type="float" office:value="6" calcext:value-type="float">
            <text:p>6</text:p>
          </table:table-cell>
          <table:table-cell/>
          <table:table-cell table:formula="of:=IF([.$D184]&gt;=[.$J$3];&quot;&quot;;[.D184])">
            <text:p/>
          </table:table-cell>
          <table:table-cell table:formula="of:=IF([.$D184]&gt;=[.$J$3];&quot;&quot;;[.E18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85]=0;OFFSET([.D185];-[.J$3];0)+1;[.D184])" office:value-type="float" office:value="26" calcext:value-type="float">
            <text:p>26</text:p>
          </table:table-cell>
          <table:table-cell table:formula="of:=IF([.B185]=&quot;&quot;;OFFSET([.E185];-[.K$3];0);1+[.E184])" office:value-type="float" office:value="0" calcext:value-type="float">
            <text:p>0</text:p>
          </table:table-cell>
          <table:table-cell/>
          <table:table-cell table:formula="of:=IF([.$D185]&gt;=[.$J$3];&quot;&quot;;[.D185])">
            <text:p/>
          </table:table-cell>
          <table:table-cell table:formula="of:=IF([.$D185]&gt;=[.$J$3];&quot;&quot;;[.E18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86]=0;OFFSET([.D186];-[.J$3];0)+1;[.D185])" office:value-type="float" office:value="26" calcext:value-type="float">
            <text:p>26</text:p>
          </table:table-cell>
          <table:table-cell table:formula="of:=IF([.B186]=&quot;&quot;;OFFSET([.E186];-[.K$3];0);1+[.E185])" office:value-type="float" office:value="1" calcext:value-type="float">
            <text:p>1</text:p>
          </table:table-cell>
          <table:table-cell/>
          <table:table-cell table:formula="of:=IF([.$D186]&gt;=[.$J$3];&quot;&quot;;[.D186])">
            <text:p/>
          </table:table-cell>
          <table:table-cell table:formula="of:=IF([.$D186]&gt;=[.$J$3];&quot;&quot;;[.E18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87]=0;OFFSET([.D187];-[.J$3];0)+1;[.D186])" office:value-type="float" office:value="26" calcext:value-type="float">
            <text:p>26</text:p>
          </table:table-cell>
          <table:table-cell table:formula="of:=IF([.B187]=&quot;&quot;;OFFSET([.E187];-[.K$3];0);1+[.E186])" office:value-type="float" office:value="2" calcext:value-type="float">
            <text:p>2</text:p>
          </table:table-cell>
          <table:table-cell/>
          <table:table-cell table:formula="of:=IF([.$D187]&gt;=[.$J$3];&quot;&quot;;[.D187])">
            <text:p/>
          </table:table-cell>
          <table:table-cell table:formula="of:=IF([.$D187]&gt;=[.$J$3];&quot;&quot;;[.E18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88]=0;OFFSET([.D188];-[.J$3];0)+1;[.D187])" office:value-type="float" office:value="26" calcext:value-type="float">
            <text:p>26</text:p>
          </table:table-cell>
          <table:table-cell table:formula="of:=IF([.B188]=&quot;&quot;;OFFSET([.E188];-[.K$3];0);1+[.E187])" office:value-type="float" office:value="3" calcext:value-type="float">
            <text:p>3</text:p>
          </table:table-cell>
          <table:table-cell/>
          <table:table-cell table:formula="of:=IF([.$D188]&gt;=[.$J$3];&quot;&quot;;[.D188])">
            <text:p/>
          </table:table-cell>
          <table:table-cell table:formula="of:=IF([.$D188]&gt;=[.$J$3];&quot;&quot;;[.E18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89]=0;OFFSET([.D189];-[.J$3];0)+1;[.D188])" office:value-type="float" office:value="26" calcext:value-type="float">
            <text:p>26</text:p>
          </table:table-cell>
          <table:table-cell table:formula="of:=IF([.B189]=&quot;&quot;;OFFSET([.E189];-[.K$3];0);1+[.E188])" office:value-type="float" office:value="4" calcext:value-type="float">
            <text:p>4</text:p>
          </table:table-cell>
          <table:table-cell/>
          <table:table-cell table:formula="of:=IF([.$D189]&gt;=[.$J$3];&quot;&quot;;[.D189])">
            <text:p/>
          </table:table-cell>
          <table:table-cell table:formula="of:=IF([.$D189]&gt;=[.$J$3];&quot;&quot;;[.E18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90]=0;OFFSET([.D190];-[.J$3];0)+1;[.D189])" office:value-type="float" office:value="26" calcext:value-type="float">
            <text:p>26</text:p>
          </table:table-cell>
          <table:table-cell table:formula="of:=IF([.B190]=&quot;&quot;;OFFSET([.E190];-[.K$3];0);1+[.E189])" office:value-type="float" office:value="5" calcext:value-type="float">
            <text:p>5</text:p>
          </table:table-cell>
          <table:table-cell/>
          <table:table-cell table:formula="of:=IF([.$D190]&gt;=[.$J$3];&quot;&quot;;[.D190])">
            <text:p/>
          </table:table-cell>
          <table:table-cell table:formula="of:=IF([.$D190]&gt;=[.$J$3];&quot;&quot;;[.E19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91]=0;OFFSET([.D191];-[.J$3];0)+1;[.D190])" office:value-type="float" office:value="26" calcext:value-type="float">
            <text:p>26</text:p>
          </table:table-cell>
          <table:table-cell table:formula="of:=IF([.B191]=&quot;&quot;;OFFSET([.E191];-[.K$3];0);1+[.E190])" office:value-type="float" office:value="6" calcext:value-type="float">
            <text:p>6</text:p>
          </table:table-cell>
          <table:table-cell/>
          <table:table-cell table:formula="of:=IF([.$D191]&gt;=[.$J$3];&quot;&quot;;[.D191])">
            <text:p/>
          </table:table-cell>
          <table:table-cell table:formula="of:=IF([.$D191]&gt;=[.$J$3];&quot;&quot;;[.E19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92]=0;OFFSET([.D192];-[.J$3];0)+1;[.D191])" office:value-type="float" office:value="27" calcext:value-type="float">
            <text:p>27</text:p>
          </table:table-cell>
          <table:table-cell table:formula="of:=IF([.B192]=&quot;&quot;;OFFSET([.E192];-[.K$3];0);1+[.E191])" office:value-type="float" office:value="0" calcext:value-type="float">
            <text:p>0</text:p>
          </table:table-cell>
          <table:table-cell/>
          <table:table-cell table:formula="of:=IF([.$D192]&gt;=[.$J$3];&quot;&quot;;[.D192])">
            <text:p/>
          </table:table-cell>
          <table:table-cell table:formula="of:=IF([.$D192]&gt;=[.$J$3];&quot;&quot;;[.E19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93]=0;OFFSET([.D193];-[.J$3];0)+1;[.D192])" office:value-type="float" office:value="27" calcext:value-type="float">
            <text:p>27</text:p>
          </table:table-cell>
          <table:table-cell table:formula="of:=IF([.B193]=&quot;&quot;;OFFSET([.E193];-[.K$3];0);1+[.E192])" office:value-type="float" office:value="1" calcext:value-type="float">
            <text:p>1</text:p>
          </table:table-cell>
          <table:table-cell/>
          <table:table-cell table:formula="of:=IF([.$D193]&gt;=[.$J$3];&quot;&quot;;[.D193])">
            <text:p/>
          </table:table-cell>
          <table:table-cell table:formula="of:=IF([.$D193]&gt;=[.$J$3];&quot;&quot;;[.E19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94]=0;OFFSET([.D194];-[.J$3];0)+1;[.D193])" office:value-type="float" office:value="27" calcext:value-type="float">
            <text:p>27</text:p>
          </table:table-cell>
          <table:table-cell table:formula="of:=IF([.B194]=&quot;&quot;;OFFSET([.E194];-[.K$3];0);1+[.E193])" office:value-type="float" office:value="2" calcext:value-type="float">
            <text:p>2</text:p>
          </table:table-cell>
          <table:table-cell/>
          <table:table-cell table:formula="of:=IF([.$D194]&gt;=[.$J$3];&quot;&quot;;[.D194])">
            <text:p/>
          </table:table-cell>
          <table:table-cell table:formula="of:=IF([.$D194]&gt;=[.$J$3];&quot;&quot;;[.E19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95]=0;OFFSET([.D195];-[.J$3];0)+1;[.D194])" office:value-type="float" office:value="27" calcext:value-type="float">
            <text:p>27</text:p>
          </table:table-cell>
          <table:table-cell table:formula="of:=IF([.B195]=&quot;&quot;;OFFSET([.E195];-[.K$3];0);1+[.E194])" office:value-type="float" office:value="3" calcext:value-type="float">
            <text:p>3</text:p>
          </table:table-cell>
          <table:table-cell/>
          <table:table-cell table:formula="of:=IF([.$D195]&gt;=[.$J$3];&quot;&quot;;[.D195])">
            <text:p/>
          </table:table-cell>
          <table:table-cell table:formula="of:=IF([.$D195]&gt;=[.$J$3];&quot;&quot;;[.E19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96]=0;OFFSET([.D196];-[.J$3];0)+1;[.D195])" office:value-type="float" office:value="27" calcext:value-type="float">
            <text:p>27</text:p>
          </table:table-cell>
          <table:table-cell table:formula="of:=IF([.B196]=&quot;&quot;;OFFSET([.E196];-[.K$3];0);1+[.E195])" office:value-type="float" office:value="4" calcext:value-type="float">
            <text:p>4</text:p>
          </table:table-cell>
          <table:table-cell/>
          <table:table-cell table:formula="of:=IF([.$D196]&gt;=[.$J$3];&quot;&quot;;[.D196])">
            <text:p/>
          </table:table-cell>
          <table:table-cell table:formula="of:=IF([.$D196]&gt;=[.$J$3];&quot;&quot;;[.E19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97]=0;OFFSET([.D197];-[.J$3];0)+1;[.D196])" office:value-type="float" office:value="27" calcext:value-type="float">
            <text:p>27</text:p>
          </table:table-cell>
          <table:table-cell table:formula="of:=IF([.B197]=&quot;&quot;;OFFSET([.E197];-[.K$3];0);1+[.E196])" office:value-type="float" office:value="5" calcext:value-type="float">
            <text:p>5</text:p>
          </table:table-cell>
          <table:table-cell/>
          <table:table-cell table:formula="of:=IF([.$D197]&gt;=[.$J$3];&quot;&quot;;[.D197])">
            <text:p/>
          </table:table-cell>
          <table:table-cell table:formula="of:=IF([.$D197]&gt;=[.$J$3];&quot;&quot;;[.E19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98]=0;OFFSET([.D198];-[.J$3];0)+1;[.D197])" office:value-type="float" office:value="27" calcext:value-type="float">
            <text:p>27</text:p>
          </table:table-cell>
          <table:table-cell table:formula="of:=IF([.B198]=&quot;&quot;;OFFSET([.E198];-[.K$3];0);1+[.E197])" office:value-type="float" office:value="6" calcext:value-type="float">
            <text:p>6</text:p>
          </table:table-cell>
          <table:table-cell/>
          <table:table-cell table:formula="of:=IF([.$D198]&gt;=[.$J$3];&quot;&quot;;[.D198])">
            <text:p/>
          </table:table-cell>
          <table:table-cell table:formula="of:=IF([.$D198]&gt;=[.$J$3];&quot;&quot;;[.E19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199]=0;OFFSET([.D199];-[.J$3];0)+1;[.D198])" office:value-type="float" office:value="28" calcext:value-type="float">
            <text:p>28</text:p>
          </table:table-cell>
          <table:table-cell table:formula="of:=IF([.B199]=&quot;&quot;;OFFSET([.E199];-[.K$3];0);1+[.E198])" office:value-type="float" office:value="0" calcext:value-type="float">
            <text:p>0</text:p>
          </table:table-cell>
          <table:table-cell/>
          <table:table-cell table:formula="of:=IF([.$D199]&gt;=[.$J$3];&quot;&quot;;[.D199])">
            <text:p/>
          </table:table-cell>
          <table:table-cell table:formula="of:=IF([.$D199]&gt;=[.$J$3];&quot;&quot;;[.E19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00]=0;OFFSET([.D200];-[.J$3];0)+1;[.D199])" office:value-type="float" office:value="28" calcext:value-type="float">
            <text:p>28</text:p>
          </table:table-cell>
          <table:table-cell table:formula="of:=IF([.B200]=&quot;&quot;;OFFSET([.E200];-[.K$3];0);1+[.E199])" office:value-type="float" office:value="1" calcext:value-type="float">
            <text:p>1</text:p>
          </table:table-cell>
          <table:table-cell/>
          <table:table-cell table:formula="of:=IF([.$D200]&gt;=[.$J$3];&quot;&quot;;[.D200])">
            <text:p/>
          </table:table-cell>
          <table:table-cell table:formula="of:=IF([.$D200]&gt;=[.$J$3];&quot;&quot;;[.E20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01]=0;OFFSET([.D201];-[.J$3];0)+1;[.D200])" office:value-type="float" office:value="28" calcext:value-type="float">
            <text:p>28</text:p>
          </table:table-cell>
          <table:table-cell table:formula="of:=IF([.B201]=&quot;&quot;;OFFSET([.E201];-[.K$3];0);1+[.E200])" office:value-type="float" office:value="2" calcext:value-type="float">
            <text:p>2</text:p>
          </table:table-cell>
          <table:table-cell/>
          <table:table-cell table:formula="of:=IF([.$D201]&gt;=[.$J$3];&quot;&quot;;[.D201])">
            <text:p/>
          </table:table-cell>
          <table:table-cell table:formula="of:=IF([.$D201]&gt;=[.$J$3];&quot;&quot;;[.E20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02]=0;OFFSET([.D202];-[.J$3];0)+1;[.D201])" office:value-type="float" office:value="28" calcext:value-type="float">
            <text:p>28</text:p>
          </table:table-cell>
          <table:table-cell table:formula="of:=IF([.B202]=&quot;&quot;;OFFSET([.E202];-[.K$3];0);1+[.E201])" office:value-type="float" office:value="3" calcext:value-type="float">
            <text:p>3</text:p>
          </table:table-cell>
          <table:table-cell/>
          <table:table-cell table:formula="of:=IF([.$D202]&gt;=[.$J$3];&quot;&quot;;[.D202])">
            <text:p/>
          </table:table-cell>
          <table:table-cell table:formula="of:=IF([.$D202]&gt;=[.$J$3];&quot;&quot;;[.E20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03]=0;OFFSET([.D203];-[.J$3];0)+1;[.D202])" office:value-type="float" office:value="28" calcext:value-type="float">
            <text:p>28</text:p>
          </table:table-cell>
          <table:table-cell table:formula="of:=IF([.B203]=&quot;&quot;;OFFSET([.E203];-[.K$3];0);1+[.E202])" office:value-type="float" office:value="4" calcext:value-type="float">
            <text:p>4</text:p>
          </table:table-cell>
          <table:table-cell/>
          <table:table-cell table:formula="of:=IF([.$D203]&gt;=[.$J$3];&quot;&quot;;[.D203])">
            <text:p/>
          </table:table-cell>
          <table:table-cell table:formula="of:=IF([.$D203]&gt;=[.$J$3];&quot;&quot;;[.E20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04]=0;OFFSET([.D204];-[.J$3];0)+1;[.D203])" office:value-type="float" office:value="28" calcext:value-type="float">
            <text:p>28</text:p>
          </table:table-cell>
          <table:table-cell table:formula="of:=IF([.B204]=&quot;&quot;;OFFSET([.E204];-[.K$3];0);1+[.E203])" office:value-type="float" office:value="5" calcext:value-type="float">
            <text:p>5</text:p>
          </table:table-cell>
          <table:table-cell/>
          <table:table-cell table:formula="of:=IF([.$D204]&gt;=[.$J$3];&quot;&quot;;[.D204])">
            <text:p/>
          </table:table-cell>
          <table:table-cell table:formula="of:=IF([.$D204]&gt;=[.$J$3];&quot;&quot;;[.E20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05]=0;OFFSET([.D205];-[.J$3];0)+1;[.D204])" office:value-type="float" office:value="28" calcext:value-type="float">
            <text:p>28</text:p>
          </table:table-cell>
          <table:table-cell table:formula="of:=IF([.B205]=&quot;&quot;;OFFSET([.E205];-[.K$3];0);1+[.E204])" office:value-type="float" office:value="6" calcext:value-type="float">
            <text:p>6</text:p>
          </table:table-cell>
          <table:table-cell/>
          <table:table-cell table:formula="of:=IF([.$D205]&gt;=[.$J$3];&quot;&quot;;[.D205])">
            <text:p/>
          </table:table-cell>
          <table:table-cell table:formula="of:=IF([.$D205]&gt;=[.$J$3];&quot;&quot;;[.E20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06]=0;OFFSET([.D206];-[.J$3];0)+1;[.D205])" office:value-type="float" office:value="29" calcext:value-type="float">
            <text:p>29</text:p>
          </table:table-cell>
          <table:table-cell table:formula="of:=IF([.B206]=&quot;&quot;;OFFSET([.E206];-[.K$3];0);1+[.E205])" office:value-type="float" office:value="0" calcext:value-type="float">
            <text:p>0</text:p>
          </table:table-cell>
          <table:table-cell/>
          <table:table-cell table:formula="of:=IF([.$D206]&gt;=[.$J$3];&quot;&quot;;[.D206])">
            <text:p/>
          </table:table-cell>
          <table:table-cell table:formula="of:=IF([.$D206]&gt;=[.$J$3];&quot;&quot;;[.E20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07]=0;OFFSET([.D207];-[.J$3];0)+1;[.D206])" office:value-type="float" office:value="29" calcext:value-type="float">
            <text:p>29</text:p>
          </table:table-cell>
          <table:table-cell table:formula="of:=IF([.B207]=&quot;&quot;;OFFSET([.E207];-[.K$3];0);1+[.E206])" office:value-type="float" office:value="1" calcext:value-type="float">
            <text:p>1</text:p>
          </table:table-cell>
          <table:table-cell/>
          <table:table-cell table:formula="of:=IF([.$D207]&gt;=[.$J$3];&quot;&quot;;[.D207])">
            <text:p/>
          </table:table-cell>
          <table:table-cell table:formula="of:=IF([.$D207]&gt;=[.$J$3];&quot;&quot;;[.E20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08]=0;OFFSET([.D208];-[.J$3];0)+1;[.D207])" office:value-type="float" office:value="29" calcext:value-type="float">
            <text:p>29</text:p>
          </table:table-cell>
          <table:table-cell table:formula="of:=IF([.B208]=&quot;&quot;;OFFSET([.E208];-[.K$3];0);1+[.E207])" office:value-type="float" office:value="2" calcext:value-type="float">
            <text:p>2</text:p>
          </table:table-cell>
          <table:table-cell/>
          <table:table-cell table:formula="of:=IF([.$D208]&gt;=[.$J$3];&quot;&quot;;[.D208])">
            <text:p/>
          </table:table-cell>
          <table:table-cell table:formula="of:=IF([.$D208]&gt;=[.$J$3];&quot;&quot;;[.E20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09]=0;OFFSET([.D209];-[.J$3];0)+1;[.D208])" office:value-type="float" office:value="29" calcext:value-type="float">
            <text:p>29</text:p>
          </table:table-cell>
          <table:table-cell table:formula="of:=IF([.B209]=&quot;&quot;;OFFSET([.E209];-[.K$3];0);1+[.E208])" office:value-type="float" office:value="3" calcext:value-type="float">
            <text:p>3</text:p>
          </table:table-cell>
          <table:table-cell/>
          <table:table-cell table:formula="of:=IF([.$D209]&gt;=[.$J$3];&quot;&quot;;[.D209])">
            <text:p/>
          </table:table-cell>
          <table:table-cell table:formula="of:=IF([.$D209]&gt;=[.$J$3];&quot;&quot;;[.E20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10]=0;OFFSET([.D210];-[.J$3];0)+1;[.D209])" office:value-type="float" office:value="29" calcext:value-type="float">
            <text:p>29</text:p>
          </table:table-cell>
          <table:table-cell table:formula="of:=IF([.B210]=&quot;&quot;;OFFSET([.E210];-[.K$3];0);1+[.E209])" office:value-type="float" office:value="4" calcext:value-type="float">
            <text:p>4</text:p>
          </table:table-cell>
          <table:table-cell/>
          <table:table-cell table:formula="of:=IF([.$D210]&gt;=[.$J$3];&quot;&quot;;[.D210])">
            <text:p/>
          </table:table-cell>
          <table:table-cell table:formula="of:=IF([.$D210]&gt;=[.$J$3];&quot;&quot;;[.E21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11]=0;OFFSET([.D211];-[.J$3];0)+1;[.D210])" office:value-type="float" office:value="29" calcext:value-type="float">
            <text:p>29</text:p>
          </table:table-cell>
          <table:table-cell table:formula="of:=IF([.B211]=&quot;&quot;;OFFSET([.E211];-[.K$3];0);1+[.E210])" office:value-type="float" office:value="5" calcext:value-type="float">
            <text:p>5</text:p>
          </table:table-cell>
          <table:table-cell/>
          <table:table-cell table:formula="of:=IF([.$D211]&gt;=[.$J$3];&quot;&quot;;[.D211])">
            <text:p/>
          </table:table-cell>
          <table:table-cell table:formula="of:=IF([.$D211]&gt;=[.$J$3];&quot;&quot;;[.E21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12]=0;OFFSET([.D212];-[.J$3];0)+1;[.D211])" office:value-type="float" office:value="29" calcext:value-type="float">
            <text:p>29</text:p>
          </table:table-cell>
          <table:table-cell table:formula="of:=IF([.B212]=&quot;&quot;;OFFSET([.E212];-[.K$3];0);1+[.E211])" office:value-type="float" office:value="6" calcext:value-type="float">
            <text:p>6</text:p>
          </table:table-cell>
          <table:table-cell/>
          <table:table-cell table:formula="of:=IF([.$D212]&gt;=[.$J$3];&quot;&quot;;[.D212])">
            <text:p/>
          </table:table-cell>
          <table:table-cell table:formula="of:=IF([.$D212]&gt;=[.$J$3];&quot;&quot;;[.E21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13]=0;OFFSET([.D213];-[.J$3];0)+1;[.D212])" office:value-type="float" office:value="30" calcext:value-type="float">
            <text:p>30</text:p>
          </table:table-cell>
          <table:table-cell table:formula="of:=IF([.K202]=&quot;&quot;;OFFSET([.E213];-[.K$3];0);1+[.E212])" office:value-type="float" office:value="0" calcext:value-type="float">
            <text:p>0</text:p>
          </table:table-cell>
          <table:table-cell/>
          <table:table-cell table:formula="of:=IF([.$D213]&gt;=[.$J$3];&quot;&quot;;[.D213])">
            <text:p/>
          </table:table-cell>
          <table:table-cell table:formula="of:=IF([.$D213]&gt;=[.$J$3];&quot;&quot;;[.E21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14]=0;OFFSET([.D214];-[.J$3];0)+1;[.D213])" office:value-type="float" office:value="30" calcext:value-type="float">
            <text:p>30</text:p>
          </table:table-cell>
          <table:table-cell table:formula="of:=IF([.K203]=&quot;&quot;;OFFSET([.E214];-[.K$3];0);1+[.E213])" office:value-type="float" office:value="1" calcext:value-type="float">
            <text:p>1</text:p>
          </table:table-cell>
          <table:table-cell/>
          <table:table-cell table:formula="of:=IF([.$D214]&gt;=[.$J$3];&quot;&quot;;[.D214])">
            <text:p/>
          </table:table-cell>
          <table:table-cell table:formula="of:=IF([.$D214]&gt;=[.$J$3];&quot;&quot;;[.E21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15]=0;OFFSET([.D215];-[.J$3];0)+1;[.D214])" office:value-type="float" office:value="30" calcext:value-type="float">
            <text:p>30</text:p>
          </table:table-cell>
          <table:table-cell table:formula="of:=IF([.K204]=&quot;&quot;;OFFSET([.E215];-[.K$3];0);1+[.E214])" office:value-type="float" office:value="2" calcext:value-type="float">
            <text:p>2</text:p>
          </table:table-cell>
          <table:table-cell/>
          <table:table-cell table:formula="of:=IF([.$D215]&gt;=[.$J$3];&quot;&quot;;[.D215])">
            <text:p/>
          </table:table-cell>
          <table:table-cell table:formula="of:=IF([.$D215]&gt;=[.$J$3];&quot;&quot;;[.E21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16]=0;OFFSET([.D216];-[.J$3];0)+1;[.D215])" office:value-type="float" office:value="30" calcext:value-type="float">
            <text:p>30</text:p>
          </table:table-cell>
          <table:table-cell table:formula="of:=IF([.K205]=&quot;&quot;;OFFSET([.E216];-[.K$3];0);1+[.E215])" office:value-type="float" office:value="3" calcext:value-type="float">
            <text:p>3</text:p>
          </table:table-cell>
          <table:table-cell/>
          <table:table-cell table:formula="of:=IF([.$D216]&gt;=[.$J$3];&quot;&quot;;[.D216])">
            <text:p/>
          </table:table-cell>
          <table:table-cell table:formula="of:=IF([.$D216]&gt;=[.$J$3];&quot;&quot;;[.E21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17]=0;OFFSET([.D217];-[.J$3];0)+1;[.D216])" office:value-type="float" office:value="30" calcext:value-type="float">
            <text:p>30</text:p>
          </table:table-cell>
          <table:table-cell table:formula="of:=IF([.K206]=&quot;&quot;;OFFSET([.E217];-[.K$3];0);1+[.E216])" office:value-type="float" office:value="4" calcext:value-type="float">
            <text:p>4</text:p>
          </table:table-cell>
          <table:table-cell/>
          <table:table-cell table:formula="of:=IF([.$D217]&gt;=[.$J$3];&quot;&quot;;[.D217])">
            <text:p/>
          </table:table-cell>
          <table:table-cell table:formula="of:=IF([.$D217]&gt;=[.$J$3];&quot;&quot;;[.E21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18]=0;OFFSET([.D218];-[.J$3];0)+1;[.D217])" office:value-type="float" office:value="30" calcext:value-type="float">
            <text:p>30</text:p>
          </table:table-cell>
          <table:table-cell table:formula="of:=IF([.K207]=&quot;&quot;;OFFSET([.E218];-[.K$3];0);1+[.E217])" office:value-type="float" office:value="5" calcext:value-type="float">
            <text:p>5</text:p>
          </table:table-cell>
          <table:table-cell/>
          <table:table-cell table:formula="of:=IF([.$D218]&gt;=[.$J$3];&quot;&quot;;[.D218])">
            <text:p/>
          </table:table-cell>
          <table:table-cell table:formula="of:=IF([.$D218]&gt;=[.$J$3];&quot;&quot;;[.E21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19]=0;OFFSET([.D219];-[.J$3];0)+1;[.D218])" office:value-type="float" office:value="30" calcext:value-type="float">
            <text:p>30</text:p>
          </table:table-cell>
          <table:table-cell table:formula="of:=IF([.K208]=&quot;&quot;;OFFSET([.E219];-[.K$3];0);1+[.E218])" office:value-type="float" office:value="6" calcext:value-type="float">
            <text:p>6</text:p>
          </table:table-cell>
          <table:table-cell/>
          <table:table-cell table:formula="of:=IF([.$D219]&gt;=[.$J$3];&quot;&quot;;[.D219])">
            <text:p/>
          </table:table-cell>
          <table:table-cell table:formula="of:=IF([.$D219]&gt;=[.$J$3];&quot;&quot;;[.E21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20]=0;OFFSET([.D220];-[.J$3];0)+1;[.D219])" office:value-type="float" office:value="31" calcext:value-type="float">
            <text:p>31</text:p>
          </table:table-cell>
          <table:table-cell table:formula="of:=IF([.K209]=&quot;&quot;;OFFSET([.E220];-[.K$3];0);1+[.E219])" office:value-type="float" office:value="0" calcext:value-type="float">
            <text:p>0</text:p>
          </table:table-cell>
          <table:table-cell/>
          <table:table-cell table:formula="of:=IF([.$D220]&gt;=[.$J$3];&quot;&quot;;[.D220])">
            <text:p/>
          </table:table-cell>
          <table:table-cell table:formula="of:=IF([.$D220]&gt;=[.$J$3];&quot;&quot;;[.E22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21]=0;OFFSET([.D221];-[.J$3];0)+1;[.D220])" office:value-type="float" office:value="31" calcext:value-type="float">
            <text:p>31</text:p>
          </table:table-cell>
          <table:table-cell table:formula="of:=IF([.K210]=&quot;&quot;;OFFSET([.E221];-[.K$3];0);1+[.E220])" office:value-type="float" office:value="1" calcext:value-type="float">
            <text:p>1</text:p>
          </table:table-cell>
          <table:table-cell/>
          <table:table-cell table:formula="of:=IF([.$D221]&gt;=[.$J$3];&quot;&quot;;[.D221])">
            <text:p/>
          </table:table-cell>
          <table:table-cell table:formula="of:=IF([.$D221]&gt;=[.$J$3];&quot;&quot;;[.E22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22]=0;OFFSET([.D222];-[.J$3];0)+1;[.D221])" office:value-type="float" office:value="31" calcext:value-type="float">
            <text:p>31</text:p>
          </table:table-cell>
          <table:table-cell table:formula="of:=IF([.K211]=&quot;&quot;;OFFSET([.E222];-[.K$3];0);1+[.E221])" office:value-type="float" office:value="2" calcext:value-type="float">
            <text:p>2</text:p>
          </table:table-cell>
          <table:table-cell/>
          <table:table-cell table:formula="of:=IF([.$D222]&gt;=[.$J$3];&quot;&quot;;[.D222])">
            <text:p/>
          </table:table-cell>
          <table:table-cell table:formula="of:=IF([.$D222]&gt;=[.$J$3];&quot;&quot;;[.E22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23]=0;OFFSET([.D223];-[.J$3];0)+1;[.D222])" office:value-type="float" office:value="31" calcext:value-type="float">
            <text:p>31</text:p>
          </table:table-cell>
          <table:table-cell table:formula="of:=IF([.K212]=&quot;&quot;;OFFSET([.E223];-[.K$3];0);1+[.E222])" office:value-type="float" office:value="3" calcext:value-type="float">
            <text:p>3</text:p>
          </table:table-cell>
          <table:table-cell/>
          <table:table-cell table:formula="of:=IF([.$D223]&gt;=[.$J$3];&quot;&quot;;[.D223])">
            <text:p/>
          </table:table-cell>
          <table:table-cell table:formula="of:=IF([.$D223]&gt;=[.$J$3];&quot;&quot;;[.E22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24]=0;OFFSET([.D224];-[.J$3];0)+1;[.D223])" office:value-type="float" office:value="31" calcext:value-type="float">
            <text:p>31</text:p>
          </table:table-cell>
          <table:table-cell table:formula="of:=IF([.K213]=&quot;&quot;;OFFSET([.E224];-[.K$3];0);1+[.E223])" office:value-type="float" office:value="4" calcext:value-type="float">
            <text:p>4</text:p>
          </table:table-cell>
          <table:table-cell/>
          <table:table-cell table:formula="of:=IF([.$D224]&gt;=[.$J$3];&quot;&quot;;[.D224])">
            <text:p/>
          </table:table-cell>
          <table:table-cell table:formula="of:=IF([.$D224]&gt;=[.$J$3];&quot;&quot;;[.E22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25]=0;OFFSET([.D225];-[.J$3];0)+1;[.D224])" office:value-type="float" office:value="31" calcext:value-type="float">
            <text:p>31</text:p>
          </table:table-cell>
          <table:table-cell table:formula="of:=IF([.K214]=&quot;&quot;;OFFSET([.E225];-[.K$3];0);1+[.E224])" office:value-type="float" office:value="5" calcext:value-type="float">
            <text:p>5</text:p>
          </table:table-cell>
          <table:table-cell/>
          <table:table-cell table:formula="of:=IF([.$D225]&gt;=[.$J$3];&quot;&quot;;[.D225])">
            <text:p/>
          </table:table-cell>
          <table:table-cell table:formula="of:=IF([.$D225]&gt;=[.$J$3];&quot;&quot;;[.E22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26]=0;OFFSET([.D226];-[.J$3];0)+1;[.D225])" office:value-type="float" office:value="31" calcext:value-type="float">
            <text:p>31</text:p>
          </table:table-cell>
          <table:table-cell table:formula="of:=IF([.K215]=&quot;&quot;;OFFSET([.E226];-[.K$3];0);1+[.E225])" office:value-type="float" office:value="6" calcext:value-type="float">
            <text:p>6</text:p>
          </table:table-cell>
          <table:table-cell/>
          <table:table-cell table:formula="of:=IF([.$D226]&gt;=[.$J$3];&quot;&quot;;[.D226])">
            <text:p/>
          </table:table-cell>
          <table:table-cell table:formula="of:=IF([.$D226]&gt;=[.$J$3];&quot;&quot;;[.E22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27]=0;OFFSET([.D227];-[.J$3];0)+1;[.D226])" office:value-type="float" office:value="32" calcext:value-type="float">
            <text:p>32</text:p>
          </table:table-cell>
          <table:table-cell table:formula="of:=IF([.K216]=&quot;&quot;;OFFSET([.E227];-[.K$3];0);1+[.E226])" office:value-type="float" office:value="0" calcext:value-type="float">
            <text:p>0</text:p>
          </table:table-cell>
          <table:table-cell/>
          <table:table-cell table:formula="of:=IF([.$D227]&gt;=[.$J$3];&quot;&quot;;[.D227])">
            <text:p/>
          </table:table-cell>
          <table:table-cell table:formula="of:=IF([.$D227]&gt;=[.$J$3];&quot;&quot;;[.E22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28]=0;OFFSET([.D228];-[.J$3];0)+1;[.D227])" office:value-type="float" office:value="32" calcext:value-type="float">
            <text:p>32</text:p>
          </table:table-cell>
          <table:table-cell table:formula="of:=IF([.K217]=&quot;&quot;;OFFSET([.E228];-[.K$3];0);1+[.E227])" office:value-type="float" office:value="1" calcext:value-type="float">
            <text:p>1</text:p>
          </table:table-cell>
          <table:table-cell/>
          <table:table-cell table:formula="of:=IF([.$D228]&gt;=[.$J$3];&quot;&quot;;[.D228])">
            <text:p/>
          </table:table-cell>
          <table:table-cell table:formula="of:=IF([.$D228]&gt;=[.$J$3];&quot;&quot;;[.E22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29]=0;OFFSET([.D229];-[.J$3];0)+1;[.D228])" office:value-type="float" office:value="32" calcext:value-type="float">
            <text:p>32</text:p>
          </table:table-cell>
          <table:table-cell table:formula="of:=IF([.K218]=&quot;&quot;;OFFSET([.E229];-[.K$3];0);1+[.E228])" office:value-type="float" office:value="2" calcext:value-type="float">
            <text:p>2</text:p>
          </table:table-cell>
          <table:table-cell/>
          <table:table-cell table:formula="of:=IF([.$D229]&gt;=[.$J$3];&quot;&quot;;[.D229])">
            <text:p/>
          </table:table-cell>
          <table:table-cell table:formula="of:=IF([.$D229]&gt;=[.$J$3];&quot;&quot;;[.E22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30]=0;OFFSET([.D230];-[.J$3];0)+1;[.D229])" office:value-type="float" office:value="32" calcext:value-type="float">
            <text:p>32</text:p>
          </table:table-cell>
          <table:table-cell table:formula="of:=IF([.K219]=&quot;&quot;;OFFSET([.E230];-[.K$3];0);1+[.E229])" office:value-type="float" office:value="3" calcext:value-type="float">
            <text:p>3</text:p>
          </table:table-cell>
          <table:table-cell/>
          <table:table-cell table:formula="of:=IF([.$D230]&gt;=[.$J$3];&quot;&quot;;[.D230])">
            <text:p/>
          </table:table-cell>
          <table:table-cell table:formula="of:=IF([.$D230]&gt;=[.$J$3];&quot;&quot;;[.E23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31]=0;OFFSET([.D231];-[.J$3];0)+1;[.D230])" office:value-type="float" office:value="32" calcext:value-type="float">
            <text:p>32</text:p>
          </table:table-cell>
          <table:table-cell table:formula="of:=IF([.K220]=&quot;&quot;;OFFSET([.E231];-[.K$3];0);1+[.E230])" office:value-type="float" office:value="4" calcext:value-type="float">
            <text:p>4</text:p>
          </table:table-cell>
          <table:table-cell/>
          <table:table-cell table:formula="of:=IF([.$D231]&gt;=[.$J$3];&quot;&quot;;[.D231])">
            <text:p/>
          </table:table-cell>
          <table:table-cell table:formula="of:=IF([.$D231]&gt;=[.$J$3];&quot;&quot;;[.E23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32]=0;OFFSET([.D232];-[.J$3];0)+1;[.D231])" office:value-type="float" office:value="32" calcext:value-type="float">
            <text:p>32</text:p>
          </table:table-cell>
          <table:table-cell table:formula="of:=IF([.K221]=&quot;&quot;;OFFSET([.E232];-[.K$3];0);1+[.E231])" office:value-type="float" office:value="5" calcext:value-type="float">
            <text:p>5</text:p>
          </table:table-cell>
          <table:table-cell/>
          <table:table-cell table:formula="of:=IF([.$D232]&gt;=[.$J$3];&quot;&quot;;[.D232])">
            <text:p/>
          </table:table-cell>
          <table:table-cell table:formula="of:=IF([.$D232]&gt;=[.$J$3];&quot;&quot;;[.E23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33]=0;OFFSET([.D233];-[.J$3];0)+1;[.D232])" office:value-type="float" office:value="32" calcext:value-type="float">
            <text:p>32</text:p>
          </table:table-cell>
          <table:table-cell table:formula="of:=IF([.K222]=&quot;&quot;;OFFSET([.E233];-[.K$3];0);1+[.E232])" office:value-type="float" office:value="6" calcext:value-type="float">
            <text:p>6</text:p>
          </table:table-cell>
          <table:table-cell/>
          <table:table-cell table:formula="of:=IF([.$D233]&gt;=[.$J$3];&quot;&quot;;[.D233])">
            <text:p/>
          </table:table-cell>
          <table:table-cell table:formula="of:=IF([.$D233]&gt;=[.$J$3];&quot;&quot;;[.E23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34]=0;OFFSET([.D234];-[.J$3];0)+1;[.D233])" office:value-type="float" office:value="33" calcext:value-type="float">
            <text:p>33</text:p>
          </table:table-cell>
          <table:table-cell table:formula="of:=IF([.K223]=&quot;&quot;;OFFSET([.E234];-[.K$3];0);1+[.E233])" office:value-type="float" office:value="0" calcext:value-type="float">
            <text:p>0</text:p>
          </table:table-cell>
          <table:table-cell/>
          <table:table-cell table:formula="of:=IF([.$D234]&gt;=[.$J$3];&quot;&quot;;[.D234])">
            <text:p/>
          </table:table-cell>
          <table:table-cell table:formula="of:=IF([.$D234]&gt;=[.$J$3];&quot;&quot;;[.E23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35]=0;OFFSET([.D235];-[.J$3];0)+1;[.D234])" office:value-type="float" office:value="33" calcext:value-type="float">
            <text:p>33</text:p>
          </table:table-cell>
          <table:table-cell table:formula="of:=IF([.K224]=&quot;&quot;;OFFSET([.E235];-[.K$3];0);1+[.E234])" office:value-type="float" office:value="1" calcext:value-type="float">
            <text:p>1</text:p>
          </table:table-cell>
          <table:table-cell/>
          <table:table-cell table:formula="of:=IF([.$D235]&gt;=[.$J$3];&quot;&quot;;[.D235])">
            <text:p/>
          </table:table-cell>
          <table:table-cell table:formula="of:=IF([.$D235]&gt;=[.$J$3];&quot;&quot;;[.E23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36]=0;OFFSET([.D236];-[.J$3];0)+1;[.D235])" office:value-type="float" office:value="33" calcext:value-type="float">
            <text:p>33</text:p>
          </table:table-cell>
          <table:table-cell table:formula="of:=IF([.K225]=&quot;&quot;;OFFSET([.E236];-[.K$3];0);1+[.E235])" office:value-type="float" office:value="2" calcext:value-type="float">
            <text:p>2</text:p>
          </table:table-cell>
          <table:table-cell/>
          <table:table-cell table:formula="of:=IF([.$D236]&gt;=[.$J$3];&quot;&quot;;[.D236])">
            <text:p/>
          </table:table-cell>
          <table:table-cell table:formula="of:=IF([.$D236]&gt;=[.$J$3];&quot;&quot;;[.E23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37]=0;OFFSET([.D237];-[.J$3];0)+1;[.D236])" office:value-type="float" office:value="33" calcext:value-type="float">
            <text:p>33</text:p>
          </table:table-cell>
          <table:table-cell table:formula="of:=IF([.K226]=&quot;&quot;;OFFSET([.E237];-[.K$3];0);1+[.E236])" office:value-type="float" office:value="3" calcext:value-type="float">
            <text:p>3</text:p>
          </table:table-cell>
          <table:table-cell/>
          <table:table-cell table:formula="of:=IF([.$D237]&gt;=[.$J$3];&quot;&quot;;[.D237])">
            <text:p/>
          </table:table-cell>
          <table:table-cell table:formula="of:=IF([.$D237]&gt;=[.$J$3];&quot;&quot;;[.E23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38]=0;OFFSET([.D238];-[.J$3];0)+1;[.D237])" office:value-type="float" office:value="33" calcext:value-type="float">
            <text:p>33</text:p>
          </table:table-cell>
          <table:table-cell table:formula="of:=IF([.K227]=&quot;&quot;;OFFSET([.E238];-[.K$3];0);1+[.E237])" office:value-type="float" office:value="4" calcext:value-type="float">
            <text:p>4</text:p>
          </table:table-cell>
          <table:table-cell/>
          <table:table-cell table:formula="of:=IF([.$D238]&gt;=[.$J$3];&quot;&quot;;[.D238])">
            <text:p/>
          </table:table-cell>
          <table:table-cell table:formula="of:=IF([.$D238]&gt;=[.$J$3];&quot;&quot;;[.E23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39]=0;OFFSET([.D239];-[.J$3];0)+1;[.D238])" office:value-type="float" office:value="33" calcext:value-type="float">
            <text:p>33</text:p>
          </table:table-cell>
          <table:table-cell table:formula="of:=IF([.K228]=&quot;&quot;;OFFSET([.E239];-[.K$3];0);1+[.E238])" office:value-type="float" office:value="5" calcext:value-type="float">
            <text:p>5</text:p>
          </table:table-cell>
          <table:table-cell/>
          <table:table-cell table:formula="of:=IF([.$D239]&gt;=[.$J$3];&quot;&quot;;[.D239])">
            <text:p/>
          </table:table-cell>
          <table:table-cell table:formula="of:=IF([.$D239]&gt;=[.$J$3];&quot;&quot;;[.E23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40]=0;OFFSET([.D240];-[.J$3];0)+1;[.D239])" office:value-type="float" office:value="33" calcext:value-type="float">
            <text:p>33</text:p>
          </table:table-cell>
          <table:table-cell table:formula="of:=IF([.K229]=&quot;&quot;;OFFSET([.E240];-[.K$3];0);1+[.E239])" office:value-type="float" office:value="6" calcext:value-type="float">
            <text:p>6</text:p>
          </table:table-cell>
          <table:table-cell/>
          <table:table-cell table:formula="of:=IF([.$D240]&gt;=[.$J$3];&quot;&quot;;[.D240])">
            <text:p/>
          </table:table-cell>
          <table:table-cell table:formula="of:=IF([.$D240]&gt;=[.$J$3];&quot;&quot;;[.E24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41]=0;OFFSET([.D241];-[.J$3];0)+1;[.D240])" office:value-type="float" office:value="34" calcext:value-type="float">
            <text:p>34</text:p>
          </table:table-cell>
          <table:table-cell table:formula="of:=IF([.K230]=&quot;&quot;;OFFSET([.E241];-[.K$3];0);1+[.E240])" office:value-type="float" office:value="0" calcext:value-type="float">
            <text:p>0</text:p>
          </table:table-cell>
          <table:table-cell/>
          <table:table-cell table:formula="of:=IF([.$D241]&gt;=[.$J$3];&quot;&quot;;[.D241])">
            <text:p/>
          </table:table-cell>
          <table:table-cell table:formula="of:=IF([.$D241]&gt;=[.$J$3];&quot;&quot;;[.E24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42]=0;OFFSET([.D242];-[.J$3];0)+1;[.D241])" office:value-type="float" office:value="34" calcext:value-type="float">
            <text:p>34</text:p>
          </table:table-cell>
          <table:table-cell table:formula="of:=IF([.K231]=&quot;&quot;;OFFSET([.E242];-[.K$3];0);1+[.E241])" office:value-type="float" office:value="1" calcext:value-type="float">
            <text:p>1</text:p>
          </table:table-cell>
          <table:table-cell/>
          <table:table-cell table:formula="of:=IF([.$D242]&gt;=[.$J$3];&quot;&quot;;[.D242])">
            <text:p/>
          </table:table-cell>
          <table:table-cell table:formula="of:=IF([.$D242]&gt;=[.$J$3];&quot;&quot;;[.E24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43]=0;OFFSET([.D243];-[.J$3];0)+1;[.D242])" office:value-type="float" office:value="34" calcext:value-type="float">
            <text:p>34</text:p>
          </table:table-cell>
          <table:table-cell table:formula="of:=IF([.K232]=&quot;&quot;;OFFSET([.E243];-[.K$3];0);1+[.E242])" office:value-type="float" office:value="2" calcext:value-type="float">
            <text:p>2</text:p>
          </table:table-cell>
          <table:table-cell/>
          <table:table-cell table:formula="of:=IF([.$D243]&gt;=[.$J$3];&quot;&quot;;[.D243])">
            <text:p/>
          </table:table-cell>
          <table:table-cell table:formula="of:=IF([.$D243]&gt;=[.$J$3];&quot;&quot;;[.E24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44]=0;OFFSET([.D244];-[.J$3];0)+1;[.D243])" office:value-type="float" office:value="34" calcext:value-type="float">
            <text:p>34</text:p>
          </table:table-cell>
          <table:table-cell table:formula="of:=IF([.K233]=&quot;&quot;;OFFSET([.E244];-[.K$3];0);1+[.E243])" office:value-type="float" office:value="3" calcext:value-type="float">
            <text:p>3</text:p>
          </table:table-cell>
          <table:table-cell/>
          <table:table-cell table:formula="of:=IF([.$D244]&gt;=[.$J$3];&quot;&quot;;[.D244])">
            <text:p/>
          </table:table-cell>
          <table:table-cell table:formula="of:=IF([.$D244]&gt;=[.$J$3];&quot;&quot;;[.E24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45]=0;OFFSET([.D245];-[.J$3];0)+1;[.D244])" office:value-type="float" office:value="34" calcext:value-type="float">
            <text:p>34</text:p>
          </table:table-cell>
          <table:table-cell table:formula="of:=IF([.K234]=&quot;&quot;;OFFSET([.E245];-[.K$3];0);1+[.E244])" office:value-type="float" office:value="4" calcext:value-type="float">
            <text:p>4</text:p>
          </table:table-cell>
          <table:table-cell/>
          <table:table-cell table:formula="of:=IF([.$D245]&gt;=[.$J$3];&quot;&quot;;[.D245])">
            <text:p/>
          </table:table-cell>
          <table:table-cell table:formula="of:=IF([.$D245]&gt;=[.$J$3];&quot;&quot;;[.E24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46]=0;OFFSET([.D246];-[.J$3];0)+1;[.D245])" office:value-type="float" office:value="34" calcext:value-type="float">
            <text:p>34</text:p>
          </table:table-cell>
          <table:table-cell table:formula="of:=IF([.K235]=&quot;&quot;;OFFSET([.E246];-[.K$3];0);1+[.E245])" office:value-type="float" office:value="5" calcext:value-type="float">
            <text:p>5</text:p>
          </table:table-cell>
          <table:table-cell/>
          <table:table-cell table:formula="of:=IF([.$D246]&gt;=[.$J$3];&quot;&quot;;[.D246])">
            <text:p/>
          </table:table-cell>
          <table:table-cell table:formula="of:=IF([.$D246]&gt;=[.$J$3];&quot;&quot;;[.E24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47]=0;OFFSET([.D247];-[.J$3];0)+1;[.D246])" office:value-type="float" office:value="34" calcext:value-type="float">
            <text:p>34</text:p>
          </table:table-cell>
          <table:table-cell table:formula="of:=IF([.K236]=&quot;&quot;;OFFSET([.E247];-[.K$3];0);1+[.E246])" office:value-type="float" office:value="6" calcext:value-type="float">
            <text:p>6</text:p>
          </table:table-cell>
          <table:table-cell/>
          <table:table-cell table:formula="of:=IF([.$D247]&gt;=[.$J$3];&quot;&quot;;[.D247])">
            <text:p/>
          </table:table-cell>
          <table:table-cell table:formula="of:=IF([.$D247]&gt;=[.$J$3];&quot;&quot;;[.E24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48]=0;OFFSET([.D248];-[.J$3];0)+1;[.D247])" office:value-type="float" office:value="35" calcext:value-type="float">
            <text:p>35</text:p>
          </table:table-cell>
          <table:table-cell table:formula="of:=IF([.K237]=&quot;&quot;;OFFSET([.E248];-[.K$3];0);1+[.E247])" office:value-type="float" office:value="0" calcext:value-type="float">
            <text:p>0</text:p>
          </table:table-cell>
          <table:table-cell/>
          <table:table-cell table:formula="of:=IF([.$D248]&gt;=[.$J$3];&quot;&quot;;[.D248])">
            <text:p/>
          </table:table-cell>
          <table:table-cell table:formula="of:=IF([.$D248]&gt;=[.$J$3];&quot;&quot;;[.E24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49]=0;OFFSET([.D249];-[.J$3];0)+1;[.D248])" office:value-type="float" office:value="35" calcext:value-type="float">
            <text:p>35</text:p>
          </table:table-cell>
          <table:table-cell table:formula="of:=IF([.K238]=&quot;&quot;;OFFSET([.E249];-[.K$3];0);1+[.E248])" office:value-type="float" office:value="1" calcext:value-type="float">
            <text:p>1</text:p>
          </table:table-cell>
          <table:table-cell/>
          <table:table-cell table:formula="of:=IF([.$D249]&gt;=[.$J$3];&quot;&quot;;[.D249])">
            <text:p/>
          </table:table-cell>
          <table:table-cell table:formula="of:=IF([.$D249]&gt;=[.$J$3];&quot;&quot;;[.E24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50]=0;OFFSET([.D250];-[.J$3];0)+1;[.D249])" office:value-type="float" office:value="35" calcext:value-type="float">
            <text:p>35</text:p>
          </table:table-cell>
          <table:table-cell table:formula="of:=IF([.K239]=&quot;&quot;;OFFSET([.E250];-[.K$3];0);1+[.E249])" office:value-type="float" office:value="2" calcext:value-type="float">
            <text:p>2</text:p>
          </table:table-cell>
          <table:table-cell/>
          <table:table-cell table:formula="of:=IF([.$D250]&gt;=[.$J$3];&quot;&quot;;[.D250])">
            <text:p/>
          </table:table-cell>
          <table:table-cell table:formula="of:=IF([.$D250]&gt;=[.$J$3];&quot;&quot;;[.E25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51]=0;OFFSET([.D251];-[.J$3];0)+1;[.D250])" office:value-type="float" office:value="35" calcext:value-type="float">
            <text:p>35</text:p>
          </table:table-cell>
          <table:table-cell table:formula="of:=IF([.K240]=&quot;&quot;;OFFSET([.E251];-[.K$3];0);1+[.E250])" office:value-type="float" office:value="3" calcext:value-type="float">
            <text:p>3</text:p>
          </table:table-cell>
          <table:table-cell/>
          <table:table-cell table:formula="of:=IF([.$D251]&gt;=[.$J$3];&quot;&quot;;[.D251])">
            <text:p/>
          </table:table-cell>
          <table:table-cell table:formula="of:=IF([.$D251]&gt;=[.$J$3];&quot;&quot;;[.E25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52]=0;OFFSET([.D252];-[.J$3];0)+1;[.D251])" office:value-type="float" office:value="35" calcext:value-type="float">
            <text:p>35</text:p>
          </table:table-cell>
          <table:table-cell table:formula="of:=IF([.K241]=&quot;&quot;;OFFSET([.E252];-[.K$3];0);1+[.E251])" office:value-type="float" office:value="4" calcext:value-type="float">
            <text:p>4</text:p>
          </table:table-cell>
          <table:table-cell/>
          <table:table-cell table:formula="of:=IF([.$D252]&gt;=[.$J$3];&quot;&quot;;[.D252])">
            <text:p/>
          </table:table-cell>
          <table:table-cell table:formula="of:=IF([.$D252]&gt;=[.$J$3];&quot;&quot;;[.E25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53]=0;OFFSET([.D253];-[.J$3];0)+1;[.D252])" office:value-type="float" office:value="35" calcext:value-type="float">
            <text:p>35</text:p>
          </table:table-cell>
          <table:table-cell table:formula="of:=IF([.K242]=&quot;&quot;;OFFSET([.E253];-[.K$3];0);1+[.E252])" office:value-type="float" office:value="5" calcext:value-type="float">
            <text:p>5</text:p>
          </table:table-cell>
          <table:table-cell/>
          <table:table-cell table:formula="of:=IF([.$D253]&gt;=[.$J$3];&quot;&quot;;[.D253])">
            <text:p/>
          </table:table-cell>
          <table:table-cell table:formula="of:=IF([.$D253]&gt;=[.$J$3];&quot;&quot;;[.E25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54]=0;OFFSET([.D254];-[.J$3];0)+1;[.D253])" office:value-type="float" office:value="35" calcext:value-type="float">
            <text:p>35</text:p>
          </table:table-cell>
          <table:table-cell table:formula="of:=IF([.K243]=&quot;&quot;;OFFSET([.E254];-[.K$3];0);1+[.E253])" office:value-type="float" office:value="6" calcext:value-type="float">
            <text:p>6</text:p>
          </table:table-cell>
          <table:table-cell/>
          <table:table-cell table:formula="of:=IF([.$D254]&gt;=[.$J$3];&quot;&quot;;[.D254])">
            <text:p/>
          </table:table-cell>
          <table:table-cell table:formula="of:=IF([.$D254]&gt;=[.$J$3];&quot;&quot;;[.E25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55]=0;OFFSET([.D255];-[.J$3];0)+1;[.D254])" office:value-type="float" office:value="36" calcext:value-type="float">
            <text:p>36</text:p>
          </table:table-cell>
          <table:table-cell table:formula="of:=IF([.K244]=&quot;&quot;;OFFSET([.E255];-[.K$3];0);1+[.E254])" office:value-type="float" office:value="0" calcext:value-type="float">
            <text:p>0</text:p>
          </table:table-cell>
          <table:table-cell/>
          <table:table-cell table:formula="of:=IF([.$D255]&gt;=[.$J$3];&quot;&quot;;[.D255])">
            <text:p/>
          </table:table-cell>
          <table:table-cell table:formula="of:=IF([.$D255]&gt;=[.$J$3];&quot;&quot;;[.E25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56]=0;OFFSET([.D256];-[.J$3];0)+1;[.D255])" office:value-type="float" office:value="36" calcext:value-type="float">
            <text:p>36</text:p>
          </table:table-cell>
          <table:table-cell table:formula="of:=IF([.K245]=&quot;&quot;;OFFSET([.E256];-[.K$3];0);1+[.E255])" office:value-type="float" office:value="1" calcext:value-type="float">
            <text:p>1</text:p>
          </table:table-cell>
          <table:table-cell/>
          <table:table-cell table:formula="of:=IF([.$D256]&gt;=[.$J$3];&quot;&quot;;[.D256])">
            <text:p/>
          </table:table-cell>
          <table:table-cell table:formula="of:=IF([.$D256]&gt;=[.$J$3];&quot;&quot;;[.E25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57]=0;OFFSET([.D257];-[.J$3];0)+1;[.D256])" office:value-type="float" office:value="36" calcext:value-type="float">
            <text:p>36</text:p>
          </table:table-cell>
          <table:table-cell table:formula="of:=IF([.K246]=&quot;&quot;;OFFSET([.E257];-[.K$3];0);1+[.E256])" office:value-type="float" office:value="2" calcext:value-type="float">
            <text:p>2</text:p>
          </table:table-cell>
          <table:table-cell/>
          <table:table-cell table:formula="of:=IF([.$D257]&gt;=[.$J$3];&quot;&quot;;[.D257])">
            <text:p/>
          </table:table-cell>
          <table:table-cell table:formula="of:=IF([.$D257]&gt;=[.$J$3];&quot;&quot;;[.E25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58]=0;OFFSET([.D258];-[.J$3];0)+1;[.D257])" office:value-type="float" office:value="36" calcext:value-type="float">
            <text:p>36</text:p>
          </table:table-cell>
          <table:table-cell table:formula="of:=IF([.K247]=&quot;&quot;;OFFSET([.E258];-[.K$3];0);1+[.E257])" office:value-type="float" office:value="3" calcext:value-type="float">
            <text:p>3</text:p>
          </table:table-cell>
          <table:table-cell/>
          <table:table-cell table:formula="of:=IF([.$D258]&gt;=[.$J$3];&quot;&quot;;[.D258])">
            <text:p/>
          </table:table-cell>
          <table:table-cell table:formula="of:=IF([.$D258]&gt;=[.$J$3];&quot;&quot;;[.E25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59]=0;OFFSET([.D259];-[.J$3];0)+1;[.D258])" office:value-type="float" office:value="36" calcext:value-type="float">
            <text:p>36</text:p>
          </table:table-cell>
          <table:table-cell table:formula="of:=IF([.K248]=&quot;&quot;;OFFSET([.E259];-[.K$3];0);1+[.E258])" office:value-type="float" office:value="4" calcext:value-type="float">
            <text:p>4</text:p>
          </table:table-cell>
          <table:table-cell/>
          <table:table-cell table:formula="of:=IF([.$D259]&gt;=[.$J$3];&quot;&quot;;[.D259])">
            <text:p/>
          </table:table-cell>
          <table:table-cell table:formula="of:=IF([.$D259]&gt;=[.$J$3];&quot;&quot;;[.E25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60]=0;OFFSET([.D260];-[.J$3];0)+1;[.D259])" office:value-type="float" office:value="36" calcext:value-type="float">
            <text:p>36</text:p>
          </table:table-cell>
          <table:table-cell table:formula="of:=IF([.K249]=&quot;&quot;;OFFSET([.E260];-[.K$3];0);1+[.E259])" office:value-type="float" office:value="5" calcext:value-type="float">
            <text:p>5</text:p>
          </table:table-cell>
          <table:table-cell/>
          <table:table-cell table:formula="of:=IF([.$D260]&gt;=[.$J$3];&quot;&quot;;[.D260])">
            <text:p/>
          </table:table-cell>
          <table:table-cell table:formula="of:=IF([.$D260]&gt;=[.$J$3];&quot;&quot;;[.E26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61]=0;OFFSET([.D261];-[.J$3];0)+1;[.D260])" office:value-type="float" office:value="36" calcext:value-type="float">
            <text:p>36</text:p>
          </table:table-cell>
          <table:table-cell table:formula="of:=IF([.K250]=&quot;&quot;;OFFSET([.E261];-[.K$3];0);1+[.E260])" office:value-type="float" office:value="6" calcext:value-type="float">
            <text:p>6</text:p>
          </table:table-cell>
          <table:table-cell/>
          <table:table-cell table:formula="of:=IF([.$D261]&gt;=[.$J$3];&quot;&quot;;[.D261])">
            <text:p/>
          </table:table-cell>
          <table:table-cell table:formula="of:=IF([.$D261]&gt;=[.$J$3];&quot;&quot;;[.E26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62]=0;OFFSET([.D262];-[.J$3];0)+1;[.D261])" office:value-type="float" office:value="37" calcext:value-type="float">
            <text:p>37</text:p>
          </table:table-cell>
          <table:table-cell table:formula="of:=IF([.K251]=&quot;&quot;;OFFSET([.E262];-[.K$3];0);1+[.E261])" office:value-type="float" office:value="0" calcext:value-type="float">
            <text:p>0</text:p>
          </table:table-cell>
          <table:table-cell/>
          <table:table-cell table:formula="of:=IF([.$D262]&gt;=[.$J$3];&quot;&quot;;[.D262])">
            <text:p/>
          </table:table-cell>
          <table:table-cell table:formula="of:=IF([.$D262]&gt;=[.$J$3];&quot;&quot;;[.E26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63]=0;OFFSET([.D263];-[.J$3];0)+1;[.D262])" office:value-type="float" office:value="37" calcext:value-type="float">
            <text:p>37</text:p>
          </table:table-cell>
          <table:table-cell table:formula="of:=IF([.K252]=&quot;&quot;;OFFSET([.E263];-[.K$3];0);1+[.E262])" office:value-type="float" office:value="1" calcext:value-type="float">
            <text:p>1</text:p>
          </table:table-cell>
          <table:table-cell/>
          <table:table-cell table:formula="of:=IF([.$D263]&gt;=[.$J$3];&quot;&quot;;[.D263])">
            <text:p/>
          </table:table-cell>
          <table:table-cell table:formula="of:=IF([.$D263]&gt;=[.$J$3];&quot;&quot;;[.E26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64]=0;OFFSET([.D264];-[.J$3];0)+1;[.D263])" office:value-type="float" office:value="37" calcext:value-type="float">
            <text:p>37</text:p>
          </table:table-cell>
          <table:table-cell table:formula="of:=IF([.K253]=&quot;&quot;;OFFSET([.E264];-[.K$3];0);1+[.E263])" office:value-type="float" office:value="2" calcext:value-type="float">
            <text:p>2</text:p>
          </table:table-cell>
          <table:table-cell/>
          <table:table-cell table:formula="of:=IF([.$D264]&gt;=[.$J$3];&quot;&quot;;[.D264])">
            <text:p/>
          </table:table-cell>
          <table:table-cell table:formula="of:=IF([.$D264]&gt;=[.$J$3];&quot;&quot;;[.E26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65]=0;OFFSET([.D265];-[.J$3];0)+1;[.D264])" office:value-type="float" office:value="37" calcext:value-type="float">
            <text:p>37</text:p>
          </table:table-cell>
          <table:table-cell table:formula="of:=IF([.K254]=&quot;&quot;;OFFSET([.E265];-[.K$3];0);1+[.E264])" office:value-type="float" office:value="3" calcext:value-type="float">
            <text:p>3</text:p>
          </table:table-cell>
          <table:table-cell/>
          <table:table-cell table:formula="of:=IF([.$D265]&gt;=[.$J$3];&quot;&quot;;[.D265])">
            <text:p/>
          </table:table-cell>
          <table:table-cell table:formula="of:=IF([.$D265]&gt;=[.$J$3];&quot;&quot;;[.E26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66]=0;OFFSET([.D266];-[.J$3];0)+1;[.D265])" office:value-type="float" office:value="37" calcext:value-type="float">
            <text:p>37</text:p>
          </table:table-cell>
          <table:table-cell table:formula="of:=IF([.K255]=&quot;&quot;;OFFSET([.E266];-[.K$3];0);1+[.E265])" office:value-type="float" office:value="4" calcext:value-type="float">
            <text:p>4</text:p>
          </table:table-cell>
          <table:table-cell/>
          <table:table-cell table:formula="of:=IF([.$D266]&gt;=[.$J$3];&quot;&quot;;[.D266])">
            <text:p/>
          </table:table-cell>
          <table:table-cell table:formula="of:=IF([.$D266]&gt;=[.$J$3];&quot;&quot;;[.E26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67]=0;OFFSET([.D267];-[.J$3];0)+1;[.D266])" office:value-type="float" office:value="37" calcext:value-type="float">
            <text:p>37</text:p>
          </table:table-cell>
          <table:table-cell table:formula="of:=IF([.K256]=&quot;&quot;;OFFSET([.E267];-[.K$3];0);1+[.E266])" office:value-type="float" office:value="5" calcext:value-type="float">
            <text:p>5</text:p>
          </table:table-cell>
          <table:table-cell/>
          <table:table-cell table:formula="of:=IF([.$D267]&gt;=[.$J$3];&quot;&quot;;[.D267])">
            <text:p/>
          </table:table-cell>
          <table:table-cell table:formula="of:=IF([.$D267]&gt;=[.$J$3];&quot;&quot;;[.E26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68]=0;OFFSET([.D268];-[.J$3];0)+1;[.D267])" office:value-type="float" office:value="37" calcext:value-type="float">
            <text:p>37</text:p>
          </table:table-cell>
          <table:table-cell table:formula="of:=IF([.K257]=&quot;&quot;;OFFSET([.E268];-[.K$3];0);1+[.E267])" office:value-type="float" office:value="6" calcext:value-type="float">
            <text:p>6</text:p>
          </table:table-cell>
          <table:table-cell/>
          <table:table-cell table:formula="of:=IF([.$D268]&gt;=[.$J$3];&quot;&quot;;[.D268])">
            <text:p/>
          </table:table-cell>
          <table:table-cell table:formula="of:=IF([.$D268]&gt;=[.$J$3];&quot;&quot;;[.E26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69]=0;OFFSET([.D269];-[.J$3];0)+1;[.D268])" office:value-type="float" office:value="38" calcext:value-type="float">
            <text:p>38</text:p>
          </table:table-cell>
          <table:table-cell table:formula="of:=IF([.K258]=&quot;&quot;;OFFSET([.E269];-[.K$3];0);1+[.E268])" office:value-type="float" office:value="0" calcext:value-type="float">
            <text:p>0</text:p>
          </table:table-cell>
          <table:table-cell/>
          <table:table-cell table:formula="of:=IF([.$D269]&gt;=[.$J$3];&quot;&quot;;[.D269])">
            <text:p/>
          </table:table-cell>
          <table:table-cell table:formula="of:=IF([.$D269]&gt;=[.$J$3];&quot;&quot;;[.E26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70]=0;OFFSET([.D270];-[.J$3];0)+1;[.D269])" office:value-type="float" office:value="38" calcext:value-type="float">
            <text:p>38</text:p>
          </table:table-cell>
          <table:table-cell table:formula="of:=IF([.K259]=&quot;&quot;;OFFSET([.E270];-[.K$3];0);1+[.E269])" office:value-type="float" office:value="1" calcext:value-type="float">
            <text:p>1</text:p>
          </table:table-cell>
          <table:table-cell/>
          <table:table-cell table:formula="of:=IF([.$D270]&gt;=[.$J$3];&quot;&quot;;[.D270])">
            <text:p/>
          </table:table-cell>
          <table:table-cell table:formula="of:=IF([.$D270]&gt;=[.$J$3];&quot;&quot;;[.E27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71]=0;OFFSET([.D271];-[.J$3];0)+1;[.D270])" office:value-type="float" office:value="38" calcext:value-type="float">
            <text:p>38</text:p>
          </table:table-cell>
          <table:table-cell table:formula="of:=IF([.K260]=&quot;&quot;;OFFSET([.E271];-[.K$3];0);1+[.E270])" office:value-type="float" office:value="2" calcext:value-type="float">
            <text:p>2</text:p>
          </table:table-cell>
          <table:table-cell/>
          <table:table-cell table:formula="of:=IF([.$D271]&gt;=[.$J$3];&quot;&quot;;[.D271])">
            <text:p/>
          </table:table-cell>
          <table:table-cell table:formula="of:=IF([.$D271]&gt;=[.$J$3];&quot;&quot;;[.E27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72]=0;OFFSET([.D272];-[.J$3];0)+1;[.D271])" office:value-type="float" office:value="38" calcext:value-type="float">
            <text:p>38</text:p>
          </table:table-cell>
          <table:table-cell table:formula="of:=IF([.K261]=&quot;&quot;;OFFSET([.E272];-[.K$3];0);1+[.E271])" office:value-type="float" office:value="3" calcext:value-type="float">
            <text:p>3</text:p>
          </table:table-cell>
          <table:table-cell/>
          <table:table-cell table:formula="of:=IF([.$D272]&gt;=[.$J$3];&quot;&quot;;[.D272])">
            <text:p/>
          </table:table-cell>
          <table:table-cell table:formula="of:=IF([.$D272]&gt;=[.$J$3];&quot;&quot;;[.E27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73]=0;OFFSET([.D273];-[.J$3];0)+1;[.D272])" office:value-type="float" office:value="38" calcext:value-type="float">
            <text:p>38</text:p>
          </table:table-cell>
          <table:table-cell table:formula="of:=IF([.K262]=&quot;&quot;;OFFSET([.E273];-[.K$3];0);1+[.E272])" office:value-type="float" office:value="4" calcext:value-type="float">
            <text:p>4</text:p>
          </table:table-cell>
          <table:table-cell/>
          <table:table-cell table:formula="of:=IF([.$D273]&gt;=[.$J$3];&quot;&quot;;[.D273])">
            <text:p/>
          </table:table-cell>
          <table:table-cell table:formula="of:=IF([.$D273]&gt;=[.$J$3];&quot;&quot;;[.E27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74]=0;OFFSET([.D274];-[.J$3];0)+1;[.D273])" office:value-type="float" office:value="38" calcext:value-type="float">
            <text:p>38</text:p>
          </table:table-cell>
          <table:table-cell table:formula="of:=IF([.K263]=&quot;&quot;;OFFSET([.E274];-[.K$3];0);1+[.E273])" office:value-type="float" office:value="5" calcext:value-type="float">
            <text:p>5</text:p>
          </table:table-cell>
          <table:table-cell/>
          <table:table-cell table:formula="of:=IF([.$D274]&gt;=[.$J$3];&quot;&quot;;[.D274])">
            <text:p/>
          </table:table-cell>
          <table:table-cell table:formula="of:=IF([.$D274]&gt;=[.$J$3];&quot;&quot;;[.E27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75]=0;OFFSET([.D275];-[.J$3];0)+1;[.D274])" office:value-type="float" office:value="38" calcext:value-type="float">
            <text:p>38</text:p>
          </table:table-cell>
          <table:table-cell table:formula="of:=IF([.K264]=&quot;&quot;;OFFSET([.E275];-[.K$3];0);1+[.E274])" office:value-type="float" office:value="6" calcext:value-type="float">
            <text:p>6</text:p>
          </table:table-cell>
          <table:table-cell/>
          <table:table-cell table:formula="of:=IF([.$D275]&gt;=[.$J$3];&quot;&quot;;[.D275])">
            <text:p/>
          </table:table-cell>
          <table:table-cell table:formula="of:=IF([.$D275]&gt;=[.$J$3];&quot;&quot;;[.E27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76]=0;OFFSET([.D276];-[.J$3];0)+1;[.D275])" office:value-type="float" office:value="39" calcext:value-type="float">
            <text:p>39</text:p>
          </table:table-cell>
          <table:table-cell table:formula="of:=IF([.K265]=&quot;&quot;;OFFSET([.E276];-[.K$3];0);1+[.E275])" office:value-type="float" office:value="0" calcext:value-type="float">
            <text:p>0</text:p>
          </table:table-cell>
          <table:table-cell/>
          <table:table-cell table:formula="of:=IF([.$D276]&gt;=[.$J$3];&quot;&quot;;[.D276])">
            <text:p/>
          </table:table-cell>
          <table:table-cell table:formula="of:=IF([.$D276]&gt;=[.$J$3];&quot;&quot;;[.E27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77]=0;OFFSET([.D277];-[.J$3];0)+1;[.D276])" office:value-type="float" office:value="39" calcext:value-type="float">
            <text:p>39</text:p>
          </table:table-cell>
          <table:table-cell table:formula="of:=IF([.K266]=&quot;&quot;;OFFSET([.E277];-[.K$3];0);1+[.E276])" office:value-type="float" office:value="1" calcext:value-type="float">
            <text:p>1</text:p>
          </table:table-cell>
          <table:table-cell/>
          <table:table-cell table:formula="of:=IF([.$D277]&gt;=[.$J$3];&quot;&quot;;[.D277])">
            <text:p/>
          </table:table-cell>
          <table:table-cell table:formula="of:=IF([.$D277]&gt;=[.$J$3];&quot;&quot;;[.E27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78]=0;OFFSET([.D278];-[.J$3];0)+1;[.D277])" office:value-type="float" office:value="39" calcext:value-type="float">
            <text:p>39</text:p>
          </table:table-cell>
          <table:table-cell table:formula="of:=IF([.K267]=&quot;&quot;;OFFSET([.E278];-[.K$3];0);1+[.E277])" office:value-type="float" office:value="2" calcext:value-type="float">
            <text:p>2</text:p>
          </table:table-cell>
          <table:table-cell/>
          <table:table-cell table:formula="of:=IF([.$D278]&gt;=[.$J$3];&quot;&quot;;[.D278])">
            <text:p/>
          </table:table-cell>
          <table:table-cell table:formula="of:=IF([.$D278]&gt;=[.$J$3];&quot;&quot;;[.E27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79]=0;OFFSET([.D279];-[.J$3];0)+1;[.D278])" office:value-type="float" office:value="39" calcext:value-type="float">
            <text:p>39</text:p>
          </table:table-cell>
          <table:table-cell table:formula="of:=IF([.K268]=&quot;&quot;;OFFSET([.E279];-[.K$3];0);1+[.E278])" office:value-type="float" office:value="3" calcext:value-type="float">
            <text:p>3</text:p>
          </table:table-cell>
          <table:table-cell/>
          <table:table-cell table:formula="of:=IF([.$D279]&gt;=[.$J$3];&quot;&quot;;[.D279])">
            <text:p/>
          </table:table-cell>
          <table:table-cell table:formula="of:=IF([.$D279]&gt;=[.$J$3];&quot;&quot;;[.E27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80]=0;OFFSET([.D280];-[.J$3];0)+1;[.D279])" office:value-type="float" office:value="39" calcext:value-type="float">
            <text:p>39</text:p>
          </table:table-cell>
          <table:table-cell table:formula="of:=IF([.K269]=&quot;&quot;;OFFSET([.E280];-[.K$3];0);1+[.E279])" office:value-type="float" office:value="4" calcext:value-type="float">
            <text:p>4</text:p>
          </table:table-cell>
          <table:table-cell/>
          <table:table-cell table:formula="of:=IF([.$D280]&gt;=[.$J$3];&quot;&quot;;[.D280])">
            <text:p/>
          </table:table-cell>
          <table:table-cell table:formula="of:=IF([.$D280]&gt;=[.$J$3];&quot;&quot;;[.E28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81]=0;OFFSET([.D281];-[.J$3];0)+1;[.D280])" office:value-type="float" office:value="39" calcext:value-type="float">
            <text:p>39</text:p>
          </table:table-cell>
          <table:table-cell table:formula="of:=IF([.K270]=&quot;&quot;;OFFSET([.E281];-[.K$3];0);1+[.E280])" office:value-type="float" office:value="5" calcext:value-type="float">
            <text:p>5</text:p>
          </table:table-cell>
          <table:table-cell/>
          <table:table-cell table:formula="of:=IF([.$D281]&gt;=[.$J$3];&quot;&quot;;[.D281])">
            <text:p/>
          </table:table-cell>
          <table:table-cell table:formula="of:=IF([.$D281]&gt;=[.$J$3];&quot;&quot;;[.E28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82]=0;OFFSET([.D282];-[.J$3];0)+1;[.D281])" office:value-type="float" office:value="39" calcext:value-type="float">
            <text:p>39</text:p>
          </table:table-cell>
          <table:table-cell table:formula="of:=IF([.K271]=&quot;&quot;;OFFSET([.E282];-[.K$3];0);1+[.E281])" office:value-type="float" office:value="6" calcext:value-type="float">
            <text:p>6</text:p>
          </table:table-cell>
          <table:table-cell/>
          <table:table-cell table:formula="of:=IF([.$D282]&gt;=[.$J$3];&quot;&quot;;[.D282])">
            <text:p/>
          </table:table-cell>
          <table:table-cell table:formula="of:=IF([.$D282]&gt;=[.$J$3];&quot;&quot;;[.E28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83]=0;OFFSET([.D283];-[.J$3];0)+1;[.D282])" office:value-type="float" office:value="40" calcext:value-type="float">
            <text:p>40</text:p>
          </table:table-cell>
          <table:table-cell table:formula="of:=IF([.K272]=&quot;&quot;;OFFSET([.E283];-[.K$3];0);1+[.E282])" office:value-type="float" office:value="0" calcext:value-type="float">
            <text:p>0</text:p>
          </table:table-cell>
          <table:table-cell/>
          <table:table-cell table:formula="of:=IF([.$D283]&gt;=[.$J$3];&quot;&quot;;[.D283])">
            <text:p/>
          </table:table-cell>
          <table:table-cell table:formula="of:=IF([.$D283]&gt;=[.$J$3];&quot;&quot;;[.E28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84]=0;OFFSET([.D284];-[.J$3];0)+1;[.D283])" office:value-type="float" office:value="40" calcext:value-type="float">
            <text:p>40</text:p>
          </table:table-cell>
          <table:table-cell table:formula="of:=IF([.K273]=&quot;&quot;;OFFSET([.E284];-[.K$3];0);1+[.E283])" office:value-type="float" office:value="1" calcext:value-type="float">
            <text:p>1</text:p>
          </table:table-cell>
          <table:table-cell/>
          <table:table-cell table:formula="of:=IF([.$D284]&gt;=[.$J$3];&quot;&quot;;[.D284])">
            <text:p/>
          </table:table-cell>
          <table:table-cell table:formula="of:=IF([.$D284]&gt;=[.$J$3];&quot;&quot;;[.E28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85]=0;OFFSET([.D285];-[.J$3];0)+1;[.D284])" office:value-type="float" office:value="40" calcext:value-type="float">
            <text:p>40</text:p>
          </table:table-cell>
          <table:table-cell table:formula="of:=IF([.K274]=&quot;&quot;;OFFSET([.E285];-[.K$3];0);1+[.E284])" office:value-type="float" office:value="2" calcext:value-type="float">
            <text:p>2</text:p>
          </table:table-cell>
          <table:table-cell/>
          <table:table-cell table:formula="of:=IF([.$D285]&gt;=[.$J$3];&quot;&quot;;[.D285])">
            <text:p/>
          </table:table-cell>
          <table:table-cell table:formula="of:=IF([.$D285]&gt;=[.$J$3];&quot;&quot;;[.E28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86]=0;OFFSET([.D286];-[.J$3];0)+1;[.D285])" office:value-type="float" office:value="40" calcext:value-type="float">
            <text:p>40</text:p>
          </table:table-cell>
          <table:table-cell table:formula="of:=IF([.K275]=&quot;&quot;;OFFSET([.E286];-[.K$3];0);1+[.E285])" office:value-type="float" office:value="3" calcext:value-type="float">
            <text:p>3</text:p>
          </table:table-cell>
          <table:table-cell/>
          <table:table-cell table:formula="of:=IF([.$D286]&gt;=[.$J$3];&quot;&quot;;[.D286])">
            <text:p/>
          </table:table-cell>
          <table:table-cell table:formula="of:=IF([.$D286]&gt;=[.$J$3];&quot;&quot;;[.E28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87]=0;OFFSET([.D287];-[.J$3];0)+1;[.D286])" office:value-type="float" office:value="40" calcext:value-type="float">
            <text:p>40</text:p>
          </table:table-cell>
          <table:table-cell table:formula="of:=IF([.K276]=&quot;&quot;;OFFSET([.E287];-[.K$3];0);1+[.E286])" office:value-type="float" office:value="4" calcext:value-type="float">
            <text:p>4</text:p>
          </table:table-cell>
          <table:table-cell/>
          <table:table-cell table:formula="of:=IF([.$D287]&gt;=[.$J$3];&quot;&quot;;[.D287])">
            <text:p/>
          </table:table-cell>
          <table:table-cell table:formula="of:=IF([.$D287]&gt;=[.$J$3];&quot;&quot;;[.E28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88]=0;OFFSET([.D288];-[.J$3];0)+1;[.D287])" office:value-type="float" office:value="40" calcext:value-type="float">
            <text:p>40</text:p>
          </table:table-cell>
          <table:table-cell table:formula="of:=IF([.K277]=&quot;&quot;;OFFSET([.E288];-[.K$3];0);1+[.E287])" office:value-type="float" office:value="5" calcext:value-type="float">
            <text:p>5</text:p>
          </table:table-cell>
          <table:table-cell/>
          <table:table-cell table:formula="of:=IF([.$D288]&gt;=[.$J$3];&quot;&quot;;[.D288])">
            <text:p/>
          </table:table-cell>
          <table:table-cell table:formula="of:=IF([.$D288]&gt;=[.$J$3];&quot;&quot;;[.E28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89]=0;OFFSET([.D289];-[.J$3];0)+1;[.D288])" office:value-type="float" office:value="40" calcext:value-type="float">
            <text:p>40</text:p>
          </table:table-cell>
          <table:table-cell table:formula="of:=IF([.K278]=&quot;&quot;;OFFSET([.E289];-[.K$3];0);1+[.E288])" office:value-type="float" office:value="6" calcext:value-type="float">
            <text:p>6</text:p>
          </table:table-cell>
          <table:table-cell/>
          <table:table-cell table:formula="of:=IF([.$D289]&gt;=[.$J$3];&quot;&quot;;[.D289])">
            <text:p/>
          </table:table-cell>
          <table:table-cell table:formula="of:=IF([.$D289]&gt;=[.$J$3];&quot;&quot;;[.E28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90]=0;OFFSET([.D290];-[.J$3];0)+1;[.D289])" office:value-type="float" office:value="41" calcext:value-type="float">
            <text:p>41</text:p>
          </table:table-cell>
          <table:table-cell table:formula="of:=IF([.K279]=&quot;&quot;;OFFSET([.E290];-[.K$3];0);1+[.E289])" office:value-type="float" office:value="0" calcext:value-type="float">
            <text:p>0</text:p>
          </table:table-cell>
          <table:table-cell/>
          <table:table-cell table:formula="of:=IF([.$D290]&gt;=[.$J$3];&quot;&quot;;[.D290])">
            <text:p/>
          </table:table-cell>
          <table:table-cell table:formula="of:=IF([.$D290]&gt;=[.$J$3];&quot;&quot;;[.E29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91]=0;OFFSET([.D291];-[.J$3];0)+1;[.D290])" office:value-type="float" office:value="41" calcext:value-type="float">
            <text:p>41</text:p>
          </table:table-cell>
          <table:table-cell table:formula="of:=IF([.K280]=&quot;&quot;;OFFSET([.E291];-[.K$3];0);1+[.E290])" office:value-type="float" office:value="1" calcext:value-type="float">
            <text:p>1</text:p>
          </table:table-cell>
          <table:table-cell/>
          <table:table-cell table:formula="of:=IF([.$D291]&gt;=[.$J$3];&quot;&quot;;[.D291])">
            <text:p/>
          </table:table-cell>
          <table:table-cell table:formula="of:=IF([.$D291]&gt;=[.$J$3];&quot;&quot;;[.E29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92]=0;OFFSET([.D292];-[.J$3];0)+1;[.D291])" office:value-type="float" office:value="41" calcext:value-type="float">
            <text:p>41</text:p>
          </table:table-cell>
          <table:table-cell table:formula="of:=IF([.K281]=&quot;&quot;;OFFSET([.E292];-[.K$3];0);1+[.E291])" office:value-type="float" office:value="2" calcext:value-type="float">
            <text:p>2</text:p>
          </table:table-cell>
          <table:table-cell/>
          <table:table-cell table:formula="of:=IF([.$D292]&gt;=[.$J$3];&quot;&quot;;[.D292])">
            <text:p/>
          </table:table-cell>
          <table:table-cell table:formula="of:=IF([.$D292]&gt;=[.$J$3];&quot;&quot;;[.E29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93]=0;OFFSET([.D293];-[.J$3];0)+1;[.D292])" office:value-type="float" office:value="41" calcext:value-type="float">
            <text:p>41</text:p>
          </table:table-cell>
          <table:table-cell table:formula="of:=IF([.K282]=&quot;&quot;;OFFSET([.E293];-[.K$3];0);1+[.E292])" office:value-type="float" office:value="3" calcext:value-type="float">
            <text:p>3</text:p>
          </table:table-cell>
          <table:table-cell/>
          <table:table-cell table:formula="of:=IF([.$D293]&gt;=[.$J$3];&quot;&quot;;[.D293])">
            <text:p/>
          </table:table-cell>
          <table:table-cell table:formula="of:=IF([.$D293]&gt;=[.$J$3];&quot;&quot;;[.E29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94]=0;OFFSET([.D294];-[.J$3];0)+1;[.D293])" office:value-type="float" office:value="41" calcext:value-type="float">
            <text:p>41</text:p>
          </table:table-cell>
          <table:table-cell table:formula="of:=IF([.K283]=&quot;&quot;;OFFSET([.E294];-[.K$3];0);1+[.E293])" office:value-type="float" office:value="4" calcext:value-type="float">
            <text:p>4</text:p>
          </table:table-cell>
          <table:table-cell/>
          <table:table-cell table:formula="of:=IF([.$D294]&gt;=[.$J$3];&quot;&quot;;[.D294])">
            <text:p/>
          </table:table-cell>
          <table:table-cell table:formula="of:=IF([.$D294]&gt;=[.$J$3];&quot;&quot;;[.E29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95]=0;OFFSET([.D295];-[.J$3];0)+1;[.D294])" office:value-type="float" office:value="41" calcext:value-type="float">
            <text:p>41</text:p>
          </table:table-cell>
          <table:table-cell table:formula="of:=IF([.K284]=&quot;&quot;;OFFSET([.E295];-[.K$3];0);1+[.E294])" office:value-type="float" office:value="5" calcext:value-type="float">
            <text:p>5</text:p>
          </table:table-cell>
          <table:table-cell/>
          <table:table-cell table:formula="of:=IF([.$D295]&gt;=[.$J$3];&quot;&quot;;[.D295])">
            <text:p/>
          </table:table-cell>
          <table:table-cell table:formula="of:=IF([.$D295]&gt;=[.$J$3];&quot;&quot;;[.E29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96]=0;OFFSET([.D296];-[.J$3];0)+1;[.D295])" office:value-type="float" office:value="41" calcext:value-type="float">
            <text:p>41</text:p>
          </table:table-cell>
          <table:table-cell table:formula="of:=IF([.K285]=&quot;&quot;;OFFSET([.E296];-[.K$3];0);1+[.E295])" office:value-type="float" office:value="6" calcext:value-type="float">
            <text:p>6</text:p>
          </table:table-cell>
          <table:table-cell/>
          <table:table-cell table:formula="of:=IF([.$D296]&gt;=[.$J$3];&quot;&quot;;[.D296])">
            <text:p/>
          </table:table-cell>
          <table:table-cell table:formula="of:=IF([.$D296]&gt;=[.$J$3];&quot;&quot;;[.E29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97]=0;OFFSET([.D297];-[.J$3];0)+1;[.D296])" office:value-type="float" office:value="42" calcext:value-type="float">
            <text:p>42</text:p>
          </table:table-cell>
          <table:table-cell table:formula="of:=IF([.K286]=&quot;&quot;;OFFSET([.E297];-[.K$3];0);1+[.E296])" office:value-type="float" office:value="0" calcext:value-type="float">
            <text:p>0</text:p>
          </table:table-cell>
          <table:table-cell/>
          <table:table-cell table:formula="of:=IF([.$D297]&gt;=[.$J$3];&quot;&quot;;[.D297])">
            <text:p/>
          </table:table-cell>
          <table:table-cell table:formula="of:=IF([.$D297]&gt;=[.$J$3];&quot;&quot;;[.E29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98]=0;OFFSET([.D298];-[.J$3];0)+1;[.D297])" office:value-type="float" office:value="42" calcext:value-type="float">
            <text:p>42</text:p>
          </table:table-cell>
          <table:table-cell table:formula="of:=IF([.K287]=&quot;&quot;;OFFSET([.E298];-[.K$3];0);1+[.E297])" office:value-type="float" office:value="1" calcext:value-type="float">
            <text:p>1</text:p>
          </table:table-cell>
          <table:table-cell/>
          <table:table-cell table:formula="of:=IF([.$D298]&gt;=[.$J$3];&quot;&quot;;[.D298])">
            <text:p/>
          </table:table-cell>
          <table:table-cell table:formula="of:=IF([.$D298]&gt;=[.$J$3];&quot;&quot;;[.E29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299]=0;OFFSET([.D299];-[.J$3];0)+1;[.D298])" office:value-type="float" office:value="42" calcext:value-type="float">
            <text:p>42</text:p>
          </table:table-cell>
          <table:table-cell table:formula="of:=IF([.K288]=&quot;&quot;;OFFSET([.E299];-[.K$3];0);1+[.E298])" office:value-type="float" office:value="2" calcext:value-type="float">
            <text:p>2</text:p>
          </table:table-cell>
          <table:table-cell/>
          <table:table-cell table:formula="of:=IF([.$D299]&gt;=[.$J$3];&quot;&quot;;[.D299])">
            <text:p/>
          </table:table-cell>
          <table:table-cell table:formula="of:=IF([.$D299]&gt;=[.$J$3];&quot;&quot;;[.E29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00]=0;OFFSET([.D300];-[.J$3];0)+1;[.D299])" office:value-type="float" office:value="42" calcext:value-type="float">
            <text:p>42</text:p>
          </table:table-cell>
          <table:table-cell table:formula="of:=IF([.K289]=&quot;&quot;;OFFSET([.E300];-[.K$3];0);1+[.E299])" office:value-type="float" office:value="3" calcext:value-type="float">
            <text:p>3</text:p>
          </table:table-cell>
          <table:table-cell/>
          <table:table-cell table:formula="of:=IF([.$D300]&gt;=[.$J$3];&quot;&quot;;[.D300])">
            <text:p/>
          </table:table-cell>
          <table:table-cell table:formula="of:=IF([.$D300]&gt;=[.$J$3];&quot;&quot;;[.E30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01]=0;OFFSET([.D301];-[.J$3];0)+1;[.D300])" office:value-type="float" office:value="42" calcext:value-type="float">
            <text:p>42</text:p>
          </table:table-cell>
          <table:table-cell table:formula="of:=IF([.K290]=&quot;&quot;;OFFSET([.E301];-[.K$3];0);1+[.E300])" office:value-type="float" office:value="4" calcext:value-type="float">
            <text:p>4</text:p>
          </table:table-cell>
          <table:table-cell/>
          <table:table-cell table:formula="of:=IF([.$D301]&gt;=[.$J$3];&quot;&quot;;[.D301])">
            <text:p/>
          </table:table-cell>
          <table:table-cell table:formula="of:=IF([.$D301]&gt;=[.$J$3];&quot;&quot;;[.E30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02]=0;OFFSET([.D302];-[.J$3];0)+1;[.D301])" office:value-type="float" office:value="42" calcext:value-type="float">
            <text:p>42</text:p>
          </table:table-cell>
          <table:table-cell table:formula="of:=IF([.K291]=&quot;&quot;;OFFSET([.E302];-[.K$3];0);1+[.E301])" office:value-type="float" office:value="5" calcext:value-type="float">
            <text:p>5</text:p>
          </table:table-cell>
          <table:table-cell/>
          <table:table-cell table:formula="of:=IF([.$D302]&gt;=[.$J$3];&quot;&quot;;[.D302])">
            <text:p/>
          </table:table-cell>
          <table:table-cell table:formula="of:=IF([.$D302]&gt;=[.$J$3];&quot;&quot;;[.E30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03]=0;OFFSET([.D303];-[.J$3];0)+1;[.D302])" office:value-type="float" office:value="42" calcext:value-type="float">
            <text:p>42</text:p>
          </table:table-cell>
          <table:table-cell table:formula="of:=IF([.K292]=&quot;&quot;;OFFSET([.E303];-[.K$3];0);1+[.E302])" office:value-type="float" office:value="6" calcext:value-type="float">
            <text:p>6</text:p>
          </table:table-cell>
          <table:table-cell/>
          <table:table-cell table:formula="of:=IF([.$D303]&gt;=[.$J$3];&quot;&quot;;[.D303])">
            <text:p/>
          </table:table-cell>
          <table:table-cell table:formula="of:=IF([.$D303]&gt;=[.$J$3];&quot;&quot;;[.E30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04]=0;OFFSET([.D304];-[.J$3];0)+1;[.D303])" office:value-type="float" office:value="43" calcext:value-type="float">
            <text:p>43</text:p>
          </table:table-cell>
          <table:table-cell table:formula="of:=IF([.K293]=&quot;&quot;;OFFSET([.E304];-[.K$3];0);1+[.E303])" office:value-type="float" office:value="0" calcext:value-type="float">
            <text:p>0</text:p>
          </table:table-cell>
          <table:table-cell/>
          <table:table-cell table:formula="of:=IF([.$D304]&gt;=[.$J$3];&quot;&quot;;[.D304])">
            <text:p/>
          </table:table-cell>
          <table:table-cell table:formula="of:=IF([.$D304]&gt;=[.$J$3];&quot;&quot;;[.E30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05]=0;OFFSET([.D305];-[.J$3];0)+1;[.D304])" office:value-type="float" office:value="43" calcext:value-type="float">
            <text:p>43</text:p>
          </table:table-cell>
          <table:table-cell table:formula="of:=IF([.K294]=&quot;&quot;;OFFSET([.E305];-[.K$3];0);1+[.E304])" office:value-type="float" office:value="1" calcext:value-type="float">
            <text:p>1</text:p>
          </table:table-cell>
          <table:table-cell/>
          <table:table-cell table:formula="of:=IF([.$D305]&gt;=[.$J$3];&quot;&quot;;[.D305])">
            <text:p/>
          </table:table-cell>
          <table:table-cell table:formula="of:=IF([.$D305]&gt;=[.$J$3];&quot;&quot;;[.E30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06]=0;OFFSET([.D306];-[.J$3];0)+1;[.D305])" office:value-type="float" office:value="43" calcext:value-type="float">
            <text:p>43</text:p>
          </table:table-cell>
          <table:table-cell table:formula="of:=IF([.K295]=&quot;&quot;;OFFSET([.E306];-[.K$3];0);1+[.E305])" office:value-type="float" office:value="2" calcext:value-type="float">
            <text:p>2</text:p>
          </table:table-cell>
          <table:table-cell/>
          <table:table-cell table:formula="of:=IF([.$D306]&gt;=[.$J$3];&quot;&quot;;[.D306])">
            <text:p/>
          </table:table-cell>
          <table:table-cell table:formula="of:=IF([.$D306]&gt;=[.$J$3];&quot;&quot;;[.E30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07]=0;OFFSET([.D307];-[.J$3];0)+1;[.D306])" office:value-type="float" office:value="43" calcext:value-type="float">
            <text:p>43</text:p>
          </table:table-cell>
          <table:table-cell table:formula="of:=IF([.K296]=&quot;&quot;;OFFSET([.E307];-[.K$3];0);1+[.E306])" office:value-type="float" office:value="3" calcext:value-type="float">
            <text:p>3</text:p>
          </table:table-cell>
          <table:table-cell/>
          <table:table-cell table:formula="of:=IF([.$D307]&gt;=[.$J$3];&quot;&quot;;[.D307])">
            <text:p/>
          </table:table-cell>
          <table:table-cell table:formula="of:=IF([.$D307]&gt;=[.$J$3];&quot;&quot;;[.E30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08]=0;OFFSET([.D308];-[.J$3];0)+1;[.D307])" office:value-type="float" office:value="43" calcext:value-type="float">
            <text:p>43</text:p>
          </table:table-cell>
          <table:table-cell table:formula="of:=IF([.K297]=&quot;&quot;;OFFSET([.E308];-[.K$3];0);1+[.E307])" office:value-type="float" office:value="4" calcext:value-type="float">
            <text:p>4</text:p>
          </table:table-cell>
          <table:table-cell/>
          <table:table-cell table:formula="of:=IF([.$D308]&gt;=[.$J$3];&quot;&quot;;[.D308])">
            <text:p/>
          </table:table-cell>
          <table:table-cell table:formula="of:=IF([.$D308]&gt;=[.$J$3];&quot;&quot;;[.E30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09]=0;OFFSET([.D309];-[.J$3];0)+1;[.D308])" office:value-type="float" office:value="43" calcext:value-type="float">
            <text:p>43</text:p>
          </table:table-cell>
          <table:table-cell table:formula="of:=IF([.B309]=&quot;&quot;;OFFSET([.E309];-[.K$3];0);1+[.E308])" office:value-type="float" office:value="5" calcext:value-type="float">
            <text:p>5</text:p>
          </table:table-cell>
          <table:table-cell/>
          <table:table-cell table:formula="of:=IF([.$D309]&gt;=[.$J$3];&quot;&quot;;[.D309])">
            <text:p/>
          </table:table-cell>
          <table:table-cell table:formula="of:=IF([.$D309]&gt;=[.$J$3];&quot;&quot;;[.E30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10]=0;OFFSET([.D310];-[.J$3];0)+1;[.D309])" office:value-type="float" office:value="43" calcext:value-type="float">
            <text:p>43</text:p>
          </table:table-cell>
          <table:table-cell table:formula="of:=IF([.B310]=&quot;&quot;;OFFSET([.E310];-[.K$3];0);1+[.E309])" office:value-type="float" office:value="6" calcext:value-type="float">
            <text:p>6</text:p>
          </table:table-cell>
          <table:table-cell/>
          <table:table-cell table:formula="of:=IF([.$D310]&gt;=[.$J$3];&quot;&quot;;[.D310])">
            <text:p/>
          </table:table-cell>
          <table:table-cell table:formula="of:=IF([.$D310]&gt;=[.$J$3];&quot;&quot;;[.E31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11]=0;OFFSET([.D311];-[.J$3];0)+1;[.D310])" office:value-type="float" office:value="44" calcext:value-type="float">
            <text:p>44</text:p>
          </table:table-cell>
          <table:table-cell table:formula="of:=IF([.B311]=&quot;&quot;;OFFSET([.E311];-[.K$3];0);1+[.E310])" office:value-type="float" office:value="0" calcext:value-type="float">
            <text:p>0</text:p>
          </table:table-cell>
          <table:table-cell/>
          <table:table-cell table:formula="of:=IF([.$D311]&gt;=[.$J$3];&quot;&quot;;[.D311])">
            <text:p/>
          </table:table-cell>
          <table:table-cell table:formula="of:=IF([.$D311]&gt;=[.$J$3];&quot;&quot;;[.E31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12]=0;OFFSET([.D312];-[.J$3];0)+1;[.D311])" office:value-type="float" office:value="44" calcext:value-type="float">
            <text:p>44</text:p>
          </table:table-cell>
          <table:table-cell table:formula="of:=IF([.B312]=&quot;&quot;;OFFSET([.E312];-[.K$3];0);1+[.E311])" office:value-type="float" office:value="1" calcext:value-type="float">
            <text:p>1</text:p>
          </table:table-cell>
          <table:table-cell/>
          <table:table-cell table:formula="of:=IF([.$D312]&gt;=[.$J$3];&quot;&quot;;[.D312])">
            <text:p/>
          </table:table-cell>
          <table:table-cell table:formula="of:=IF([.$D312]&gt;=[.$J$3];&quot;&quot;;[.E31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13]=0;OFFSET([.D313];-[.J$3];0)+1;[.D312])" office:value-type="float" office:value="44" calcext:value-type="float">
            <text:p>44</text:p>
          </table:table-cell>
          <table:table-cell table:formula="of:=IF([.B313]=&quot;&quot;;OFFSET([.E313];-[.K$3];0);1+[.E312])" office:value-type="float" office:value="2" calcext:value-type="float">
            <text:p>2</text:p>
          </table:table-cell>
          <table:table-cell/>
          <table:table-cell table:formula="of:=IF([.$D313]&gt;=[.$J$3];&quot;&quot;;[.D313])">
            <text:p/>
          </table:table-cell>
          <table:table-cell table:formula="of:=IF([.$D313]&gt;=[.$J$3];&quot;&quot;;[.E31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14]=0;OFFSET([.D314];-[.J$3];0)+1;[.D313])" office:value-type="float" office:value="44" calcext:value-type="float">
            <text:p>44</text:p>
          </table:table-cell>
          <table:table-cell table:formula="of:=IF([.B314]=&quot;&quot;;OFFSET([.E314];-[.K$3];0);1+[.E313])" office:value-type="float" office:value="3" calcext:value-type="float">
            <text:p>3</text:p>
          </table:table-cell>
          <table:table-cell/>
          <table:table-cell table:formula="of:=IF([.$D314]&gt;=[.$J$3];&quot;&quot;;[.D314])">
            <text:p/>
          </table:table-cell>
          <table:table-cell table:formula="of:=IF([.$D314]&gt;=[.$J$3];&quot;&quot;;[.E31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15]=0;OFFSET([.D315];-[.J$3];0)+1;[.D314])" office:value-type="float" office:value="44" calcext:value-type="float">
            <text:p>44</text:p>
          </table:table-cell>
          <table:table-cell table:formula="of:=IF([.B315]=&quot;&quot;;OFFSET([.E315];-[.K$3];0);1+[.E314])" office:value-type="float" office:value="4" calcext:value-type="float">
            <text:p>4</text:p>
          </table:table-cell>
          <table:table-cell/>
          <table:table-cell table:formula="of:=IF([.$D315]&gt;=[.$J$3];&quot;&quot;;[.D315])">
            <text:p/>
          </table:table-cell>
          <table:table-cell table:formula="of:=IF([.$D315]&gt;=[.$J$3];&quot;&quot;;[.E31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16]=0;OFFSET([.D316];-[.J$3];0)+1;[.D315])" office:value-type="float" office:value="44" calcext:value-type="float">
            <text:p>44</text:p>
          </table:table-cell>
          <table:table-cell table:formula="of:=IF([.B316]=&quot;&quot;;OFFSET([.E316];-[.K$3];0);1+[.E315])" office:value-type="float" office:value="5" calcext:value-type="float">
            <text:p>5</text:p>
          </table:table-cell>
          <table:table-cell/>
          <table:table-cell table:formula="of:=IF([.$D316]&gt;=[.$J$3];&quot;&quot;;[.D316])">
            <text:p/>
          </table:table-cell>
          <table:table-cell table:formula="of:=IF([.$D316]&gt;=[.$J$3];&quot;&quot;;[.E31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17]=0;OFFSET([.D317];-[.J$3];0)+1;[.D316])" office:value-type="float" office:value="44" calcext:value-type="float">
            <text:p>44</text:p>
          </table:table-cell>
          <table:table-cell table:formula="of:=IF([.B317]=&quot;&quot;;OFFSET([.E317];-[.K$3];0);1+[.E316])" office:value-type="float" office:value="6" calcext:value-type="float">
            <text:p>6</text:p>
          </table:table-cell>
          <table:table-cell/>
          <table:table-cell table:formula="of:=IF([.$D317]&gt;=[.$J$3];&quot;&quot;;[.D317])">
            <text:p/>
          </table:table-cell>
          <table:table-cell table:formula="of:=IF([.$D317]&gt;=[.$J$3];&quot;&quot;;[.E31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18]=0;OFFSET([.D318];-[.J$3];0)+1;[.D317])" office:value-type="float" office:value="45" calcext:value-type="float">
            <text:p>45</text:p>
          </table:table-cell>
          <table:table-cell table:formula="of:=IF([.B318]=&quot;&quot;;OFFSET([.E318];-[.K$3];0);1+[.E317])" office:value-type="float" office:value="0" calcext:value-type="float">
            <text:p>0</text:p>
          </table:table-cell>
          <table:table-cell/>
          <table:table-cell table:formula="of:=IF([.$D318]&gt;=[.$J$3];&quot;&quot;;[.D318])">
            <text:p/>
          </table:table-cell>
          <table:table-cell table:formula="of:=IF([.$D318]&gt;=[.$J$3];&quot;&quot;;[.E31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19]=0;OFFSET([.D319];-[.J$3];0)+1;[.D318])" office:value-type="float" office:value="45" calcext:value-type="float">
            <text:p>45</text:p>
          </table:table-cell>
          <table:table-cell table:formula="of:=IF([.B319]=&quot;&quot;;OFFSET([.E319];-[.K$3];0);1+[.E318])" office:value-type="float" office:value="1" calcext:value-type="float">
            <text:p>1</text:p>
          </table:table-cell>
          <table:table-cell/>
          <table:table-cell table:formula="of:=IF([.$D319]&gt;=[.$J$3];&quot;&quot;;[.D319])">
            <text:p/>
          </table:table-cell>
          <table:table-cell table:formula="of:=IF([.$D319]&gt;=[.$J$3];&quot;&quot;;[.E31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20]=0;OFFSET([.D320];-[.J$3];0)+1;[.D319])" office:value-type="float" office:value="45" calcext:value-type="float">
            <text:p>45</text:p>
          </table:table-cell>
          <table:table-cell table:formula="of:=IF([.B320]=&quot;&quot;;OFFSET([.E320];-[.K$3];0);1+[.E319])" office:value-type="float" office:value="2" calcext:value-type="float">
            <text:p>2</text:p>
          </table:table-cell>
          <table:table-cell/>
          <table:table-cell table:formula="of:=IF([.$D320]&gt;=[.$J$3];&quot;&quot;;[.D320])">
            <text:p/>
          </table:table-cell>
          <table:table-cell table:formula="of:=IF([.$D320]&gt;=[.$J$3];&quot;&quot;;[.E32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21]=0;OFFSET([.D321];-[.J$3];0)+1;[.D320])" office:value-type="float" office:value="45" calcext:value-type="float">
            <text:p>45</text:p>
          </table:table-cell>
          <table:table-cell table:formula="of:=IF([.B321]=&quot;&quot;;OFFSET([.E321];-[.K$3];0);1+[.E320])" office:value-type="float" office:value="3" calcext:value-type="float">
            <text:p>3</text:p>
          </table:table-cell>
          <table:table-cell/>
          <table:table-cell table:formula="of:=IF([.$D321]&gt;=[.$J$3];&quot;&quot;;[.D321])">
            <text:p/>
          </table:table-cell>
          <table:table-cell table:formula="of:=IF([.$D321]&gt;=[.$J$3];&quot;&quot;;[.E32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22]=0;OFFSET([.D322];-[.J$3];0)+1;[.D321])" office:value-type="float" office:value="45" calcext:value-type="float">
            <text:p>45</text:p>
          </table:table-cell>
          <table:table-cell table:formula="of:=IF([.B322]=&quot;&quot;;OFFSET([.E322];-[.K$3];0);1+[.E321])" office:value-type="float" office:value="4" calcext:value-type="float">
            <text:p>4</text:p>
          </table:table-cell>
          <table:table-cell/>
          <table:table-cell table:formula="of:=IF([.$D322]&gt;=[.$J$3];&quot;&quot;;[.D322])">
            <text:p/>
          </table:table-cell>
          <table:table-cell table:formula="of:=IF([.$D322]&gt;=[.$J$3];&quot;&quot;;[.E32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23]=0;OFFSET([.D323];-[.J$3];0)+1;[.D322])" office:value-type="float" office:value="45" calcext:value-type="float">
            <text:p>45</text:p>
          </table:table-cell>
          <table:table-cell table:formula="of:=IF([.B323]=&quot;&quot;;OFFSET([.E323];-[.K$3];0);1+[.E322])" office:value-type="float" office:value="5" calcext:value-type="float">
            <text:p>5</text:p>
          </table:table-cell>
          <table:table-cell/>
          <table:table-cell table:formula="of:=IF([.$D323]&gt;=[.$J$3];&quot;&quot;;[.D323])">
            <text:p/>
          </table:table-cell>
          <table:table-cell table:formula="of:=IF([.$D323]&gt;=[.$J$3];&quot;&quot;;[.E32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24]=0;OFFSET([.D324];-[.J$3];0)+1;[.D323])" office:value-type="float" office:value="45" calcext:value-type="float">
            <text:p>45</text:p>
          </table:table-cell>
          <table:table-cell table:formula="of:=IF([.B324]=&quot;&quot;;OFFSET([.E324];-[.K$3];0);1+[.E323])" office:value-type="float" office:value="6" calcext:value-type="float">
            <text:p>6</text:p>
          </table:table-cell>
          <table:table-cell/>
          <table:table-cell table:formula="of:=IF([.$D324]&gt;=[.$J$3];&quot;&quot;;[.D324])">
            <text:p/>
          </table:table-cell>
          <table:table-cell table:formula="of:=IF([.$D324]&gt;=[.$J$3];&quot;&quot;;[.E32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25]=0;OFFSET([.D325];-[.J$3];0)+1;[.D324])" office:value-type="float" office:value="46" calcext:value-type="float">
            <text:p>46</text:p>
          </table:table-cell>
          <table:table-cell table:formula="of:=IF([.B325]=&quot;&quot;;OFFSET([.E325];-[.K$3];0);1+[.E324])" office:value-type="float" office:value="0" calcext:value-type="float">
            <text:p>0</text:p>
          </table:table-cell>
          <table:table-cell/>
          <table:table-cell table:formula="of:=IF([.$D325]&gt;=[.$J$3];&quot;&quot;;[.D325])">
            <text:p/>
          </table:table-cell>
          <table:table-cell table:formula="of:=IF([.$D325]&gt;=[.$J$3];&quot;&quot;;[.E32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26]=0;OFFSET([.D326];-[.J$3];0)+1;[.D325])" office:value-type="float" office:value="46" calcext:value-type="float">
            <text:p>46</text:p>
          </table:table-cell>
          <table:table-cell table:formula="of:=IF([.B326]=&quot;&quot;;OFFSET([.E326];-[.K$3];0);1+[.E325])" office:value-type="float" office:value="1" calcext:value-type="float">
            <text:p>1</text:p>
          </table:table-cell>
          <table:table-cell/>
          <table:table-cell table:formula="of:=IF([.$D326]&gt;=[.$J$3];&quot;&quot;;[.D326])">
            <text:p/>
          </table:table-cell>
          <table:table-cell table:formula="of:=IF([.$D326]&gt;=[.$J$3];&quot;&quot;;[.E32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27]=0;OFFSET([.D327];-[.J$3];0)+1;[.D326])" office:value-type="float" office:value="46" calcext:value-type="float">
            <text:p>46</text:p>
          </table:table-cell>
          <table:table-cell table:formula="of:=IF([.B327]=&quot;&quot;;OFFSET([.E327];-[.K$3];0);1+[.E326])" office:value-type="float" office:value="2" calcext:value-type="float">
            <text:p>2</text:p>
          </table:table-cell>
          <table:table-cell/>
          <table:table-cell table:formula="of:=IF([.$D327]&gt;=[.$J$3];&quot;&quot;;[.D327])">
            <text:p/>
          </table:table-cell>
          <table:table-cell table:formula="of:=IF([.$D327]&gt;=[.$J$3];&quot;&quot;;[.E32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28]=0;OFFSET([.D328];-[.J$3];0)+1;[.D327])" office:value-type="float" office:value="46" calcext:value-type="float">
            <text:p>46</text:p>
          </table:table-cell>
          <table:table-cell table:formula="of:=IF([.B328]=&quot;&quot;;OFFSET([.E328];-[.K$3];0);1+[.E327])" office:value-type="float" office:value="3" calcext:value-type="float">
            <text:p>3</text:p>
          </table:table-cell>
          <table:table-cell/>
          <table:table-cell table:formula="of:=IF([.$D328]&gt;=[.$J$3];&quot;&quot;;[.D328])">
            <text:p/>
          </table:table-cell>
          <table:table-cell table:formula="of:=IF([.$D328]&gt;=[.$J$3];&quot;&quot;;[.E32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29]=0;OFFSET([.D329];-[.J$3];0)+1;[.D328])" office:value-type="float" office:value="46" calcext:value-type="float">
            <text:p>46</text:p>
          </table:table-cell>
          <table:table-cell table:formula="of:=IF([.B329]=&quot;&quot;;OFFSET([.E329];-[.K$3];0);1+[.E328])" office:value-type="float" office:value="4" calcext:value-type="float">
            <text:p>4</text:p>
          </table:table-cell>
          <table:table-cell/>
          <table:table-cell table:formula="of:=IF([.$D329]&gt;=[.$J$3];&quot;&quot;;[.D329])">
            <text:p/>
          </table:table-cell>
          <table:table-cell table:formula="of:=IF([.$D329]&gt;=[.$J$3];&quot;&quot;;[.E32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30]=0;OFFSET([.D330];-[.J$3];0)+1;[.D329])" office:value-type="float" office:value="46" calcext:value-type="float">
            <text:p>46</text:p>
          </table:table-cell>
          <table:table-cell table:formula="of:=IF([.B330]=&quot;&quot;;OFFSET([.E330];-[.K$3];0);1+[.E329])" office:value-type="float" office:value="5" calcext:value-type="float">
            <text:p>5</text:p>
          </table:table-cell>
          <table:table-cell/>
          <table:table-cell table:formula="of:=IF([.$D330]&gt;=[.$J$3];&quot;&quot;;[.D330])">
            <text:p/>
          </table:table-cell>
          <table:table-cell table:formula="of:=IF([.$D330]&gt;=[.$J$3];&quot;&quot;;[.E33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31]=0;OFFSET([.D331];-[.J$3];0)+1;[.D330])" office:value-type="float" office:value="46" calcext:value-type="float">
            <text:p>46</text:p>
          </table:table-cell>
          <table:table-cell table:formula="of:=IF([.B331]=&quot;&quot;;OFFSET([.E331];-[.K$3];0);1+[.E330])" office:value-type="float" office:value="6" calcext:value-type="float">
            <text:p>6</text:p>
          </table:table-cell>
          <table:table-cell/>
          <table:table-cell table:formula="of:=IF([.$D331]&gt;=[.$J$3];&quot;&quot;;[.D331])">
            <text:p/>
          </table:table-cell>
          <table:table-cell table:formula="of:=IF([.$D331]&gt;=[.$J$3];&quot;&quot;;[.E33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32]=0;OFFSET([.D332];-[.J$3];0)+1;[.D331])" office:value-type="float" office:value="47" calcext:value-type="float">
            <text:p>47</text:p>
          </table:table-cell>
          <table:table-cell table:formula="of:=IF([.B332]=&quot;&quot;;OFFSET([.E332];-[.K$3];0);1+[.E331])" office:value-type="float" office:value="0" calcext:value-type="float">
            <text:p>0</text:p>
          </table:table-cell>
          <table:table-cell/>
          <table:table-cell table:formula="of:=IF([.$D332]&gt;=[.$J$3];&quot;&quot;;[.D332])">
            <text:p/>
          </table:table-cell>
          <table:table-cell table:formula="of:=IF([.$D332]&gt;=[.$J$3];&quot;&quot;;[.E33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33]=0;OFFSET([.D333];-[.J$3];0)+1;[.D332])" office:value-type="float" office:value="47" calcext:value-type="float">
            <text:p>47</text:p>
          </table:table-cell>
          <table:table-cell table:formula="of:=IF([.B333]=&quot;&quot;;OFFSET([.E333];-[.K$3];0);1+[.E332])" office:value-type="float" office:value="1" calcext:value-type="float">
            <text:p>1</text:p>
          </table:table-cell>
          <table:table-cell/>
          <table:table-cell table:formula="of:=IF([.$D333]&gt;=[.$J$3];&quot;&quot;;[.D333])">
            <text:p/>
          </table:table-cell>
          <table:table-cell table:formula="of:=IF([.$D333]&gt;=[.$J$3];&quot;&quot;;[.E33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34]=0;OFFSET([.D334];-[.J$3];0)+1;[.D333])" office:value-type="float" office:value="47" calcext:value-type="float">
            <text:p>47</text:p>
          </table:table-cell>
          <table:table-cell table:formula="of:=IF([.B334]=&quot;&quot;;OFFSET([.E334];-[.K$3];0);1+[.E333])" office:value-type="float" office:value="2" calcext:value-type="float">
            <text:p>2</text:p>
          </table:table-cell>
          <table:table-cell/>
          <table:table-cell table:formula="of:=IF([.$D334]&gt;=[.$J$3];&quot;&quot;;[.D334])">
            <text:p/>
          </table:table-cell>
          <table:table-cell table:formula="of:=IF([.$D334]&gt;=[.$J$3];&quot;&quot;;[.E33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35]=0;OFFSET([.D335];-[.J$3];0)+1;[.D334])" office:value-type="float" office:value="47" calcext:value-type="float">
            <text:p>47</text:p>
          </table:table-cell>
          <table:table-cell table:formula="of:=IF([.B335]=&quot;&quot;;OFFSET([.E335];-[.K$3];0);1+[.E334])" office:value-type="float" office:value="3" calcext:value-type="float">
            <text:p>3</text:p>
          </table:table-cell>
          <table:table-cell/>
          <table:table-cell table:formula="of:=IF([.$D335]&gt;=[.$J$3];&quot;&quot;;[.D335])">
            <text:p/>
          </table:table-cell>
          <table:table-cell table:formula="of:=IF([.$D335]&gt;=[.$J$3];&quot;&quot;;[.E33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36]=0;OFFSET([.D336];-[.J$3];0)+1;[.D335])" office:value-type="float" office:value="47" calcext:value-type="float">
            <text:p>47</text:p>
          </table:table-cell>
          <table:table-cell table:formula="of:=IF([.B336]=&quot;&quot;;OFFSET([.E336];-[.K$3];0);1+[.E335])" office:value-type="float" office:value="4" calcext:value-type="float">
            <text:p>4</text:p>
          </table:table-cell>
          <table:table-cell/>
          <table:table-cell table:formula="of:=IF([.$D336]&gt;=[.$J$3];&quot;&quot;;[.D336])">
            <text:p/>
          </table:table-cell>
          <table:table-cell table:formula="of:=IF([.$D336]&gt;=[.$J$3];&quot;&quot;;[.E33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37]=0;OFFSET([.D337];-[.J$3];0)+1;[.D336])" office:value-type="float" office:value="47" calcext:value-type="float">
            <text:p>47</text:p>
          </table:table-cell>
          <table:table-cell table:formula="of:=IF([.B337]=&quot;&quot;;OFFSET([.E337];-[.K$3];0);1+[.E336])" office:value-type="float" office:value="5" calcext:value-type="float">
            <text:p>5</text:p>
          </table:table-cell>
          <table:table-cell/>
          <table:table-cell table:formula="of:=IF([.$D337]&gt;=[.$J$3];&quot;&quot;;[.D337])">
            <text:p/>
          </table:table-cell>
          <table:table-cell table:formula="of:=IF([.$D337]&gt;=[.$J$3];&quot;&quot;;[.E33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38]=0;OFFSET([.D338];-[.J$3];0)+1;[.D337])" office:value-type="float" office:value="47" calcext:value-type="float">
            <text:p>47</text:p>
          </table:table-cell>
          <table:table-cell table:formula="of:=IF([.B338]=&quot;&quot;;OFFSET([.E338];-[.K$3];0);1+[.E337])" office:value-type="float" office:value="6" calcext:value-type="float">
            <text:p>6</text:p>
          </table:table-cell>
          <table:table-cell/>
          <table:table-cell table:formula="of:=IF([.$D338]&gt;=[.$J$3];&quot;&quot;;[.D338])">
            <text:p/>
          </table:table-cell>
          <table:table-cell table:formula="of:=IF([.$D338]&gt;=[.$J$3];&quot;&quot;;[.E33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39]=0;OFFSET([.D339];-[.J$3];0)+1;[.D338])" office:value-type="float" office:value="48" calcext:value-type="float">
            <text:p>48</text:p>
          </table:table-cell>
          <table:table-cell table:formula="of:=IF([.B339]=&quot;&quot;;OFFSET([.E339];-[.K$3];0);1+[.E338])" office:value-type="float" office:value="0" calcext:value-type="float">
            <text:p>0</text:p>
          </table:table-cell>
          <table:table-cell/>
          <table:table-cell table:formula="of:=IF([.$D339]&gt;=[.$J$3];&quot;&quot;;[.D339])">
            <text:p/>
          </table:table-cell>
          <table:table-cell table:formula="of:=IF([.$D339]&gt;=[.$J$3];&quot;&quot;;[.E33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40]=0;OFFSET([.D340];-[.J$3];0)+1;[.D339])" office:value-type="float" office:value="48" calcext:value-type="float">
            <text:p>48</text:p>
          </table:table-cell>
          <table:table-cell table:formula="of:=IF([.B340]=&quot;&quot;;OFFSET([.E340];-[.K$3];0);1+[.E339])" office:value-type="float" office:value="1" calcext:value-type="float">
            <text:p>1</text:p>
          </table:table-cell>
          <table:table-cell/>
          <table:table-cell table:formula="of:=IF([.$D340]&gt;=[.$J$3];&quot;&quot;;[.D340])">
            <text:p/>
          </table:table-cell>
          <table:table-cell table:formula="of:=IF([.$D340]&gt;=[.$J$3];&quot;&quot;;[.E34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41]=0;OFFSET([.D341];-[.J$3];0)+1;[.D340])" office:value-type="float" office:value="48" calcext:value-type="float">
            <text:p>48</text:p>
          </table:table-cell>
          <table:table-cell table:formula="of:=IF([.B341]=&quot;&quot;;OFFSET([.E341];-[.K$3];0);1+[.E340])" office:value-type="float" office:value="2" calcext:value-type="float">
            <text:p>2</text:p>
          </table:table-cell>
          <table:table-cell/>
          <table:table-cell table:formula="of:=IF([.$D341]&gt;=[.$J$3];&quot;&quot;;[.D341])">
            <text:p/>
          </table:table-cell>
          <table:table-cell table:formula="of:=IF([.$D341]&gt;=[.$J$3];&quot;&quot;;[.E34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42]=0;OFFSET([.D342];-[.J$3];0)+1;[.D341])" office:value-type="float" office:value="48" calcext:value-type="float">
            <text:p>48</text:p>
          </table:table-cell>
          <table:table-cell table:formula="of:=IF([.B342]=&quot;&quot;;OFFSET([.E342];-[.K$3];0);1+[.E341])" office:value-type="float" office:value="3" calcext:value-type="float">
            <text:p>3</text:p>
          </table:table-cell>
          <table:table-cell/>
          <table:table-cell table:formula="of:=IF([.$D342]&gt;=[.$J$3];&quot;&quot;;[.D342])">
            <text:p/>
          </table:table-cell>
          <table:table-cell table:formula="of:=IF([.$D342]&gt;=[.$J$3];&quot;&quot;;[.E34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43]=0;OFFSET([.D343];-[.J$3];0)+1;[.D342])" office:value-type="float" office:value="48" calcext:value-type="float">
            <text:p>48</text:p>
          </table:table-cell>
          <table:table-cell table:formula="of:=IF([.B343]=&quot;&quot;;OFFSET([.E343];-[.K$3];0);1+[.E342])" office:value-type="float" office:value="4" calcext:value-type="float">
            <text:p>4</text:p>
          </table:table-cell>
          <table:table-cell/>
          <table:table-cell table:formula="of:=IF([.$D343]&gt;=[.$J$3];&quot;&quot;;[.D343])">
            <text:p/>
          </table:table-cell>
          <table:table-cell table:formula="of:=IF([.$D343]&gt;=[.$J$3];&quot;&quot;;[.E34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44]=0;OFFSET([.D344];-[.J$3];0)+1;[.D343])" office:value-type="float" office:value="48" calcext:value-type="float">
            <text:p>48</text:p>
          </table:table-cell>
          <table:table-cell table:formula="of:=IF([.B344]=&quot;&quot;;OFFSET([.E344];-[.K$3];0);1+[.E343])" office:value-type="float" office:value="5" calcext:value-type="float">
            <text:p>5</text:p>
          </table:table-cell>
          <table:table-cell/>
          <table:table-cell table:formula="of:=IF([.$D344]&gt;=[.$J$3];&quot;&quot;;[.D344])">
            <text:p/>
          </table:table-cell>
          <table:table-cell table:formula="of:=IF([.$D344]&gt;=[.$J$3];&quot;&quot;;[.E34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45]=0;OFFSET([.D345];-[.J$3];0)+1;[.D344])" office:value-type="float" office:value="48" calcext:value-type="float">
            <text:p>48</text:p>
          </table:table-cell>
          <table:table-cell table:formula="of:=IF([.B345]=&quot;&quot;;OFFSET([.E345];-[.K$3];0);1+[.E344])" office:value-type="float" office:value="6" calcext:value-type="float">
            <text:p>6</text:p>
          </table:table-cell>
          <table:table-cell/>
          <table:table-cell table:formula="of:=IF([.$D345]&gt;=[.$J$3];&quot;&quot;;[.D345])">
            <text:p/>
          </table:table-cell>
          <table:table-cell table:formula="of:=IF([.$D345]&gt;=[.$J$3];&quot;&quot;;[.E34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46]=0;OFFSET([.D346];-[.J$3];0)+1;[.D345])" office:value-type="float" office:value="49" calcext:value-type="float">
            <text:p>49</text:p>
          </table:table-cell>
          <table:table-cell table:formula="of:=IF([.B346]=&quot;&quot;;OFFSET([.E346];-[.K$3];0);1+[.E345])" office:value-type="float" office:value="0" calcext:value-type="float">
            <text:p>0</text:p>
          </table:table-cell>
          <table:table-cell/>
          <table:table-cell table:formula="of:=IF([.$D346]&gt;=[.$J$3];&quot;&quot;;[.D346])">
            <text:p/>
          </table:table-cell>
          <table:table-cell table:formula="of:=IF([.$D346]&gt;=[.$J$3];&quot;&quot;;[.E34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47]=0;OFFSET([.D347];-[.J$3];0)+1;[.D346])" office:value-type="float" office:value="49" calcext:value-type="float">
            <text:p>49</text:p>
          </table:table-cell>
          <table:table-cell table:formula="of:=IF([.B347]=&quot;&quot;;OFFSET([.E347];-[.K$3];0);1+[.E346])" office:value-type="float" office:value="1" calcext:value-type="float">
            <text:p>1</text:p>
          </table:table-cell>
          <table:table-cell/>
          <table:table-cell table:formula="of:=IF([.$D347]&gt;=[.$J$3];&quot;&quot;;[.D347])">
            <text:p/>
          </table:table-cell>
          <table:table-cell table:formula="of:=IF([.$D347]&gt;=[.$J$3];&quot;&quot;;[.E34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48]=0;OFFSET([.D348];-[.J$3];0)+1;[.D347])" office:value-type="float" office:value="49" calcext:value-type="float">
            <text:p>49</text:p>
          </table:table-cell>
          <table:table-cell table:formula="of:=IF([.B348]=&quot;&quot;;OFFSET([.E348];-[.K$3];0);1+[.E347])" office:value-type="float" office:value="2" calcext:value-type="float">
            <text:p>2</text:p>
          </table:table-cell>
          <table:table-cell/>
          <table:table-cell table:formula="of:=IF([.$D348]&gt;=[.$J$3];&quot;&quot;;[.D348])">
            <text:p/>
          </table:table-cell>
          <table:table-cell table:formula="of:=IF([.$D348]&gt;=[.$J$3];&quot;&quot;;[.E34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49]=0;OFFSET([.D349];-[.J$3];0)+1;[.D348])" office:value-type="float" office:value="49" calcext:value-type="float">
            <text:p>49</text:p>
          </table:table-cell>
          <table:table-cell table:formula="of:=IF([.B349]=&quot;&quot;;OFFSET([.E349];-[.K$3];0);1+[.E348])" office:value-type="float" office:value="3" calcext:value-type="float">
            <text:p>3</text:p>
          </table:table-cell>
          <table:table-cell/>
          <table:table-cell table:formula="of:=IF([.$D349]&gt;=[.$J$3];&quot;&quot;;[.D349])">
            <text:p/>
          </table:table-cell>
          <table:table-cell table:formula="of:=IF([.$D349]&gt;=[.$J$3];&quot;&quot;;[.E34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50]=0;OFFSET([.D350];-[.J$3];0)+1;[.D349])" office:value-type="float" office:value="49" calcext:value-type="float">
            <text:p>49</text:p>
          </table:table-cell>
          <table:table-cell table:formula="of:=IF([.B350]=&quot;&quot;;OFFSET([.E350];-[.K$3];0);1+[.E349])" office:value-type="float" office:value="4" calcext:value-type="float">
            <text:p>4</text:p>
          </table:table-cell>
          <table:table-cell/>
          <table:table-cell table:formula="of:=IF([.$D350]&gt;=[.$J$3];&quot;&quot;;[.D350])">
            <text:p/>
          </table:table-cell>
          <table:table-cell table:formula="of:=IF([.$D350]&gt;=[.$J$3];&quot;&quot;;[.E35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51]=0;OFFSET([.D351];-[.J$3];0)+1;[.D350])" office:value-type="float" office:value="49" calcext:value-type="float">
            <text:p>49</text:p>
          </table:table-cell>
          <table:table-cell table:formula="of:=IF([.B351]=&quot;&quot;;OFFSET([.E351];-[.K$3];0);1+[.E350])" office:value-type="float" office:value="5" calcext:value-type="float">
            <text:p>5</text:p>
          </table:table-cell>
          <table:table-cell/>
          <table:table-cell table:formula="of:=IF([.$D351]&gt;=[.$J$3];&quot;&quot;;[.D351])">
            <text:p/>
          </table:table-cell>
          <table:table-cell table:formula="of:=IF([.$D351]&gt;=[.$J$3];&quot;&quot;;[.E35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52]=0;OFFSET([.D352];-[.J$3];0)+1;[.D351])" office:value-type="float" office:value="49" calcext:value-type="float">
            <text:p>49</text:p>
          </table:table-cell>
          <table:table-cell table:formula="of:=IF([.B352]=&quot;&quot;;OFFSET([.E352];-[.K$3];0);1+[.E351])" office:value-type="float" office:value="6" calcext:value-type="float">
            <text:p>6</text:p>
          </table:table-cell>
          <table:table-cell/>
          <table:table-cell table:formula="of:=IF([.$D352]&gt;=[.$J$3];&quot;&quot;;[.D352])">
            <text:p/>
          </table:table-cell>
          <table:table-cell table:formula="of:=IF([.$D352]&gt;=[.$J$3];&quot;&quot;;[.E35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53]=0;OFFSET([.D353];-[.J$3];0)+1;[.D352])" office:value-type="float" office:value="50" calcext:value-type="float">
            <text:p>50</text:p>
          </table:table-cell>
          <table:table-cell table:formula="of:=IF([.B353]=&quot;&quot;;OFFSET([.E353];-[.K$3];0);1+[.E352])" office:value-type="float" office:value="0" calcext:value-type="float">
            <text:p>0</text:p>
          </table:table-cell>
          <table:table-cell/>
          <table:table-cell table:formula="of:=IF([.$D353]&gt;=[.$J$3];&quot;&quot;;[.D353])">
            <text:p/>
          </table:table-cell>
          <table:table-cell table:formula="of:=IF([.$D353]&gt;=[.$J$3];&quot;&quot;;[.E35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54]=0;OFFSET([.D354];-[.J$3];0)+1;[.D353])" office:value-type="float" office:value="50" calcext:value-type="float">
            <text:p>50</text:p>
          </table:table-cell>
          <table:table-cell table:formula="of:=IF([.B354]=&quot;&quot;;OFFSET([.E354];-[.K$3];0);1+[.E353])" office:value-type="float" office:value="1" calcext:value-type="float">
            <text:p>1</text:p>
          </table:table-cell>
          <table:table-cell/>
          <table:table-cell table:formula="of:=IF([.$D354]&gt;=[.$J$3];&quot;&quot;;[.D354])">
            <text:p/>
          </table:table-cell>
          <table:table-cell table:formula="of:=IF([.$D354]&gt;=[.$J$3];&quot;&quot;;[.E35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55]=0;OFFSET([.D355];-[.J$3];0)+1;[.D354])" office:value-type="float" office:value="50" calcext:value-type="float">
            <text:p>50</text:p>
          </table:table-cell>
          <table:table-cell table:formula="of:=IF([.B355]=&quot;&quot;;OFFSET([.E355];-[.K$3];0);1+[.E354])" office:value-type="float" office:value="2" calcext:value-type="float">
            <text:p>2</text:p>
          </table:table-cell>
          <table:table-cell/>
          <table:table-cell table:formula="of:=IF([.$D355]&gt;=[.$J$3];&quot;&quot;;[.D355])">
            <text:p/>
          </table:table-cell>
          <table:table-cell table:formula="of:=IF([.$D355]&gt;=[.$J$3];&quot;&quot;;[.E35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56]=0;OFFSET([.D356];-[.J$3];0)+1;[.D355])" office:value-type="float" office:value="50" calcext:value-type="float">
            <text:p>50</text:p>
          </table:table-cell>
          <table:table-cell table:formula="of:=IF([.B356]=&quot;&quot;;OFFSET([.E356];-[.K$3];0);1+[.E355])" office:value-type="float" office:value="3" calcext:value-type="float">
            <text:p>3</text:p>
          </table:table-cell>
          <table:table-cell/>
          <table:table-cell table:formula="of:=IF([.$D356]&gt;=[.$J$3];&quot;&quot;;[.D356])">
            <text:p/>
          </table:table-cell>
          <table:table-cell table:formula="of:=IF([.$D356]&gt;=[.$J$3];&quot;&quot;;[.E35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57]=0;OFFSET([.D357];-[.J$3];0)+1;[.D356])" office:value-type="float" office:value="50" calcext:value-type="float">
            <text:p>50</text:p>
          </table:table-cell>
          <table:table-cell table:formula="of:=IF([.B357]=&quot;&quot;;OFFSET([.E357];-[.K$3];0);1+[.E356])" office:value-type="float" office:value="4" calcext:value-type="float">
            <text:p>4</text:p>
          </table:table-cell>
          <table:table-cell/>
          <table:table-cell table:formula="of:=IF([.$D357]&gt;=[.$J$3];&quot;&quot;;[.D357])">
            <text:p/>
          </table:table-cell>
          <table:table-cell table:formula="of:=IF([.$D357]&gt;=[.$J$3];&quot;&quot;;[.E35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58]=0;OFFSET([.D358];-[.J$3];0)+1;[.D357])" office:value-type="float" office:value="50" calcext:value-type="float">
            <text:p>50</text:p>
          </table:table-cell>
          <table:table-cell table:formula="of:=IF([.B358]=&quot;&quot;;OFFSET([.E358];-[.K$3];0);1+[.E357])" office:value-type="float" office:value="5" calcext:value-type="float">
            <text:p>5</text:p>
          </table:table-cell>
          <table:table-cell/>
          <table:table-cell table:formula="of:=IF([.$D358]&gt;=[.$J$3];&quot;&quot;;[.D358])">
            <text:p/>
          </table:table-cell>
          <table:table-cell table:formula="of:=IF([.$D358]&gt;=[.$J$3];&quot;&quot;;[.E35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59]=0;OFFSET([.D359];-[.J$3];0)+1;[.D358])" office:value-type="float" office:value="50" calcext:value-type="float">
            <text:p>50</text:p>
          </table:table-cell>
          <table:table-cell table:formula="of:=IF([.B359]=&quot;&quot;;OFFSET([.E359];-[.K$3];0);1+[.E358])" office:value-type="float" office:value="6" calcext:value-type="float">
            <text:p>6</text:p>
          </table:table-cell>
          <table:table-cell/>
          <table:table-cell table:formula="of:=IF([.$D359]&gt;=[.$J$3];&quot;&quot;;[.D359])">
            <text:p/>
          </table:table-cell>
          <table:table-cell table:formula="of:=IF([.$D359]&gt;=[.$J$3];&quot;&quot;;[.E35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60]=0;OFFSET([.D360];-[.J$3];0)+1;[.D359])" office:value-type="float" office:value="51" calcext:value-type="float">
            <text:p>51</text:p>
          </table:table-cell>
          <table:table-cell table:formula="of:=IF([.B360]=&quot;&quot;;OFFSET([.E360];-[.K$3];0);1+[.E359])" office:value-type="float" office:value="0" calcext:value-type="float">
            <text:p>0</text:p>
          </table:table-cell>
          <table:table-cell/>
          <table:table-cell table:formula="of:=IF([.$D360]&gt;=[.$J$3];&quot;&quot;;[.D360])">
            <text:p/>
          </table:table-cell>
          <table:table-cell table:formula="of:=IF([.$D360]&gt;=[.$J$3];&quot;&quot;;[.E36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61]=0;OFFSET([.D361];-[.J$3];0)+1;[.D360])" office:value-type="float" office:value="51" calcext:value-type="float">
            <text:p>51</text:p>
          </table:table-cell>
          <table:table-cell table:formula="of:=IF([.B361]=&quot;&quot;;OFFSET([.E361];-[.K$3];0);1+[.E360])" office:value-type="float" office:value="1" calcext:value-type="float">
            <text:p>1</text:p>
          </table:table-cell>
          <table:table-cell/>
          <table:table-cell table:formula="of:=IF([.$D361]&gt;=[.$J$3];&quot;&quot;;[.D361])">
            <text:p/>
          </table:table-cell>
          <table:table-cell table:formula="of:=IF([.$D361]&gt;=[.$J$3];&quot;&quot;;[.E36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62]=0;OFFSET([.D362];-[.J$3];0)+1;[.D361])" office:value-type="float" office:value="51" calcext:value-type="float">
            <text:p>51</text:p>
          </table:table-cell>
          <table:table-cell table:formula="of:=IF([.B362]=&quot;&quot;;OFFSET([.E362];-[.K$3];0);1+[.E361])" office:value-type="float" office:value="2" calcext:value-type="float">
            <text:p>2</text:p>
          </table:table-cell>
          <table:table-cell/>
          <table:table-cell table:formula="of:=IF([.$D362]&gt;=[.$J$3];&quot;&quot;;[.D362])">
            <text:p/>
          </table:table-cell>
          <table:table-cell table:formula="of:=IF([.$D362]&gt;=[.$J$3];&quot;&quot;;[.E36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63]=0;OFFSET([.D363];-[.J$3];0)+1;[.D362])" office:value-type="float" office:value="51" calcext:value-type="float">
            <text:p>51</text:p>
          </table:table-cell>
          <table:table-cell table:formula="of:=IF([.B363]=&quot;&quot;;OFFSET([.E363];-[.K$3];0);1+[.E362])" office:value-type="float" office:value="3" calcext:value-type="float">
            <text:p>3</text:p>
          </table:table-cell>
          <table:table-cell/>
          <table:table-cell table:formula="of:=IF([.$D363]&gt;=[.$J$3];&quot;&quot;;[.D363])">
            <text:p/>
          </table:table-cell>
          <table:table-cell table:formula="of:=IF([.$D363]&gt;=[.$J$3];&quot;&quot;;[.E36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64]=0;OFFSET([.D364];-[.J$3];0)+1;[.D363])" office:value-type="float" office:value="51" calcext:value-type="float">
            <text:p>51</text:p>
          </table:table-cell>
          <table:table-cell table:formula="of:=IF([.B364]=&quot;&quot;;OFFSET([.E364];-[.K$3];0);1+[.E363])" office:value-type="float" office:value="4" calcext:value-type="float">
            <text:p>4</text:p>
          </table:table-cell>
          <table:table-cell/>
          <table:table-cell table:formula="of:=IF([.$D364]&gt;=[.$J$3];&quot;&quot;;[.D364])">
            <text:p/>
          </table:table-cell>
          <table:table-cell table:formula="of:=IF([.$D364]&gt;=[.$J$3];&quot;&quot;;[.E36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65]=0;OFFSET([.D365];-[.J$3];0)+1;[.D364])" office:value-type="float" office:value="51" calcext:value-type="float">
            <text:p>51</text:p>
          </table:table-cell>
          <table:table-cell table:formula="of:=IF([.B365]=&quot;&quot;;OFFSET([.E365];-[.K$3];0);1+[.E364])" office:value-type="float" office:value="5" calcext:value-type="float">
            <text:p>5</text:p>
          </table:table-cell>
          <table:table-cell/>
          <table:table-cell table:formula="of:=IF([.$D365]&gt;=[.$J$3];&quot;&quot;;[.D365])">
            <text:p/>
          </table:table-cell>
          <table:table-cell table:formula="of:=IF([.$D365]&gt;=[.$J$3];&quot;&quot;;[.E36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66]=0;OFFSET([.D366];-[.J$3];0)+1;[.D365])" office:value-type="float" office:value="51" calcext:value-type="float">
            <text:p>51</text:p>
          </table:table-cell>
          <table:table-cell table:formula="of:=IF([.B366]=&quot;&quot;;OFFSET([.E366];-[.K$3];0);1+[.E365])" office:value-type="float" office:value="6" calcext:value-type="float">
            <text:p>6</text:p>
          </table:table-cell>
          <table:table-cell/>
          <table:table-cell table:formula="of:=IF([.$D366]&gt;=[.$J$3];&quot;&quot;;[.D366])">
            <text:p/>
          </table:table-cell>
          <table:table-cell table:formula="of:=IF([.$D366]&gt;=[.$J$3];&quot;&quot;;[.E36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67]=0;OFFSET([.D367];-[.J$3];0)+1;[.D366])" office:value-type="float" office:value="52" calcext:value-type="float">
            <text:p>52</text:p>
          </table:table-cell>
          <table:table-cell table:formula="of:=IF([.B367]=&quot;&quot;;OFFSET([.E367];-[.K$3];0);1+[.E366])" office:value-type="float" office:value="0" calcext:value-type="float">
            <text:p>0</text:p>
          </table:table-cell>
          <table:table-cell/>
          <table:table-cell table:formula="of:=IF([.$D367]&gt;=[.$J$3];&quot;&quot;;[.D367])">
            <text:p/>
          </table:table-cell>
          <table:table-cell table:formula="of:=IF([.$D367]&gt;=[.$J$3];&quot;&quot;;[.E36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68]=0;OFFSET([.D368];-[.J$3];0)+1;[.D367])" office:value-type="float" office:value="52" calcext:value-type="float">
            <text:p>52</text:p>
          </table:table-cell>
          <table:table-cell table:formula="of:=IF([.B368]=&quot;&quot;;OFFSET([.E368];-[.K$3];0);1+[.E367])" office:value-type="float" office:value="1" calcext:value-type="float">
            <text:p>1</text:p>
          </table:table-cell>
          <table:table-cell/>
          <table:table-cell table:formula="of:=IF([.$D368]&gt;=[.$J$3];&quot;&quot;;[.D368])">
            <text:p/>
          </table:table-cell>
          <table:table-cell table:formula="of:=IF([.$D368]&gt;=[.$J$3];&quot;&quot;;[.E36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69]=0;OFFSET([.D369];-[.J$3];0)+1;[.D368])" office:value-type="float" office:value="52" calcext:value-type="float">
            <text:p>52</text:p>
          </table:table-cell>
          <table:table-cell table:formula="of:=IF([.B369]=&quot;&quot;;OFFSET([.E369];-[.K$3];0);1+[.E368])" office:value-type="float" office:value="2" calcext:value-type="float">
            <text:p>2</text:p>
          </table:table-cell>
          <table:table-cell/>
          <table:table-cell table:formula="of:=IF([.$D369]&gt;=[.$J$3];&quot;&quot;;[.D369])">
            <text:p/>
          </table:table-cell>
          <table:table-cell table:formula="of:=IF([.$D369]&gt;=[.$J$3];&quot;&quot;;[.E36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70]=0;OFFSET([.D370];-[.J$3];0)+1;[.D369])" office:value-type="float" office:value="52" calcext:value-type="float">
            <text:p>52</text:p>
          </table:table-cell>
          <table:table-cell table:formula="of:=IF([.B370]=&quot;&quot;;OFFSET([.E370];-[.K$3];0);1+[.E369])" office:value-type="float" office:value="3" calcext:value-type="float">
            <text:p>3</text:p>
          </table:table-cell>
          <table:table-cell/>
          <table:table-cell table:formula="of:=IF([.$D370]&gt;=[.$J$3];&quot;&quot;;[.D370])">
            <text:p/>
          </table:table-cell>
          <table:table-cell table:formula="of:=IF([.$D370]&gt;=[.$J$3];&quot;&quot;;[.E37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71]=0;OFFSET([.D371];-[.J$3];0)+1;[.D370])" office:value-type="float" office:value="52" calcext:value-type="float">
            <text:p>52</text:p>
          </table:table-cell>
          <table:table-cell table:formula="of:=IF([.B371]=&quot;&quot;;OFFSET([.E371];-[.K$3];0);1+[.E370])" office:value-type="float" office:value="4" calcext:value-type="float">
            <text:p>4</text:p>
          </table:table-cell>
          <table:table-cell/>
          <table:table-cell table:formula="of:=IF([.$D371]&gt;=[.$J$3];&quot;&quot;;[.D371])">
            <text:p/>
          </table:table-cell>
          <table:table-cell table:formula="of:=IF([.$D371]&gt;=[.$J$3];&quot;&quot;;[.E37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72]=0;OFFSET([.D372];-[.J$3];0)+1;[.D371])" office:value-type="float" office:value="52" calcext:value-type="float">
            <text:p>52</text:p>
          </table:table-cell>
          <table:table-cell table:formula="of:=IF([.B372]=&quot;&quot;;OFFSET([.E372];-[.K$3];0);1+[.E371])" office:value-type="float" office:value="5" calcext:value-type="float">
            <text:p>5</text:p>
          </table:table-cell>
          <table:table-cell/>
          <table:table-cell table:formula="of:=IF([.$D372]&gt;=[.$J$3];&quot;&quot;;[.D372])">
            <text:p/>
          </table:table-cell>
          <table:table-cell table:formula="of:=IF([.$D372]&gt;=[.$J$3];&quot;&quot;;[.E37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73]=0;OFFSET([.D373];-[.J$3];0)+1;[.D372])" office:value-type="float" office:value="52" calcext:value-type="float">
            <text:p>52</text:p>
          </table:table-cell>
          <table:table-cell table:formula="of:=IF([.B373]=&quot;&quot;;OFFSET([.E373];-[.K$3];0);1+[.E372])" office:value-type="float" office:value="6" calcext:value-type="float">
            <text:p>6</text:p>
          </table:table-cell>
          <table:table-cell/>
          <table:table-cell table:formula="of:=IF([.$D373]&gt;=[.$J$3];&quot;&quot;;[.D373])">
            <text:p/>
          </table:table-cell>
          <table:table-cell table:formula="of:=IF([.$D373]&gt;=[.$J$3];&quot;&quot;;[.E37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74]=0;OFFSET([.D374];-[.J$3];0)+1;[.D373])" office:value-type="float" office:value="53" calcext:value-type="float">
            <text:p>53</text:p>
          </table:table-cell>
          <table:table-cell table:formula="of:=IF([.B374]=&quot;&quot;;OFFSET([.E374];-[.K$3];0);1+[.E373])" office:value-type="float" office:value="0" calcext:value-type="float">
            <text:p>0</text:p>
          </table:table-cell>
          <table:table-cell/>
          <table:table-cell table:formula="of:=IF([.$D374]&gt;=[.$J$3];&quot;&quot;;[.D374])">
            <text:p/>
          </table:table-cell>
          <table:table-cell table:formula="of:=IF([.$D374]&gt;=[.$J$3];&quot;&quot;;[.E37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75]=0;OFFSET([.D375];-[.J$3];0)+1;[.D374])" office:value-type="float" office:value="53" calcext:value-type="float">
            <text:p>53</text:p>
          </table:table-cell>
          <table:table-cell table:formula="of:=IF([.B375]=&quot;&quot;;OFFSET([.E375];-[.K$3];0);1+[.E374])" office:value-type="float" office:value="1" calcext:value-type="float">
            <text:p>1</text:p>
          </table:table-cell>
          <table:table-cell/>
          <table:table-cell table:formula="of:=IF([.$D375]&gt;=[.$J$3];&quot;&quot;;[.D375])">
            <text:p/>
          </table:table-cell>
          <table:table-cell table:formula="of:=IF([.$D375]&gt;=[.$J$3];&quot;&quot;;[.E37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76]=0;OFFSET([.D376];-[.J$3];0)+1;[.D375])" office:value-type="float" office:value="53" calcext:value-type="float">
            <text:p>53</text:p>
          </table:table-cell>
          <table:table-cell table:formula="of:=IF([.B376]=&quot;&quot;;OFFSET([.E376];-[.K$3];0);1+[.E375])" office:value-type="float" office:value="2" calcext:value-type="float">
            <text:p>2</text:p>
          </table:table-cell>
          <table:table-cell/>
          <table:table-cell table:formula="of:=IF([.$D376]&gt;=[.$J$3];&quot;&quot;;[.D376])">
            <text:p/>
          </table:table-cell>
          <table:table-cell table:formula="of:=IF([.$D376]&gt;=[.$J$3];&quot;&quot;;[.E37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77]=0;OFFSET([.D377];-[.J$3];0)+1;[.D376])" office:value-type="float" office:value="53" calcext:value-type="float">
            <text:p>53</text:p>
          </table:table-cell>
          <table:table-cell table:formula="of:=IF([.B377]=&quot;&quot;;OFFSET([.E377];-[.K$3];0);1+[.E376])" office:value-type="float" office:value="3" calcext:value-type="float">
            <text:p>3</text:p>
          </table:table-cell>
          <table:table-cell/>
          <table:table-cell table:formula="of:=IF([.$D377]&gt;=[.$J$3];&quot;&quot;;[.D377])">
            <text:p/>
          </table:table-cell>
          <table:table-cell table:formula="of:=IF([.$D377]&gt;=[.$J$3];&quot;&quot;;[.E37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78]=0;OFFSET([.D378];-[.J$3];0)+1;[.D377])" office:value-type="float" office:value="53" calcext:value-type="float">
            <text:p>53</text:p>
          </table:table-cell>
          <table:table-cell table:formula="of:=IF([.B378]=&quot;&quot;;OFFSET([.E378];-[.K$3];0);1+[.E377])" office:value-type="float" office:value="4" calcext:value-type="float">
            <text:p>4</text:p>
          </table:table-cell>
          <table:table-cell/>
          <table:table-cell table:formula="of:=IF([.$D378]&gt;=[.$J$3];&quot;&quot;;[.D378])">
            <text:p/>
          </table:table-cell>
          <table:table-cell table:formula="of:=IF([.$D378]&gt;=[.$J$3];&quot;&quot;;[.E37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79]=0;OFFSET([.D379];-[.J$3];0)+1;[.D378])" office:value-type="float" office:value="53" calcext:value-type="float">
            <text:p>53</text:p>
          </table:table-cell>
          <table:table-cell table:formula="of:=IF([.B379]=&quot;&quot;;OFFSET([.E379];-[.K$3];0);1+[.E378])" office:value-type="float" office:value="5" calcext:value-type="float">
            <text:p>5</text:p>
          </table:table-cell>
          <table:table-cell/>
          <table:table-cell table:formula="of:=IF([.$D379]&gt;=[.$J$3];&quot;&quot;;[.D379])">
            <text:p/>
          </table:table-cell>
          <table:table-cell table:formula="of:=IF([.$D379]&gt;=[.$J$3];&quot;&quot;;[.E37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80]=0;OFFSET([.D380];-[.J$3];0)+1;[.D379])" office:value-type="float" office:value="53" calcext:value-type="float">
            <text:p>53</text:p>
          </table:table-cell>
          <table:table-cell table:formula="of:=IF([.B380]=&quot;&quot;;OFFSET([.E380];-[.K$3];0);1+[.E379])" office:value-type="float" office:value="6" calcext:value-type="float">
            <text:p>6</text:p>
          </table:table-cell>
          <table:table-cell/>
          <table:table-cell table:formula="of:=IF([.$D380]&gt;=[.$J$3];&quot;&quot;;[.D380])">
            <text:p/>
          </table:table-cell>
          <table:table-cell table:formula="of:=IF([.$D380]&gt;=[.$J$3];&quot;&quot;;[.E38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81]=0;OFFSET([.D381];-[.J$3];0)+1;[.D380])" office:value-type="float" office:value="54" calcext:value-type="float">
            <text:p>54</text:p>
          </table:table-cell>
          <table:table-cell table:formula="of:=IF([.B381]=&quot;&quot;;OFFSET([.E381];-[.K$3];0);1+[.E380])" office:value-type="float" office:value="0" calcext:value-type="float">
            <text:p>0</text:p>
          </table:table-cell>
          <table:table-cell/>
          <table:table-cell table:formula="of:=IF([.$D381]&gt;=[.$J$3];&quot;&quot;;[.D381])">
            <text:p/>
          </table:table-cell>
          <table:table-cell table:formula="of:=IF([.$D381]&gt;=[.$J$3];&quot;&quot;;[.E38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82]=0;OFFSET([.D382];-[.J$3];0)+1;[.D381])" office:value-type="float" office:value="54" calcext:value-type="float">
            <text:p>54</text:p>
          </table:table-cell>
          <table:table-cell table:formula="of:=IF([.B382]=&quot;&quot;;OFFSET([.E382];-[.K$3];0);1+[.E381])" office:value-type="float" office:value="1" calcext:value-type="float">
            <text:p>1</text:p>
          </table:table-cell>
          <table:table-cell/>
          <table:table-cell table:formula="of:=IF([.$D382]&gt;=[.$J$3];&quot;&quot;;[.D382])">
            <text:p/>
          </table:table-cell>
          <table:table-cell table:formula="of:=IF([.$D382]&gt;=[.$J$3];&quot;&quot;;[.E38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83]=0;OFFSET([.D383];-[.J$3];0)+1;[.D382])" office:value-type="float" office:value="54" calcext:value-type="float">
            <text:p>54</text:p>
          </table:table-cell>
          <table:table-cell table:formula="of:=IF([.B383]=&quot;&quot;;OFFSET([.E383];-[.K$3];0);1+[.E382])" office:value-type="float" office:value="2" calcext:value-type="float">
            <text:p>2</text:p>
          </table:table-cell>
          <table:table-cell/>
          <table:table-cell table:formula="of:=IF([.$D383]&gt;=[.$J$3];&quot;&quot;;[.D383])">
            <text:p/>
          </table:table-cell>
          <table:table-cell table:formula="of:=IF([.$D383]&gt;=[.$J$3];&quot;&quot;;[.E38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84]=0;OFFSET([.D384];-[.J$3];0)+1;[.D383])" office:value-type="float" office:value="54" calcext:value-type="float">
            <text:p>54</text:p>
          </table:table-cell>
          <table:table-cell table:formula="of:=IF([.B384]=&quot;&quot;;OFFSET([.E384];-[.K$3];0);1+[.E383])" office:value-type="float" office:value="3" calcext:value-type="float">
            <text:p>3</text:p>
          </table:table-cell>
          <table:table-cell/>
          <table:table-cell table:formula="of:=IF([.$D384]&gt;=[.$J$3];&quot;&quot;;[.D384])">
            <text:p/>
          </table:table-cell>
          <table:table-cell table:formula="of:=IF([.$D384]&gt;=[.$J$3];&quot;&quot;;[.E38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85]=0;OFFSET([.D385];-[.J$3];0)+1;[.D384])" office:value-type="float" office:value="54" calcext:value-type="float">
            <text:p>54</text:p>
          </table:table-cell>
          <table:table-cell table:formula="of:=IF([.B385]=&quot;&quot;;OFFSET([.E385];-[.K$3];0);1+[.E384])" office:value-type="float" office:value="4" calcext:value-type="float">
            <text:p>4</text:p>
          </table:table-cell>
          <table:table-cell/>
          <table:table-cell table:formula="of:=IF([.$D385]&gt;=[.$J$3];&quot;&quot;;[.D385])">
            <text:p/>
          </table:table-cell>
          <table:table-cell table:formula="of:=IF([.$D385]&gt;=[.$J$3];&quot;&quot;;[.E38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86]=0;OFFSET([.D386];-[.J$3];0)+1;[.D385])" office:value-type="float" office:value="54" calcext:value-type="float">
            <text:p>54</text:p>
          </table:table-cell>
          <table:table-cell table:formula="of:=IF([.B386]=&quot;&quot;;OFFSET([.E386];-[.K$3];0);1+[.E385])" office:value-type="float" office:value="5" calcext:value-type="float">
            <text:p>5</text:p>
          </table:table-cell>
          <table:table-cell/>
          <table:table-cell table:formula="of:=IF([.$D386]&gt;=[.$J$3];&quot;&quot;;[.D386])">
            <text:p/>
          </table:table-cell>
          <table:table-cell table:formula="of:=IF([.$D386]&gt;=[.$J$3];&quot;&quot;;[.E38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87]=0;OFFSET([.D387];-[.J$3];0)+1;[.D386])" office:value-type="float" office:value="54" calcext:value-type="float">
            <text:p>54</text:p>
          </table:table-cell>
          <table:table-cell table:formula="of:=IF([.B387]=&quot;&quot;;OFFSET([.E387];-[.K$3];0);1+[.E386])" office:value-type="float" office:value="6" calcext:value-type="float">
            <text:p>6</text:p>
          </table:table-cell>
          <table:table-cell/>
          <table:table-cell table:formula="of:=IF([.$D387]&gt;=[.$J$3];&quot;&quot;;[.D387])">
            <text:p/>
          </table:table-cell>
          <table:table-cell table:formula="of:=IF([.$D387]&gt;=[.$J$3];&quot;&quot;;[.E38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88]=0;OFFSET([.D388];-[.J$3];0)+1;[.D387])" office:value-type="float" office:value="55" calcext:value-type="float">
            <text:p>55</text:p>
          </table:table-cell>
          <table:table-cell table:formula="of:=IF([.B388]=&quot;&quot;;OFFSET([.E388];-[.K$3];0);1+[.E387])" office:value-type="float" office:value="0" calcext:value-type="float">
            <text:p>0</text:p>
          </table:table-cell>
          <table:table-cell/>
          <table:table-cell table:formula="of:=IF([.$D388]&gt;=[.$J$3];&quot;&quot;;[.D388])">
            <text:p/>
          </table:table-cell>
          <table:table-cell table:formula="of:=IF([.$D388]&gt;=[.$J$3];&quot;&quot;;[.E38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89]=0;OFFSET([.D389];-[.J$3];0)+1;[.D388])" office:value-type="float" office:value="55" calcext:value-type="float">
            <text:p>55</text:p>
          </table:table-cell>
          <table:table-cell table:formula="of:=IF([.B389]=&quot;&quot;;OFFSET([.E389];-[.K$3];0);1+[.E388])" office:value-type="float" office:value="1" calcext:value-type="float">
            <text:p>1</text:p>
          </table:table-cell>
          <table:table-cell/>
          <table:table-cell table:formula="of:=IF([.$D389]&gt;=[.$J$3];&quot;&quot;;[.D389])">
            <text:p/>
          </table:table-cell>
          <table:table-cell table:formula="of:=IF([.$D389]&gt;=[.$J$3];&quot;&quot;;[.E38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90]=0;OFFSET([.D390];-[.J$3];0)+1;[.D389])" office:value-type="float" office:value="55" calcext:value-type="float">
            <text:p>55</text:p>
          </table:table-cell>
          <table:table-cell table:formula="of:=IF([.B390]=&quot;&quot;;OFFSET([.E390];-[.K$3];0);1+[.E389])" office:value-type="float" office:value="2" calcext:value-type="float">
            <text:p>2</text:p>
          </table:table-cell>
          <table:table-cell/>
          <table:table-cell table:formula="of:=IF([.$D390]&gt;=[.$J$3];&quot;&quot;;[.D390])">
            <text:p/>
          </table:table-cell>
          <table:table-cell table:formula="of:=IF([.$D390]&gt;=[.$J$3];&quot;&quot;;[.E39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91]=0;OFFSET([.D391];-[.J$3];0)+1;[.D390])" office:value-type="float" office:value="55" calcext:value-type="float">
            <text:p>55</text:p>
          </table:table-cell>
          <table:table-cell table:formula="of:=IF([.B391]=&quot;&quot;;OFFSET([.E391];-[.K$3];0);1+[.E390])" office:value-type="float" office:value="3" calcext:value-type="float">
            <text:p>3</text:p>
          </table:table-cell>
          <table:table-cell/>
          <table:table-cell table:formula="of:=IF([.$D391]&gt;=[.$J$3];&quot;&quot;;[.D391])">
            <text:p/>
          </table:table-cell>
          <table:table-cell table:formula="of:=IF([.$D391]&gt;=[.$J$3];&quot;&quot;;[.E39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92]=0;OFFSET([.D392];-[.J$3];0)+1;[.D391])" office:value-type="float" office:value="55" calcext:value-type="float">
            <text:p>55</text:p>
          </table:table-cell>
          <table:table-cell table:formula="of:=IF([.B392]=&quot;&quot;;OFFSET([.E392];-[.K$3];0);1+[.E391])" office:value-type="float" office:value="4" calcext:value-type="float">
            <text:p>4</text:p>
          </table:table-cell>
          <table:table-cell/>
          <table:table-cell table:formula="of:=IF([.$D392]&gt;=[.$J$3];&quot;&quot;;[.D392])">
            <text:p/>
          </table:table-cell>
          <table:table-cell table:formula="of:=IF([.$D392]&gt;=[.$J$3];&quot;&quot;;[.E39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93]=0;OFFSET([.D393];-[.J$3];0)+1;[.D392])" office:value-type="float" office:value="55" calcext:value-type="float">
            <text:p>55</text:p>
          </table:table-cell>
          <table:table-cell table:formula="of:=IF([.B393]=&quot;&quot;;OFFSET([.E393];-[.K$3];0);1+[.E392])" office:value-type="float" office:value="5" calcext:value-type="float">
            <text:p>5</text:p>
          </table:table-cell>
          <table:table-cell/>
          <table:table-cell table:formula="of:=IF([.$D393]&gt;=[.$J$3];&quot;&quot;;[.D393])">
            <text:p/>
          </table:table-cell>
          <table:table-cell table:formula="of:=IF([.$D393]&gt;=[.$J$3];&quot;&quot;;[.E39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94]=0;OFFSET([.D394];-[.J$3];0)+1;[.D393])" office:value-type="float" office:value="55" calcext:value-type="float">
            <text:p>55</text:p>
          </table:table-cell>
          <table:table-cell table:formula="of:=IF([.B394]=&quot;&quot;;OFFSET([.E394];-[.K$3];0);1+[.E393])" office:value-type="float" office:value="6" calcext:value-type="float">
            <text:p>6</text:p>
          </table:table-cell>
          <table:table-cell/>
          <table:table-cell table:formula="of:=IF([.$D394]&gt;=[.$J$3];&quot;&quot;;[.D394])">
            <text:p/>
          </table:table-cell>
          <table:table-cell table:formula="of:=IF([.$D394]&gt;=[.$J$3];&quot;&quot;;[.E39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95]=0;OFFSET([.D395];-[.J$3];0)+1;[.D394])" office:value-type="float" office:value="56" calcext:value-type="float">
            <text:p>56</text:p>
          </table:table-cell>
          <table:table-cell table:formula="of:=IF([.B395]=&quot;&quot;;OFFSET([.E395];-[.K$3];0);1+[.E394])" office:value-type="float" office:value="0" calcext:value-type="float">
            <text:p>0</text:p>
          </table:table-cell>
          <table:table-cell/>
          <table:table-cell table:formula="of:=IF([.$D395]&gt;=[.$J$3];&quot;&quot;;[.D395])">
            <text:p/>
          </table:table-cell>
          <table:table-cell table:formula="of:=IF([.$D395]&gt;=[.$J$3];&quot;&quot;;[.E39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96]=0;OFFSET([.D396];-[.J$3];0)+1;[.D395])" office:value-type="float" office:value="56" calcext:value-type="float">
            <text:p>56</text:p>
          </table:table-cell>
          <table:table-cell table:formula="of:=IF([.B396]=&quot;&quot;;OFFSET([.E396];-[.K$3];0);1+[.E395])" office:value-type="float" office:value="1" calcext:value-type="float">
            <text:p>1</text:p>
          </table:table-cell>
          <table:table-cell/>
          <table:table-cell table:formula="of:=IF([.$D396]&gt;=[.$J$3];&quot;&quot;;[.D396])">
            <text:p/>
          </table:table-cell>
          <table:table-cell table:formula="of:=IF([.$D396]&gt;=[.$J$3];&quot;&quot;;[.E39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97]=0;OFFSET([.D397];-[.J$3];0)+1;[.D396])" office:value-type="float" office:value="56" calcext:value-type="float">
            <text:p>56</text:p>
          </table:table-cell>
          <table:table-cell table:formula="of:=IF([.B397]=&quot;&quot;;OFFSET([.E397];-[.K$3];0);1+[.E396])" office:value-type="float" office:value="2" calcext:value-type="float">
            <text:p>2</text:p>
          </table:table-cell>
          <table:table-cell/>
          <table:table-cell table:formula="of:=IF([.$D397]&gt;=[.$J$3];&quot;&quot;;[.D397])">
            <text:p/>
          </table:table-cell>
          <table:table-cell table:formula="of:=IF([.$D397]&gt;=[.$J$3];&quot;&quot;;[.E39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98]=0;OFFSET([.D398];-[.J$3];0)+1;[.D397])" office:value-type="float" office:value="56" calcext:value-type="float">
            <text:p>56</text:p>
          </table:table-cell>
          <table:table-cell table:formula="of:=IF([.B398]=&quot;&quot;;OFFSET([.E398];-[.K$3];0);1+[.E397])" office:value-type="float" office:value="3" calcext:value-type="float">
            <text:p>3</text:p>
          </table:table-cell>
          <table:table-cell/>
          <table:table-cell table:formula="of:=IF([.$D398]&gt;=[.$J$3];&quot;&quot;;[.D398])">
            <text:p/>
          </table:table-cell>
          <table:table-cell table:formula="of:=IF([.$D398]&gt;=[.$J$3];&quot;&quot;;[.E39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399]=0;OFFSET([.D399];-[.J$3];0)+1;[.D398])" office:value-type="float" office:value="56" calcext:value-type="float">
            <text:p>56</text:p>
          </table:table-cell>
          <table:table-cell table:formula="of:=IF([.B399]=&quot;&quot;;OFFSET([.E399];-[.K$3];0);1+[.E398])" office:value-type="float" office:value="4" calcext:value-type="float">
            <text:p>4</text:p>
          </table:table-cell>
          <table:table-cell/>
          <table:table-cell table:formula="of:=IF([.$D399]&gt;=[.$J$3];&quot;&quot;;[.D399])">
            <text:p/>
          </table:table-cell>
          <table:table-cell table:formula="of:=IF([.$D399]&gt;=[.$J$3];&quot;&quot;;[.E39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00]=0;OFFSET([.D400];-[.J$3];0)+1;[.D399])" office:value-type="float" office:value="56" calcext:value-type="float">
            <text:p>56</text:p>
          </table:table-cell>
          <table:table-cell table:formula="of:=IF([.B400]=&quot;&quot;;OFFSET([.E400];-[.K$3];0);1+[.E399])" office:value-type="float" office:value="5" calcext:value-type="float">
            <text:p>5</text:p>
          </table:table-cell>
          <table:table-cell/>
          <table:table-cell table:formula="of:=IF([.$D400]&gt;=[.$J$3];&quot;&quot;;[.D400])">
            <text:p/>
          </table:table-cell>
          <table:table-cell table:formula="of:=IF([.$D400]&gt;=[.$J$3];&quot;&quot;;[.E40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01]=0;OFFSET([.D401];-[.J$3];0)+1;[.D400])" office:value-type="float" office:value="56" calcext:value-type="float">
            <text:p>56</text:p>
          </table:table-cell>
          <table:table-cell table:formula="of:=IF([.B401]=&quot;&quot;;OFFSET([.E401];-[.K$3];0);1+[.E400])" office:value-type="float" office:value="6" calcext:value-type="float">
            <text:p>6</text:p>
          </table:table-cell>
          <table:table-cell/>
          <table:table-cell table:formula="of:=IF([.$D401]&gt;=[.$J$3];&quot;&quot;;[.D401])">
            <text:p/>
          </table:table-cell>
          <table:table-cell table:formula="of:=IF([.$D401]&gt;=[.$J$3];&quot;&quot;;[.E40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02]=0;OFFSET([.D402];-[.J$3];0)+1;[.D401])" office:value-type="float" office:value="57" calcext:value-type="float">
            <text:p>57</text:p>
          </table:table-cell>
          <table:table-cell table:formula="of:=IF([.B402]=&quot;&quot;;OFFSET([.E402];-[.K$3];0);1+[.E401])" office:value-type="float" office:value="0" calcext:value-type="float">
            <text:p>0</text:p>
          </table:table-cell>
          <table:table-cell/>
          <table:table-cell table:formula="of:=IF([.$D402]&gt;=[.$J$3];&quot;&quot;;[.D402])">
            <text:p/>
          </table:table-cell>
          <table:table-cell table:formula="of:=IF([.$D402]&gt;=[.$J$3];&quot;&quot;;[.E40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03]=0;OFFSET([.D403];-[.J$3];0)+1;[.D402])" office:value-type="float" office:value="57" calcext:value-type="float">
            <text:p>57</text:p>
          </table:table-cell>
          <table:table-cell table:formula="of:=IF([.B403]=&quot;&quot;;OFFSET([.E403];-[.K$3];0);1+[.E402])" office:value-type="float" office:value="1" calcext:value-type="float">
            <text:p>1</text:p>
          </table:table-cell>
          <table:table-cell/>
          <table:table-cell table:formula="of:=IF([.$D403]&gt;=[.$J$3];&quot;&quot;;[.D403])">
            <text:p/>
          </table:table-cell>
          <table:table-cell table:formula="of:=IF([.$D403]&gt;=[.$J$3];&quot;&quot;;[.E40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04]=0;OFFSET([.D404];-[.J$3];0)+1;[.D403])" office:value-type="float" office:value="57" calcext:value-type="float">
            <text:p>57</text:p>
          </table:table-cell>
          <table:table-cell table:formula="of:=IF([.B404]=&quot;&quot;;OFFSET([.E404];-[.K$3];0);1+[.E403])" office:value-type="float" office:value="2" calcext:value-type="float">
            <text:p>2</text:p>
          </table:table-cell>
          <table:table-cell/>
          <table:table-cell table:formula="of:=IF([.$D404]&gt;=[.$J$3];&quot;&quot;;[.D404])">
            <text:p/>
          </table:table-cell>
          <table:table-cell table:formula="of:=IF([.$D404]&gt;=[.$J$3];&quot;&quot;;[.E40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05]=0;OFFSET([.D405];-[.J$3];0)+1;[.D404])" office:value-type="float" office:value="57" calcext:value-type="float">
            <text:p>57</text:p>
          </table:table-cell>
          <table:table-cell table:formula="of:=IF([.B405]=&quot;&quot;;OFFSET([.E405];-[.K$3];0);1+[.E404])" office:value-type="float" office:value="3" calcext:value-type="float">
            <text:p>3</text:p>
          </table:table-cell>
          <table:table-cell/>
          <table:table-cell table:formula="of:=IF([.$D405]&gt;=[.$J$3];&quot;&quot;;[.D405])">
            <text:p/>
          </table:table-cell>
          <table:table-cell table:formula="of:=IF([.$D405]&gt;=[.$J$3];&quot;&quot;;[.E40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06]=0;OFFSET([.D406];-[.J$3];0)+1;[.D405])" office:value-type="float" office:value="57" calcext:value-type="float">
            <text:p>57</text:p>
          </table:table-cell>
          <table:table-cell table:formula="of:=IF([.B406]=&quot;&quot;;OFFSET([.E406];-[.K$3];0);1+[.E405])" office:value-type="float" office:value="4" calcext:value-type="float">
            <text:p>4</text:p>
          </table:table-cell>
          <table:table-cell/>
          <table:table-cell table:formula="of:=IF([.$D406]&gt;=[.$J$3];&quot;&quot;;[.D406])">
            <text:p/>
          </table:table-cell>
          <table:table-cell table:formula="of:=IF([.$D406]&gt;=[.$J$3];&quot;&quot;;[.E40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07]=0;OFFSET([.D407];-[.J$3];0)+1;[.D406])" office:value-type="float" office:value="57" calcext:value-type="float">
            <text:p>57</text:p>
          </table:table-cell>
          <table:table-cell table:formula="of:=IF([.B407]=&quot;&quot;;OFFSET([.E407];-[.K$3];0);1+[.E406])" office:value-type="float" office:value="5" calcext:value-type="float">
            <text:p>5</text:p>
          </table:table-cell>
          <table:table-cell/>
          <table:table-cell table:formula="of:=IF([.$D407]&gt;=[.$J$3];&quot;&quot;;[.D407])">
            <text:p/>
          </table:table-cell>
          <table:table-cell table:formula="of:=IF([.$D407]&gt;=[.$J$3];&quot;&quot;;[.E40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08]=0;OFFSET([.D408];-[.J$3];0)+1;[.D407])" office:value-type="float" office:value="57" calcext:value-type="float">
            <text:p>57</text:p>
          </table:table-cell>
          <table:table-cell table:formula="of:=IF([.B408]=&quot;&quot;;OFFSET([.E408];-[.K$3];0);1+[.E407])" office:value-type="float" office:value="6" calcext:value-type="float">
            <text:p>6</text:p>
          </table:table-cell>
          <table:table-cell/>
          <table:table-cell table:formula="of:=IF([.$D408]&gt;=[.$J$3];&quot;&quot;;[.D408])">
            <text:p/>
          </table:table-cell>
          <table:table-cell table:formula="of:=IF([.$D408]&gt;=[.$J$3];&quot;&quot;;[.E40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09]=0;OFFSET([.D409];-[.J$3];0)+1;[.D408])" office:value-type="float" office:value="58" calcext:value-type="float">
            <text:p>58</text:p>
          </table:table-cell>
          <table:table-cell table:formula="of:=IF([.B409]=&quot;&quot;;OFFSET([.E409];-[.K$3];0);1+[.E408])" office:value-type="float" office:value="0" calcext:value-type="float">
            <text:p>0</text:p>
          </table:table-cell>
          <table:table-cell/>
          <table:table-cell table:formula="of:=IF([.$D409]&gt;=[.$J$3];&quot;&quot;;[.D409])">
            <text:p/>
          </table:table-cell>
          <table:table-cell table:formula="of:=IF([.$D409]&gt;=[.$J$3];&quot;&quot;;[.E40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10]=0;OFFSET([.D410];-[.J$3];0)+1;[.D409])" office:value-type="float" office:value="58" calcext:value-type="float">
            <text:p>58</text:p>
          </table:table-cell>
          <table:table-cell table:formula="of:=IF([.B410]=&quot;&quot;;OFFSET([.E410];-[.K$3];0);1+[.E409])" office:value-type="float" office:value="1" calcext:value-type="float">
            <text:p>1</text:p>
          </table:table-cell>
          <table:table-cell/>
          <table:table-cell table:formula="of:=IF([.$D410]&gt;=[.$J$3];&quot;&quot;;[.D410])">
            <text:p/>
          </table:table-cell>
          <table:table-cell table:formula="of:=IF([.$D410]&gt;=[.$J$3];&quot;&quot;;[.E41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11]=0;OFFSET([.D411];-[.J$3];0)+1;[.D410])" office:value-type="float" office:value="58" calcext:value-type="float">
            <text:p>58</text:p>
          </table:table-cell>
          <table:table-cell table:formula="of:=IF([.B411]=&quot;&quot;;OFFSET([.E411];-[.K$3];0);1+[.E410])" office:value-type="float" office:value="2" calcext:value-type="float">
            <text:p>2</text:p>
          </table:table-cell>
          <table:table-cell/>
          <table:table-cell table:formula="of:=IF([.$D411]&gt;=[.$J$3];&quot;&quot;;[.D411])">
            <text:p/>
          </table:table-cell>
          <table:table-cell table:formula="of:=IF([.$D411]&gt;=[.$J$3];&quot;&quot;;[.E41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12]=0;OFFSET([.D412];-[.J$3];0)+1;[.D411])" office:value-type="float" office:value="58" calcext:value-type="float">
            <text:p>58</text:p>
          </table:table-cell>
          <table:table-cell table:formula="of:=IF([.B412]=&quot;&quot;;OFFSET([.E412];-[.K$3];0);1+[.E411])" office:value-type="float" office:value="3" calcext:value-type="float">
            <text:p>3</text:p>
          </table:table-cell>
          <table:table-cell/>
          <table:table-cell table:formula="of:=IF([.$D412]&gt;=[.$J$3];&quot;&quot;;[.D412])">
            <text:p/>
          </table:table-cell>
          <table:table-cell table:formula="of:=IF([.$D412]&gt;=[.$J$3];&quot;&quot;;[.E41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13]=0;OFFSET([.D413];-[.J$3];0)+1;[.D412])" office:value-type="float" office:value="58" calcext:value-type="float">
            <text:p>58</text:p>
          </table:table-cell>
          <table:table-cell table:formula="of:=IF([.B413]=&quot;&quot;;OFFSET([.E413];-[.K$3];0);1+[.E412])" office:value-type="float" office:value="4" calcext:value-type="float">
            <text:p>4</text:p>
          </table:table-cell>
          <table:table-cell/>
          <table:table-cell table:formula="of:=IF([.$D413]&gt;=[.$J$3];&quot;&quot;;[.D413])">
            <text:p/>
          </table:table-cell>
          <table:table-cell table:formula="of:=IF([.$D413]&gt;=[.$J$3];&quot;&quot;;[.E41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14]=0;OFFSET([.D414];-[.J$3];0)+1;[.D413])" office:value-type="float" office:value="58" calcext:value-type="float">
            <text:p>58</text:p>
          </table:table-cell>
          <table:table-cell table:formula="of:=IF([.B414]=&quot;&quot;;OFFSET([.E414];-[.K$3];0);1+[.E413])" office:value-type="float" office:value="5" calcext:value-type="float">
            <text:p>5</text:p>
          </table:table-cell>
          <table:table-cell/>
          <table:table-cell table:formula="of:=IF([.$D414]&gt;=[.$J$3];&quot;&quot;;[.D414])">
            <text:p/>
          </table:table-cell>
          <table:table-cell table:formula="of:=IF([.$D414]&gt;=[.$J$3];&quot;&quot;;[.E41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15]=0;OFFSET([.D415];-[.J$3];0)+1;[.D414])" office:value-type="float" office:value="58" calcext:value-type="float">
            <text:p>58</text:p>
          </table:table-cell>
          <table:table-cell table:formula="of:=IF([.B415]=&quot;&quot;;OFFSET([.E415];-[.K$3];0);1+[.E414])" office:value-type="float" office:value="6" calcext:value-type="float">
            <text:p>6</text:p>
          </table:table-cell>
          <table:table-cell/>
          <table:table-cell table:formula="of:=IF([.$D415]&gt;=[.$J$3];&quot;&quot;;[.D415])">
            <text:p/>
          </table:table-cell>
          <table:table-cell table:formula="of:=IF([.$D415]&gt;=[.$J$3];&quot;&quot;;[.E41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16]=0;OFFSET([.D416];-[.J$3];0)+1;[.D415])" office:value-type="float" office:value="59" calcext:value-type="float">
            <text:p>59</text:p>
          </table:table-cell>
          <table:table-cell table:formula="of:=IF([.B416]=&quot;&quot;;OFFSET([.E416];-[.K$3];0);1+[.E415])" office:value-type="float" office:value="0" calcext:value-type="float">
            <text:p>0</text:p>
          </table:table-cell>
          <table:table-cell/>
          <table:table-cell table:formula="of:=IF([.$D416]&gt;=[.$J$3];&quot;&quot;;[.D416])">
            <text:p/>
          </table:table-cell>
          <table:table-cell table:formula="of:=IF([.$D416]&gt;=[.$J$3];&quot;&quot;;[.E41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17]=0;OFFSET([.D417];-[.J$3];0)+1;[.D416])" office:value-type="float" office:value="59" calcext:value-type="float">
            <text:p>59</text:p>
          </table:table-cell>
          <table:table-cell table:formula="of:=IF([.B417]=&quot;&quot;;OFFSET([.E417];-[.K$3];0);1+[.E416])" office:value-type="float" office:value="1" calcext:value-type="float">
            <text:p>1</text:p>
          </table:table-cell>
          <table:table-cell/>
          <table:table-cell table:formula="of:=IF([.$D417]&gt;=[.$J$3];&quot;&quot;;[.D417])">
            <text:p/>
          </table:table-cell>
          <table:table-cell table:formula="of:=IF([.$D417]&gt;=[.$J$3];&quot;&quot;;[.E41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18]=0;OFFSET([.D418];-[.J$3];0)+1;[.D417])" office:value-type="float" office:value="59" calcext:value-type="float">
            <text:p>59</text:p>
          </table:table-cell>
          <table:table-cell table:formula="of:=IF([.B418]=&quot;&quot;;OFFSET([.E418];-[.K$3];0);1+[.E417])" office:value-type="float" office:value="2" calcext:value-type="float">
            <text:p>2</text:p>
          </table:table-cell>
          <table:table-cell/>
          <table:table-cell table:formula="of:=IF([.$D418]&gt;=[.$J$3];&quot;&quot;;[.D418])">
            <text:p/>
          </table:table-cell>
          <table:table-cell table:formula="of:=IF([.$D418]&gt;=[.$J$3];&quot;&quot;;[.E41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19]=0;OFFSET([.D419];-[.J$3];0)+1;[.D418])" office:value-type="float" office:value="59" calcext:value-type="float">
            <text:p>59</text:p>
          </table:table-cell>
          <table:table-cell table:formula="of:=IF([.B419]=&quot;&quot;;OFFSET([.E419];-[.K$3];0);1+[.E418])" office:value-type="float" office:value="3" calcext:value-type="float">
            <text:p>3</text:p>
          </table:table-cell>
          <table:table-cell/>
          <table:table-cell table:formula="of:=IF([.$D419]&gt;=[.$J$3];&quot;&quot;;[.D419])">
            <text:p/>
          </table:table-cell>
          <table:table-cell table:formula="of:=IF([.$D419]&gt;=[.$J$3];&quot;&quot;;[.E41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20]=0;OFFSET([.D420];-[.J$3];0)+1;[.D419])" office:value-type="float" office:value="59" calcext:value-type="float">
            <text:p>59</text:p>
          </table:table-cell>
          <table:table-cell table:formula="of:=IF([.B420]=&quot;&quot;;OFFSET([.E420];-[.K$3];0);1+[.E419])" office:value-type="float" office:value="4" calcext:value-type="float">
            <text:p>4</text:p>
          </table:table-cell>
          <table:table-cell/>
          <table:table-cell table:formula="of:=IF([.$D420]&gt;=[.$J$3];&quot;&quot;;[.D420])">
            <text:p/>
          </table:table-cell>
          <table:table-cell table:formula="of:=IF([.$D420]&gt;=[.$J$3];&quot;&quot;;[.E42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21]=0;OFFSET([.D421];-[.J$3];0)+1;[.D420])" office:value-type="float" office:value="59" calcext:value-type="float">
            <text:p>59</text:p>
          </table:table-cell>
          <table:table-cell table:formula="of:=IF([.B421]=&quot;&quot;;OFFSET([.E421];-[.K$3];0);1+[.E420])" office:value-type="float" office:value="5" calcext:value-type="float">
            <text:p>5</text:p>
          </table:table-cell>
          <table:table-cell/>
          <table:table-cell table:formula="of:=IF([.$D421]&gt;=[.$J$3];&quot;&quot;;[.D421])">
            <text:p/>
          </table:table-cell>
          <table:table-cell table:formula="of:=IF([.$D421]&gt;=[.$J$3];&quot;&quot;;[.E42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22]=0;OFFSET([.D422];-[.J$3];0)+1;[.D421])" office:value-type="float" office:value="59" calcext:value-type="float">
            <text:p>59</text:p>
          </table:table-cell>
          <table:table-cell table:formula="of:=IF([.B422]=&quot;&quot;;OFFSET([.E422];-[.K$3];0);1+[.E421])" office:value-type="float" office:value="6" calcext:value-type="float">
            <text:p>6</text:p>
          </table:table-cell>
          <table:table-cell/>
          <table:table-cell table:formula="of:=IF([.$D422]&gt;=[.$J$3];&quot;&quot;;[.D422])">
            <text:p/>
          </table:table-cell>
          <table:table-cell table:formula="of:=IF([.$D422]&gt;=[.$J$3];&quot;&quot;;[.E42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23]=0;OFFSET([.D423];-[.J$3];0)+1;[.D422])" office:value-type="float" office:value="60" calcext:value-type="float">
            <text:p>60</text:p>
          </table:table-cell>
          <table:table-cell table:formula="of:=IF([.B423]=&quot;&quot;;OFFSET([.E423];-[.K$3];0);1+[.E422])" office:value-type="float" office:value="0" calcext:value-type="float">
            <text:p>0</text:p>
          </table:table-cell>
          <table:table-cell/>
          <table:table-cell table:formula="of:=IF([.$D423]&gt;=[.$J$3];&quot;&quot;;[.D423])">
            <text:p/>
          </table:table-cell>
          <table:table-cell table:formula="of:=IF([.$D423]&gt;=[.$J$3];&quot;&quot;;[.E42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24]=0;OFFSET([.D424];-[.J$3];0)+1;[.D423])" office:value-type="float" office:value="60" calcext:value-type="float">
            <text:p>60</text:p>
          </table:table-cell>
          <table:table-cell table:formula="of:=IF([.B424]=&quot;&quot;;OFFSET([.E424];-[.K$3];0);1+[.E423])" office:value-type="float" office:value="1" calcext:value-type="float">
            <text:p>1</text:p>
          </table:table-cell>
          <table:table-cell/>
          <table:table-cell table:formula="of:=IF([.$D424]&gt;=[.$J$3];&quot;&quot;;[.D424])">
            <text:p/>
          </table:table-cell>
          <table:table-cell table:formula="of:=IF([.$D424]&gt;=[.$J$3];&quot;&quot;;[.E42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25]=0;OFFSET([.D425];-[.J$3];0)+1;[.D424])" office:value-type="float" office:value="60" calcext:value-type="float">
            <text:p>60</text:p>
          </table:table-cell>
          <table:table-cell table:formula="of:=IF([.B425]=&quot;&quot;;OFFSET([.E425];-[.K$3];0);1+[.E424])" office:value-type="float" office:value="2" calcext:value-type="float">
            <text:p>2</text:p>
          </table:table-cell>
          <table:table-cell/>
          <table:table-cell table:formula="of:=IF([.$D425]&gt;=[.$J$3];&quot;&quot;;[.D425])">
            <text:p/>
          </table:table-cell>
          <table:table-cell table:formula="of:=IF([.$D425]&gt;=[.$J$3];&quot;&quot;;[.E42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26]=0;OFFSET([.D426];-[.J$3];0)+1;[.D425])" office:value-type="float" office:value="60" calcext:value-type="float">
            <text:p>60</text:p>
          </table:table-cell>
          <table:table-cell table:formula="of:=IF([.B426]=&quot;&quot;;OFFSET([.E426];-[.K$3];0);1+[.E425])" office:value-type="float" office:value="3" calcext:value-type="float">
            <text:p>3</text:p>
          </table:table-cell>
          <table:table-cell/>
          <table:table-cell table:formula="of:=IF([.$D426]&gt;=[.$J$3];&quot;&quot;;[.D426])">
            <text:p/>
          </table:table-cell>
          <table:table-cell table:formula="of:=IF([.$D426]&gt;=[.$J$3];&quot;&quot;;[.E42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27]=0;OFFSET([.D427];-[.J$3];0)+1;[.D426])" office:value-type="float" office:value="60" calcext:value-type="float">
            <text:p>60</text:p>
          </table:table-cell>
          <table:table-cell table:formula="of:=IF([.B427]=&quot;&quot;;OFFSET([.E427];-[.K$3];0);1+[.E426])" office:value-type="float" office:value="4" calcext:value-type="float">
            <text:p>4</text:p>
          </table:table-cell>
          <table:table-cell/>
          <table:table-cell table:formula="of:=IF([.$D427]&gt;=[.$J$3];&quot;&quot;;[.D427])">
            <text:p/>
          </table:table-cell>
          <table:table-cell table:formula="of:=IF([.$D427]&gt;=[.$J$3];&quot;&quot;;[.E42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28]=0;OFFSET([.D428];-[.J$3];0)+1;[.D427])" office:value-type="float" office:value="60" calcext:value-type="float">
            <text:p>60</text:p>
          </table:table-cell>
          <table:table-cell table:formula="of:=IF([.B428]=&quot;&quot;;OFFSET([.E428];-[.K$3];0);1+[.E427])" office:value-type="float" office:value="5" calcext:value-type="float">
            <text:p>5</text:p>
          </table:table-cell>
          <table:table-cell/>
          <table:table-cell table:formula="of:=IF([.$D428]&gt;=[.$J$3];&quot;&quot;;[.D428])">
            <text:p/>
          </table:table-cell>
          <table:table-cell table:formula="of:=IF([.$D428]&gt;=[.$J$3];&quot;&quot;;[.E42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29]=0;OFFSET([.D429];-[.J$3];0)+1;[.D428])" office:value-type="float" office:value="60" calcext:value-type="float">
            <text:p>60</text:p>
          </table:table-cell>
          <table:table-cell table:formula="of:=IF([.B429]=&quot;&quot;;OFFSET([.E429];-[.K$3];0);1+[.E428])" office:value-type="float" office:value="6" calcext:value-type="float">
            <text:p>6</text:p>
          </table:table-cell>
          <table:table-cell/>
          <table:table-cell table:formula="of:=IF([.$D429]&gt;=[.$J$3];&quot;&quot;;[.D429])">
            <text:p/>
          </table:table-cell>
          <table:table-cell table:formula="of:=IF([.$D429]&gt;=[.$J$3];&quot;&quot;;[.E42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30]=0;OFFSET([.D430];-[.J$3];0)+1;[.D429])" office:value-type="float" office:value="61" calcext:value-type="float">
            <text:p>61</text:p>
          </table:table-cell>
          <table:table-cell table:formula="of:=IF([.B430]=&quot;&quot;;OFFSET([.E430];-[.K$3];0);1+[.E429])" office:value-type="float" office:value="0" calcext:value-type="float">
            <text:p>0</text:p>
          </table:table-cell>
          <table:table-cell/>
          <table:table-cell table:formula="of:=IF([.$D430]&gt;=[.$J$3];&quot;&quot;;[.D430])">
            <text:p/>
          </table:table-cell>
          <table:table-cell table:formula="of:=IF([.$D430]&gt;=[.$J$3];&quot;&quot;;[.E43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31]=0;OFFSET([.D431];-[.J$3];0)+1;[.D430])" office:value-type="float" office:value="61" calcext:value-type="float">
            <text:p>61</text:p>
          </table:table-cell>
          <table:table-cell table:formula="of:=IF([.B431]=&quot;&quot;;OFFSET([.E431];-[.K$3];0);1+[.E430])" office:value-type="float" office:value="1" calcext:value-type="float">
            <text:p>1</text:p>
          </table:table-cell>
          <table:table-cell/>
          <table:table-cell table:formula="of:=IF([.$D431]&gt;=[.$J$3];&quot;&quot;;[.D431])">
            <text:p/>
          </table:table-cell>
          <table:table-cell table:formula="of:=IF([.$D431]&gt;=[.$J$3];&quot;&quot;;[.E43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32]=0;OFFSET([.D432];-[.J$3];0)+1;[.D431])" office:value-type="float" office:value="61" calcext:value-type="float">
            <text:p>61</text:p>
          </table:table-cell>
          <table:table-cell table:formula="of:=IF([.B432]=&quot;&quot;;OFFSET([.E432];-[.K$3];0);1+[.E431])" office:value-type="float" office:value="2" calcext:value-type="float">
            <text:p>2</text:p>
          </table:table-cell>
          <table:table-cell/>
          <table:table-cell table:formula="of:=IF([.$D432]&gt;=[.$J$3];&quot;&quot;;[.D432])">
            <text:p/>
          </table:table-cell>
          <table:table-cell table:formula="of:=IF([.$D432]&gt;=[.$J$3];&quot;&quot;;[.E43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33]=0;OFFSET([.D433];-[.J$3];0)+1;[.D432])" office:value-type="float" office:value="61" calcext:value-type="float">
            <text:p>61</text:p>
          </table:table-cell>
          <table:table-cell table:formula="of:=IF([.B433]=&quot;&quot;;OFFSET([.E433];-[.K$3];0);1+[.E432])" office:value-type="float" office:value="3" calcext:value-type="float">
            <text:p>3</text:p>
          </table:table-cell>
          <table:table-cell/>
          <table:table-cell table:formula="of:=IF([.$D433]&gt;=[.$J$3];&quot;&quot;;[.D433])">
            <text:p/>
          </table:table-cell>
          <table:table-cell table:formula="of:=IF([.$D433]&gt;=[.$J$3];&quot;&quot;;[.E43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34]=0;OFFSET([.D434];-[.J$3];0)+1;[.D433])" office:value-type="float" office:value="61" calcext:value-type="float">
            <text:p>61</text:p>
          </table:table-cell>
          <table:table-cell table:formula="of:=IF([.B434]=&quot;&quot;;OFFSET([.E434];-[.K$3];0);1+[.E433])" office:value-type="float" office:value="4" calcext:value-type="float">
            <text:p>4</text:p>
          </table:table-cell>
          <table:table-cell/>
          <table:table-cell table:formula="of:=IF([.$D434]&gt;=[.$J$3];&quot;&quot;;[.D434])">
            <text:p/>
          </table:table-cell>
          <table:table-cell table:formula="of:=IF([.$D434]&gt;=[.$J$3];&quot;&quot;;[.E43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35]=0;OFFSET([.D435];-[.J$3];0)+1;[.D434])" office:value-type="float" office:value="61" calcext:value-type="float">
            <text:p>61</text:p>
          </table:table-cell>
          <table:table-cell table:formula="of:=IF([.B435]=&quot;&quot;;OFFSET([.E435];-[.K$3];0);1+[.E434])" office:value-type="float" office:value="5" calcext:value-type="float">
            <text:p>5</text:p>
          </table:table-cell>
          <table:table-cell/>
          <table:table-cell table:formula="of:=IF([.$D435]&gt;=[.$J$3];&quot;&quot;;[.D435])">
            <text:p/>
          </table:table-cell>
          <table:table-cell table:formula="of:=IF([.$D435]&gt;=[.$J$3];&quot;&quot;;[.E43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36]=0;OFFSET([.D436];-[.J$3];0)+1;[.D435])" office:value-type="float" office:value="61" calcext:value-type="float">
            <text:p>61</text:p>
          </table:table-cell>
          <table:table-cell table:formula="of:=IF([.B436]=&quot;&quot;;OFFSET([.E436];-[.K$3];0);1+[.E435])" office:value-type="float" office:value="6" calcext:value-type="float">
            <text:p>6</text:p>
          </table:table-cell>
          <table:table-cell/>
          <table:table-cell table:formula="of:=IF([.$D436]&gt;=[.$J$3];&quot;&quot;;[.D436])">
            <text:p/>
          </table:table-cell>
          <table:table-cell table:formula="of:=IF([.$D436]&gt;=[.$J$3];&quot;&quot;;[.E43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37]=0;OFFSET([.D437];-[.J$3];0)+1;[.D436])" office:value-type="float" office:value="62" calcext:value-type="float">
            <text:p>62</text:p>
          </table:table-cell>
          <table:table-cell table:formula="of:=IF([.B437]=&quot;&quot;;OFFSET([.E437];-[.K$3];0);1+[.E436])" office:value-type="float" office:value="0" calcext:value-type="float">
            <text:p>0</text:p>
          </table:table-cell>
          <table:table-cell/>
          <table:table-cell table:formula="of:=IF([.$D437]&gt;=[.$J$3];&quot;&quot;;[.D437])">
            <text:p/>
          </table:table-cell>
          <table:table-cell table:formula="of:=IF([.$D437]&gt;=[.$J$3];&quot;&quot;;[.E43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38]=0;OFFSET([.D438];-[.J$3];0)+1;[.D437])" office:value-type="float" office:value="62" calcext:value-type="float">
            <text:p>62</text:p>
          </table:table-cell>
          <table:table-cell table:formula="of:=IF([.B438]=&quot;&quot;;OFFSET([.E438];-[.K$3];0);1+[.E437])" office:value-type="float" office:value="1" calcext:value-type="float">
            <text:p>1</text:p>
          </table:table-cell>
          <table:table-cell/>
          <table:table-cell table:formula="of:=IF([.$D438]&gt;=[.$J$3];&quot;&quot;;[.D438])">
            <text:p/>
          </table:table-cell>
          <table:table-cell table:formula="of:=IF([.$D438]&gt;=[.$J$3];&quot;&quot;;[.E43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39]=0;OFFSET([.D439];-[.J$3];0)+1;[.D438])" office:value-type="float" office:value="62" calcext:value-type="float">
            <text:p>62</text:p>
          </table:table-cell>
          <table:table-cell table:formula="of:=IF([.B439]=&quot;&quot;;OFFSET([.E439];-[.K$3];0);1+[.E438])" office:value-type="float" office:value="2" calcext:value-type="float">
            <text:p>2</text:p>
          </table:table-cell>
          <table:table-cell/>
          <table:table-cell table:formula="of:=IF([.$D439]&gt;=[.$J$3];&quot;&quot;;[.D439])">
            <text:p/>
          </table:table-cell>
          <table:table-cell table:formula="of:=IF([.$D439]&gt;=[.$J$3];&quot;&quot;;[.E43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40]=0;OFFSET([.D440];-[.J$3];0)+1;[.D439])" office:value-type="float" office:value="62" calcext:value-type="float">
            <text:p>62</text:p>
          </table:table-cell>
          <table:table-cell table:formula="of:=IF([.B440]=&quot;&quot;;OFFSET([.E440];-[.K$3];0);1+[.E439])" office:value-type="float" office:value="3" calcext:value-type="float">
            <text:p>3</text:p>
          </table:table-cell>
          <table:table-cell/>
          <table:table-cell table:formula="of:=IF([.$D440]&gt;=[.$J$3];&quot;&quot;;[.D440])">
            <text:p/>
          </table:table-cell>
          <table:table-cell table:formula="of:=IF([.$D440]&gt;=[.$J$3];&quot;&quot;;[.E44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41]=0;OFFSET([.D441];-[.J$3];0)+1;[.D440])" office:value-type="float" office:value="62" calcext:value-type="float">
            <text:p>62</text:p>
          </table:table-cell>
          <table:table-cell table:formula="of:=IF([.B441]=&quot;&quot;;OFFSET([.E441];-[.K$3];0);1+[.E440])" office:value-type="float" office:value="4" calcext:value-type="float">
            <text:p>4</text:p>
          </table:table-cell>
          <table:table-cell/>
          <table:table-cell table:formula="of:=IF([.$D441]&gt;=[.$J$3];&quot;&quot;;[.D441])">
            <text:p/>
          </table:table-cell>
          <table:table-cell table:formula="of:=IF([.$D441]&gt;=[.$J$3];&quot;&quot;;[.E44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42]=0;OFFSET([.D442];-[.J$3];0)+1;[.D441])" office:value-type="float" office:value="62" calcext:value-type="float">
            <text:p>62</text:p>
          </table:table-cell>
          <table:table-cell table:formula="of:=IF([.B442]=&quot;&quot;;OFFSET([.E442];-[.K$3];0);1+[.E441])" office:value-type="float" office:value="5" calcext:value-type="float">
            <text:p>5</text:p>
          </table:table-cell>
          <table:table-cell/>
          <table:table-cell table:formula="of:=IF([.$D442]&gt;=[.$J$3];&quot;&quot;;[.D442])">
            <text:p/>
          </table:table-cell>
          <table:table-cell table:formula="of:=IF([.$D442]&gt;=[.$J$3];&quot;&quot;;[.E44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43]=0;OFFSET([.D443];-[.J$3];0)+1;[.D442])" office:value-type="float" office:value="62" calcext:value-type="float">
            <text:p>62</text:p>
          </table:table-cell>
          <table:table-cell table:formula="of:=IF([.B443]=&quot;&quot;;OFFSET([.E443];-[.K$3];0);1+[.E442])" office:value-type="float" office:value="6" calcext:value-type="float">
            <text:p>6</text:p>
          </table:table-cell>
          <table:table-cell/>
          <table:table-cell table:formula="of:=IF([.$D443]&gt;=[.$J$3];&quot;&quot;;[.D443])">
            <text:p/>
          </table:table-cell>
          <table:table-cell table:formula="of:=IF([.$D443]&gt;=[.$J$3];&quot;&quot;;[.E44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44]=0;OFFSET([.D444];-[.J$3];0)+1;[.D443])" office:value-type="float" office:value="63" calcext:value-type="float">
            <text:p>63</text:p>
          </table:table-cell>
          <table:table-cell table:formula="of:=IF([.B444]=&quot;&quot;;OFFSET([.E444];-[.K$3];0);1+[.E443])" office:value-type="float" office:value="0" calcext:value-type="float">
            <text:p>0</text:p>
          </table:table-cell>
          <table:table-cell/>
          <table:table-cell table:formula="of:=IF([.$D444]&gt;=[.$J$3];&quot;&quot;;[.D444])">
            <text:p/>
          </table:table-cell>
          <table:table-cell table:formula="of:=IF([.$D444]&gt;=[.$J$3];&quot;&quot;;[.E44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45]=0;OFFSET([.D445];-[.J$3];0)+1;[.D444])" office:value-type="float" office:value="63" calcext:value-type="float">
            <text:p>63</text:p>
          </table:table-cell>
          <table:table-cell table:formula="of:=IF([.B445]=&quot;&quot;;OFFSET([.E445];-[.K$3];0);1+[.E444])" office:value-type="float" office:value="1" calcext:value-type="float">
            <text:p>1</text:p>
          </table:table-cell>
          <table:table-cell/>
          <table:table-cell table:formula="of:=IF([.$D445]&gt;=[.$J$3];&quot;&quot;;[.D445])">
            <text:p/>
          </table:table-cell>
          <table:table-cell table:formula="of:=IF([.$D445]&gt;=[.$J$3];&quot;&quot;;[.E44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46]=0;OFFSET([.D446];-[.J$3];0)+1;[.D445])" office:value-type="float" office:value="63" calcext:value-type="float">
            <text:p>63</text:p>
          </table:table-cell>
          <table:table-cell table:formula="of:=IF([.B446]=&quot;&quot;;OFFSET([.E446];-[.K$3];0);1+[.E445])" office:value-type="float" office:value="2" calcext:value-type="float">
            <text:p>2</text:p>
          </table:table-cell>
          <table:table-cell/>
          <table:table-cell table:formula="of:=IF([.$D446]&gt;=[.$J$3];&quot;&quot;;[.D446])">
            <text:p/>
          </table:table-cell>
          <table:table-cell table:formula="of:=IF([.$D446]&gt;=[.$J$3];&quot;&quot;;[.E44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47]=0;OFFSET([.D447];-[.J$3];0)+1;[.D446])" office:value-type="float" office:value="63" calcext:value-type="float">
            <text:p>63</text:p>
          </table:table-cell>
          <table:table-cell table:formula="of:=IF([.B447]=&quot;&quot;;OFFSET([.E447];-[.K$3];0);1+[.E446])" office:value-type="float" office:value="3" calcext:value-type="float">
            <text:p>3</text:p>
          </table:table-cell>
          <table:table-cell/>
          <table:table-cell table:formula="of:=IF([.$D447]&gt;=[.$J$3];&quot;&quot;;[.D447])">
            <text:p/>
          </table:table-cell>
          <table:table-cell table:formula="of:=IF([.$D447]&gt;=[.$J$3];&quot;&quot;;[.E44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48]=0;OFFSET([.D448];-[.J$3];0)+1;[.D447])" office:value-type="float" office:value="63" calcext:value-type="float">
            <text:p>63</text:p>
          </table:table-cell>
          <table:table-cell table:formula="of:=IF([.B448]=&quot;&quot;;OFFSET([.E448];-[.K$3];0);1+[.E447])" office:value-type="float" office:value="4" calcext:value-type="float">
            <text:p>4</text:p>
          </table:table-cell>
          <table:table-cell/>
          <table:table-cell table:formula="of:=IF([.$D448]&gt;=[.$J$3];&quot;&quot;;[.D448])">
            <text:p/>
          </table:table-cell>
          <table:table-cell table:formula="of:=IF([.$D448]&gt;=[.$J$3];&quot;&quot;;[.E44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49]=0;OFFSET([.D449];-[.J$3];0)+1;[.D448])" office:value-type="float" office:value="63" calcext:value-type="float">
            <text:p>63</text:p>
          </table:table-cell>
          <table:table-cell table:formula="of:=IF([.B449]=&quot;&quot;;OFFSET([.E449];-[.K$3];0);1+[.E448])" office:value-type="float" office:value="5" calcext:value-type="float">
            <text:p>5</text:p>
          </table:table-cell>
          <table:table-cell/>
          <table:table-cell table:formula="of:=IF([.$D449]&gt;=[.$J$3];&quot;&quot;;[.D449])">
            <text:p/>
          </table:table-cell>
          <table:table-cell table:formula="of:=IF([.$D449]&gt;=[.$J$3];&quot;&quot;;[.E44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50]=0;OFFSET([.D450];-[.J$3];0)+1;[.D449])" office:value-type="float" office:value="63" calcext:value-type="float">
            <text:p>63</text:p>
          </table:table-cell>
          <table:table-cell table:formula="of:=IF([.B450]=&quot;&quot;;OFFSET([.E450];-[.K$3];0);1+[.E449])" office:value-type="float" office:value="6" calcext:value-type="float">
            <text:p>6</text:p>
          </table:table-cell>
          <table:table-cell/>
          <table:table-cell table:formula="of:=IF([.$D450]&gt;=[.$J$3];&quot;&quot;;[.D450])">
            <text:p/>
          </table:table-cell>
          <table:table-cell table:formula="of:=IF([.$D450]&gt;=[.$J$3];&quot;&quot;;[.E45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51]=0;OFFSET([.D451];-[.J$3];0)+1;[.D450])" office:value-type="float" office:value="64" calcext:value-type="float">
            <text:p>64</text:p>
          </table:table-cell>
          <table:table-cell table:formula="of:=IF([.B451]=&quot;&quot;;OFFSET([.E451];-[.K$3];0);1+[.E450])" office:value-type="float" office:value="0" calcext:value-type="float">
            <text:p>0</text:p>
          </table:table-cell>
          <table:table-cell/>
          <table:table-cell table:formula="of:=IF([.$D451]&gt;=[.$J$3];&quot;&quot;;[.D451])">
            <text:p/>
          </table:table-cell>
          <table:table-cell table:formula="of:=IF([.$D451]&gt;=[.$J$3];&quot;&quot;;[.E45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52]=0;OFFSET([.D452];-[.J$3];0)+1;[.D451])" office:value-type="float" office:value="64" calcext:value-type="float">
            <text:p>64</text:p>
          </table:table-cell>
          <table:table-cell table:formula="of:=IF([.B452]=&quot;&quot;;OFFSET([.E452];-[.K$3];0);1+[.E451])" office:value-type="float" office:value="1" calcext:value-type="float">
            <text:p>1</text:p>
          </table:table-cell>
          <table:table-cell/>
          <table:table-cell table:formula="of:=IF([.$D452]&gt;=[.$J$3];&quot;&quot;;[.D452])">
            <text:p/>
          </table:table-cell>
          <table:table-cell table:formula="of:=IF([.$D452]&gt;=[.$J$3];&quot;&quot;;[.E45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53]=0;OFFSET([.D453];-[.J$3];0)+1;[.D452])" office:value-type="float" office:value="64" calcext:value-type="float">
            <text:p>64</text:p>
          </table:table-cell>
          <table:table-cell table:formula="of:=IF([.B453]=&quot;&quot;;OFFSET([.E453];-[.K$3];0);1+[.E452])" office:value-type="float" office:value="2" calcext:value-type="float">
            <text:p>2</text:p>
          </table:table-cell>
          <table:table-cell/>
          <table:table-cell table:formula="of:=IF([.$D453]&gt;=[.$J$3];&quot;&quot;;[.D453])">
            <text:p/>
          </table:table-cell>
          <table:table-cell table:formula="of:=IF([.$D453]&gt;=[.$J$3];&quot;&quot;;[.E45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54]=0;OFFSET([.D454];-[.J$3];0)+1;[.D453])" office:value-type="float" office:value="64" calcext:value-type="float">
            <text:p>64</text:p>
          </table:table-cell>
          <table:table-cell table:formula="of:=IF([.B454]=&quot;&quot;;OFFSET([.E454];-[.K$3];0);1+[.E453])" office:value-type="float" office:value="3" calcext:value-type="float">
            <text:p>3</text:p>
          </table:table-cell>
          <table:table-cell/>
          <table:table-cell table:formula="of:=IF([.$D454]&gt;=[.$J$3];&quot;&quot;;[.D454])">
            <text:p/>
          </table:table-cell>
          <table:table-cell table:formula="of:=IF([.$D454]&gt;=[.$J$3];&quot;&quot;;[.E45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55]=0;OFFSET([.D455];-[.J$3];0)+1;[.D454])" office:value-type="float" office:value="64" calcext:value-type="float">
            <text:p>64</text:p>
          </table:table-cell>
          <table:table-cell table:formula="of:=IF([.B455]=&quot;&quot;;OFFSET([.E455];-[.K$3];0);1+[.E454])" office:value-type="float" office:value="4" calcext:value-type="float">
            <text:p>4</text:p>
          </table:table-cell>
          <table:table-cell/>
          <table:table-cell table:formula="of:=IF([.$D455]&gt;=[.$J$3];&quot;&quot;;[.D455])">
            <text:p/>
          </table:table-cell>
          <table:table-cell table:formula="of:=IF([.$D455]&gt;=[.$J$3];&quot;&quot;;[.E45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56]=0;OFFSET([.D456];-[.J$3];0)+1;[.D455])" office:value-type="float" office:value="64" calcext:value-type="float">
            <text:p>64</text:p>
          </table:table-cell>
          <table:table-cell table:formula="of:=IF([.B456]=&quot;&quot;;OFFSET([.E456];-[.K$3];0);1+[.E455])" office:value-type="float" office:value="5" calcext:value-type="float">
            <text:p>5</text:p>
          </table:table-cell>
          <table:table-cell/>
          <table:table-cell table:formula="of:=IF([.$D456]&gt;=[.$J$3];&quot;&quot;;[.D456])">
            <text:p/>
          </table:table-cell>
          <table:table-cell table:formula="of:=IF([.$D456]&gt;=[.$J$3];&quot;&quot;;[.E45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57]=0;OFFSET([.D457];-[.J$3];0)+1;[.D456])" office:value-type="float" office:value="64" calcext:value-type="float">
            <text:p>64</text:p>
          </table:table-cell>
          <table:table-cell table:formula="of:=IF([.B457]=&quot;&quot;;OFFSET([.E457];-[.K$3];0);1+[.E456])" office:value-type="float" office:value="6" calcext:value-type="float">
            <text:p>6</text:p>
          </table:table-cell>
          <table:table-cell/>
          <table:table-cell table:formula="of:=IF([.$D457]&gt;=[.$J$3];&quot;&quot;;[.D457])">
            <text:p/>
          </table:table-cell>
          <table:table-cell table:formula="of:=IF([.$D457]&gt;=[.$J$3];&quot;&quot;;[.E45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58]=0;OFFSET([.D458];-[.J$3];0)+1;[.D457])" office:value-type="float" office:value="65" calcext:value-type="float">
            <text:p>65</text:p>
          </table:table-cell>
          <table:table-cell table:formula="of:=IF([.B458]=&quot;&quot;;OFFSET([.E458];-[.K$3];0);1+[.E457])" office:value-type="float" office:value="0" calcext:value-type="float">
            <text:p>0</text:p>
          </table:table-cell>
          <table:table-cell/>
          <table:table-cell table:formula="of:=IF([.$D458]&gt;=[.$J$3];&quot;&quot;;[.D458])">
            <text:p/>
          </table:table-cell>
          <table:table-cell table:formula="of:=IF([.$D458]&gt;=[.$J$3];&quot;&quot;;[.E45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59]=0;OFFSET([.D459];-[.J$3];0)+1;[.D458])" office:value-type="float" office:value="65" calcext:value-type="float">
            <text:p>65</text:p>
          </table:table-cell>
          <table:table-cell table:formula="of:=IF([.B459]=&quot;&quot;;OFFSET([.E459];-[.K$3];0);1+[.E458])" office:value-type="float" office:value="1" calcext:value-type="float">
            <text:p>1</text:p>
          </table:table-cell>
          <table:table-cell/>
          <table:table-cell table:formula="of:=IF([.$D459]&gt;=[.$J$3];&quot;&quot;;[.D459])">
            <text:p/>
          </table:table-cell>
          <table:table-cell table:formula="of:=IF([.$D459]&gt;=[.$J$3];&quot;&quot;;[.E45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60]=0;OFFSET([.D460];-[.J$3];0)+1;[.D459])" office:value-type="float" office:value="65" calcext:value-type="float">
            <text:p>65</text:p>
          </table:table-cell>
          <table:table-cell table:formula="of:=IF([.B460]=&quot;&quot;;OFFSET([.E460];-[.K$3];0);1+[.E459])" office:value-type="float" office:value="2" calcext:value-type="float">
            <text:p>2</text:p>
          </table:table-cell>
          <table:table-cell/>
          <table:table-cell table:formula="of:=IF([.$D460]&gt;=[.$J$3];&quot;&quot;;[.D460])">
            <text:p/>
          </table:table-cell>
          <table:table-cell table:formula="of:=IF([.$D460]&gt;=[.$J$3];&quot;&quot;;[.E46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61]=0;OFFSET([.D461];-[.J$3];0)+1;[.D460])" office:value-type="float" office:value="65" calcext:value-type="float">
            <text:p>65</text:p>
          </table:table-cell>
          <table:table-cell table:formula="of:=IF([.B461]=&quot;&quot;;OFFSET([.E461];-[.K$3];0);1+[.E460])" office:value-type="float" office:value="3" calcext:value-type="float">
            <text:p>3</text:p>
          </table:table-cell>
          <table:table-cell/>
          <table:table-cell table:formula="of:=IF([.$D461]&gt;=[.$J$3];&quot;&quot;;[.D461])">
            <text:p/>
          </table:table-cell>
          <table:table-cell table:formula="of:=IF([.$D461]&gt;=[.$J$3];&quot;&quot;;[.E46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62]=0;OFFSET([.D462];-[.J$3];0)+1;[.D461])" office:value-type="float" office:value="65" calcext:value-type="float">
            <text:p>65</text:p>
          </table:table-cell>
          <table:table-cell table:formula="of:=IF([.B462]=&quot;&quot;;OFFSET([.E462];-[.K$3];0);1+[.E461])" office:value-type="float" office:value="4" calcext:value-type="float">
            <text:p>4</text:p>
          </table:table-cell>
          <table:table-cell/>
          <table:table-cell table:formula="of:=IF([.$D462]&gt;=[.$J$3];&quot;&quot;;[.D462])">
            <text:p/>
          </table:table-cell>
          <table:table-cell table:formula="of:=IF([.$D462]&gt;=[.$J$3];&quot;&quot;;[.E46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63]=0;OFFSET([.D463];-[.J$3];0)+1;[.D462])" office:value-type="float" office:value="65" calcext:value-type="float">
            <text:p>65</text:p>
          </table:table-cell>
          <table:table-cell table:formula="of:=IF([.B463]=&quot;&quot;;OFFSET([.E463];-[.K$3];0);1+[.E462])" office:value-type="float" office:value="5" calcext:value-type="float">
            <text:p>5</text:p>
          </table:table-cell>
          <table:table-cell/>
          <table:table-cell table:formula="of:=IF([.$D463]&gt;=[.$J$3];&quot;&quot;;[.D463])">
            <text:p/>
          </table:table-cell>
          <table:table-cell table:formula="of:=IF([.$D463]&gt;=[.$J$3];&quot;&quot;;[.E46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64]=0;OFFSET([.D464];-[.J$3];0)+1;[.D463])" office:value-type="float" office:value="65" calcext:value-type="float">
            <text:p>65</text:p>
          </table:table-cell>
          <table:table-cell table:formula="of:=IF([.B464]=&quot;&quot;;OFFSET([.E464];-[.K$3];0);1+[.E463])" office:value-type="float" office:value="6" calcext:value-type="float">
            <text:p>6</text:p>
          </table:table-cell>
          <table:table-cell/>
          <table:table-cell table:formula="of:=IF([.$D464]&gt;=[.$J$3];&quot;&quot;;[.D464])">
            <text:p/>
          </table:table-cell>
          <table:table-cell table:formula="of:=IF([.$D464]&gt;=[.$J$3];&quot;&quot;;[.E46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65]=0;OFFSET([.D465];-[.J$3];0)+1;[.D464])" office:value-type="float" office:value="66" calcext:value-type="float">
            <text:p>66</text:p>
          </table:table-cell>
          <table:table-cell table:formula="of:=IF([.B465]=&quot;&quot;;OFFSET([.E465];-[.K$3];0);1+[.E464])" office:value-type="float" office:value="0" calcext:value-type="float">
            <text:p>0</text:p>
          </table:table-cell>
          <table:table-cell/>
          <table:table-cell table:formula="of:=IF([.$D465]&gt;=[.$J$3];&quot;&quot;;[.D465])">
            <text:p/>
          </table:table-cell>
          <table:table-cell table:formula="of:=IF([.$D465]&gt;=[.$J$3];&quot;&quot;;[.E46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66]=0;OFFSET([.D466];-[.J$3];0)+1;[.D465])" office:value-type="float" office:value="66" calcext:value-type="float">
            <text:p>66</text:p>
          </table:table-cell>
          <table:table-cell table:formula="of:=IF([.B466]=&quot;&quot;;OFFSET([.E466];-[.K$3];0);1+[.E465])" office:value-type="float" office:value="1" calcext:value-type="float">
            <text:p>1</text:p>
          </table:table-cell>
          <table:table-cell/>
          <table:table-cell table:formula="of:=IF([.$D466]&gt;=[.$J$3];&quot;&quot;;[.D466])">
            <text:p/>
          </table:table-cell>
          <table:table-cell table:formula="of:=IF([.$D466]&gt;=[.$J$3];&quot;&quot;;[.E46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67]=0;OFFSET([.D467];-[.J$3];0)+1;[.D466])" office:value-type="float" office:value="66" calcext:value-type="float">
            <text:p>66</text:p>
          </table:table-cell>
          <table:table-cell table:formula="of:=IF([.B467]=&quot;&quot;;OFFSET([.E467];-[.K$3];0);1+[.E466])" office:value-type="float" office:value="2" calcext:value-type="float">
            <text:p>2</text:p>
          </table:table-cell>
          <table:table-cell/>
          <table:table-cell table:formula="of:=IF([.$D467]&gt;=[.$J$3];&quot;&quot;;[.D467])">
            <text:p/>
          </table:table-cell>
          <table:table-cell table:formula="of:=IF([.$D467]&gt;=[.$J$3];&quot;&quot;;[.E46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68]=0;OFFSET([.D468];-[.J$3];0)+1;[.D467])" office:value-type="float" office:value="66" calcext:value-type="float">
            <text:p>66</text:p>
          </table:table-cell>
          <table:table-cell table:formula="of:=IF([.B468]=&quot;&quot;;OFFSET([.E468];-[.K$3];0);1+[.E467])" office:value-type="float" office:value="3" calcext:value-type="float">
            <text:p>3</text:p>
          </table:table-cell>
          <table:table-cell/>
          <table:table-cell table:formula="of:=IF([.$D468]&gt;=[.$J$3];&quot;&quot;;[.D468])">
            <text:p/>
          </table:table-cell>
          <table:table-cell table:formula="of:=IF([.$D468]&gt;=[.$J$3];&quot;&quot;;[.E46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69]=0;OFFSET([.D469];-[.J$3];0)+1;[.D468])" office:value-type="float" office:value="66" calcext:value-type="float">
            <text:p>66</text:p>
          </table:table-cell>
          <table:table-cell table:formula="of:=IF([.B469]=&quot;&quot;;OFFSET([.E469];-[.K$3];0);1+[.E468])" office:value-type="float" office:value="4" calcext:value-type="float">
            <text:p>4</text:p>
          </table:table-cell>
          <table:table-cell/>
          <table:table-cell table:formula="of:=IF([.$D469]&gt;=[.$J$3];&quot;&quot;;[.D469])">
            <text:p/>
          </table:table-cell>
          <table:table-cell table:formula="of:=IF([.$D469]&gt;=[.$J$3];&quot;&quot;;[.E46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70]=0;OFFSET([.D470];-[.J$3];0)+1;[.D469])" office:value-type="float" office:value="66" calcext:value-type="float">
            <text:p>66</text:p>
          </table:table-cell>
          <table:table-cell table:formula="of:=IF([.B470]=&quot;&quot;;OFFSET([.E470];-[.K$3];0);1+[.E469])" office:value-type="float" office:value="5" calcext:value-type="float">
            <text:p>5</text:p>
          </table:table-cell>
          <table:table-cell/>
          <table:table-cell table:formula="of:=IF([.$D470]&gt;=[.$J$3];&quot;&quot;;[.D470])">
            <text:p/>
          </table:table-cell>
          <table:table-cell table:formula="of:=IF([.$D470]&gt;=[.$J$3];&quot;&quot;;[.E47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71]=0;OFFSET([.D471];-[.J$3];0)+1;[.D470])" office:value-type="float" office:value="66" calcext:value-type="float">
            <text:p>66</text:p>
          </table:table-cell>
          <table:table-cell table:formula="of:=IF([.B471]=&quot;&quot;;OFFSET([.E471];-[.K$3];0);1+[.E470])" office:value-type="float" office:value="6" calcext:value-type="float">
            <text:p>6</text:p>
          </table:table-cell>
          <table:table-cell/>
          <table:table-cell table:formula="of:=IF([.$D471]&gt;=[.$J$3];&quot;&quot;;[.D471])">
            <text:p/>
          </table:table-cell>
          <table:table-cell table:formula="of:=IF([.$D471]&gt;=[.$J$3];&quot;&quot;;[.E47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72]=0;OFFSET([.D472];-[.J$3];0)+1;[.D471])" office:value-type="float" office:value="67" calcext:value-type="float">
            <text:p>67</text:p>
          </table:table-cell>
          <table:table-cell table:formula="of:=IF([.B472]=&quot;&quot;;OFFSET([.E472];-[.K$3];0);1+[.E471])" office:value-type="float" office:value="0" calcext:value-type="float">
            <text:p>0</text:p>
          </table:table-cell>
          <table:table-cell/>
          <table:table-cell table:formula="of:=IF([.$D472]&gt;=[.$J$3];&quot;&quot;;[.D472])">
            <text:p/>
          </table:table-cell>
          <table:table-cell table:formula="of:=IF([.$D472]&gt;=[.$J$3];&quot;&quot;;[.E47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73]=0;OFFSET([.D473];-[.J$3];0)+1;[.D472])" office:value-type="float" office:value="67" calcext:value-type="float">
            <text:p>67</text:p>
          </table:table-cell>
          <table:table-cell table:formula="of:=IF([.B473]=&quot;&quot;;OFFSET([.E473];-[.K$3];0);1+[.E472])" office:value-type="float" office:value="1" calcext:value-type="float">
            <text:p>1</text:p>
          </table:table-cell>
          <table:table-cell/>
          <table:table-cell table:formula="of:=IF([.$D473]&gt;=[.$J$3];&quot;&quot;;[.D473])">
            <text:p/>
          </table:table-cell>
          <table:table-cell table:formula="of:=IF([.$D473]&gt;=[.$J$3];&quot;&quot;;[.E47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74]=0;OFFSET([.D474];-[.J$3];0)+1;[.D473])" office:value-type="float" office:value="67" calcext:value-type="float">
            <text:p>67</text:p>
          </table:table-cell>
          <table:table-cell table:formula="of:=IF([.B474]=&quot;&quot;;OFFSET([.E474];-[.K$3];0);1+[.E473])" office:value-type="float" office:value="2" calcext:value-type="float">
            <text:p>2</text:p>
          </table:table-cell>
          <table:table-cell/>
          <table:table-cell table:formula="of:=IF([.$D474]&gt;=[.$J$3];&quot;&quot;;[.D474])">
            <text:p/>
          </table:table-cell>
          <table:table-cell table:formula="of:=IF([.$D474]&gt;=[.$J$3];&quot;&quot;;[.E47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75]=0;OFFSET([.D475];-[.J$3];0)+1;[.D474])" office:value-type="float" office:value="67" calcext:value-type="float">
            <text:p>67</text:p>
          </table:table-cell>
          <table:table-cell table:formula="of:=IF([.B475]=&quot;&quot;;OFFSET([.E475];-[.K$3];0);1+[.E474])" office:value-type="float" office:value="3" calcext:value-type="float">
            <text:p>3</text:p>
          </table:table-cell>
          <table:table-cell/>
          <table:table-cell table:formula="of:=IF([.$D475]&gt;=[.$J$3];&quot;&quot;;[.D475])">
            <text:p/>
          </table:table-cell>
          <table:table-cell table:formula="of:=IF([.$D475]&gt;=[.$J$3];&quot;&quot;;[.E47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76]=0;OFFSET([.D476];-[.J$3];0)+1;[.D475])" office:value-type="float" office:value="67" calcext:value-type="float">
            <text:p>67</text:p>
          </table:table-cell>
          <table:table-cell table:formula="of:=IF([.B476]=&quot;&quot;;OFFSET([.E476];-[.K$3];0);1+[.E475])" office:value-type="float" office:value="4" calcext:value-type="float">
            <text:p>4</text:p>
          </table:table-cell>
          <table:table-cell/>
          <table:table-cell table:formula="of:=IF([.$D476]&gt;=[.$J$3];&quot;&quot;;[.D476])">
            <text:p/>
          </table:table-cell>
          <table:table-cell table:formula="of:=IF([.$D476]&gt;=[.$J$3];&quot;&quot;;[.E47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77]=0;OFFSET([.D477];-[.J$3];0)+1;[.D476])" office:value-type="float" office:value="67" calcext:value-type="float">
            <text:p>67</text:p>
          </table:table-cell>
          <table:table-cell table:formula="of:=IF([.B477]=&quot;&quot;;OFFSET([.E477];-[.K$3];0);1+[.E476])" office:value-type="float" office:value="5" calcext:value-type="float">
            <text:p>5</text:p>
          </table:table-cell>
          <table:table-cell/>
          <table:table-cell table:formula="of:=IF([.$D477]&gt;=[.$J$3];&quot;&quot;;[.D477])">
            <text:p/>
          </table:table-cell>
          <table:table-cell table:formula="of:=IF([.$D477]&gt;=[.$J$3];&quot;&quot;;[.E47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78]=0;OFFSET([.D478];-[.J$3];0)+1;[.D477])" office:value-type="float" office:value="67" calcext:value-type="float">
            <text:p>67</text:p>
          </table:table-cell>
          <table:table-cell table:formula="of:=IF([.B478]=&quot;&quot;;OFFSET([.E478];-[.K$3];0);1+[.E477])" office:value-type="float" office:value="6" calcext:value-type="float">
            <text:p>6</text:p>
          </table:table-cell>
          <table:table-cell/>
          <table:table-cell table:formula="of:=IF([.$D478]&gt;=[.$J$3];&quot;&quot;;[.D478])">
            <text:p/>
          </table:table-cell>
          <table:table-cell table:formula="of:=IF([.$D478]&gt;=[.$J$3];&quot;&quot;;[.E47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79]=0;OFFSET([.D479];-[.J$3];0)+1;[.D478])" office:value-type="float" office:value="68" calcext:value-type="float">
            <text:p>68</text:p>
          </table:table-cell>
          <table:table-cell table:formula="of:=IF([.B479]=&quot;&quot;;OFFSET([.E479];-[.K$3];0);1+[.E478])" office:value-type="float" office:value="0" calcext:value-type="float">
            <text:p>0</text:p>
          </table:table-cell>
          <table:table-cell/>
          <table:table-cell table:formula="of:=IF([.$D479]&gt;=[.$J$3];&quot;&quot;;[.D479])">
            <text:p/>
          </table:table-cell>
          <table:table-cell table:formula="of:=IF([.$D479]&gt;=[.$J$3];&quot;&quot;;[.E47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80]=0;OFFSET([.D480];-[.J$3];0)+1;[.D479])" office:value-type="float" office:value="68" calcext:value-type="float">
            <text:p>68</text:p>
          </table:table-cell>
          <table:table-cell table:formula="of:=IF([.B480]=&quot;&quot;;OFFSET([.E480];-[.K$3];0);1+[.E479])" office:value-type="float" office:value="1" calcext:value-type="float">
            <text:p>1</text:p>
          </table:table-cell>
          <table:table-cell/>
          <table:table-cell table:formula="of:=IF([.$D480]&gt;=[.$J$3];&quot;&quot;;[.D480])">
            <text:p/>
          </table:table-cell>
          <table:table-cell table:formula="of:=IF([.$D480]&gt;=[.$J$3];&quot;&quot;;[.E48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81]=0;OFFSET([.D481];-[.J$3];0)+1;[.D480])" office:value-type="float" office:value="68" calcext:value-type="float">
            <text:p>68</text:p>
          </table:table-cell>
          <table:table-cell table:formula="of:=IF([.B481]=&quot;&quot;;OFFSET([.E481];-[.K$3];0);1+[.E480])" office:value-type="float" office:value="2" calcext:value-type="float">
            <text:p>2</text:p>
          </table:table-cell>
          <table:table-cell/>
          <table:table-cell table:formula="of:=IF([.$D481]&gt;=[.$J$3];&quot;&quot;;[.D481])">
            <text:p/>
          </table:table-cell>
          <table:table-cell table:formula="of:=IF([.$D481]&gt;=[.$J$3];&quot;&quot;;[.E48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82]=0;OFFSET([.D482];-[.J$3];0)+1;[.D481])" office:value-type="float" office:value="68" calcext:value-type="float">
            <text:p>68</text:p>
          </table:table-cell>
          <table:table-cell table:formula="of:=IF([.B482]=&quot;&quot;;OFFSET([.E482];-[.K$3];0);1+[.E481])" office:value-type="float" office:value="3" calcext:value-type="float">
            <text:p>3</text:p>
          </table:table-cell>
          <table:table-cell/>
          <table:table-cell table:formula="of:=IF([.$D482]&gt;=[.$J$3];&quot;&quot;;[.D482])">
            <text:p/>
          </table:table-cell>
          <table:table-cell table:formula="of:=IF([.$D482]&gt;=[.$J$3];&quot;&quot;;[.E48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83]=0;OFFSET([.D483];-[.J$3];0)+1;[.D482])" office:value-type="float" office:value="68" calcext:value-type="float">
            <text:p>68</text:p>
          </table:table-cell>
          <table:table-cell table:formula="of:=IF([.B483]=&quot;&quot;;OFFSET([.E483];-[.K$3];0);1+[.E482])" office:value-type="float" office:value="4" calcext:value-type="float">
            <text:p>4</text:p>
          </table:table-cell>
          <table:table-cell/>
          <table:table-cell table:formula="of:=IF([.$D483]&gt;=[.$J$3];&quot;&quot;;[.D483])">
            <text:p/>
          </table:table-cell>
          <table:table-cell table:formula="of:=IF([.$D483]&gt;=[.$J$3];&quot;&quot;;[.E48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84]=0;OFFSET([.D484];-[.J$3];0)+1;[.D483])" office:value-type="float" office:value="68" calcext:value-type="float">
            <text:p>68</text:p>
          </table:table-cell>
          <table:table-cell table:formula="of:=IF([.B484]=&quot;&quot;;OFFSET([.E484];-[.K$3];0);1+[.E483])" office:value-type="float" office:value="5" calcext:value-type="float">
            <text:p>5</text:p>
          </table:table-cell>
          <table:table-cell/>
          <table:table-cell table:formula="of:=IF([.$D484]&gt;=[.$J$3];&quot;&quot;;[.D484])">
            <text:p/>
          </table:table-cell>
          <table:table-cell table:formula="of:=IF([.$D484]&gt;=[.$J$3];&quot;&quot;;[.E48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85]=0;OFFSET([.D485];-[.J$3];0)+1;[.D484])" office:value-type="float" office:value="68" calcext:value-type="float">
            <text:p>68</text:p>
          </table:table-cell>
          <table:table-cell table:formula="of:=IF([.B485]=&quot;&quot;;OFFSET([.E485];-[.K$3];0);1+[.E484])" office:value-type="float" office:value="6" calcext:value-type="float">
            <text:p>6</text:p>
          </table:table-cell>
          <table:table-cell/>
          <table:table-cell table:formula="of:=IF([.$D485]&gt;=[.$J$3];&quot;&quot;;[.D485])">
            <text:p/>
          </table:table-cell>
          <table:table-cell table:formula="of:=IF([.$D485]&gt;=[.$J$3];&quot;&quot;;[.E48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86]=0;OFFSET([.D486];-[.J$3];0)+1;[.D485])" office:value-type="float" office:value="69" calcext:value-type="float">
            <text:p>69</text:p>
          </table:table-cell>
          <table:table-cell table:formula="of:=IF([.B486]=&quot;&quot;;OFFSET([.E486];-[.K$3];0);1+[.E485])" office:value-type="float" office:value="0" calcext:value-type="float">
            <text:p>0</text:p>
          </table:table-cell>
          <table:table-cell/>
          <table:table-cell table:formula="of:=IF([.$D486]&gt;=[.$J$3];&quot;&quot;;[.D486])">
            <text:p/>
          </table:table-cell>
          <table:table-cell table:formula="of:=IF([.$D486]&gt;=[.$J$3];&quot;&quot;;[.E48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87]=0;OFFSET([.D487];-[.J$3];0)+1;[.D486])" office:value-type="float" office:value="69" calcext:value-type="float">
            <text:p>69</text:p>
          </table:table-cell>
          <table:table-cell table:formula="of:=IF([.B487]=&quot;&quot;;OFFSET([.E487];-[.K$3];0);1+[.E486])" office:value-type="float" office:value="1" calcext:value-type="float">
            <text:p>1</text:p>
          </table:table-cell>
          <table:table-cell/>
          <table:table-cell table:formula="of:=IF([.$D487]&gt;=[.$J$3];&quot;&quot;;[.D487])">
            <text:p/>
          </table:table-cell>
          <table:table-cell table:formula="of:=IF([.$D487]&gt;=[.$J$3];&quot;&quot;;[.E48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88]=0;OFFSET([.D488];-[.J$3];0)+1;[.D487])" office:value-type="float" office:value="69" calcext:value-type="float">
            <text:p>69</text:p>
          </table:table-cell>
          <table:table-cell table:formula="of:=IF([.B488]=&quot;&quot;;OFFSET([.E488];-[.K$3];0);1+[.E487])" office:value-type="float" office:value="2" calcext:value-type="float">
            <text:p>2</text:p>
          </table:table-cell>
          <table:table-cell/>
          <table:table-cell table:formula="of:=IF([.$D488]&gt;=[.$J$3];&quot;&quot;;[.D488])">
            <text:p/>
          </table:table-cell>
          <table:table-cell table:formula="of:=IF([.$D488]&gt;=[.$J$3];&quot;&quot;;[.E48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89]=0;OFFSET([.D489];-[.J$3];0)+1;[.D488])" office:value-type="float" office:value="69" calcext:value-type="float">
            <text:p>69</text:p>
          </table:table-cell>
          <table:table-cell table:formula="of:=IF([.B489]=&quot;&quot;;OFFSET([.E489];-[.K$3];0);1+[.E488])" office:value-type="float" office:value="3" calcext:value-type="float">
            <text:p>3</text:p>
          </table:table-cell>
          <table:table-cell/>
          <table:table-cell table:formula="of:=IF([.$D489]&gt;=[.$J$3];&quot;&quot;;[.D489])">
            <text:p/>
          </table:table-cell>
          <table:table-cell table:formula="of:=IF([.$D489]&gt;=[.$J$3];&quot;&quot;;[.E48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90]=0;OFFSET([.D490];-[.J$3];0)+1;[.D489])" office:value-type="float" office:value="69" calcext:value-type="float">
            <text:p>69</text:p>
          </table:table-cell>
          <table:table-cell table:formula="of:=IF([.B490]=&quot;&quot;;OFFSET([.E490];-[.K$3];0);1+[.E489])" office:value-type="float" office:value="4" calcext:value-type="float">
            <text:p>4</text:p>
          </table:table-cell>
          <table:table-cell/>
          <table:table-cell table:formula="of:=IF([.$D490]&gt;=[.$J$3];&quot;&quot;;[.D490])">
            <text:p/>
          </table:table-cell>
          <table:table-cell table:formula="of:=IF([.$D490]&gt;=[.$J$3];&quot;&quot;;[.E49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91]=0;OFFSET([.D491];-[.J$3];0)+1;[.D490])" office:value-type="float" office:value="69" calcext:value-type="float">
            <text:p>69</text:p>
          </table:table-cell>
          <table:table-cell table:formula="of:=IF([.B491]=&quot;&quot;;OFFSET([.E491];-[.K$3];0);1+[.E490])" office:value-type="float" office:value="5" calcext:value-type="float">
            <text:p>5</text:p>
          </table:table-cell>
          <table:table-cell/>
          <table:table-cell table:formula="of:=IF([.$D491]&gt;=[.$J$3];&quot;&quot;;[.D491])">
            <text:p/>
          </table:table-cell>
          <table:table-cell table:formula="of:=IF([.$D491]&gt;=[.$J$3];&quot;&quot;;[.E49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92]=0;OFFSET([.D492];-[.J$3];0)+1;[.D491])" office:value-type="float" office:value="69" calcext:value-type="float">
            <text:p>69</text:p>
          </table:table-cell>
          <table:table-cell table:formula="of:=IF([.B492]=&quot;&quot;;OFFSET([.E492];-[.K$3];0);1+[.E491])" office:value-type="float" office:value="6" calcext:value-type="float">
            <text:p>6</text:p>
          </table:table-cell>
          <table:table-cell/>
          <table:table-cell table:formula="of:=IF([.$D492]&gt;=[.$J$3];&quot;&quot;;[.D492])">
            <text:p/>
          </table:table-cell>
          <table:table-cell table:formula="of:=IF([.$D492]&gt;=[.$J$3];&quot;&quot;;[.E49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93]=0;OFFSET([.D493];-[.J$3];0)+1;[.D492])" office:value-type="float" office:value="70" calcext:value-type="float">
            <text:p>70</text:p>
          </table:table-cell>
          <table:table-cell table:formula="of:=IF([.B493]=&quot;&quot;;OFFSET([.E493];-[.K$3];0);1+[.E492])" office:value-type="float" office:value="0" calcext:value-type="float">
            <text:p>0</text:p>
          </table:table-cell>
          <table:table-cell/>
          <table:table-cell table:formula="of:=IF([.$D493]&gt;=[.$J$3];&quot;&quot;;[.D493])">
            <text:p/>
          </table:table-cell>
          <table:table-cell table:formula="of:=IF([.$D493]&gt;=[.$J$3];&quot;&quot;;[.E49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94]=0;OFFSET([.D494];-[.J$3];0)+1;[.D493])" office:value-type="float" office:value="70" calcext:value-type="float">
            <text:p>70</text:p>
          </table:table-cell>
          <table:table-cell table:formula="of:=IF([.B494]=&quot;&quot;;OFFSET([.E494];-[.K$3];0);1+[.E493])" office:value-type="float" office:value="1" calcext:value-type="float">
            <text:p>1</text:p>
          </table:table-cell>
          <table:table-cell/>
          <table:table-cell table:formula="of:=IF([.$D494]&gt;=[.$J$3];&quot;&quot;;[.D494])">
            <text:p/>
          </table:table-cell>
          <table:table-cell table:formula="of:=IF([.$D494]&gt;=[.$J$3];&quot;&quot;;[.E49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95]=0;OFFSET([.D495];-[.J$3];0)+1;[.D494])" office:value-type="float" office:value="70" calcext:value-type="float">
            <text:p>70</text:p>
          </table:table-cell>
          <table:table-cell table:formula="of:=IF([.B495]=&quot;&quot;;OFFSET([.E495];-[.K$3];0);1+[.E494])" office:value-type="float" office:value="2" calcext:value-type="float">
            <text:p>2</text:p>
          </table:table-cell>
          <table:table-cell/>
          <table:table-cell table:formula="of:=IF([.$D495]&gt;=[.$J$3];&quot;&quot;;[.D495])">
            <text:p/>
          </table:table-cell>
          <table:table-cell table:formula="of:=IF([.$D495]&gt;=[.$J$3];&quot;&quot;;[.E49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96]=0;OFFSET([.D496];-[.J$3];0)+1;[.D495])" office:value-type="float" office:value="70" calcext:value-type="float">
            <text:p>70</text:p>
          </table:table-cell>
          <table:table-cell table:formula="of:=IF([.B496]=&quot;&quot;;OFFSET([.E496];-[.K$3];0);1+[.E495])" office:value-type="float" office:value="3" calcext:value-type="float">
            <text:p>3</text:p>
          </table:table-cell>
          <table:table-cell/>
          <table:table-cell table:formula="of:=IF([.$D496]&gt;=[.$J$3];&quot;&quot;;[.D496])">
            <text:p/>
          </table:table-cell>
          <table:table-cell table:formula="of:=IF([.$D496]&gt;=[.$J$3];&quot;&quot;;[.E49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97]=0;OFFSET([.D497];-[.J$3];0)+1;[.D496])" office:value-type="float" office:value="70" calcext:value-type="float">
            <text:p>70</text:p>
          </table:table-cell>
          <table:table-cell table:formula="of:=IF([.B497]=&quot;&quot;;OFFSET([.E497];-[.K$3];0);1+[.E496])" office:value-type="float" office:value="4" calcext:value-type="float">
            <text:p>4</text:p>
          </table:table-cell>
          <table:table-cell/>
          <table:table-cell table:formula="of:=IF([.$D497]&gt;=[.$J$3];&quot;&quot;;[.D497])">
            <text:p/>
          </table:table-cell>
          <table:table-cell table:formula="of:=IF([.$D497]&gt;=[.$J$3];&quot;&quot;;[.E49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98]=0;OFFSET([.D498];-[.J$3];0)+1;[.D497])" office:value-type="float" office:value="70" calcext:value-type="float">
            <text:p>70</text:p>
          </table:table-cell>
          <table:table-cell table:formula="of:=IF([.B498]=&quot;&quot;;OFFSET([.E498];-[.K$3];0);1+[.E497])" office:value-type="float" office:value="5" calcext:value-type="float">
            <text:p>5</text:p>
          </table:table-cell>
          <table:table-cell/>
          <table:table-cell table:formula="of:=IF([.$D498]&gt;=[.$J$3];&quot;&quot;;[.D498])">
            <text:p/>
          </table:table-cell>
          <table:table-cell table:formula="of:=IF([.$D498]&gt;=[.$J$3];&quot;&quot;;[.E49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499]=0;OFFSET([.D499];-[.J$3];0)+1;[.D498])" office:value-type="float" office:value="70" calcext:value-type="float">
            <text:p>70</text:p>
          </table:table-cell>
          <table:table-cell table:formula="of:=IF([.B499]=&quot;&quot;;OFFSET([.E499];-[.K$3];0);1+[.E498])" office:value-type="float" office:value="6" calcext:value-type="float">
            <text:p>6</text:p>
          </table:table-cell>
          <table:table-cell/>
          <table:table-cell table:formula="of:=IF([.$D499]&gt;=[.$J$3];&quot;&quot;;[.D499])">
            <text:p/>
          </table:table-cell>
          <table:table-cell table:formula="of:=IF([.$D499]&gt;=[.$J$3];&quot;&quot;;[.E49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00]=0;OFFSET([.D500];-[.J$3];0)+1;[.D499])" office:value-type="float" office:value="71" calcext:value-type="float">
            <text:p>71</text:p>
          </table:table-cell>
          <table:table-cell table:formula="of:=IF([.B500]=&quot;&quot;;OFFSET([.E500];-[.K$3];0);1+[.E499])" office:value-type="float" office:value="0" calcext:value-type="float">
            <text:p>0</text:p>
          </table:table-cell>
          <table:table-cell/>
          <table:table-cell table:formula="of:=IF([.$D500]&gt;=[.$J$3];&quot;&quot;;[.D500])">
            <text:p/>
          </table:table-cell>
          <table:table-cell table:formula="of:=IF([.$D500]&gt;=[.$J$3];&quot;&quot;;[.E50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01]=0;OFFSET([.D501];-[.J$3];0)+1;[.D500])" office:value-type="float" office:value="71" calcext:value-type="float">
            <text:p>71</text:p>
          </table:table-cell>
          <table:table-cell table:formula="of:=IF([.B501]=&quot;&quot;;OFFSET([.E501];-[.K$3];0);1+[.E500])" office:value-type="float" office:value="1" calcext:value-type="float">
            <text:p>1</text:p>
          </table:table-cell>
          <table:table-cell/>
          <table:table-cell table:formula="of:=IF([.$D501]&gt;=[.$J$3];&quot;&quot;;[.D501])">
            <text:p/>
          </table:table-cell>
          <table:table-cell table:formula="of:=IF([.$D501]&gt;=[.$J$3];&quot;&quot;;[.E50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02]=0;OFFSET([.D502];-[.J$3];0)+1;[.D501])" office:value-type="float" office:value="71" calcext:value-type="float">
            <text:p>71</text:p>
          </table:table-cell>
          <table:table-cell table:formula="of:=IF([.B502]=&quot;&quot;;OFFSET([.E502];-[.K$3];0);1+[.E501])" office:value-type="float" office:value="2" calcext:value-type="float">
            <text:p>2</text:p>
          </table:table-cell>
          <table:table-cell/>
          <table:table-cell table:formula="of:=IF([.$D502]&gt;=[.$J$3];&quot;&quot;;[.D502])">
            <text:p/>
          </table:table-cell>
          <table:table-cell table:formula="of:=IF([.$D502]&gt;=[.$J$3];&quot;&quot;;[.E50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03]=0;OFFSET([.D503];-[.J$3];0)+1;[.D502])" office:value-type="float" office:value="71" calcext:value-type="float">
            <text:p>71</text:p>
          </table:table-cell>
          <table:table-cell table:formula="of:=IF([.B503]=&quot;&quot;;OFFSET([.E503];-[.K$3];0);1+[.E502])" office:value-type="float" office:value="3" calcext:value-type="float">
            <text:p>3</text:p>
          </table:table-cell>
          <table:table-cell/>
          <table:table-cell table:formula="of:=IF([.$D503]&gt;=[.$J$3];&quot;&quot;;[.D503])">
            <text:p/>
          </table:table-cell>
          <table:table-cell table:formula="of:=IF([.$D503]&gt;=[.$J$3];&quot;&quot;;[.E50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04]=0;OFFSET([.D504];-[.J$3];0)+1;[.D503])" office:value-type="float" office:value="71" calcext:value-type="float">
            <text:p>71</text:p>
          </table:table-cell>
          <table:table-cell table:formula="of:=IF([.B504]=&quot;&quot;;OFFSET([.E504];-[.K$3];0);1+[.E503])" office:value-type="float" office:value="4" calcext:value-type="float">
            <text:p>4</text:p>
          </table:table-cell>
          <table:table-cell/>
          <table:table-cell table:formula="of:=IF([.$D504]&gt;=[.$J$3];&quot;&quot;;[.D504])">
            <text:p/>
          </table:table-cell>
          <table:table-cell table:formula="of:=IF([.$D504]&gt;=[.$J$3];&quot;&quot;;[.E50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05]=0;OFFSET([.D505];-[.J$3];0)+1;[.D504])" office:value-type="float" office:value="71" calcext:value-type="float">
            <text:p>71</text:p>
          </table:table-cell>
          <table:table-cell table:formula="of:=IF([.B505]=&quot;&quot;;OFFSET([.E505];-[.K$3];0);1+[.E504])" office:value-type="float" office:value="5" calcext:value-type="float">
            <text:p>5</text:p>
          </table:table-cell>
          <table:table-cell/>
          <table:table-cell table:formula="of:=IF([.$D505]&gt;=[.$J$3];&quot;&quot;;[.D505])">
            <text:p/>
          </table:table-cell>
          <table:table-cell table:formula="of:=IF([.$D505]&gt;=[.$J$3];&quot;&quot;;[.E50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06]=0;OFFSET([.D506];-[.J$3];0)+1;[.D505])" office:value-type="float" office:value="71" calcext:value-type="float">
            <text:p>71</text:p>
          </table:table-cell>
          <table:table-cell table:formula="of:=IF([.B506]=&quot;&quot;;OFFSET([.E506];-[.K$3];0);1+[.E505])" office:value-type="float" office:value="6" calcext:value-type="float">
            <text:p>6</text:p>
          </table:table-cell>
          <table:table-cell/>
          <table:table-cell table:formula="of:=IF([.$D506]&gt;=[.$J$3];&quot;&quot;;[.D506])">
            <text:p/>
          </table:table-cell>
          <table:table-cell table:formula="of:=IF([.$D506]&gt;=[.$J$3];&quot;&quot;;[.E50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07]=0;OFFSET([.D507];-[.J$3];0)+1;[.D506])" office:value-type="float" office:value="72" calcext:value-type="float">
            <text:p>72</text:p>
          </table:table-cell>
          <table:table-cell table:formula="of:=IF([.B507]=&quot;&quot;;OFFSET([.E507];-[.K$3];0);1+[.E506])" office:value-type="float" office:value="0" calcext:value-type="float">
            <text:p>0</text:p>
          </table:table-cell>
          <table:table-cell/>
          <table:table-cell table:formula="of:=IF([.$D507]&gt;=[.$J$3];&quot;&quot;;[.D507])">
            <text:p/>
          </table:table-cell>
          <table:table-cell table:formula="of:=IF([.$D507]&gt;=[.$J$3];&quot;&quot;;[.E50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08]=0;OFFSET([.D508];-[.J$3];0)+1;[.D507])" office:value-type="float" office:value="72" calcext:value-type="float">
            <text:p>72</text:p>
          </table:table-cell>
          <table:table-cell table:formula="of:=IF([.B508]=&quot;&quot;;OFFSET([.E508];-[.K$3];0);1+[.E507])" office:value-type="float" office:value="1" calcext:value-type="float">
            <text:p>1</text:p>
          </table:table-cell>
          <table:table-cell/>
          <table:table-cell table:formula="of:=IF([.$D508]&gt;=[.$J$3];&quot;&quot;;[.D508])">
            <text:p/>
          </table:table-cell>
          <table:table-cell table:formula="of:=IF([.$D508]&gt;=[.$J$3];&quot;&quot;;[.E50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09]=0;OFFSET([.D509];-[.J$3];0)+1;[.D508])" office:value-type="float" office:value="72" calcext:value-type="float">
            <text:p>72</text:p>
          </table:table-cell>
          <table:table-cell table:formula="of:=IF([.B509]=&quot;&quot;;OFFSET([.E509];-[.K$3];0);1+[.E508])" office:value-type="float" office:value="2" calcext:value-type="float">
            <text:p>2</text:p>
          </table:table-cell>
          <table:table-cell/>
          <table:table-cell table:formula="of:=IF([.$D509]&gt;=[.$J$3];&quot;&quot;;[.D509])">
            <text:p/>
          </table:table-cell>
          <table:table-cell table:formula="of:=IF([.$D509]&gt;=[.$J$3];&quot;&quot;;[.E50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10]=0;OFFSET([.D510];-[.J$3];0)+1;[.D509])" office:value-type="float" office:value="72" calcext:value-type="float">
            <text:p>72</text:p>
          </table:table-cell>
          <table:table-cell table:formula="of:=IF([.B510]=&quot;&quot;;OFFSET([.E510];-[.K$3];0);1+[.E509])" office:value-type="float" office:value="3" calcext:value-type="float">
            <text:p>3</text:p>
          </table:table-cell>
          <table:table-cell/>
          <table:table-cell table:formula="of:=IF([.$D510]&gt;=[.$J$3];&quot;&quot;;[.D510])">
            <text:p/>
          </table:table-cell>
          <table:table-cell table:formula="of:=IF([.$D510]&gt;=[.$J$3];&quot;&quot;;[.E51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11]=0;OFFSET([.D511];-[.J$3];0)+1;[.D510])" office:value-type="float" office:value="72" calcext:value-type="float">
            <text:p>72</text:p>
          </table:table-cell>
          <table:table-cell table:formula="of:=IF([.B511]=&quot;&quot;;OFFSET([.E511];-[.K$3];0);1+[.E510])" office:value-type="float" office:value="4" calcext:value-type="float">
            <text:p>4</text:p>
          </table:table-cell>
          <table:table-cell/>
          <table:table-cell table:formula="of:=IF([.$D511]&gt;=[.$J$3];&quot;&quot;;[.D511])">
            <text:p/>
          </table:table-cell>
          <table:table-cell table:formula="of:=IF([.$D511]&gt;=[.$J$3];&quot;&quot;;[.E51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12]=0;OFFSET([.D512];-[.J$3];0)+1;[.D511])" office:value-type="float" office:value="72" calcext:value-type="float">
            <text:p>72</text:p>
          </table:table-cell>
          <table:table-cell table:formula="of:=IF([.B512]=&quot;&quot;;OFFSET([.E512];-[.K$3];0);1+[.E511])" office:value-type="float" office:value="5" calcext:value-type="float">
            <text:p>5</text:p>
          </table:table-cell>
          <table:table-cell/>
          <table:table-cell table:formula="of:=IF([.$D512]&gt;=[.$J$3];&quot;&quot;;[.D512])">
            <text:p/>
          </table:table-cell>
          <table:table-cell table:formula="of:=IF([.$D512]&gt;=[.$J$3];&quot;&quot;;[.E51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13]=0;OFFSET([.D513];-[.J$3];0)+1;[.D512])" office:value-type="float" office:value="72" calcext:value-type="float">
            <text:p>72</text:p>
          </table:table-cell>
          <table:table-cell table:formula="of:=IF([.B513]=&quot;&quot;;OFFSET([.E513];-[.K$3];0);1+[.E512])" office:value-type="float" office:value="6" calcext:value-type="float">
            <text:p>6</text:p>
          </table:table-cell>
          <table:table-cell/>
          <table:table-cell table:formula="of:=IF([.$D513]&gt;=[.$J$3];&quot;&quot;;[.D513])">
            <text:p/>
          </table:table-cell>
          <table:table-cell table:formula="of:=IF([.$D513]&gt;=[.$J$3];&quot;&quot;;[.E51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14]=0;OFFSET([.D514];-[.J$3];0)+1;[.D513])" office:value-type="float" office:value="73" calcext:value-type="float">
            <text:p>73</text:p>
          </table:table-cell>
          <table:table-cell table:formula="of:=IF([.B514]=&quot;&quot;;OFFSET([.E514];-[.K$3];0);1+[.E513])" office:value-type="float" office:value="0" calcext:value-type="float">
            <text:p>0</text:p>
          </table:table-cell>
          <table:table-cell/>
          <table:table-cell table:formula="of:=IF([.$D514]&gt;=[.$J$3];&quot;&quot;;[.D514])">
            <text:p/>
          </table:table-cell>
          <table:table-cell table:formula="of:=IF([.$D514]&gt;=[.$J$3];&quot;&quot;;[.E51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15]=0;OFFSET([.D515];-[.J$3];0)+1;[.D514])" office:value-type="float" office:value="73" calcext:value-type="float">
            <text:p>73</text:p>
          </table:table-cell>
          <table:table-cell table:formula="of:=IF([.B515]=&quot;&quot;;OFFSET([.E515];-[.K$3];0);1+[.E514])" office:value-type="float" office:value="1" calcext:value-type="float">
            <text:p>1</text:p>
          </table:table-cell>
          <table:table-cell/>
          <table:table-cell table:formula="of:=IF([.$D515]&gt;=[.$J$3];&quot;&quot;;[.D515])">
            <text:p/>
          </table:table-cell>
          <table:table-cell table:formula="of:=IF([.$D515]&gt;=[.$J$3];&quot;&quot;;[.E51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16]=0;OFFSET([.D516];-[.J$3];0)+1;[.D515])" office:value-type="float" office:value="73" calcext:value-type="float">
            <text:p>73</text:p>
          </table:table-cell>
          <table:table-cell table:formula="of:=IF([.B516]=&quot;&quot;;OFFSET([.E516];-[.K$3];0);1+[.E515])" office:value-type="float" office:value="2" calcext:value-type="float">
            <text:p>2</text:p>
          </table:table-cell>
          <table:table-cell/>
          <table:table-cell table:formula="of:=IF([.$D516]&gt;=[.$J$3];&quot;&quot;;[.D516])">
            <text:p/>
          </table:table-cell>
          <table:table-cell table:formula="of:=IF([.$D516]&gt;=[.$J$3];&quot;&quot;;[.E51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17]=0;OFFSET([.D517];-[.J$3];0)+1;[.D516])" office:value-type="float" office:value="73" calcext:value-type="float">
            <text:p>73</text:p>
          </table:table-cell>
          <table:table-cell table:formula="of:=IF([.B517]=&quot;&quot;;OFFSET([.E517];-[.K$3];0);1+[.E516])" office:value-type="float" office:value="3" calcext:value-type="float">
            <text:p>3</text:p>
          </table:table-cell>
          <table:table-cell/>
          <table:table-cell table:formula="of:=IF([.$D517]&gt;=[.$J$3];&quot;&quot;;[.D517])">
            <text:p/>
          </table:table-cell>
          <table:table-cell table:formula="of:=IF([.$D517]&gt;=[.$J$3];&quot;&quot;;[.E51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18]=0;OFFSET([.D518];-[.J$3];0)+1;[.D517])" office:value-type="float" office:value="73" calcext:value-type="float">
            <text:p>73</text:p>
          </table:table-cell>
          <table:table-cell table:formula="of:=IF([.B518]=&quot;&quot;;OFFSET([.E518];-[.K$3];0);1+[.E517])" office:value-type="float" office:value="4" calcext:value-type="float">
            <text:p>4</text:p>
          </table:table-cell>
          <table:table-cell/>
          <table:table-cell table:formula="of:=IF([.$D518]&gt;=[.$J$3];&quot;&quot;;[.D518])">
            <text:p/>
          </table:table-cell>
          <table:table-cell table:formula="of:=IF([.$D518]&gt;=[.$J$3];&quot;&quot;;[.E51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19]=0;OFFSET([.D519];-[.J$3];0)+1;[.D518])" office:value-type="float" office:value="73" calcext:value-type="float">
            <text:p>73</text:p>
          </table:table-cell>
          <table:table-cell table:formula="of:=IF([.B519]=&quot;&quot;;OFFSET([.E519];-[.K$3];0);1+[.E518])" office:value-type="float" office:value="5" calcext:value-type="float">
            <text:p>5</text:p>
          </table:table-cell>
          <table:table-cell/>
          <table:table-cell table:formula="of:=IF([.$D519]&gt;=[.$J$3];&quot;&quot;;[.D519])">
            <text:p/>
          </table:table-cell>
          <table:table-cell table:formula="of:=IF([.$D519]&gt;=[.$J$3];&quot;&quot;;[.E51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20]=0;OFFSET([.D520];-[.J$3];0)+1;[.D519])" office:value-type="float" office:value="73" calcext:value-type="float">
            <text:p>73</text:p>
          </table:table-cell>
          <table:table-cell table:formula="of:=IF([.B520]=&quot;&quot;;OFFSET([.E520];-[.K$3];0);1+[.E519])" office:value-type="float" office:value="6" calcext:value-type="float">
            <text:p>6</text:p>
          </table:table-cell>
          <table:table-cell/>
          <table:table-cell table:formula="of:=IF([.$D520]&gt;=[.$J$3];&quot;&quot;;[.D520])">
            <text:p/>
          </table:table-cell>
          <table:table-cell table:formula="of:=IF([.$D520]&gt;=[.$J$3];&quot;&quot;;[.E52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21]=0;OFFSET([.D521];-[.J$3];0)+1;[.D520])" office:value-type="float" office:value="74" calcext:value-type="float">
            <text:p>74</text:p>
          </table:table-cell>
          <table:table-cell table:formula="of:=IF([.B521]=&quot;&quot;;OFFSET([.E521];-[.K$3];0);1+[.E520])" office:value-type="float" office:value="0" calcext:value-type="float">
            <text:p>0</text:p>
          </table:table-cell>
          <table:table-cell/>
          <table:table-cell table:formula="of:=IF([.$D521]&gt;=[.$J$3];&quot;&quot;;[.D521])">
            <text:p/>
          </table:table-cell>
          <table:table-cell table:formula="of:=IF([.$D521]&gt;=[.$J$3];&quot;&quot;;[.E52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22]=0;OFFSET([.D522];-[.J$3];0)+1;[.D521])" office:value-type="float" office:value="74" calcext:value-type="float">
            <text:p>74</text:p>
          </table:table-cell>
          <table:table-cell table:formula="of:=IF([.B522]=&quot;&quot;;OFFSET([.E522];-[.K$3];0);1+[.E521])" office:value-type="float" office:value="1" calcext:value-type="float">
            <text:p>1</text:p>
          </table:table-cell>
          <table:table-cell/>
          <table:table-cell table:formula="of:=IF([.$D522]&gt;=[.$J$3];&quot;&quot;;[.D522])">
            <text:p/>
          </table:table-cell>
          <table:table-cell table:formula="of:=IF([.$D522]&gt;=[.$J$3];&quot;&quot;;[.E52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23]=0;OFFSET([.D523];-[.J$3];0)+1;[.D522])" office:value-type="float" office:value="74" calcext:value-type="float">
            <text:p>74</text:p>
          </table:table-cell>
          <table:table-cell table:formula="of:=IF([.B523]=&quot;&quot;;OFFSET([.E523];-[.K$3];0);1+[.E522])" office:value-type="float" office:value="2" calcext:value-type="float">
            <text:p>2</text:p>
          </table:table-cell>
          <table:table-cell/>
          <table:table-cell table:formula="of:=IF([.$D523]&gt;=[.$J$3];&quot;&quot;;[.D523])">
            <text:p/>
          </table:table-cell>
          <table:table-cell table:formula="of:=IF([.$D523]&gt;=[.$J$3];&quot;&quot;;[.E52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24]=0;OFFSET([.D524];-[.J$3];0)+1;[.D523])" office:value-type="float" office:value="74" calcext:value-type="float">
            <text:p>74</text:p>
          </table:table-cell>
          <table:table-cell table:formula="of:=IF([.B524]=&quot;&quot;;OFFSET([.E524];-[.K$3];0);1+[.E523])" office:value-type="float" office:value="3" calcext:value-type="float">
            <text:p>3</text:p>
          </table:table-cell>
          <table:table-cell/>
          <table:table-cell table:formula="of:=IF([.$D524]&gt;=[.$J$3];&quot;&quot;;[.D524])">
            <text:p/>
          </table:table-cell>
          <table:table-cell table:formula="of:=IF([.$D524]&gt;=[.$J$3];&quot;&quot;;[.E52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25]=0;OFFSET([.D525];-[.J$3];0)+1;[.D524])" office:value-type="float" office:value="74" calcext:value-type="float">
            <text:p>74</text:p>
          </table:table-cell>
          <table:table-cell table:formula="of:=IF([.B525]=&quot;&quot;;OFFSET([.E525];-[.K$3];0);1+[.E524])" office:value-type="float" office:value="4" calcext:value-type="float">
            <text:p>4</text:p>
          </table:table-cell>
          <table:table-cell/>
          <table:table-cell table:formula="of:=IF([.$D525]&gt;=[.$J$3];&quot;&quot;;[.D525])">
            <text:p/>
          </table:table-cell>
          <table:table-cell table:formula="of:=IF([.$D525]&gt;=[.$J$3];&quot;&quot;;[.E52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26]=0;OFFSET([.D526];-[.J$3];0)+1;[.D525])" office:value-type="float" office:value="74" calcext:value-type="float">
            <text:p>74</text:p>
          </table:table-cell>
          <table:table-cell table:formula="of:=IF([.B526]=&quot;&quot;;OFFSET([.E526];-[.K$3];0);1+[.E525])" office:value-type="float" office:value="5" calcext:value-type="float">
            <text:p>5</text:p>
          </table:table-cell>
          <table:table-cell/>
          <table:table-cell table:formula="of:=IF([.$D526]&gt;=[.$J$3];&quot;&quot;;[.D526])">
            <text:p/>
          </table:table-cell>
          <table:table-cell table:formula="of:=IF([.$D526]&gt;=[.$J$3];&quot;&quot;;[.E52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27]=0;OFFSET([.D527];-[.J$3];0)+1;[.D526])" office:value-type="float" office:value="74" calcext:value-type="float">
            <text:p>74</text:p>
          </table:table-cell>
          <table:table-cell table:formula="of:=IF([.B527]=&quot;&quot;;OFFSET([.E527];-[.K$3];0);1+[.E526])" office:value-type="float" office:value="6" calcext:value-type="float">
            <text:p>6</text:p>
          </table:table-cell>
          <table:table-cell/>
          <table:table-cell table:formula="of:=IF([.$D527]&gt;=[.$J$3];&quot;&quot;;[.D527])">
            <text:p/>
          </table:table-cell>
          <table:table-cell table:formula="of:=IF([.$D527]&gt;=[.$J$3];&quot;&quot;;[.E52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28]=0;OFFSET([.D528];-[.J$3];0)+1;[.D527])" office:value-type="float" office:value="75" calcext:value-type="float">
            <text:p>75</text:p>
          </table:table-cell>
          <table:table-cell table:formula="of:=IF([.B528]=&quot;&quot;;OFFSET([.E528];-[.K$3];0);1+[.E527])" office:value-type="float" office:value="0" calcext:value-type="float">
            <text:p>0</text:p>
          </table:table-cell>
          <table:table-cell/>
          <table:table-cell table:formula="of:=IF([.$D528]&gt;=[.$J$3];&quot;&quot;;[.D528])">
            <text:p/>
          </table:table-cell>
          <table:table-cell table:formula="of:=IF([.$D528]&gt;=[.$J$3];&quot;&quot;;[.E52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29]=0;OFFSET([.D529];-[.J$3];0)+1;[.D528])" office:value-type="float" office:value="75" calcext:value-type="float">
            <text:p>75</text:p>
          </table:table-cell>
          <table:table-cell table:formula="of:=IF([.B529]=&quot;&quot;;OFFSET([.E529];-[.K$3];0);1+[.E528])" office:value-type="float" office:value="1" calcext:value-type="float">
            <text:p>1</text:p>
          </table:table-cell>
          <table:table-cell/>
          <table:table-cell table:formula="of:=IF([.$D529]&gt;=[.$J$3];&quot;&quot;;[.D529])">
            <text:p/>
          </table:table-cell>
          <table:table-cell table:formula="of:=IF([.$D529]&gt;=[.$J$3];&quot;&quot;;[.E52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30]=0;OFFSET([.D530];-[.J$3];0)+1;[.D529])" office:value-type="float" office:value="75" calcext:value-type="float">
            <text:p>75</text:p>
          </table:table-cell>
          <table:table-cell table:formula="of:=IF([.B530]=&quot;&quot;;OFFSET([.E530];-[.K$3];0);1+[.E529])" office:value-type="float" office:value="2" calcext:value-type="float">
            <text:p>2</text:p>
          </table:table-cell>
          <table:table-cell/>
          <table:table-cell table:formula="of:=IF([.$D530]&gt;=[.$J$3];&quot;&quot;;[.D530])">
            <text:p/>
          </table:table-cell>
          <table:table-cell table:formula="of:=IF([.$D530]&gt;=[.$J$3];&quot;&quot;;[.E53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31]=0;OFFSET([.D531];-[.J$3];0)+1;[.D530])" office:value-type="float" office:value="75" calcext:value-type="float">
            <text:p>75</text:p>
          </table:table-cell>
          <table:table-cell table:formula="of:=IF([.B531]=&quot;&quot;;OFFSET([.E531];-[.K$3];0);1+[.E530])" office:value-type="float" office:value="3" calcext:value-type="float">
            <text:p>3</text:p>
          </table:table-cell>
          <table:table-cell/>
          <table:table-cell table:formula="of:=IF([.$D531]&gt;=[.$J$3];&quot;&quot;;[.D531])">
            <text:p/>
          </table:table-cell>
          <table:table-cell table:formula="of:=IF([.$D531]&gt;=[.$J$3];&quot;&quot;;[.E53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32]=0;OFFSET([.D532];-[.J$3];0)+1;[.D531])" office:value-type="float" office:value="75" calcext:value-type="float">
            <text:p>75</text:p>
          </table:table-cell>
          <table:table-cell table:formula="of:=IF([.B532]=&quot;&quot;;OFFSET([.E532];-[.K$3];0);1+[.E531])" office:value-type="float" office:value="4" calcext:value-type="float">
            <text:p>4</text:p>
          </table:table-cell>
          <table:table-cell/>
          <table:table-cell table:formula="of:=IF([.$D532]&gt;=[.$J$3];&quot;&quot;;[.D532])">
            <text:p/>
          </table:table-cell>
          <table:table-cell table:formula="of:=IF([.$D532]&gt;=[.$J$3];&quot;&quot;;[.E53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33]=0;OFFSET([.D533];-[.J$3];0)+1;[.D532])" office:value-type="float" office:value="75" calcext:value-type="float">
            <text:p>75</text:p>
          </table:table-cell>
          <table:table-cell table:formula="of:=IF([.B533]=&quot;&quot;;OFFSET([.E533];-[.K$3];0);1+[.E532])" office:value-type="float" office:value="5" calcext:value-type="float">
            <text:p>5</text:p>
          </table:table-cell>
          <table:table-cell/>
          <table:table-cell table:formula="of:=IF([.$D533]&gt;=[.$J$3];&quot;&quot;;[.D533])">
            <text:p/>
          </table:table-cell>
          <table:table-cell table:formula="of:=IF([.$D533]&gt;=[.$J$3];&quot;&quot;;[.E53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34]=0;OFFSET([.D534];-[.J$3];0)+1;[.D533])" office:value-type="float" office:value="75" calcext:value-type="float">
            <text:p>75</text:p>
          </table:table-cell>
          <table:table-cell table:formula="of:=IF([.B534]=&quot;&quot;;OFFSET([.E534];-[.K$3];0);1+[.E533])" office:value-type="float" office:value="6" calcext:value-type="float">
            <text:p>6</text:p>
          </table:table-cell>
          <table:table-cell/>
          <table:table-cell table:formula="of:=IF([.$D534]&gt;=[.$J$3];&quot;&quot;;[.D534])">
            <text:p/>
          </table:table-cell>
          <table:table-cell table:formula="of:=IF([.$D534]&gt;=[.$J$3];&quot;&quot;;[.E53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35]=0;OFFSET([.D535];-[.J$3];0)+1;[.D534])" office:value-type="float" office:value="76" calcext:value-type="float">
            <text:p>76</text:p>
          </table:table-cell>
          <table:table-cell table:formula="of:=IF([.B535]=&quot;&quot;;OFFSET([.E535];-[.K$3];0);1+[.E534])" office:value-type="float" office:value="0" calcext:value-type="float">
            <text:p>0</text:p>
          </table:table-cell>
          <table:table-cell/>
          <table:table-cell table:formula="of:=IF([.$D535]&gt;=[.$J$3];&quot;&quot;;[.D535])">
            <text:p/>
          </table:table-cell>
          <table:table-cell table:formula="of:=IF([.$D535]&gt;=[.$J$3];&quot;&quot;;[.E53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36]=0;OFFSET([.D536];-[.J$3];0)+1;[.D535])" office:value-type="float" office:value="76" calcext:value-type="float">
            <text:p>76</text:p>
          </table:table-cell>
          <table:table-cell table:formula="of:=IF([.B536]=&quot;&quot;;OFFSET([.E536];-[.K$3];0);1+[.E535])" office:value-type="float" office:value="1" calcext:value-type="float">
            <text:p>1</text:p>
          </table:table-cell>
          <table:table-cell/>
          <table:table-cell table:formula="of:=IF([.$D536]&gt;=[.$J$3];&quot;&quot;;[.D536])">
            <text:p/>
          </table:table-cell>
          <table:table-cell table:formula="of:=IF([.$D536]&gt;=[.$J$3];&quot;&quot;;[.E53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37]=0;OFFSET([.D537];-[.J$3];0)+1;[.D536])" office:value-type="float" office:value="76" calcext:value-type="float">
            <text:p>76</text:p>
          </table:table-cell>
          <table:table-cell table:formula="of:=IF([.B537]=&quot;&quot;;OFFSET([.E537];-[.K$3];0);1+[.E536])" office:value-type="float" office:value="2" calcext:value-type="float">
            <text:p>2</text:p>
          </table:table-cell>
          <table:table-cell/>
          <table:table-cell table:formula="of:=IF([.$D537]&gt;=[.$J$3];&quot;&quot;;[.D537])">
            <text:p/>
          </table:table-cell>
          <table:table-cell table:formula="of:=IF([.$D537]&gt;=[.$J$3];&quot;&quot;;[.E53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38]=0;OFFSET([.D538];-[.J$3];0)+1;[.D537])" office:value-type="float" office:value="76" calcext:value-type="float">
            <text:p>76</text:p>
          </table:table-cell>
          <table:table-cell table:formula="of:=IF([.B538]=&quot;&quot;;OFFSET([.E538];-[.K$3];0);1+[.E537])" office:value-type="float" office:value="3" calcext:value-type="float">
            <text:p>3</text:p>
          </table:table-cell>
          <table:table-cell/>
          <table:table-cell table:formula="of:=IF([.$D538]&gt;=[.$J$3];&quot;&quot;;[.D538])">
            <text:p/>
          </table:table-cell>
          <table:table-cell table:formula="of:=IF([.$D538]&gt;=[.$J$3];&quot;&quot;;[.E53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39]=0;OFFSET([.D539];-[.J$3];0)+1;[.D538])" office:value-type="float" office:value="76" calcext:value-type="float">
            <text:p>76</text:p>
          </table:table-cell>
          <table:table-cell table:formula="of:=IF([.B539]=&quot;&quot;;OFFSET([.E539];-[.K$3];0);1+[.E538])" office:value-type="float" office:value="4" calcext:value-type="float">
            <text:p>4</text:p>
          </table:table-cell>
          <table:table-cell/>
          <table:table-cell table:formula="of:=IF([.$D539]&gt;=[.$J$3];&quot;&quot;;[.D539])">
            <text:p/>
          </table:table-cell>
          <table:table-cell table:formula="of:=IF([.$D539]&gt;=[.$J$3];&quot;&quot;;[.E53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40]=0;OFFSET([.D540];-[.J$3];0)+1;[.D539])" office:value-type="float" office:value="76" calcext:value-type="float">
            <text:p>76</text:p>
          </table:table-cell>
          <table:table-cell table:formula="of:=IF([.B540]=&quot;&quot;;OFFSET([.E540];-[.K$3];0);1+[.E539])" office:value-type="float" office:value="5" calcext:value-type="float">
            <text:p>5</text:p>
          </table:table-cell>
          <table:table-cell/>
          <table:table-cell table:formula="of:=IF([.$D540]&gt;=[.$J$3];&quot;&quot;;[.D540])">
            <text:p/>
          </table:table-cell>
          <table:table-cell table:formula="of:=IF([.$D540]&gt;=[.$J$3];&quot;&quot;;[.E54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41]=0;OFFSET([.D541];-[.J$3];0)+1;[.D540])" office:value-type="float" office:value="76" calcext:value-type="float">
            <text:p>76</text:p>
          </table:table-cell>
          <table:table-cell table:formula="of:=IF([.B541]=&quot;&quot;;OFFSET([.E541];-[.K$3];0);1+[.E540])" office:value-type="float" office:value="6" calcext:value-type="float">
            <text:p>6</text:p>
          </table:table-cell>
          <table:table-cell/>
          <table:table-cell table:formula="of:=IF([.$D541]&gt;=[.$J$3];&quot;&quot;;[.D541])">
            <text:p/>
          </table:table-cell>
          <table:table-cell table:formula="of:=IF([.$D541]&gt;=[.$J$3];&quot;&quot;;[.E54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42]=0;OFFSET([.D542];-[.J$3];0)+1;[.D541])" office:value-type="float" office:value="77" calcext:value-type="float">
            <text:p>77</text:p>
          </table:table-cell>
          <table:table-cell table:formula="of:=IF([.B542]=&quot;&quot;;OFFSET([.E542];-[.K$3];0);1+[.E541])" office:value-type="float" office:value="0" calcext:value-type="float">
            <text:p>0</text:p>
          </table:table-cell>
          <table:table-cell/>
          <table:table-cell table:formula="of:=IF([.$D542]&gt;=[.$J$3];&quot;&quot;;[.D542])">
            <text:p/>
          </table:table-cell>
          <table:table-cell table:formula="of:=IF([.$D542]&gt;=[.$J$3];&quot;&quot;;[.E54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43]=0;OFFSET([.D543];-[.J$3];0)+1;[.D542])" office:value-type="float" office:value="77" calcext:value-type="float">
            <text:p>77</text:p>
          </table:table-cell>
          <table:table-cell table:formula="of:=IF([.B543]=&quot;&quot;;OFFSET([.E543];-[.K$3];0);1+[.E542])" office:value-type="float" office:value="1" calcext:value-type="float">
            <text:p>1</text:p>
          </table:table-cell>
          <table:table-cell/>
          <table:table-cell table:formula="of:=IF([.$D543]&gt;=[.$J$3];&quot;&quot;;[.D543])">
            <text:p/>
          </table:table-cell>
          <table:table-cell table:formula="of:=IF([.$D543]&gt;=[.$J$3];&quot;&quot;;[.E54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44]=0;OFFSET([.D544];-[.J$3];0)+1;[.D543])" office:value-type="float" office:value="77" calcext:value-type="float">
            <text:p>77</text:p>
          </table:table-cell>
          <table:table-cell table:formula="of:=IF([.B544]=&quot;&quot;;OFFSET([.E544];-[.K$3];0);1+[.E543])" office:value-type="float" office:value="2" calcext:value-type="float">
            <text:p>2</text:p>
          </table:table-cell>
          <table:table-cell/>
          <table:table-cell table:formula="of:=IF([.$D544]&gt;=[.$J$3];&quot;&quot;;[.D544])">
            <text:p/>
          </table:table-cell>
          <table:table-cell table:formula="of:=IF([.$D544]&gt;=[.$J$3];&quot;&quot;;[.E54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45]=0;OFFSET([.D545];-[.J$3];0)+1;[.D544])" office:value-type="float" office:value="77" calcext:value-type="float">
            <text:p>77</text:p>
          </table:table-cell>
          <table:table-cell table:formula="of:=IF([.B545]=&quot;&quot;;OFFSET([.E545];-[.K$3];0);1+[.E544])" office:value-type="float" office:value="3" calcext:value-type="float">
            <text:p>3</text:p>
          </table:table-cell>
          <table:table-cell/>
          <table:table-cell table:formula="of:=IF([.$D545]&gt;=[.$J$3];&quot;&quot;;[.D545])">
            <text:p/>
          </table:table-cell>
          <table:table-cell table:formula="of:=IF([.$D545]&gt;=[.$J$3];&quot;&quot;;[.E54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46]=0;OFFSET([.D546];-[.J$3];0)+1;[.D545])" office:value-type="float" office:value="77" calcext:value-type="float">
            <text:p>77</text:p>
          </table:table-cell>
          <table:table-cell table:formula="of:=IF([.B546]=&quot;&quot;;OFFSET([.E546];-[.K$3];0);1+[.E545])" office:value-type="float" office:value="4" calcext:value-type="float">
            <text:p>4</text:p>
          </table:table-cell>
          <table:table-cell/>
          <table:table-cell table:formula="of:=IF([.$D546]&gt;=[.$J$3];&quot;&quot;;[.D546])">
            <text:p/>
          </table:table-cell>
          <table:table-cell table:formula="of:=IF([.$D546]&gt;=[.$J$3];&quot;&quot;;[.E54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47]=0;OFFSET([.D547];-[.J$3];0)+1;[.D546])" office:value-type="float" office:value="77" calcext:value-type="float">
            <text:p>77</text:p>
          </table:table-cell>
          <table:table-cell table:formula="of:=IF([.B547]=&quot;&quot;;OFFSET([.E547];-[.K$3];0);1+[.E546])" office:value-type="float" office:value="5" calcext:value-type="float">
            <text:p>5</text:p>
          </table:table-cell>
          <table:table-cell/>
          <table:table-cell table:formula="of:=IF([.$D547]&gt;=[.$J$3];&quot;&quot;;[.D547])">
            <text:p/>
          </table:table-cell>
          <table:table-cell table:formula="of:=IF([.$D547]&gt;=[.$J$3];&quot;&quot;;[.E54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48]=0;OFFSET([.D548];-[.J$3];0)+1;[.D547])" office:value-type="float" office:value="77" calcext:value-type="float">
            <text:p>77</text:p>
          </table:table-cell>
          <table:table-cell table:formula="of:=IF([.B548]=&quot;&quot;;OFFSET([.E548];-[.K$3];0);1+[.E547])" office:value-type="float" office:value="6" calcext:value-type="float">
            <text:p>6</text:p>
          </table:table-cell>
          <table:table-cell/>
          <table:table-cell table:formula="of:=IF([.$D548]&gt;=[.$J$3];&quot;&quot;;[.D548])">
            <text:p/>
          </table:table-cell>
          <table:table-cell table:formula="of:=IF([.$D548]&gt;=[.$J$3];&quot;&quot;;[.E54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49]=0;OFFSET([.D549];-[.J$3];0)+1;[.D548])" office:value-type="float" office:value="78" calcext:value-type="float">
            <text:p>78</text:p>
          </table:table-cell>
          <table:table-cell table:formula="of:=IF([.B549]=&quot;&quot;;OFFSET([.E549];-[.K$3];0);1+[.E548])" office:value-type="float" office:value="0" calcext:value-type="float">
            <text:p>0</text:p>
          </table:table-cell>
          <table:table-cell/>
          <table:table-cell table:formula="of:=IF([.$D549]&gt;=[.$J$3];&quot;&quot;;[.D549])">
            <text:p/>
          </table:table-cell>
          <table:table-cell table:formula="of:=IF([.$D549]&gt;=[.$J$3];&quot;&quot;;[.E54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50]=0;OFFSET([.D550];-[.J$3];0)+1;[.D549])" office:value-type="float" office:value="78" calcext:value-type="float">
            <text:p>78</text:p>
          </table:table-cell>
          <table:table-cell table:formula="of:=IF([.B550]=&quot;&quot;;OFFSET([.E550];-[.K$3];0);1+[.E549])" office:value-type="float" office:value="1" calcext:value-type="float">
            <text:p>1</text:p>
          </table:table-cell>
          <table:table-cell/>
          <table:table-cell table:formula="of:=IF([.$D550]&gt;=[.$J$3];&quot;&quot;;[.D550])">
            <text:p/>
          </table:table-cell>
          <table:table-cell table:formula="of:=IF([.$D550]&gt;=[.$J$3];&quot;&quot;;[.E55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51]=0;OFFSET([.D551];-[.J$3];0)+1;[.D550])" office:value-type="float" office:value="78" calcext:value-type="float">
            <text:p>78</text:p>
          </table:table-cell>
          <table:table-cell table:formula="of:=IF([.B551]=&quot;&quot;;OFFSET([.E551];-[.K$3];0);1+[.E550])" office:value-type="float" office:value="2" calcext:value-type="float">
            <text:p>2</text:p>
          </table:table-cell>
          <table:table-cell/>
          <table:table-cell table:formula="of:=IF([.$D551]&gt;=[.$J$3];&quot;&quot;;[.D551])">
            <text:p/>
          </table:table-cell>
          <table:table-cell table:formula="of:=IF([.$D551]&gt;=[.$J$3];&quot;&quot;;[.E55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52]=0;OFFSET([.D552];-[.J$3];0)+1;[.D551])" office:value-type="float" office:value="78" calcext:value-type="float">
            <text:p>78</text:p>
          </table:table-cell>
          <table:table-cell table:formula="of:=IF([.B552]=&quot;&quot;;OFFSET([.E552];-[.K$3];0);1+[.E551])" office:value-type="float" office:value="3" calcext:value-type="float">
            <text:p>3</text:p>
          </table:table-cell>
          <table:table-cell/>
          <table:table-cell table:formula="of:=IF([.$D552]&gt;=[.$J$3];&quot;&quot;;[.D552])">
            <text:p/>
          </table:table-cell>
          <table:table-cell table:formula="of:=IF([.$D552]&gt;=[.$J$3];&quot;&quot;;[.E55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53]=0;OFFSET([.D553];-[.J$3];0)+1;[.D552])" office:value-type="float" office:value="78" calcext:value-type="float">
            <text:p>78</text:p>
          </table:table-cell>
          <table:table-cell table:formula="of:=IF([.B553]=&quot;&quot;;OFFSET([.E553];-[.K$3];0);1+[.E552])" office:value-type="float" office:value="4" calcext:value-type="float">
            <text:p>4</text:p>
          </table:table-cell>
          <table:table-cell/>
          <table:table-cell table:formula="of:=IF([.$D553]&gt;=[.$J$3];&quot;&quot;;[.D553])">
            <text:p/>
          </table:table-cell>
          <table:table-cell table:formula="of:=IF([.$D553]&gt;=[.$J$3];&quot;&quot;;[.E55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54]=0;OFFSET([.D554];-[.J$3];0)+1;[.D553])" office:value-type="float" office:value="78" calcext:value-type="float">
            <text:p>78</text:p>
          </table:table-cell>
          <table:table-cell table:formula="of:=IF([.B554]=&quot;&quot;;OFFSET([.E554];-[.K$3];0);1+[.E553])" office:value-type="float" office:value="5" calcext:value-type="float">
            <text:p>5</text:p>
          </table:table-cell>
          <table:table-cell/>
          <table:table-cell table:formula="of:=IF([.$D554]&gt;=[.$J$3];&quot;&quot;;[.D554])">
            <text:p/>
          </table:table-cell>
          <table:table-cell table:formula="of:=IF([.$D554]&gt;=[.$J$3];&quot;&quot;;[.E55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55]=0;OFFSET([.D555];-[.J$3];0)+1;[.D554])" office:value-type="float" office:value="78" calcext:value-type="float">
            <text:p>78</text:p>
          </table:table-cell>
          <table:table-cell table:formula="of:=IF([.B555]=&quot;&quot;;OFFSET([.E555];-[.K$3];0);1+[.E554])" office:value-type="float" office:value="6" calcext:value-type="float">
            <text:p>6</text:p>
          </table:table-cell>
          <table:table-cell/>
          <table:table-cell table:formula="of:=IF([.$D555]&gt;=[.$J$3];&quot;&quot;;[.D555])">
            <text:p/>
          </table:table-cell>
          <table:table-cell table:formula="of:=IF([.$D555]&gt;=[.$J$3];&quot;&quot;;[.E55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56]=0;OFFSET([.D556];-[.J$3];0)+1;[.D555])" office:value-type="float" office:value="79" calcext:value-type="float">
            <text:p>79</text:p>
          </table:table-cell>
          <table:table-cell table:formula="of:=IF([.B556]=&quot;&quot;;OFFSET([.E556];-[.K$3];0);1+[.E555])" office:value-type="float" office:value="0" calcext:value-type="float">
            <text:p>0</text:p>
          </table:table-cell>
          <table:table-cell/>
          <table:table-cell table:formula="of:=IF([.$D556]&gt;=[.$J$3];&quot;&quot;;[.D556])">
            <text:p/>
          </table:table-cell>
          <table:table-cell table:formula="of:=IF([.$D556]&gt;=[.$J$3];&quot;&quot;;[.E55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57]=0;OFFSET([.D557];-[.J$3];0)+1;[.D556])" office:value-type="float" office:value="79" calcext:value-type="float">
            <text:p>79</text:p>
          </table:table-cell>
          <table:table-cell table:formula="of:=IF([.B557]=&quot;&quot;;OFFSET([.E557];-[.K$3];0);1+[.E556])" office:value-type="float" office:value="1" calcext:value-type="float">
            <text:p>1</text:p>
          </table:table-cell>
          <table:table-cell/>
          <table:table-cell table:formula="of:=IF([.$D557]&gt;=[.$J$3];&quot;&quot;;[.D557])">
            <text:p/>
          </table:table-cell>
          <table:table-cell table:formula="of:=IF([.$D557]&gt;=[.$J$3];&quot;&quot;;[.E55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58]=0;OFFSET([.D558];-[.J$3];0)+1;[.D557])" office:value-type="float" office:value="79" calcext:value-type="float">
            <text:p>79</text:p>
          </table:table-cell>
          <table:table-cell table:formula="of:=IF([.B558]=&quot;&quot;;OFFSET([.E558];-[.K$3];0);1+[.E557])" office:value-type="float" office:value="2" calcext:value-type="float">
            <text:p>2</text:p>
          </table:table-cell>
          <table:table-cell/>
          <table:table-cell table:formula="of:=IF([.$D558]&gt;=[.$J$3];&quot;&quot;;[.D558])">
            <text:p/>
          </table:table-cell>
          <table:table-cell table:formula="of:=IF([.$D558]&gt;=[.$J$3];&quot;&quot;;[.E55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59]=0;OFFSET([.D559];-[.J$3];0)+1;[.D558])" office:value-type="float" office:value="79" calcext:value-type="float">
            <text:p>79</text:p>
          </table:table-cell>
          <table:table-cell table:formula="of:=IF([.B559]=&quot;&quot;;OFFSET([.E559];-[.K$3];0);1+[.E558])" office:value-type="float" office:value="3" calcext:value-type="float">
            <text:p>3</text:p>
          </table:table-cell>
          <table:table-cell/>
          <table:table-cell table:formula="of:=IF([.$D559]&gt;=[.$J$3];&quot;&quot;;[.D559])">
            <text:p/>
          </table:table-cell>
          <table:table-cell table:formula="of:=IF([.$D559]&gt;=[.$J$3];&quot;&quot;;[.E55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60]=0;OFFSET([.D560];-[.J$3];0)+1;[.D559])" office:value-type="float" office:value="79" calcext:value-type="float">
            <text:p>79</text:p>
          </table:table-cell>
          <table:table-cell table:formula="of:=IF([.B560]=&quot;&quot;;OFFSET([.E560];-[.K$3];0);1+[.E559])" office:value-type="float" office:value="4" calcext:value-type="float">
            <text:p>4</text:p>
          </table:table-cell>
          <table:table-cell/>
          <table:table-cell table:formula="of:=IF([.$D560]&gt;=[.$J$3];&quot;&quot;;[.D560])">
            <text:p/>
          </table:table-cell>
          <table:table-cell table:formula="of:=IF([.$D560]&gt;=[.$J$3];&quot;&quot;;[.E56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61]=0;OFFSET([.D561];-[.J$3];0)+1;[.D560])" office:value-type="float" office:value="79" calcext:value-type="float">
            <text:p>79</text:p>
          </table:table-cell>
          <table:table-cell table:formula="of:=IF([.B561]=&quot;&quot;;OFFSET([.E561];-[.K$3];0);1+[.E560])" office:value-type="float" office:value="5" calcext:value-type="float">
            <text:p>5</text:p>
          </table:table-cell>
          <table:table-cell/>
          <table:table-cell table:formula="of:=IF([.$D561]&gt;=[.$J$3];&quot;&quot;;[.D561])">
            <text:p/>
          </table:table-cell>
          <table:table-cell table:formula="of:=IF([.$D561]&gt;=[.$J$3];&quot;&quot;;[.E56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62]=0;OFFSET([.D562];-[.J$3];0)+1;[.D561])" office:value-type="float" office:value="79" calcext:value-type="float">
            <text:p>79</text:p>
          </table:table-cell>
          <table:table-cell table:formula="of:=IF([.B562]=&quot;&quot;;OFFSET([.E562];-[.K$3];0);1+[.E561])" office:value-type="float" office:value="6" calcext:value-type="float">
            <text:p>6</text:p>
          </table:table-cell>
          <table:table-cell/>
          <table:table-cell table:formula="of:=IF([.$D562]&gt;=[.$J$3];&quot;&quot;;[.D562])">
            <text:p/>
          </table:table-cell>
          <table:table-cell table:formula="of:=IF([.$D562]&gt;=[.$J$3];&quot;&quot;;[.E56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63]=0;OFFSET([.D563];-[.J$3];0)+1;[.D562])" office:value-type="float" office:value="80" calcext:value-type="float">
            <text:p>80</text:p>
          </table:table-cell>
          <table:table-cell table:formula="of:=IF([.B563]=&quot;&quot;;OFFSET([.E563];-[.K$3];0);1+[.E562])" office:value-type="float" office:value="0" calcext:value-type="float">
            <text:p>0</text:p>
          </table:table-cell>
          <table:table-cell/>
          <table:table-cell table:formula="of:=IF([.$D563]&gt;=[.$J$3];&quot;&quot;;[.D563])">
            <text:p/>
          </table:table-cell>
          <table:table-cell table:formula="of:=IF([.$D563]&gt;=[.$J$3];&quot;&quot;;[.E56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64]=0;OFFSET([.D564];-[.J$3];0)+1;[.D563])" office:value-type="float" office:value="80" calcext:value-type="float">
            <text:p>80</text:p>
          </table:table-cell>
          <table:table-cell table:formula="of:=IF([.B564]=&quot;&quot;;OFFSET([.E564];-[.K$3];0);1+[.E563])" office:value-type="float" office:value="1" calcext:value-type="float">
            <text:p>1</text:p>
          </table:table-cell>
          <table:table-cell/>
          <table:table-cell table:formula="of:=IF([.$D564]&gt;=[.$J$3];&quot;&quot;;[.D564])">
            <text:p/>
          </table:table-cell>
          <table:table-cell table:formula="of:=IF([.$D564]&gt;=[.$J$3];&quot;&quot;;[.E56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65]=0;OFFSET([.D565];-[.J$3];0)+1;[.D564])" office:value-type="float" office:value="80" calcext:value-type="float">
            <text:p>80</text:p>
          </table:table-cell>
          <table:table-cell table:formula="of:=IF([.B565]=&quot;&quot;;OFFSET([.E565];-[.K$3];0);1+[.E564])" office:value-type="float" office:value="2" calcext:value-type="float">
            <text:p>2</text:p>
          </table:table-cell>
          <table:table-cell/>
          <table:table-cell table:formula="of:=IF([.$D565]&gt;=[.$J$3];&quot;&quot;;[.D565])">
            <text:p/>
          </table:table-cell>
          <table:table-cell table:formula="of:=IF([.$D565]&gt;=[.$J$3];&quot;&quot;;[.E56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66]=0;OFFSET([.D566];-[.J$3];0)+1;[.D565])" office:value-type="float" office:value="80" calcext:value-type="float">
            <text:p>80</text:p>
          </table:table-cell>
          <table:table-cell table:formula="of:=IF([.B566]=&quot;&quot;;OFFSET([.E566];-[.K$3];0);1+[.E565])" office:value-type="float" office:value="3" calcext:value-type="float">
            <text:p>3</text:p>
          </table:table-cell>
          <table:table-cell/>
          <table:table-cell table:formula="of:=IF([.$D566]&gt;=[.$J$3];&quot;&quot;;[.D566])">
            <text:p/>
          </table:table-cell>
          <table:table-cell table:formula="of:=IF([.$D566]&gt;=[.$J$3];&quot;&quot;;[.E56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67]=0;OFFSET([.D567];-[.J$3];0)+1;[.D566])" office:value-type="float" office:value="80" calcext:value-type="float">
            <text:p>80</text:p>
          </table:table-cell>
          <table:table-cell table:formula="of:=IF([.B567]=&quot;&quot;;OFFSET([.E567];-[.K$3];0);1+[.E566])" office:value-type="float" office:value="4" calcext:value-type="float">
            <text:p>4</text:p>
          </table:table-cell>
          <table:table-cell/>
          <table:table-cell table:formula="of:=IF([.$D567]&gt;=[.$J$3];&quot;&quot;;[.D567])">
            <text:p/>
          </table:table-cell>
          <table:table-cell table:formula="of:=IF([.$D567]&gt;=[.$J$3];&quot;&quot;;[.E56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68]=0;OFFSET([.D568];-[.J$3];0)+1;[.D567])" office:value-type="float" office:value="80" calcext:value-type="float">
            <text:p>80</text:p>
          </table:table-cell>
          <table:table-cell table:formula="of:=IF([.B568]=&quot;&quot;;OFFSET([.E568];-[.K$3];0);1+[.E567])" office:value-type="float" office:value="5" calcext:value-type="float">
            <text:p>5</text:p>
          </table:table-cell>
          <table:table-cell/>
          <table:table-cell table:formula="of:=IF([.$D568]&gt;=[.$J$3];&quot;&quot;;[.D568])">
            <text:p/>
          </table:table-cell>
          <table:table-cell table:formula="of:=IF([.$D568]&gt;=[.$J$3];&quot;&quot;;[.E56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69]=0;OFFSET([.D569];-[.J$3];0)+1;[.D568])" office:value-type="float" office:value="80" calcext:value-type="float">
            <text:p>80</text:p>
          </table:table-cell>
          <table:table-cell table:formula="of:=IF([.B569]=&quot;&quot;;OFFSET([.E569];-[.K$3];0);1+[.E568])" office:value-type="float" office:value="6" calcext:value-type="float">
            <text:p>6</text:p>
          </table:table-cell>
          <table:table-cell/>
          <table:table-cell table:formula="of:=IF([.$D569]&gt;=[.$J$3];&quot;&quot;;[.D569])">
            <text:p/>
          </table:table-cell>
          <table:table-cell table:formula="of:=IF([.$D569]&gt;=[.$J$3];&quot;&quot;;[.E56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70]=0;OFFSET([.D570];-[.J$3];0)+1;[.D569])" office:value-type="float" office:value="81" calcext:value-type="float">
            <text:p>81</text:p>
          </table:table-cell>
          <table:table-cell table:formula="of:=IF([.B570]=&quot;&quot;;OFFSET([.E570];-[.K$3];0);1+[.E569])" office:value-type="float" office:value="0" calcext:value-type="float">
            <text:p>0</text:p>
          </table:table-cell>
          <table:table-cell/>
          <table:table-cell table:formula="of:=IF([.$D570]&gt;=[.$J$3];&quot;&quot;;[.D570])">
            <text:p/>
          </table:table-cell>
          <table:table-cell table:formula="of:=IF([.$D570]&gt;=[.$J$3];&quot;&quot;;[.E57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71]=0;OFFSET([.D571];-[.J$3];0)+1;[.D570])" office:value-type="float" office:value="81" calcext:value-type="float">
            <text:p>81</text:p>
          </table:table-cell>
          <table:table-cell table:formula="of:=IF([.B571]=&quot;&quot;;OFFSET([.E571];-[.K$3];0);1+[.E570])" office:value-type="float" office:value="1" calcext:value-type="float">
            <text:p>1</text:p>
          </table:table-cell>
          <table:table-cell/>
          <table:table-cell table:formula="of:=IF([.$D571]&gt;=[.$J$3];&quot;&quot;;[.D571])">
            <text:p/>
          </table:table-cell>
          <table:table-cell table:formula="of:=IF([.$D571]&gt;=[.$J$3];&quot;&quot;;[.E57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72]=0;OFFSET([.D572];-[.J$3];0)+1;[.D571])" office:value-type="float" office:value="81" calcext:value-type="float">
            <text:p>81</text:p>
          </table:table-cell>
          <table:table-cell table:formula="of:=IF([.B572]=&quot;&quot;;OFFSET([.E572];-[.K$3];0);1+[.E571])" office:value-type="float" office:value="2" calcext:value-type="float">
            <text:p>2</text:p>
          </table:table-cell>
          <table:table-cell/>
          <table:table-cell table:formula="of:=IF([.$D572]&gt;=[.$J$3];&quot;&quot;;[.D572])">
            <text:p/>
          </table:table-cell>
          <table:table-cell table:formula="of:=IF([.$D572]&gt;=[.$J$3];&quot;&quot;;[.E57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73]=0;OFFSET([.D573];-[.J$3];0)+1;[.D572])" office:value-type="float" office:value="81" calcext:value-type="float">
            <text:p>81</text:p>
          </table:table-cell>
          <table:table-cell table:formula="of:=IF([.B573]=&quot;&quot;;OFFSET([.E573];-[.K$3];0);1+[.E572])" office:value-type="float" office:value="3" calcext:value-type="float">
            <text:p>3</text:p>
          </table:table-cell>
          <table:table-cell/>
          <table:table-cell table:formula="of:=IF([.$D573]&gt;=[.$J$3];&quot;&quot;;[.D573])">
            <text:p/>
          </table:table-cell>
          <table:table-cell table:formula="of:=IF([.$D573]&gt;=[.$J$3];&quot;&quot;;[.E57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74]=0;OFFSET([.D574];-[.J$3];0)+1;[.D573])" office:value-type="float" office:value="81" calcext:value-type="float">
            <text:p>81</text:p>
          </table:table-cell>
          <table:table-cell table:formula="of:=IF([.B574]=&quot;&quot;;OFFSET([.E574];-[.K$3];0);1+[.E573])" office:value-type="float" office:value="4" calcext:value-type="float">
            <text:p>4</text:p>
          </table:table-cell>
          <table:table-cell/>
          <table:table-cell table:formula="of:=IF([.$D574]&gt;=[.$J$3];&quot;&quot;;[.D574])">
            <text:p/>
          </table:table-cell>
          <table:table-cell table:formula="of:=IF([.$D574]&gt;=[.$J$3];&quot;&quot;;[.E57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75]=0;OFFSET([.D575];-[.J$3];0)+1;[.D574])" office:value-type="float" office:value="81" calcext:value-type="float">
            <text:p>81</text:p>
          </table:table-cell>
          <table:table-cell table:formula="of:=IF([.B575]=&quot;&quot;;OFFSET([.E575];-[.K$3];0);1+[.E574])" office:value-type="float" office:value="5" calcext:value-type="float">
            <text:p>5</text:p>
          </table:table-cell>
          <table:table-cell/>
          <table:table-cell table:formula="of:=IF([.$D575]&gt;=[.$J$3];&quot;&quot;;[.D575])">
            <text:p/>
          </table:table-cell>
          <table:table-cell table:formula="of:=IF([.$D575]&gt;=[.$J$3];&quot;&quot;;[.E57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76]=0;OFFSET([.D576];-[.J$3];0)+1;[.D575])" office:value-type="float" office:value="81" calcext:value-type="float">
            <text:p>81</text:p>
          </table:table-cell>
          <table:table-cell table:formula="of:=IF([.B576]=&quot;&quot;;OFFSET([.E576];-[.K$3];0);1+[.E575])" office:value-type="float" office:value="6" calcext:value-type="float">
            <text:p>6</text:p>
          </table:table-cell>
          <table:table-cell/>
          <table:table-cell table:formula="of:=IF([.$D576]&gt;=[.$J$3];&quot;&quot;;[.D576])">
            <text:p/>
          </table:table-cell>
          <table:table-cell table:formula="of:=IF([.$D576]&gt;=[.$J$3];&quot;&quot;;[.E57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77]=0;OFFSET([.D577];-[.J$3];0)+1;[.D576])" office:value-type="float" office:value="82" calcext:value-type="float">
            <text:p>82</text:p>
          </table:table-cell>
          <table:table-cell table:formula="of:=IF([.B577]=&quot;&quot;;OFFSET([.E577];-[.K$3];0);1+[.E576])" office:value-type="float" office:value="0" calcext:value-type="float">
            <text:p>0</text:p>
          </table:table-cell>
          <table:table-cell/>
          <table:table-cell table:formula="of:=IF([.$D577]&gt;=[.$J$3];&quot;&quot;;[.D577])">
            <text:p/>
          </table:table-cell>
          <table:table-cell table:formula="of:=IF([.$D577]&gt;=[.$J$3];&quot;&quot;;[.E57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78]=0;OFFSET([.D578];-[.J$3];0)+1;[.D577])" office:value-type="float" office:value="82" calcext:value-type="float">
            <text:p>82</text:p>
          </table:table-cell>
          <table:table-cell table:formula="of:=IF([.B578]=&quot;&quot;;OFFSET([.E578];-[.K$3];0);1+[.E577])" office:value-type="float" office:value="1" calcext:value-type="float">
            <text:p>1</text:p>
          </table:table-cell>
          <table:table-cell/>
          <table:table-cell table:formula="of:=IF([.$D578]&gt;=[.$J$3];&quot;&quot;;[.D578])">
            <text:p/>
          </table:table-cell>
          <table:table-cell table:formula="of:=IF([.$D578]&gt;=[.$J$3];&quot;&quot;;[.E57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79]=0;OFFSET([.D579];-[.J$3];0)+1;[.D578])" office:value-type="float" office:value="82" calcext:value-type="float">
            <text:p>82</text:p>
          </table:table-cell>
          <table:table-cell table:formula="of:=IF([.B579]=&quot;&quot;;OFFSET([.E579];-[.K$3];0);1+[.E578])" office:value-type="float" office:value="2" calcext:value-type="float">
            <text:p>2</text:p>
          </table:table-cell>
          <table:table-cell/>
          <table:table-cell table:formula="of:=IF([.$D579]&gt;=[.$J$3];&quot;&quot;;[.D579])">
            <text:p/>
          </table:table-cell>
          <table:table-cell table:formula="of:=IF([.$D579]&gt;=[.$J$3];&quot;&quot;;[.E57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80]=0;OFFSET([.D580];-[.J$3];0)+1;[.D579])" office:value-type="float" office:value="82" calcext:value-type="float">
            <text:p>82</text:p>
          </table:table-cell>
          <table:table-cell table:formula="of:=IF([.B580]=&quot;&quot;;OFFSET([.E580];-[.K$3];0);1+[.E579])" office:value-type="float" office:value="3" calcext:value-type="float">
            <text:p>3</text:p>
          </table:table-cell>
          <table:table-cell/>
          <table:table-cell table:formula="of:=IF([.$D580]&gt;=[.$J$3];&quot;&quot;;[.D580])">
            <text:p/>
          </table:table-cell>
          <table:table-cell table:formula="of:=IF([.$D580]&gt;=[.$J$3];&quot;&quot;;[.E58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81]=0;OFFSET([.D581];-[.J$3];0)+1;[.D580])" office:value-type="float" office:value="82" calcext:value-type="float">
            <text:p>82</text:p>
          </table:table-cell>
          <table:table-cell table:formula="of:=IF([.B581]=&quot;&quot;;OFFSET([.E581];-[.K$3];0);1+[.E580])" office:value-type="float" office:value="4" calcext:value-type="float">
            <text:p>4</text:p>
          </table:table-cell>
          <table:table-cell/>
          <table:table-cell table:formula="of:=IF([.$D581]&gt;=[.$J$3];&quot;&quot;;[.D581])">
            <text:p/>
          </table:table-cell>
          <table:table-cell table:formula="of:=IF([.$D581]&gt;=[.$J$3];&quot;&quot;;[.E58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82]=0;OFFSET([.D582];-[.J$3];0)+1;[.D581])" office:value-type="float" office:value="82" calcext:value-type="float">
            <text:p>82</text:p>
          </table:table-cell>
          <table:table-cell table:formula="of:=IF([.B582]=&quot;&quot;;OFFSET([.E582];-[.K$3];0);1+[.E581])" office:value-type="float" office:value="5" calcext:value-type="float">
            <text:p>5</text:p>
          </table:table-cell>
          <table:table-cell/>
          <table:table-cell table:formula="of:=IF([.$D582]&gt;=[.$J$3];&quot;&quot;;[.D582])">
            <text:p/>
          </table:table-cell>
          <table:table-cell table:formula="of:=IF([.$D582]&gt;=[.$J$3];&quot;&quot;;[.E58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83]=0;OFFSET([.D583];-[.J$3];0)+1;[.D582])" office:value-type="float" office:value="82" calcext:value-type="float">
            <text:p>82</text:p>
          </table:table-cell>
          <table:table-cell table:formula="of:=IF([.B583]=&quot;&quot;;OFFSET([.E583];-[.K$3];0);1+[.E582])" office:value-type="float" office:value="6" calcext:value-type="float">
            <text:p>6</text:p>
          </table:table-cell>
          <table:table-cell/>
          <table:table-cell table:formula="of:=IF([.$D583]&gt;=[.$J$3];&quot;&quot;;[.D583])">
            <text:p/>
          </table:table-cell>
          <table:table-cell table:formula="of:=IF([.$D583]&gt;=[.$J$3];&quot;&quot;;[.E58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84]=0;OFFSET([.D584];-[.J$3];0)+1;[.D583])" office:value-type="float" office:value="83" calcext:value-type="float">
            <text:p>83</text:p>
          </table:table-cell>
          <table:table-cell table:formula="of:=IF([.B584]=&quot;&quot;;OFFSET([.E584];-[.K$3];0);1+[.E583])" office:value-type="float" office:value="0" calcext:value-type="float">
            <text:p>0</text:p>
          </table:table-cell>
          <table:table-cell/>
          <table:table-cell table:formula="of:=IF([.$D584]&gt;=[.$J$3];&quot;&quot;;[.D584])">
            <text:p/>
          </table:table-cell>
          <table:table-cell table:formula="of:=IF([.$D584]&gt;=[.$J$3];&quot;&quot;;[.E58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85]=0;OFFSET([.D585];-[.J$3];0)+1;[.D584])" office:value-type="float" office:value="83" calcext:value-type="float">
            <text:p>83</text:p>
          </table:table-cell>
          <table:table-cell table:formula="of:=IF([.B585]=&quot;&quot;;OFFSET([.E585];-[.K$3];0);1+[.E584])" office:value-type="float" office:value="1" calcext:value-type="float">
            <text:p>1</text:p>
          </table:table-cell>
          <table:table-cell/>
          <table:table-cell table:formula="of:=IF([.$D585]&gt;=[.$J$3];&quot;&quot;;[.D585])">
            <text:p/>
          </table:table-cell>
          <table:table-cell table:formula="of:=IF([.$D585]&gt;=[.$J$3];&quot;&quot;;[.E58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86]=0;OFFSET([.D586];-[.J$3];0)+1;[.D585])" office:value-type="float" office:value="83" calcext:value-type="float">
            <text:p>83</text:p>
          </table:table-cell>
          <table:table-cell table:formula="of:=IF([.B586]=&quot;&quot;;OFFSET([.E586];-[.K$3];0);1+[.E585])" office:value-type="float" office:value="2" calcext:value-type="float">
            <text:p>2</text:p>
          </table:table-cell>
          <table:table-cell/>
          <table:table-cell table:formula="of:=IF([.$D586]&gt;=[.$J$3];&quot;&quot;;[.D586])">
            <text:p/>
          </table:table-cell>
          <table:table-cell table:formula="of:=IF([.$D586]&gt;=[.$J$3];&quot;&quot;;[.E58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87]=0;OFFSET([.D587];-[.J$3];0)+1;[.D586])" office:value-type="float" office:value="83" calcext:value-type="float">
            <text:p>83</text:p>
          </table:table-cell>
          <table:table-cell table:formula="of:=IF([.B587]=&quot;&quot;;OFFSET([.E587];-[.K$3];0);1+[.E586])" office:value-type="float" office:value="3" calcext:value-type="float">
            <text:p>3</text:p>
          </table:table-cell>
          <table:table-cell/>
          <table:table-cell table:formula="of:=IF([.$D587]&gt;=[.$J$3];&quot;&quot;;[.D587])">
            <text:p/>
          </table:table-cell>
          <table:table-cell table:formula="of:=IF([.$D587]&gt;=[.$J$3];&quot;&quot;;[.E58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88]=0;OFFSET([.D588];-[.J$3];0)+1;[.D587])" office:value-type="float" office:value="83" calcext:value-type="float">
            <text:p>83</text:p>
          </table:table-cell>
          <table:table-cell table:formula="of:=IF([.B588]=&quot;&quot;;OFFSET([.E588];-[.K$3];0);1+[.E587])" office:value-type="float" office:value="4" calcext:value-type="float">
            <text:p>4</text:p>
          </table:table-cell>
          <table:table-cell/>
          <table:table-cell table:formula="of:=IF([.$D588]&gt;=[.$J$3];&quot;&quot;;[.D588])">
            <text:p/>
          </table:table-cell>
          <table:table-cell table:formula="of:=IF([.$D588]&gt;=[.$J$3];&quot;&quot;;[.E58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89]=0;OFFSET([.D589];-[.J$3];0)+1;[.D588])" office:value-type="float" office:value="83" calcext:value-type="float">
            <text:p>83</text:p>
          </table:table-cell>
          <table:table-cell table:formula="of:=IF([.B589]=&quot;&quot;;OFFSET([.E589];-[.K$3];0);1+[.E588])" office:value-type="float" office:value="5" calcext:value-type="float">
            <text:p>5</text:p>
          </table:table-cell>
          <table:table-cell/>
          <table:table-cell table:formula="of:=IF([.$D589]&gt;=[.$J$3];&quot;&quot;;[.D589])">
            <text:p/>
          </table:table-cell>
          <table:table-cell table:formula="of:=IF([.$D589]&gt;=[.$J$3];&quot;&quot;;[.E58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90]=0;OFFSET([.D590];-[.J$3];0)+1;[.D589])" office:value-type="float" office:value="83" calcext:value-type="float">
            <text:p>83</text:p>
          </table:table-cell>
          <table:table-cell table:formula="of:=IF([.B590]=&quot;&quot;;OFFSET([.E590];-[.K$3];0);1+[.E589])" office:value-type="float" office:value="6" calcext:value-type="float">
            <text:p>6</text:p>
          </table:table-cell>
          <table:table-cell/>
          <table:table-cell table:formula="of:=IF([.$D590]&gt;=[.$J$3];&quot;&quot;;[.D590])">
            <text:p/>
          </table:table-cell>
          <table:table-cell table:formula="of:=IF([.$D590]&gt;=[.$J$3];&quot;&quot;;[.E59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91]=0;OFFSET([.D591];-[.J$3];0)+1;[.D590])" office:value-type="float" office:value="84" calcext:value-type="float">
            <text:p>84</text:p>
          </table:table-cell>
          <table:table-cell table:formula="of:=IF([.B591]=&quot;&quot;;OFFSET([.E591];-[.K$3];0);1+[.E590])" office:value-type="float" office:value="0" calcext:value-type="float">
            <text:p>0</text:p>
          </table:table-cell>
          <table:table-cell/>
          <table:table-cell table:formula="of:=IF([.$D591]&gt;=[.$J$3];&quot;&quot;;[.D591])">
            <text:p/>
          </table:table-cell>
          <table:table-cell table:formula="of:=IF([.$D591]&gt;=[.$J$3];&quot;&quot;;[.E59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92]=0;OFFSET([.D592];-[.J$3];0)+1;[.D591])" office:value-type="float" office:value="84" calcext:value-type="float">
            <text:p>84</text:p>
          </table:table-cell>
          <table:table-cell table:formula="of:=IF([.B592]=&quot;&quot;;OFFSET([.E592];-[.K$3];0);1+[.E591])" office:value-type="float" office:value="1" calcext:value-type="float">
            <text:p>1</text:p>
          </table:table-cell>
          <table:table-cell/>
          <table:table-cell table:formula="of:=IF([.$D592]&gt;=[.$J$3];&quot;&quot;;[.D592])">
            <text:p/>
          </table:table-cell>
          <table:table-cell table:formula="of:=IF([.$D592]&gt;=[.$J$3];&quot;&quot;;[.E59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93]=0;OFFSET([.D593];-[.J$3];0)+1;[.D592])" office:value-type="float" office:value="84" calcext:value-type="float">
            <text:p>84</text:p>
          </table:table-cell>
          <table:table-cell table:formula="of:=IF([.B593]=&quot;&quot;;OFFSET([.E593];-[.K$3];0);1+[.E592])" office:value-type="float" office:value="2" calcext:value-type="float">
            <text:p>2</text:p>
          </table:table-cell>
          <table:table-cell/>
          <table:table-cell table:formula="of:=IF([.$D593]&gt;=[.$J$3];&quot;&quot;;[.D593])">
            <text:p/>
          </table:table-cell>
          <table:table-cell table:formula="of:=IF([.$D593]&gt;=[.$J$3];&quot;&quot;;[.E59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94]=0;OFFSET([.D594];-[.J$3];0)+1;[.D593])" office:value-type="float" office:value="84" calcext:value-type="float">
            <text:p>84</text:p>
          </table:table-cell>
          <table:table-cell table:formula="of:=IF([.B594]=&quot;&quot;;OFFSET([.E594];-[.K$3];0);1+[.E593])" office:value-type="float" office:value="3" calcext:value-type="float">
            <text:p>3</text:p>
          </table:table-cell>
          <table:table-cell/>
          <table:table-cell table:formula="of:=IF([.$D594]&gt;=[.$J$3];&quot;&quot;;[.D594])">
            <text:p/>
          </table:table-cell>
          <table:table-cell table:formula="of:=IF([.$D594]&gt;=[.$J$3];&quot;&quot;;[.E59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95]=0;OFFSET([.D595];-[.J$3];0)+1;[.D594])" office:value-type="float" office:value="84" calcext:value-type="float">
            <text:p>84</text:p>
          </table:table-cell>
          <table:table-cell table:formula="of:=IF([.B595]=&quot;&quot;;OFFSET([.E595];-[.K$3];0);1+[.E594])" office:value-type="float" office:value="4" calcext:value-type="float">
            <text:p>4</text:p>
          </table:table-cell>
          <table:table-cell/>
          <table:table-cell table:formula="of:=IF([.$D595]&gt;=[.$J$3];&quot;&quot;;[.D595])">
            <text:p/>
          </table:table-cell>
          <table:table-cell table:formula="of:=IF([.$D595]&gt;=[.$J$3];&quot;&quot;;[.E59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96]=0;OFFSET([.D596];-[.J$3];0)+1;[.D595])" office:value-type="float" office:value="84" calcext:value-type="float">
            <text:p>84</text:p>
          </table:table-cell>
          <table:table-cell table:formula="of:=IF([.B596]=&quot;&quot;;OFFSET([.E596];-[.K$3];0);1+[.E595])" office:value-type="float" office:value="5" calcext:value-type="float">
            <text:p>5</text:p>
          </table:table-cell>
          <table:table-cell/>
          <table:table-cell table:formula="of:=IF([.$D596]&gt;=[.$J$3];&quot;&quot;;[.D596])">
            <text:p/>
          </table:table-cell>
          <table:table-cell table:formula="of:=IF([.$D596]&gt;=[.$J$3];&quot;&quot;;[.E59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97]=0;OFFSET([.D597];-[.J$3];0)+1;[.D596])" office:value-type="float" office:value="84" calcext:value-type="float">
            <text:p>84</text:p>
          </table:table-cell>
          <table:table-cell table:formula="of:=IF([.B597]=&quot;&quot;;OFFSET([.E597];-[.K$3];0);1+[.E596])" office:value-type="float" office:value="6" calcext:value-type="float">
            <text:p>6</text:p>
          </table:table-cell>
          <table:table-cell/>
          <table:table-cell table:formula="of:=IF([.$D597]&gt;=[.$J$3];&quot;&quot;;[.D597])">
            <text:p/>
          </table:table-cell>
          <table:table-cell table:formula="of:=IF([.$D597]&gt;=[.$J$3];&quot;&quot;;[.E59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98]=0;OFFSET([.D598];-[.J$3];0)+1;[.D597])" office:value-type="float" office:value="85" calcext:value-type="float">
            <text:p>85</text:p>
          </table:table-cell>
          <table:table-cell table:formula="of:=IF([.B598]=&quot;&quot;;OFFSET([.E598];-[.K$3];0);1+[.E597])" office:value-type="float" office:value="0" calcext:value-type="float">
            <text:p>0</text:p>
          </table:table-cell>
          <table:table-cell/>
          <table:table-cell table:formula="of:=IF([.$D598]&gt;=[.$J$3];&quot;&quot;;[.D598])">
            <text:p/>
          </table:table-cell>
          <table:table-cell table:formula="of:=IF([.$D598]&gt;=[.$J$3];&quot;&quot;;[.E59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599]=0;OFFSET([.D599];-[.J$3];0)+1;[.D598])" office:value-type="float" office:value="85" calcext:value-type="float">
            <text:p>85</text:p>
          </table:table-cell>
          <table:table-cell table:formula="of:=IF([.B599]=&quot;&quot;;OFFSET([.E599];-[.K$3];0);1+[.E598])" office:value-type="float" office:value="1" calcext:value-type="float">
            <text:p>1</text:p>
          </table:table-cell>
          <table:table-cell/>
          <table:table-cell table:formula="of:=IF([.$D599]&gt;=[.$J$3];&quot;&quot;;[.D599])">
            <text:p/>
          </table:table-cell>
          <table:table-cell table:formula="of:=IF([.$D599]&gt;=[.$J$3];&quot;&quot;;[.E59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00]=0;OFFSET([.D600];-[.J$3];0)+1;[.D599])" office:value-type="float" office:value="85" calcext:value-type="float">
            <text:p>85</text:p>
          </table:table-cell>
          <table:table-cell table:formula="of:=IF([.B600]=&quot;&quot;;OFFSET([.E600];-[.K$3];0);1+[.E599])" office:value-type="float" office:value="2" calcext:value-type="float">
            <text:p>2</text:p>
          </table:table-cell>
          <table:table-cell/>
          <table:table-cell table:formula="of:=IF([.$D600]&gt;=[.$J$3];&quot;&quot;;[.D600])">
            <text:p/>
          </table:table-cell>
          <table:table-cell table:formula="of:=IF([.$D600]&gt;=[.$J$3];&quot;&quot;;[.E60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01]=0;OFFSET([.D601];-[.J$3];0)+1;[.D600])" office:value-type="float" office:value="85" calcext:value-type="float">
            <text:p>85</text:p>
          </table:table-cell>
          <table:table-cell table:formula="of:=IF([.B601]=&quot;&quot;;OFFSET([.E601];-[.K$3];0);1+[.E600])" office:value-type="float" office:value="3" calcext:value-type="float">
            <text:p>3</text:p>
          </table:table-cell>
          <table:table-cell/>
          <table:table-cell table:formula="of:=IF([.$D601]&gt;=[.$J$3];&quot;&quot;;[.D601])">
            <text:p/>
          </table:table-cell>
          <table:table-cell table:formula="of:=IF([.$D601]&gt;=[.$J$3];&quot;&quot;;[.E60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02]=0;OFFSET([.D602];-[.J$3];0)+1;[.D601])" office:value-type="float" office:value="85" calcext:value-type="float">
            <text:p>85</text:p>
          </table:table-cell>
          <table:table-cell table:formula="of:=IF([.B602]=&quot;&quot;;OFFSET([.E602];-[.K$3];0);1+[.E601])" office:value-type="float" office:value="4" calcext:value-type="float">
            <text:p>4</text:p>
          </table:table-cell>
          <table:table-cell/>
          <table:table-cell table:formula="of:=IF([.$D602]&gt;=[.$J$3];&quot;&quot;;[.D602])">
            <text:p/>
          </table:table-cell>
          <table:table-cell table:formula="of:=IF([.$D602]&gt;=[.$J$3];&quot;&quot;;[.E60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03]=0;OFFSET([.D603];-[.J$3];0)+1;[.D602])" office:value-type="float" office:value="85" calcext:value-type="float">
            <text:p>85</text:p>
          </table:table-cell>
          <table:table-cell table:formula="of:=IF([.B603]=&quot;&quot;;OFFSET([.E603];-[.K$3];0);1+[.E602])" office:value-type="float" office:value="5" calcext:value-type="float">
            <text:p>5</text:p>
          </table:table-cell>
          <table:table-cell/>
          <table:table-cell table:formula="of:=IF([.$D603]&gt;=[.$J$3];&quot;&quot;;[.D603])">
            <text:p/>
          </table:table-cell>
          <table:table-cell table:formula="of:=IF([.$D603]&gt;=[.$J$3];&quot;&quot;;[.E60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04]=0;OFFSET([.D604];-[.J$3];0)+1;[.D603])" office:value-type="float" office:value="85" calcext:value-type="float">
            <text:p>85</text:p>
          </table:table-cell>
          <table:table-cell table:formula="of:=IF([.B604]=&quot;&quot;;OFFSET([.E604];-[.K$3];0);1+[.E603])" office:value-type="float" office:value="6" calcext:value-type="float">
            <text:p>6</text:p>
          </table:table-cell>
          <table:table-cell/>
          <table:table-cell table:formula="of:=IF([.$D604]&gt;=[.$J$3];&quot;&quot;;[.D604])">
            <text:p/>
          </table:table-cell>
          <table:table-cell table:formula="of:=IF([.$D604]&gt;=[.$J$3];&quot;&quot;;[.E60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05]=0;OFFSET([.D605];-[.J$3];0)+1;[.D604])" office:value-type="float" office:value="86" calcext:value-type="float">
            <text:p>86</text:p>
          </table:table-cell>
          <table:table-cell table:formula="of:=IF([.B605]=&quot;&quot;;OFFSET([.E605];-[.K$3];0);1+[.E604])" office:value-type="float" office:value="0" calcext:value-type="float">
            <text:p>0</text:p>
          </table:table-cell>
          <table:table-cell/>
          <table:table-cell table:formula="of:=IF([.$D605]&gt;=[.$J$3];&quot;&quot;;[.D605])">
            <text:p/>
          </table:table-cell>
          <table:table-cell table:formula="of:=IF([.$D605]&gt;=[.$J$3];&quot;&quot;;[.E60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06]=0;OFFSET([.D606];-[.J$3];0)+1;[.D605])" office:value-type="float" office:value="86" calcext:value-type="float">
            <text:p>86</text:p>
          </table:table-cell>
          <table:table-cell table:formula="of:=IF([.B606]=&quot;&quot;;OFFSET([.E606];-[.K$3];0);1+[.E605])" office:value-type="float" office:value="1" calcext:value-type="float">
            <text:p>1</text:p>
          </table:table-cell>
          <table:table-cell/>
          <table:table-cell table:formula="of:=IF([.$D606]&gt;=[.$J$3];&quot;&quot;;[.D606])">
            <text:p/>
          </table:table-cell>
          <table:table-cell table:formula="of:=IF([.$D606]&gt;=[.$J$3];&quot;&quot;;[.E60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07]=0;OFFSET([.D607];-[.J$3];0)+1;[.D606])" office:value-type="float" office:value="86" calcext:value-type="float">
            <text:p>86</text:p>
          </table:table-cell>
          <table:table-cell table:formula="of:=IF([.B607]=&quot;&quot;;OFFSET([.E607];-[.K$3];0);1+[.E606])" office:value-type="float" office:value="2" calcext:value-type="float">
            <text:p>2</text:p>
          </table:table-cell>
          <table:table-cell/>
          <table:table-cell table:formula="of:=IF([.$D607]&gt;=[.$J$3];&quot;&quot;;[.D607])">
            <text:p/>
          </table:table-cell>
          <table:table-cell table:formula="of:=IF([.$D607]&gt;=[.$J$3];&quot;&quot;;[.E60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08]=0;OFFSET([.D608];-[.J$3];0)+1;[.D607])" office:value-type="float" office:value="86" calcext:value-type="float">
            <text:p>86</text:p>
          </table:table-cell>
          <table:table-cell table:formula="of:=IF([.B608]=&quot;&quot;;OFFSET([.E608];-[.K$3];0);1+[.E607])" office:value-type="float" office:value="3" calcext:value-type="float">
            <text:p>3</text:p>
          </table:table-cell>
          <table:table-cell/>
          <table:table-cell table:formula="of:=IF([.$D608]&gt;=[.$J$3];&quot;&quot;;[.D608])">
            <text:p/>
          </table:table-cell>
          <table:table-cell table:formula="of:=IF([.$D608]&gt;=[.$J$3];&quot;&quot;;[.E60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09]=0;OFFSET([.D609];-[.J$3];0)+1;[.D608])" office:value-type="float" office:value="86" calcext:value-type="float">
            <text:p>86</text:p>
          </table:table-cell>
          <table:table-cell table:formula="of:=IF([.B609]=&quot;&quot;;OFFSET([.E609];-[.K$3];0);1+[.E608])" office:value-type="float" office:value="4" calcext:value-type="float">
            <text:p>4</text:p>
          </table:table-cell>
          <table:table-cell/>
          <table:table-cell table:formula="of:=IF([.$D609]&gt;=[.$J$3];&quot;&quot;;[.D609])">
            <text:p/>
          </table:table-cell>
          <table:table-cell table:formula="of:=IF([.$D609]&gt;=[.$J$3];&quot;&quot;;[.E60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10]=0;OFFSET([.D610];-[.J$3];0)+1;[.D609])" office:value-type="float" office:value="86" calcext:value-type="float">
            <text:p>86</text:p>
          </table:table-cell>
          <table:table-cell table:formula="of:=IF([.B610]=&quot;&quot;;OFFSET([.E610];-[.K$3];0);1+[.E609])" office:value-type="float" office:value="5" calcext:value-type="float">
            <text:p>5</text:p>
          </table:table-cell>
          <table:table-cell/>
          <table:table-cell table:formula="of:=IF([.$D610]&gt;=[.$J$3];&quot;&quot;;[.D610])">
            <text:p/>
          </table:table-cell>
          <table:table-cell table:formula="of:=IF([.$D610]&gt;=[.$J$3];&quot;&quot;;[.E61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11]=0;OFFSET([.D611];-[.J$3];0)+1;[.D610])" office:value-type="float" office:value="86" calcext:value-type="float">
            <text:p>86</text:p>
          </table:table-cell>
          <table:table-cell table:formula="of:=IF([.B611]=&quot;&quot;;OFFSET([.E611];-[.K$3];0);1+[.E610])" office:value-type="float" office:value="6" calcext:value-type="float">
            <text:p>6</text:p>
          </table:table-cell>
          <table:table-cell/>
          <table:table-cell table:formula="of:=IF([.$D611]&gt;=[.$J$3];&quot;&quot;;[.D611])">
            <text:p/>
          </table:table-cell>
          <table:table-cell table:formula="of:=IF([.$D611]&gt;=[.$J$3];&quot;&quot;;[.E61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12]=0;OFFSET([.D612];-[.J$3];0)+1;[.D611])" office:value-type="float" office:value="87" calcext:value-type="float">
            <text:p>87</text:p>
          </table:table-cell>
          <table:table-cell table:formula="of:=IF([.B612]=&quot;&quot;;OFFSET([.E612];-[.K$3];0);1+[.E611])" office:value-type="float" office:value="0" calcext:value-type="float">
            <text:p>0</text:p>
          </table:table-cell>
          <table:table-cell/>
          <table:table-cell table:formula="of:=IF([.$D612]&gt;=[.$J$3];&quot;&quot;;[.D612])">
            <text:p/>
          </table:table-cell>
          <table:table-cell table:formula="of:=IF([.$D612]&gt;=[.$J$3];&quot;&quot;;[.E61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13]=0;OFFSET([.D613];-[.J$3];0)+1;[.D612])" office:value-type="float" office:value="87" calcext:value-type="float">
            <text:p>87</text:p>
          </table:table-cell>
          <table:table-cell table:formula="of:=IF([.B613]=&quot;&quot;;OFFSET([.E613];-[.K$3];0);1+[.E612])" office:value-type="float" office:value="1" calcext:value-type="float">
            <text:p>1</text:p>
          </table:table-cell>
          <table:table-cell/>
          <table:table-cell table:formula="of:=IF([.$D613]&gt;=[.$J$3];&quot;&quot;;[.D613])">
            <text:p/>
          </table:table-cell>
          <table:table-cell table:formula="of:=IF([.$D613]&gt;=[.$J$3];&quot;&quot;;[.E61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14]=0;OFFSET([.D614];-[.J$3];0)+1;[.D613])" office:value-type="float" office:value="87" calcext:value-type="float">
            <text:p>87</text:p>
          </table:table-cell>
          <table:table-cell table:formula="of:=IF([.B614]=&quot;&quot;;OFFSET([.E614];-[.K$3];0);1+[.E613])" office:value-type="float" office:value="2" calcext:value-type="float">
            <text:p>2</text:p>
          </table:table-cell>
          <table:table-cell/>
          <table:table-cell table:formula="of:=IF([.$D614]&gt;=[.$J$3];&quot;&quot;;[.D614])">
            <text:p/>
          </table:table-cell>
          <table:table-cell table:formula="of:=IF([.$D614]&gt;=[.$J$3];&quot;&quot;;[.E61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15]=0;OFFSET([.D615];-[.J$3];0)+1;[.D614])" office:value-type="float" office:value="87" calcext:value-type="float">
            <text:p>87</text:p>
          </table:table-cell>
          <table:table-cell table:formula="of:=IF([.B615]=&quot;&quot;;OFFSET([.E615];-[.K$3];0);1+[.E614])" office:value-type="float" office:value="3" calcext:value-type="float">
            <text:p>3</text:p>
          </table:table-cell>
          <table:table-cell/>
          <table:table-cell table:formula="of:=IF([.$D615]&gt;=[.$J$3];&quot;&quot;;[.D615])">
            <text:p/>
          </table:table-cell>
          <table:table-cell table:formula="of:=IF([.$D615]&gt;=[.$J$3];&quot;&quot;;[.E61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16]=0;OFFSET([.D616];-[.J$3];0)+1;[.D615])" office:value-type="float" office:value="87" calcext:value-type="float">
            <text:p>87</text:p>
          </table:table-cell>
          <table:table-cell table:formula="of:=IF([.B616]=&quot;&quot;;OFFSET([.E616];-[.K$3];0);1+[.E615])" office:value-type="float" office:value="4" calcext:value-type="float">
            <text:p>4</text:p>
          </table:table-cell>
          <table:table-cell/>
          <table:table-cell table:formula="of:=IF([.$D616]&gt;=[.$J$3];&quot;&quot;;[.D616])">
            <text:p/>
          </table:table-cell>
          <table:table-cell table:formula="of:=IF([.$D616]&gt;=[.$J$3];&quot;&quot;;[.E61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17]=0;OFFSET([.D617];-[.J$3];0)+1;[.D616])" office:value-type="float" office:value="87" calcext:value-type="float">
            <text:p>87</text:p>
          </table:table-cell>
          <table:table-cell table:formula="of:=IF([.B617]=&quot;&quot;;OFFSET([.E617];-[.K$3];0);1+[.E616])" office:value-type="float" office:value="5" calcext:value-type="float">
            <text:p>5</text:p>
          </table:table-cell>
          <table:table-cell/>
          <table:table-cell table:formula="of:=IF([.$D617]&gt;=[.$J$3];&quot;&quot;;[.D617])">
            <text:p/>
          </table:table-cell>
          <table:table-cell table:formula="of:=IF([.$D617]&gt;=[.$J$3];&quot;&quot;;[.E61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18]=0;OFFSET([.D618];-[.J$3];0)+1;[.D617])" office:value-type="float" office:value="87" calcext:value-type="float">
            <text:p>87</text:p>
          </table:table-cell>
          <table:table-cell table:formula="of:=IF([.B618]=&quot;&quot;;OFFSET([.E618];-[.K$3];0);1+[.E617])" office:value-type="float" office:value="6" calcext:value-type="float">
            <text:p>6</text:p>
          </table:table-cell>
          <table:table-cell/>
          <table:table-cell table:formula="of:=IF([.$D618]&gt;=[.$J$3];&quot;&quot;;[.D618])">
            <text:p/>
          </table:table-cell>
          <table:table-cell table:formula="of:=IF([.$D618]&gt;=[.$J$3];&quot;&quot;;[.E61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19]=0;OFFSET([.D619];-[.J$3];0)+1;[.D618])" office:value-type="float" office:value="88" calcext:value-type="float">
            <text:p>88</text:p>
          </table:table-cell>
          <table:table-cell table:formula="of:=IF([.B619]=&quot;&quot;;OFFSET([.E619];-[.K$3];0);1+[.E618])" office:value-type="float" office:value="0" calcext:value-type="float">
            <text:p>0</text:p>
          </table:table-cell>
          <table:table-cell/>
          <table:table-cell table:formula="of:=IF([.$D619]&gt;=[.$J$3];&quot;&quot;;[.D619])">
            <text:p/>
          </table:table-cell>
          <table:table-cell table:formula="of:=IF([.$D619]&gt;=[.$J$3];&quot;&quot;;[.E61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20]=0;OFFSET([.D620];-[.J$3];0)+1;[.D619])" office:value-type="float" office:value="88" calcext:value-type="float">
            <text:p>88</text:p>
          </table:table-cell>
          <table:table-cell table:formula="of:=IF([.B620]=&quot;&quot;;OFFSET([.E620];-[.K$3];0);1+[.E619])" office:value-type="float" office:value="1" calcext:value-type="float">
            <text:p>1</text:p>
          </table:table-cell>
          <table:table-cell/>
          <table:table-cell table:formula="of:=IF([.$D620]&gt;=[.$J$3];&quot;&quot;;[.D620])">
            <text:p/>
          </table:table-cell>
          <table:table-cell table:formula="of:=IF([.$D620]&gt;=[.$J$3];&quot;&quot;;[.E62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21]=0;OFFSET([.D621];-[.J$3];0)+1;[.D620])" office:value-type="float" office:value="88" calcext:value-type="float">
            <text:p>88</text:p>
          </table:table-cell>
          <table:table-cell table:formula="of:=IF([.B621]=&quot;&quot;;OFFSET([.E621];-[.K$3];0);1+[.E620])" office:value-type="float" office:value="2" calcext:value-type="float">
            <text:p>2</text:p>
          </table:table-cell>
          <table:table-cell/>
          <table:table-cell table:formula="of:=IF([.$D621]&gt;=[.$J$3];&quot;&quot;;[.D621])">
            <text:p/>
          </table:table-cell>
          <table:table-cell table:formula="of:=IF([.$D621]&gt;=[.$J$3];&quot;&quot;;[.E62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22]=0;OFFSET([.D622];-[.J$3];0)+1;[.D621])" office:value-type="float" office:value="88" calcext:value-type="float">
            <text:p>88</text:p>
          </table:table-cell>
          <table:table-cell table:formula="of:=IF([.B622]=&quot;&quot;;OFFSET([.E622];-[.K$3];0);1+[.E621])" office:value-type="float" office:value="3" calcext:value-type="float">
            <text:p>3</text:p>
          </table:table-cell>
          <table:table-cell/>
          <table:table-cell table:formula="of:=IF([.$D622]&gt;=[.$J$3];&quot;&quot;;[.D622])">
            <text:p/>
          </table:table-cell>
          <table:table-cell table:formula="of:=IF([.$D622]&gt;=[.$J$3];&quot;&quot;;[.E62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23]=0;OFFSET([.D623];-[.J$3];0)+1;[.D622])" office:value-type="float" office:value="88" calcext:value-type="float">
            <text:p>88</text:p>
          </table:table-cell>
          <table:table-cell table:formula="of:=IF([.B623]=&quot;&quot;;OFFSET([.E623];-[.K$3];0);1+[.E622])" office:value-type="float" office:value="4" calcext:value-type="float">
            <text:p>4</text:p>
          </table:table-cell>
          <table:table-cell/>
          <table:table-cell table:formula="of:=IF([.$D623]&gt;=[.$J$3];&quot;&quot;;[.D623])">
            <text:p/>
          </table:table-cell>
          <table:table-cell table:formula="of:=IF([.$D623]&gt;=[.$J$3];&quot;&quot;;[.E62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24]=0;OFFSET([.D624];-[.J$3];0)+1;[.D623])" office:value-type="float" office:value="88" calcext:value-type="float">
            <text:p>88</text:p>
          </table:table-cell>
          <table:table-cell table:formula="of:=IF([.B624]=&quot;&quot;;OFFSET([.E624];-[.K$3];0);1+[.E623])" office:value-type="float" office:value="5" calcext:value-type="float">
            <text:p>5</text:p>
          </table:table-cell>
          <table:table-cell/>
          <table:table-cell table:formula="of:=IF([.$D624]&gt;=[.$J$3];&quot;&quot;;[.D624])">
            <text:p/>
          </table:table-cell>
          <table:table-cell table:formula="of:=IF([.$D624]&gt;=[.$J$3];&quot;&quot;;[.E62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25]=0;OFFSET([.D625];-[.J$3];0)+1;[.D624])" office:value-type="float" office:value="88" calcext:value-type="float">
            <text:p>88</text:p>
          </table:table-cell>
          <table:table-cell table:formula="of:=IF([.B625]=&quot;&quot;;OFFSET([.E625];-[.K$3];0);1+[.E624])" office:value-type="float" office:value="6" calcext:value-type="float">
            <text:p>6</text:p>
          </table:table-cell>
          <table:table-cell/>
          <table:table-cell table:formula="of:=IF([.$D625]&gt;=[.$J$3];&quot;&quot;;[.D625])">
            <text:p/>
          </table:table-cell>
          <table:table-cell table:formula="of:=IF([.$D625]&gt;=[.$J$3];&quot;&quot;;[.E62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26]=0;OFFSET([.D626];-[.J$3];0)+1;[.D625])" office:value-type="float" office:value="89" calcext:value-type="float">
            <text:p>89</text:p>
          </table:table-cell>
          <table:table-cell table:formula="of:=IF([.B626]=&quot;&quot;;OFFSET([.E626];-[.K$3];0);1+[.E625])" office:value-type="float" office:value="0" calcext:value-type="float">
            <text:p>0</text:p>
          </table:table-cell>
          <table:table-cell/>
          <table:table-cell table:formula="of:=IF([.$D626]&gt;=[.$J$3];&quot;&quot;;[.D626])">
            <text:p/>
          </table:table-cell>
          <table:table-cell table:formula="of:=IF([.$D626]&gt;=[.$J$3];&quot;&quot;;[.E62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27]=0;OFFSET([.D627];-[.J$3];0)+1;[.D626])" office:value-type="float" office:value="89" calcext:value-type="float">
            <text:p>89</text:p>
          </table:table-cell>
          <table:table-cell table:formula="of:=IF([.B627]=&quot;&quot;;OFFSET([.E627];-[.K$3];0);1+[.E626])" office:value-type="float" office:value="1" calcext:value-type="float">
            <text:p>1</text:p>
          </table:table-cell>
          <table:table-cell/>
          <table:table-cell table:formula="of:=IF([.$D627]&gt;=[.$J$3];&quot;&quot;;[.D627])">
            <text:p/>
          </table:table-cell>
          <table:table-cell table:formula="of:=IF([.$D627]&gt;=[.$J$3];&quot;&quot;;[.E62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28]=0;OFFSET([.D628];-[.J$3];0)+1;[.D627])" office:value-type="float" office:value="89" calcext:value-type="float">
            <text:p>89</text:p>
          </table:table-cell>
          <table:table-cell table:formula="of:=IF([.B628]=&quot;&quot;;OFFSET([.E628];-[.K$3];0);1+[.E627])" office:value-type="float" office:value="2" calcext:value-type="float">
            <text:p>2</text:p>
          </table:table-cell>
          <table:table-cell/>
          <table:table-cell table:formula="of:=IF([.$D628]&gt;=[.$J$3];&quot;&quot;;[.D628])">
            <text:p/>
          </table:table-cell>
          <table:table-cell table:formula="of:=IF([.$D628]&gt;=[.$J$3];&quot;&quot;;[.E62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29]=0;OFFSET([.D629];-[.J$3];0)+1;[.D628])" office:value-type="float" office:value="89" calcext:value-type="float">
            <text:p>89</text:p>
          </table:table-cell>
          <table:table-cell table:formula="of:=IF([.B629]=&quot;&quot;;OFFSET([.E629];-[.K$3];0);1+[.E628])" office:value-type="float" office:value="3" calcext:value-type="float">
            <text:p>3</text:p>
          </table:table-cell>
          <table:table-cell/>
          <table:table-cell table:formula="of:=IF([.$D629]&gt;=[.$J$3];&quot;&quot;;[.D629])">
            <text:p/>
          </table:table-cell>
          <table:table-cell table:formula="of:=IF([.$D629]&gt;=[.$J$3];&quot;&quot;;[.E62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30]=0;OFFSET([.D630];-[.J$3];0)+1;[.D629])" office:value-type="float" office:value="89" calcext:value-type="float">
            <text:p>89</text:p>
          </table:table-cell>
          <table:table-cell table:formula="of:=IF([.B630]=&quot;&quot;;OFFSET([.E630];-[.K$3];0);1+[.E629])" office:value-type="float" office:value="4" calcext:value-type="float">
            <text:p>4</text:p>
          </table:table-cell>
          <table:table-cell/>
          <table:table-cell table:formula="of:=IF([.$D630]&gt;=[.$J$3];&quot;&quot;;[.D630])">
            <text:p/>
          </table:table-cell>
          <table:table-cell table:formula="of:=IF([.$D630]&gt;=[.$J$3];&quot;&quot;;[.E63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31]=0;OFFSET([.D631];-[.J$3];0)+1;[.D630])" office:value-type="float" office:value="89" calcext:value-type="float">
            <text:p>89</text:p>
          </table:table-cell>
          <table:table-cell table:formula="of:=IF([.B631]=&quot;&quot;;OFFSET([.E631];-[.K$3];0);1+[.E630])" office:value-type="float" office:value="5" calcext:value-type="float">
            <text:p>5</text:p>
          </table:table-cell>
          <table:table-cell/>
          <table:table-cell table:formula="of:=IF([.$D631]&gt;=[.$J$3];&quot;&quot;;[.D631])">
            <text:p/>
          </table:table-cell>
          <table:table-cell table:formula="of:=IF([.$D631]&gt;=[.$J$3];&quot;&quot;;[.E63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32]=0;OFFSET([.D632];-[.J$3];0)+1;[.D631])" office:value-type="float" office:value="89" calcext:value-type="float">
            <text:p>89</text:p>
          </table:table-cell>
          <table:table-cell table:formula="of:=IF([.B632]=&quot;&quot;;OFFSET([.E632];-[.K$3];0);1+[.E631])" office:value-type="float" office:value="6" calcext:value-type="float">
            <text:p>6</text:p>
          </table:table-cell>
          <table:table-cell/>
          <table:table-cell table:formula="of:=IF([.$D632]&gt;=[.$J$3];&quot;&quot;;[.D632])">
            <text:p/>
          </table:table-cell>
          <table:table-cell table:formula="of:=IF([.$D632]&gt;=[.$J$3];&quot;&quot;;[.E63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33]=0;OFFSET([.D633];-[.J$3];0)+1;[.D632])" office:value-type="float" office:value="90" calcext:value-type="float">
            <text:p>90</text:p>
          </table:table-cell>
          <table:table-cell table:formula="of:=IF([.B633]=&quot;&quot;;OFFSET([.E633];-[.K$3];0);1+[.E632])" office:value-type="float" office:value="0" calcext:value-type="float">
            <text:p>0</text:p>
          </table:table-cell>
          <table:table-cell/>
          <table:table-cell table:formula="of:=IF([.$D633]&gt;=[.$J$3];&quot;&quot;;[.D633])">
            <text:p/>
          </table:table-cell>
          <table:table-cell table:formula="of:=IF([.$D633]&gt;=[.$J$3];&quot;&quot;;[.E63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34]=0;OFFSET([.D634];-[.J$3];0)+1;[.D633])" office:value-type="float" office:value="90" calcext:value-type="float">
            <text:p>90</text:p>
          </table:table-cell>
          <table:table-cell table:formula="of:=IF([.B634]=&quot;&quot;;OFFSET([.E634];-[.K$3];0);1+[.E633])" office:value-type="float" office:value="1" calcext:value-type="float">
            <text:p>1</text:p>
          </table:table-cell>
          <table:table-cell/>
          <table:table-cell table:formula="of:=IF([.$D634]&gt;=[.$J$3];&quot;&quot;;[.D634])">
            <text:p/>
          </table:table-cell>
          <table:table-cell table:formula="of:=IF([.$D634]&gt;=[.$J$3];&quot;&quot;;[.E63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35]=0;OFFSET([.D635];-[.J$3];0)+1;[.D634])" office:value-type="float" office:value="90" calcext:value-type="float">
            <text:p>90</text:p>
          </table:table-cell>
          <table:table-cell table:formula="of:=IF([.B635]=&quot;&quot;;OFFSET([.E635];-[.K$3];0);1+[.E634])" office:value-type="float" office:value="2" calcext:value-type="float">
            <text:p>2</text:p>
          </table:table-cell>
          <table:table-cell/>
          <table:table-cell table:formula="of:=IF([.$D635]&gt;=[.$J$3];&quot;&quot;;[.D635])">
            <text:p/>
          </table:table-cell>
          <table:table-cell table:formula="of:=IF([.$D635]&gt;=[.$J$3];&quot;&quot;;[.E63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36]=0;OFFSET([.D636];-[.J$3];0)+1;[.D635])" office:value-type="float" office:value="90" calcext:value-type="float">
            <text:p>90</text:p>
          </table:table-cell>
          <table:table-cell table:formula="of:=IF([.B636]=&quot;&quot;;OFFSET([.E636];-[.K$3];0);1+[.E635])" office:value-type="float" office:value="3" calcext:value-type="float">
            <text:p>3</text:p>
          </table:table-cell>
          <table:table-cell/>
          <table:table-cell table:formula="of:=IF([.$D636]&gt;=[.$J$3];&quot;&quot;;[.D636])">
            <text:p/>
          </table:table-cell>
          <table:table-cell table:formula="of:=IF([.$D636]&gt;=[.$J$3];&quot;&quot;;[.E63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37]=0;OFFSET([.D637];-[.J$3];0)+1;[.D636])" office:value-type="float" office:value="90" calcext:value-type="float">
            <text:p>90</text:p>
          </table:table-cell>
          <table:table-cell table:formula="of:=IF([.B637]=&quot;&quot;;OFFSET([.E637];-[.K$3];0);1+[.E636])" office:value-type="float" office:value="4" calcext:value-type="float">
            <text:p>4</text:p>
          </table:table-cell>
          <table:table-cell/>
          <table:table-cell table:formula="of:=IF([.$D637]&gt;=[.$J$3];&quot;&quot;;[.D637])">
            <text:p/>
          </table:table-cell>
          <table:table-cell table:formula="of:=IF([.$D637]&gt;=[.$J$3];&quot;&quot;;[.E63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38]=0;OFFSET([.D638];-[.J$3];0)+1;[.D637])" office:value-type="float" office:value="90" calcext:value-type="float">
            <text:p>90</text:p>
          </table:table-cell>
          <table:table-cell table:formula="of:=IF([.B638]=&quot;&quot;;OFFSET([.E638];-[.K$3];0);1+[.E637])" office:value-type="float" office:value="5" calcext:value-type="float">
            <text:p>5</text:p>
          </table:table-cell>
          <table:table-cell/>
          <table:table-cell table:formula="of:=IF([.$D638]&gt;=[.$J$3];&quot;&quot;;[.D638])">
            <text:p/>
          </table:table-cell>
          <table:table-cell table:formula="of:=IF([.$D638]&gt;=[.$J$3];&quot;&quot;;[.E63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39]=0;OFFSET([.D639];-[.J$3];0)+1;[.D638])" office:value-type="float" office:value="90" calcext:value-type="float">
            <text:p>90</text:p>
          </table:table-cell>
          <table:table-cell table:formula="of:=IF([.B639]=&quot;&quot;;OFFSET([.E639];-[.K$3];0);1+[.E638])" office:value-type="float" office:value="6" calcext:value-type="float">
            <text:p>6</text:p>
          </table:table-cell>
          <table:table-cell/>
          <table:table-cell table:formula="of:=IF([.$D639]&gt;=[.$J$3];&quot;&quot;;[.D639])">
            <text:p/>
          </table:table-cell>
          <table:table-cell table:formula="of:=IF([.$D639]&gt;=[.$J$3];&quot;&quot;;[.E63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40]=0;OFFSET([.D640];-[.J$3];0)+1;[.D639])" office:value-type="float" office:value="91" calcext:value-type="float">
            <text:p>91</text:p>
          </table:table-cell>
          <table:table-cell table:formula="of:=IF([.B640]=&quot;&quot;;OFFSET([.E640];-[.K$3];0);1+[.E639])" office:value-type="float" office:value="0" calcext:value-type="float">
            <text:p>0</text:p>
          </table:table-cell>
          <table:table-cell/>
          <table:table-cell table:formula="of:=IF([.$D640]&gt;=[.$J$3];&quot;&quot;;[.D640])">
            <text:p/>
          </table:table-cell>
          <table:table-cell table:formula="of:=IF([.$D640]&gt;=[.$J$3];&quot;&quot;;[.E64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41]=0;OFFSET([.D641];-[.J$3];0)+1;[.D640])" office:value-type="float" office:value="91" calcext:value-type="float">
            <text:p>91</text:p>
          </table:table-cell>
          <table:table-cell table:formula="of:=IF([.B641]=&quot;&quot;;OFFSET([.E641];-[.K$3];0);1+[.E640])" office:value-type="float" office:value="1" calcext:value-type="float">
            <text:p>1</text:p>
          </table:table-cell>
          <table:table-cell/>
          <table:table-cell table:formula="of:=IF([.$D641]&gt;=[.$J$3];&quot;&quot;;[.D641])">
            <text:p/>
          </table:table-cell>
          <table:table-cell table:formula="of:=IF([.$D641]&gt;=[.$J$3];&quot;&quot;;[.E64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42]=0;OFFSET([.D642];-[.J$3];0)+1;[.D641])" office:value-type="float" office:value="91" calcext:value-type="float">
            <text:p>91</text:p>
          </table:table-cell>
          <table:table-cell table:formula="of:=IF([.B642]=&quot;&quot;;OFFSET([.E642];-[.K$3];0);1+[.E641])" office:value-type="float" office:value="2" calcext:value-type="float">
            <text:p>2</text:p>
          </table:table-cell>
          <table:table-cell/>
          <table:table-cell table:formula="of:=IF([.$D642]&gt;=[.$J$3];&quot;&quot;;[.D642])">
            <text:p/>
          </table:table-cell>
          <table:table-cell table:formula="of:=IF([.$D642]&gt;=[.$J$3];&quot;&quot;;[.E64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43]=0;OFFSET([.D643];-[.J$3];0)+1;[.D642])" office:value-type="float" office:value="91" calcext:value-type="float">
            <text:p>91</text:p>
          </table:table-cell>
          <table:table-cell table:formula="of:=IF([.B643]=&quot;&quot;;OFFSET([.E643];-[.K$3];0);1+[.E642])" office:value-type="float" office:value="3" calcext:value-type="float">
            <text:p>3</text:p>
          </table:table-cell>
          <table:table-cell/>
          <table:table-cell table:formula="of:=IF([.$D643]&gt;=[.$J$3];&quot;&quot;;[.D643])">
            <text:p/>
          </table:table-cell>
          <table:table-cell table:formula="of:=IF([.$D643]&gt;=[.$J$3];&quot;&quot;;[.E64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44]=0;OFFSET([.D644];-[.J$3];0)+1;[.D643])" office:value-type="float" office:value="91" calcext:value-type="float">
            <text:p>91</text:p>
          </table:table-cell>
          <table:table-cell table:formula="of:=IF([.B644]=&quot;&quot;;OFFSET([.E644];-[.K$3];0);1+[.E643])" office:value-type="float" office:value="4" calcext:value-type="float">
            <text:p>4</text:p>
          </table:table-cell>
          <table:table-cell/>
          <table:table-cell table:formula="of:=IF([.$D644]&gt;=[.$J$3];&quot;&quot;;[.D644])">
            <text:p/>
          </table:table-cell>
          <table:table-cell table:formula="of:=IF([.$D644]&gt;=[.$J$3];&quot;&quot;;[.E64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45]=0;OFFSET([.D645];-[.J$3];0)+1;[.D644])" office:value-type="float" office:value="91" calcext:value-type="float">
            <text:p>91</text:p>
          </table:table-cell>
          <table:table-cell table:formula="of:=IF([.B645]=&quot;&quot;;OFFSET([.E645];-[.K$3];0);1+[.E644])" office:value-type="float" office:value="5" calcext:value-type="float">
            <text:p>5</text:p>
          </table:table-cell>
          <table:table-cell/>
          <table:table-cell table:formula="of:=IF([.$D645]&gt;=[.$J$3];&quot;&quot;;[.D645])">
            <text:p/>
          </table:table-cell>
          <table:table-cell table:formula="of:=IF([.$D645]&gt;=[.$J$3];&quot;&quot;;[.E64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46]=0;OFFSET([.D646];-[.J$3];0)+1;[.D645])" office:value-type="float" office:value="91" calcext:value-type="float">
            <text:p>91</text:p>
          </table:table-cell>
          <table:table-cell table:formula="of:=IF([.B646]=&quot;&quot;;OFFSET([.E646];-[.K$3];0);1+[.E645])" office:value-type="float" office:value="6" calcext:value-type="float">
            <text:p>6</text:p>
          </table:table-cell>
          <table:table-cell/>
          <table:table-cell table:formula="of:=IF([.$D646]&gt;=[.$J$3];&quot;&quot;;[.D646])">
            <text:p/>
          </table:table-cell>
          <table:table-cell table:formula="of:=IF([.$D646]&gt;=[.$J$3];&quot;&quot;;[.E64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47]=0;OFFSET([.D647];-[.J$3];0)+1;[.D646])" office:value-type="float" office:value="92" calcext:value-type="float">
            <text:p>92</text:p>
          </table:table-cell>
          <table:table-cell table:formula="of:=IF([.B647]=&quot;&quot;;OFFSET([.E647];-[.K$3];0);1+[.E646])" office:value-type="float" office:value="0" calcext:value-type="float">
            <text:p>0</text:p>
          </table:table-cell>
          <table:table-cell/>
          <table:table-cell table:formula="of:=IF([.$D647]&gt;=[.$J$3];&quot;&quot;;[.D647])">
            <text:p/>
          </table:table-cell>
          <table:table-cell table:formula="of:=IF([.$D647]&gt;=[.$J$3];&quot;&quot;;[.E64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48]=0;OFFSET([.D648];-[.J$3];0)+1;[.D647])" office:value-type="float" office:value="92" calcext:value-type="float">
            <text:p>92</text:p>
          </table:table-cell>
          <table:table-cell table:formula="of:=IF([.B648]=&quot;&quot;;OFFSET([.E648];-[.K$3];0);1+[.E647])" office:value-type="float" office:value="1" calcext:value-type="float">
            <text:p>1</text:p>
          </table:table-cell>
          <table:table-cell/>
          <table:table-cell table:formula="of:=IF([.$D648]&gt;=[.$J$3];&quot;&quot;;[.D648])">
            <text:p/>
          </table:table-cell>
          <table:table-cell table:formula="of:=IF([.$D648]&gt;=[.$J$3];&quot;&quot;;[.E64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49]=0;OFFSET([.D649];-[.J$3];0)+1;[.D648])" office:value-type="float" office:value="92" calcext:value-type="float">
            <text:p>92</text:p>
          </table:table-cell>
          <table:table-cell table:formula="of:=IF([.B649]=&quot;&quot;;OFFSET([.E649];-[.K$3];0);1+[.E648])" office:value-type="float" office:value="2" calcext:value-type="float">
            <text:p>2</text:p>
          </table:table-cell>
          <table:table-cell/>
          <table:table-cell table:formula="of:=IF([.$D649]&gt;=[.$J$3];&quot;&quot;;[.D649])">
            <text:p/>
          </table:table-cell>
          <table:table-cell table:formula="of:=IF([.$D649]&gt;=[.$J$3];&quot;&quot;;[.E64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50]=0;OFFSET([.D650];-[.J$3];0)+1;[.D649])" office:value-type="float" office:value="92" calcext:value-type="float">
            <text:p>92</text:p>
          </table:table-cell>
          <table:table-cell table:formula="of:=IF([.B650]=&quot;&quot;;OFFSET([.E650];-[.K$3];0);1+[.E649])" office:value-type="float" office:value="3" calcext:value-type="float">
            <text:p>3</text:p>
          </table:table-cell>
          <table:table-cell/>
          <table:table-cell table:formula="of:=IF([.$D650]&gt;=[.$J$3];&quot;&quot;;[.D650])">
            <text:p/>
          </table:table-cell>
          <table:table-cell table:formula="of:=IF([.$D650]&gt;=[.$J$3];&quot;&quot;;[.E65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51]=0;OFFSET([.D651];-[.J$3];0)+1;[.D650])" office:value-type="float" office:value="92" calcext:value-type="float">
            <text:p>92</text:p>
          </table:table-cell>
          <table:table-cell table:formula="of:=IF([.B651]=&quot;&quot;;OFFSET([.E651];-[.K$3];0);1+[.E650])" office:value-type="float" office:value="4" calcext:value-type="float">
            <text:p>4</text:p>
          </table:table-cell>
          <table:table-cell/>
          <table:table-cell table:formula="of:=IF([.$D651]&gt;=[.$J$3];&quot;&quot;;[.D651])">
            <text:p/>
          </table:table-cell>
          <table:table-cell table:formula="of:=IF([.$D651]&gt;=[.$J$3];&quot;&quot;;[.E65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52]=0;OFFSET([.D652];-[.J$3];0)+1;[.D651])" office:value-type="float" office:value="92" calcext:value-type="float">
            <text:p>92</text:p>
          </table:table-cell>
          <table:table-cell table:formula="of:=IF([.B652]=&quot;&quot;;OFFSET([.E652];-[.K$3];0);1+[.E651])" office:value-type="float" office:value="5" calcext:value-type="float">
            <text:p>5</text:p>
          </table:table-cell>
          <table:table-cell/>
          <table:table-cell table:formula="of:=IF([.$D652]&gt;=[.$J$3];&quot;&quot;;[.D652])">
            <text:p/>
          </table:table-cell>
          <table:table-cell table:formula="of:=IF([.$D652]&gt;=[.$J$3];&quot;&quot;;[.E65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53]=0;OFFSET([.D653];-[.J$3];0)+1;[.D652])" office:value-type="float" office:value="92" calcext:value-type="float">
            <text:p>92</text:p>
          </table:table-cell>
          <table:table-cell table:formula="of:=IF([.B653]=&quot;&quot;;OFFSET([.E653];-[.K$3];0);1+[.E652])" office:value-type="float" office:value="6" calcext:value-type="float">
            <text:p>6</text:p>
          </table:table-cell>
          <table:table-cell/>
          <table:table-cell table:formula="of:=IF([.$D653]&gt;=[.$J$3];&quot;&quot;;[.D653])">
            <text:p/>
          </table:table-cell>
          <table:table-cell table:formula="of:=IF([.$D653]&gt;=[.$J$3];&quot;&quot;;[.E65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54]=0;OFFSET([.D654];-[.J$3];0)+1;[.D653])" office:value-type="float" office:value="93" calcext:value-type="float">
            <text:p>93</text:p>
          </table:table-cell>
          <table:table-cell table:formula="of:=IF([.B654]=&quot;&quot;;OFFSET([.E654];-[.K$3];0);1+[.E653])" office:value-type="float" office:value="0" calcext:value-type="float">
            <text:p>0</text:p>
          </table:table-cell>
          <table:table-cell/>
          <table:table-cell table:formula="of:=IF([.$D654]&gt;=[.$J$3];&quot;&quot;;[.D654])">
            <text:p/>
          </table:table-cell>
          <table:table-cell table:formula="of:=IF([.$D654]&gt;=[.$J$3];&quot;&quot;;[.E65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55]=0;OFFSET([.D655];-[.J$3];0)+1;[.D654])" office:value-type="float" office:value="93" calcext:value-type="float">
            <text:p>93</text:p>
          </table:table-cell>
          <table:table-cell table:formula="of:=IF([.B655]=&quot;&quot;;OFFSET([.E655];-[.K$3];0);1+[.E654])" office:value-type="float" office:value="1" calcext:value-type="float">
            <text:p>1</text:p>
          </table:table-cell>
          <table:table-cell/>
          <table:table-cell table:formula="of:=IF([.$D655]&gt;=[.$J$3];&quot;&quot;;[.D655])">
            <text:p/>
          </table:table-cell>
          <table:table-cell table:formula="of:=IF([.$D655]&gt;=[.$J$3];&quot;&quot;;[.E65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56]=0;OFFSET([.D656];-[.J$3];0)+1;[.D655])" office:value-type="float" office:value="93" calcext:value-type="float">
            <text:p>93</text:p>
          </table:table-cell>
          <table:table-cell table:formula="of:=IF([.B656]=&quot;&quot;;OFFSET([.E656];-[.K$3];0);1+[.E655])" office:value-type="float" office:value="2" calcext:value-type="float">
            <text:p>2</text:p>
          </table:table-cell>
          <table:table-cell/>
          <table:table-cell table:formula="of:=IF([.$D656]&gt;=[.$J$3];&quot;&quot;;[.D656])">
            <text:p/>
          </table:table-cell>
          <table:table-cell table:formula="of:=IF([.$D656]&gt;=[.$J$3];&quot;&quot;;[.E65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57]=0;OFFSET([.D657];-[.J$3];0)+1;[.D656])" office:value-type="float" office:value="93" calcext:value-type="float">
            <text:p>93</text:p>
          </table:table-cell>
          <table:table-cell table:formula="of:=IF([.B657]=&quot;&quot;;OFFSET([.E657];-[.K$3];0);1+[.E656])" office:value-type="float" office:value="3" calcext:value-type="float">
            <text:p>3</text:p>
          </table:table-cell>
          <table:table-cell/>
          <table:table-cell table:formula="of:=IF([.$D657]&gt;=[.$J$3];&quot;&quot;;[.D657])">
            <text:p/>
          </table:table-cell>
          <table:table-cell table:formula="of:=IF([.$D657]&gt;=[.$J$3];&quot;&quot;;[.E65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58]=0;OFFSET([.D658];-[.J$3];0)+1;[.D657])" office:value-type="float" office:value="93" calcext:value-type="float">
            <text:p>93</text:p>
          </table:table-cell>
          <table:table-cell table:formula="of:=IF([.B658]=&quot;&quot;;OFFSET([.E658];-[.K$3];0);1+[.E657])" office:value-type="float" office:value="4" calcext:value-type="float">
            <text:p>4</text:p>
          </table:table-cell>
          <table:table-cell/>
          <table:table-cell table:formula="of:=IF([.$D658]&gt;=[.$J$3];&quot;&quot;;[.D658])">
            <text:p/>
          </table:table-cell>
          <table:table-cell table:formula="of:=IF([.$D658]&gt;=[.$J$3];&quot;&quot;;[.E65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59]=0;OFFSET([.D659];-[.J$3];0)+1;[.D658])" office:value-type="float" office:value="93" calcext:value-type="float">
            <text:p>93</text:p>
          </table:table-cell>
          <table:table-cell table:formula="of:=IF([.B659]=&quot;&quot;;OFFSET([.E659];-[.K$3];0);1+[.E658])" office:value-type="float" office:value="5" calcext:value-type="float">
            <text:p>5</text:p>
          </table:table-cell>
          <table:table-cell/>
          <table:table-cell table:formula="of:=IF([.$D659]&gt;=[.$J$3];&quot;&quot;;[.D659])">
            <text:p/>
          </table:table-cell>
          <table:table-cell table:formula="of:=IF([.$D659]&gt;=[.$J$3];&quot;&quot;;[.E65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60]=0;OFFSET([.D660];-[.J$3];0)+1;[.D659])" office:value-type="float" office:value="93" calcext:value-type="float">
            <text:p>93</text:p>
          </table:table-cell>
          <table:table-cell table:formula="of:=IF([.B660]=&quot;&quot;;OFFSET([.E660];-[.K$3];0);1+[.E659])" office:value-type="float" office:value="6" calcext:value-type="float">
            <text:p>6</text:p>
          </table:table-cell>
          <table:table-cell/>
          <table:table-cell table:formula="of:=IF([.$D660]&gt;=[.$J$3];&quot;&quot;;[.D660])">
            <text:p/>
          </table:table-cell>
          <table:table-cell table:formula="of:=IF([.$D660]&gt;=[.$J$3];&quot;&quot;;[.E66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61]=0;OFFSET([.D661];-[.J$3];0)+1;[.D660])" office:value-type="float" office:value="94" calcext:value-type="float">
            <text:p>94</text:p>
          </table:table-cell>
          <table:table-cell table:formula="of:=IF([.B661]=&quot;&quot;;OFFSET([.E661];-[.K$3];0);1+[.E660])" office:value-type="float" office:value="0" calcext:value-type="float">
            <text:p>0</text:p>
          </table:table-cell>
          <table:table-cell/>
          <table:table-cell table:formula="of:=IF([.$D661]&gt;=[.$J$3];&quot;&quot;;[.D661])">
            <text:p/>
          </table:table-cell>
          <table:table-cell table:formula="of:=IF([.$D661]&gt;=[.$J$3];&quot;&quot;;[.E66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62]=0;OFFSET([.D662];-[.J$3];0)+1;[.D661])" office:value-type="float" office:value="94" calcext:value-type="float">
            <text:p>94</text:p>
          </table:table-cell>
          <table:table-cell table:formula="of:=IF([.B662]=&quot;&quot;;OFFSET([.E662];-[.K$3];0);1+[.E661])" office:value-type="float" office:value="1" calcext:value-type="float">
            <text:p>1</text:p>
          </table:table-cell>
          <table:table-cell/>
          <table:table-cell table:formula="of:=IF([.$D662]&gt;=[.$J$3];&quot;&quot;;[.D662])">
            <text:p/>
          </table:table-cell>
          <table:table-cell table:formula="of:=IF([.$D662]&gt;=[.$J$3];&quot;&quot;;[.E66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63]=0;OFFSET([.D663];-[.J$3];0)+1;[.D662])" office:value-type="float" office:value="94" calcext:value-type="float">
            <text:p>94</text:p>
          </table:table-cell>
          <table:table-cell table:formula="of:=IF([.B663]=&quot;&quot;;OFFSET([.E663];-[.K$3];0);1+[.E662])" office:value-type="float" office:value="2" calcext:value-type="float">
            <text:p>2</text:p>
          </table:table-cell>
          <table:table-cell/>
          <table:table-cell table:formula="of:=IF([.$D663]&gt;=[.$J$3];&quot;&quot;;[.D663])">
            <text:p/>
          </table:table-cell>
          <table:table-cell table:formula="of:=IF([.$D663]&gt;=[.$J$3];&quot;&quot;;[.E66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64]=0;OFFSET([.D664];-[.J$3];0)+1;[.D663])" office:value-type="float" office:value="94" calcext:value-type="float">
            <text:p>94</text:p>
          </table:table-cell>
          <table:table-cell table:formula="of:=IF([.B664]=&quot;&quot;;OFFSET([.E664];-[.K$3];0);1+[.E663])" office:value-type="float" office:value="3" calcext:value-type="float">
            <text:p>3</text:p>
          </table:table-cell>
          <table:table-cell/>
          <table:table-cell table:formula="of:=IF([.$D664]&gt;=[.$J$3];&quot;&quot;;[.D664])">
            <text:p/>
          </table:table-cell>
          <table:table-cell table:formula="of:=IF([.$D664]&gt;=[.$J$3];&quot;&quot;;[.E66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65]=0;OFFSET([.D665];-[.J$3];0)+1;[.D664])" office:value-type="float" office:value="94" calcext:value-type="float">
            <text:p>94</text:p>
          </table:table-cell>
          <table:table-cell table:formula="of:=IF([.B665]=&quot;&quot;;OFFSET([.E665];-[.K$3];0);1+[.E664])" office:value-type="float" office:value="4" calcext:value-type="float">
            <text:p>4</text:p>
          </table:table-cell>
          <table:table-cell/>
          <table:table-cell table:formula="of:=IF([.$D665]&gt;=[.$J$3];&quot;&quot;;[.D665])">
            <text:p/>
          </table:table-cell>
          <table:table-cell table:formula="of:=IF([.$D665]&gt;=[.$J$3];&quot;&quot;;[.E66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66]=0;OFFSET([.D666];-[.J$3];0)+1;[.D665])" office:value-type="float" office:value="94" calcext:value-type="float">
            <text:p>94</text:p>
          </table:table-cell>
          <table:table-cell table:formula="of:=IF([.B666]=&quot;&quot;;OFFSET([.E666];-[.K$3];0);1+[.E665])" office:value-type="float" office:value="5" calcext:value-type="float">
            <text:p>5</text:p>
          </table:table-cell>
          <table:table-cell/>
          <table:table-cell table:formula="of:=IF([.$D666]&gt;=[.$J$3];&quot;&quot;;[.D666])">
            <text:p/>
          </table:table-cell>
          <table:table-cell table:formula="of:=IF([.$D666]&gt;=[.$J$3];&quot;&quot;;[.E66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67]=0;OFFSET([.D667];-[.J$3];0)+1;[.D666])" office:value-type="float" office:value="94" calcext:value-type="float">
            <text:p>94</text:p>
          </table:table-cell>
          <table:table-cell table:formula="of:=IF([.B667]=&quot;&quot;;OFFSET([.E667];-[.K$3];0);1+[.E666])" office:value-type="float" office:value="6" calcext:value-type="float">
            <text:p>6</text:p>
          </table:table-cell>
          <table:table-cell/>
          <table:table-cell table:formula="of:=IF([.$D667]&gt;=[.$J$3];&quot;&quot;;[.D667])">
            <text:p/>
          </table:table-cell>
          <table:table-cell table:formula="of:=IF([.$D667]&gt;=[.$J$3];&quot;&quot;;[.E66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68]=0;OFFSET([.D668];-[.J$3];0)+1;[.D667])" office:value-type="float" office:value="95" calcext:value-type="float">
            <text:p>95</text:p>
          </table:table-cell>
          <table:table-cell table:formula="of:=IF([.B668]=&quot;&quot;;OFFSET([.E668];-[.K$3];0);1+[.E667])" office:value-type="float" office:value="0" calcext:value-type="float">
            <text:p>0</text:p>
          </table:table-cell>
          <table:table-cell/>
          <table:table-cell table:formula="of:=IF([.$D668]&gt;=[.$J$3];&quot;&quot;;[.D668])">
            <text:p/>
          </table:table-cell>
          <table:table-cell table:formula="of:=IF([.$D668]&gt;=[.$J$3];&quot;&quot;;[.E66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69]=0;OFFSET([.D669];-[.J$3];0)+1;[.D668])" office:value-type="float" office:value="95" calcext:value-type="float">
            <text:p>95</text:p>
          </table:table-cell>
          <table:table-cell table:formula="of:=IF([.B669]=&quot;&quot;;OFFSET([.E669];-[.K$3];0);1+[.E668])" office:value-type="float" office:value="1" calcext:value-type="float">
            <text:p>1</text:p>
          </table:table-cell>
          <table:table-cell/>
          <table:table-cell table:formula="of:=IF([.$D669]&gt;=[.$J$3];&quot;&quot;;[.D669])">
            <text:p/>
          </table:table-cell>
          <table:table-cell table:formula="of:=IF([.$D669]&gt;=[.$J$3];&quot;&quot;;[.E66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70]=0;OFFSET([.D670];-[.J$3];0)+1;[.D669])" office:value-type="float" office:value="95" calcext:value-type="float">
            <text:p>95</text:p>
          </table:table-cell>
          <table:table-cell table:formula="of:=IF([.B670]=&quot;&quot;;OFFSET([.E670];-[.K$3];0);1+[.E669])" office:value-type="float" office:value="2" calcext:value-type="float">
            <text:p>2</text:p>
          </table:table-cell>
          <table:table-cell/>
          <table:table-cell table:formula="of:=IF([.$D670]&gt;=[.$J$3];&quot;&quot;;[.D670])">
            <text:p/>
          </table:table-cell>
          <table:table-cell table:formula="of:=IF([.$D670]&gt;=[.$J$3];&quot;&quot;;[.E67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71]=0;OFFSET([.D671];-[.J$3];0)+1;[.D670])" office:value-type="float" office:value="95" calcext:value-type="float">
            <text:p>95</text:p>
          </table:table-cell>
          <table:table-cell table:formula="of:=IF([.B671]=&quot;&quot;;OFFSET([.E671];-[.K$3];0);1+[.E670])" office:value-type="float" office:value="3" calcext:value-type="float">
            <text:p>3</text:p>
          </table:table-cell>
          <table:table-cell/>
          <table:table-cell table:formula="of:=IF([.$D671]&gt;=[.$J$3];&quot;&quot;;[.D671])">
            <text:p/>
          </table:table-cell>
          <table:table-cell table:formula="of:=IF([.$D671]&gt;=[.$J$3];&quot;&quot;;[.E67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72]=0;OFFSET([.D672];-[.J$3];0)+1;[.D671])" office:value-type="float" office:value="95" calcext:value-type="float">
            <text:p>95</text:p>
          </table:table-cell>
          <table:table-cell table:formula="of:=IF([.B672]=&quot;&quot;;OFFSET([.E672];-[.K$3];0);1+[.E671])" office:value-type="float" office:value="4" calcext:value-type="float">
            <text:p>4</text:p>
          </table:table-cell>
          <table:table-cell/>
          <table:table-cell table:formula="of:=IF([.$D672]&gt;=[.$J$3];&quot;&quot;;[.D672])">
            <text:p/>
          </table:table-cell>
          <table:table-cell table:formula="of:=IF([.$D672]&gt;=[.$J$3];&quot;&quot;;[.E67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73]=0;OFFSET([.D673];-[.J$3];0)+1;[.D672])" office:value-type="float" office:value="95" calcext:value-type="float">
            <text:p>95</text:p>
          </table:table-cell>
          <table:table-cell table:formula="of:=IF([.B673]=&quot;&quot;;OFFSET([.E673];-[.K$3];0);1+[.E672])" office:value-type="float" office:value="5" calcext:value-type="float">
            <text:p>5</text:p>
          </table:table-cell>
          <table:table-cell/>
          <table:table-cell table:formula="of:=IF([.$D673]&gt;=[.$J$3];&quot;&quot;;[.D673])">
            <text:p/>
          </table:table-cell>
          <table:table-cell table:formula="of:=IF([.$D673]&gt;=[.$J$3];&quot;&quot;;[.E67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74]=0;OFFSET([.D674];-[.J$3];0)+1;[.D673])" office:value-type="float" office:value="95" calcext:value-type="float">
            <text:p>95</text:p>
          </table:table-cell>
          <table:table-cell table:formula="of:=IF([.B674]=&quot;&quot;;OFFSET([.E674];-[.K$3];0);1+[.E673])" office:value-type="float" office:value="6" calcext:value-type="float">
            <text:p>6</text:p>
          </table:table-cell>
          <table:table-cell/>
          <table:table-cell table:formula="of:=IF([.$D674]&gt;=[.$J$3];&quot;&quot;;[.D674])">
            <text:p/>
          </table:table-cell>
          <table:table-cell table:formula="of:=IF([.$D674]&gt;=[.$J$3];&quot;&quot;;[.E67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75]=0;OFFSET([.D675];-[.J$3];0)+1;[.D674])" office:value-type="float" office:value="96" calcext:value-type="float">
            <text:p>96</text:p>
          </table:table-cell>
          <table:table-cell table:formula="of:=IF([.B675]=&quot;&quot;;OFFSET([.E675];-[.K$3];0);1+[.E674])" office:value-type="float" office:value="0" calcext:value-type="float">
            <text:p>0</text:p>
          </table:table-cell>
          <table:table-cell/>
          <table:table-cell table:formula="of:=IF([.$D675]&gt;=[.$J$3];&quot;&quot;;[.D675])">
            <text:p/>
          </table:table-cell>
          <table:table-cell table:formula="of:=IF([.$D675]&gt;=[.$J$3];&quot;&quot;;[.E67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76]=0;OFFSET([.D676];-[.J$3];0)+1;[.D675])" office:value-type="float" office:value="96" calcext:value-type="float">
            <text:p>96</text:p>
          </table:table-cell>
          <table:table-cell table:formula="of:=IF([.B676]=&quot;&quot;;OFFSET([.E676];-[.K$3];0);1+[.E675])" office:value-type="float" office:value="1" calcext:value-type="float">
            <text:p>1</text:p>
          </table:table-cell>
          <table:table-cell/>
          <table:table-cell table:formula="of:=IF([.$D676]&gt;=[.$J$3];&quot;&quot;;[.D676])">
            <text:p/>
          </table:table-cell>
          <table:table-cell table:formula="of:=IF([.$D676]&gt;=[.$J$3];&quot;&quot;;[.E67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77]=0;OFFSET([.D677];-[.J$3];0)+1;[.D676])" office:value-type="float" office:value="96" calcext:value-type="float">
            <text:p>96</text:p>
          </table:table-cell>
          <table:table-cell table:formula="of:=IF([.B677]=&quot;&quot;;OFFSET([.E677];-[.K$3];0);1+[.E676])" office:value-type="float" office:value="2" calcext:value-type="float">
            <text:p>2</text:p>
          </table:table-cell>
          <table:table-cell/>
          <table:table-cell table:formula="of:=IF([.$D677]&gt;=[.$J$3];&quot;&quot;;[.D677])">
            <text:p/>
          </table:table-cell>
          <table:table-cell table:formula="of:=IF([.$D677]&gt;=[.$J$3];&quot;&quot;;[.E67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78]=0;OFFSET([.D678];-[.J$3];0)+1;[.D677])" office:value-type="float" office:value="96" calcext:value-type="float">
            <text:p>96</text:p>
          </table:table-cell>
          <table:table-cell table:formula="of:=IF([.B678]=&quot;&quot;;OFFSET([.E678];-[.K$3];0);1+[.E677])" office:value-type="float" office:value="3" calcext:value-type="float">
            <text:p>3</text:p>
          </table:table-cell>
          <table:table-cell/>
          <table:table-cell table:formula="of:=IF([.$D678]&gt;=[.$J$3];&quot;&quot;;[.D678])">
            <text:p/>
          </table:table-cell>
          <table:table-cell table:formula="of:=IF([.$D678]&gt;=[.$J$3];&quot;&quot;;[.E67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79]=0;OFFSET([.D679];-[.J$3];0)+1;[.D678])" office:value-type="float" office:value="96" calcext:value-type="float">
            <text:p>96</text:p>
          </table:table-cell>
          <table:table-cell table:formula="of:=IF([.B679]=&quot;&quot;;OFFSET([.E679];-[.K$3];0);1+[.E678])" office:value-type="float" office:value="4" calcext:value-type="float">
            <text:p>4</text:p>
          </table:table-cell>
          <table:table-cell/>
          <table:table-cell table:formula="of:=IF([.$D679]&gt;=[.$J$3];&quot;&quot;;[.D679])">
            <text:p/>
          </table:table-cell>
          <table:table-cell table:formula="of:=IF([.$D679]&gt;=[.$J$3];&quot;&quot;;[.E67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80]=0;OFFSET([.D680];-[.J$3];0)+1;[.D679])" office:value-type="float" office:value="96" calcext:value-type="float">
            <text:p>96</text:p>
          </table:table-cell>
          <table:table-cell table:formula="of:=IF([.B680]=&quot;&quot;;OFFSET([.E680];-[.K$3];0);1+[.E679])" office:value-type="float" office:value="5" calcext:value-type="float">
            <text:p>5</text:p>
          </table:table-cell>
          <table:table-cell/>
          <table:table-cell table:formula="of:=IF([.$D680]&gt;=[.$J$3];&quot;&quot;;[.D680])">
            <text:p/>
          </table:table-cell>
          <table:table-cell table:formula="of:=IF([.$D680]&gt;=[.$J$3];&quot;&quot;;[.E68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81]=0;OFFSET([.D681];-[.J$3];0)+1;[.D680])" office:value-type="float" office:value="96" calcext:value-type="float">
            <text:p>96</text:p>
          </table:table-cell>
          <table:table-cell table:formula="of:=IF([.B681]=&quot;&quot;;OFFSET([.E681];-[.K$3];0);1+[.E680])" office:value-type="float" office:value="6" calcext:value-type="float">
            <text:p>6</text:p>
          </table:table-cell>
          <table:table-cell/>
          <table:table-cell table:formula="of:=IF([.$D681]&gt;=[.$J$3];&quot;&quot;;[.D681])">
            <text:p/>
          </table:table-cell>
          <table:table-cell table:formula="of:=IF([.$D681]&gt;=[.$J$3];&quot;&quot;;[.E68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82]=0;OFFSET([.D682];-[.J$3];0)+1;[.D681])" office:value-type="float" office:value="97" calcext:value-type="float">
            <text:p>97</text:p>
          </table:table-cell>
          <table:table-cell table:formula="of:=IF([.B682]=&quot;&quot;;OFFSET([.E682];-[.K$3];0);1+[.E681])" office:value-type="float" office:value="0" calcext:value-type="float">
            <text:p>0</text:p>
          </table:table-cell>
          <table:table-cell/>
          <table:table-cell table:formula="of:=IF([.$D682]&gt;=[.$J$3];&quot;&quot;;[.D682])">
            <text:p/>
          </table:table-cell>
          <table:table-cell table:formula="of:=IF([.$D682]&gt;=[.$J$3];&quot;&quot;;[.E68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83]=0;OFFSET([.D683];-[.J$3];0)+1;[.D682])" office:value-type="float" office:value="97" calcext:value-type="float">
            <text:p>97</text:p>
          </table:table-cell>
          <table:table-cell table:formula="of:=IF([.B683]=&quot;&quot;;OFFSET([.E683];-[.K$3];0);1+[.E682])" office:value-type="float" office:value="1" calcext:value-type="float">
            <text:p>1</text:p>
          </table:table-cell>
          <table:table-cell/>
          <table:table-cell table:formula="of:=IF([.$D683]&gt;=[.$J$3];&quot;&quot;;[.D683])">
            <text:p/>
          </table:table-cell>
          <table:table-cell table:formula="of:=IF([.$D683]&gt;=[.$J$3];&quot;&quot;;[.E68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84]=0;OFFSET([.D684];-[.J$3];0)+1;[.D683])" office:value-type="float" office:value="97" calcext:value-type="float">
            <text:p>97</text:p>
          </table:table-cell>
          <table:table-cell table:formula="of:=IF([.B684]=&quot;&quot;;OFFSET([.E684];-[.K$3];0);1+[.E683])" office:value-type="float" office:value="2" calcext:value-type="float">
            <text:p>2</text:p>
          </table:table-cell>
          <table:table-cell/>
          <table:table-cell table:formula="of:=IF([.$D684]&gt;=[.$J$3];&quot;&quot;;[.D684])">
            <text:p/>
          </table:table-cell>
          <table:table-cell table:formula="of:=IF([.$D684]&gt;=[.$J$3];&quot;&quot;;[.E68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85]=0;OFFSET([.D685];-[.J$3];0)+1;[.D684])" office:value-type="float" office:value="97" calcext:value-type="float">
            <text:p>97</text:p>
          </table:table-cell>
          <table:table-cell table:formula="of:=IF([.B685]=&quot;&quot;;OFFSET([.E685];-[.K$3];0);1+[.E684])" office:value-type="float" office:value="3" calcext:value-type="float">
            <text:p>3</text:p>
          </table:table-cell>
          <table:table-cell/>
          <table:table-cell table:formula="of:=IF([.$D685]&gt;=[.$J$3];&quot;&quot;;[.D685])">
            <text:p/>
          </table:table-cell>
          <table:table-cell table:formula="of:=IF([.$D685]&gt;=[.$J$3];&quot;&quot;;[.E68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86]=0;OFFSET([.D686];-[.J$3];0)+1;[.D685])" office:value-type="float" office:value="97" calcext:value-type="float">
            <text:p>97</text:p>
          </table:table-cell>
          <table:table-cell table:formula="of:=IF([.B686]=&quot;&quot;;OFFSET([.E686];-[.K$3];0);1+[.E685])" office:value-type="float" office:value="4" calcext:value-type="float">
            <text:p>4</text:p>
          </table:table-cell>
          <table:table-cell/>
          <table:table-cell table:formula="of:=IF([.$D686]&gt;=[.$J$3];&quot;&quot;;[.D686])">
            <text:p/>
          </table:table-cell>
          <table:table-cell table:formula="of:=IF([.$D686]&gt;=[.$J$3];&quot;&quot;;[.E68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87]=0;OFFSET([.D687];-[.J$3];0)+1;[.D686])" office:value-type="float" office:value="97" calcext:value-type="float">
            <text:p>97</text:p>
          </table:table-cell>
          <table:table-cell table:formula="of:=IF([.B687]=&quot;&quot;;OFFSET([.E687];-[.K$3];0);1+[.E686])" office:value-type="float" office:value="5" calcext:value-type="float">
            <text:p>5</text:p>
          </table:table-cell>
          <table:table-cell/>
          <table:table-cell table:formula="of:=IF([.$D687]&gt;=[.$J$3];&quot;&quot;;[.D687])">
            <text:p/>
          </table:table-cell>
          <table:table-cell table:formula="of:=IF([.$D687]&gt;=[.$J$3];&quot;&quot;;[.E68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88]=0;OFFSET([.D688];-[.J$3];0)+1;[.D687])" office:value-type="float" office:value="97" calcext:value-type="float">
            <text:p>97</text:p>
          </table:table-cell>
          <table:table-cell table:formula="of:=IF([.B688]=&quot;&quot;;OFFSET([.E688];-[.K$3];0);1+[.E687])" office:value-type="float" office:value="6" calcext:value-type="float">
            <text:p>6</text:p>
          </table:table-cell>
          <table:table-cell/>
          <table:table-cell table:formula="of:=IF([.$D688]&gt;=[.$J$3];&quot;&quot;;[.D688])">
            <text:p/>
          </table:table-cell>
          <table:table-cell table:formula="of:=IF([.$D688]&gt;=[.$J$3];&quot;&quot;;[.E68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89]=0;OFFSET([.D689];-[.J$3];0)+1;[.D688])" office:value-type="float" office:value="98" calcext:value-type="float">
            <text:p>98</text:p>
          </table:table-cell>
          <table:table-cell table:formula="of:=IF([.B689]=&quot;&quot;;OFFSET([.E689];-[.K$3];0);1+[.E688])" office:value-type="float" office:value="0" calcext:value-type="float">
            <text:p>0</text:p>
          </table:table-cell>
          <table:table-cell/>
          <table:table-cell table:formula="of:=IF([.$D689]&gt;=[.$J$3];&quot;&quot;;[.D689])">
            <text:p/>
          </table:table-cell>
          <table:table-cell table:formula="of:=IF([.$D689]&gt;=[.$J$3];&quot;&quot;;[.E68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90]=0;OFFSET([.D690];-[.J$3];0)+1;[.D689])" office:value-type="float" office:value="98" calcext:value-type="float">
            <text:p>98</text:p>
          </table:table-cell>
          <table:table-cell table:formula="of:=IF([.B690]=&quot;&quot;;OFFSET([.E690];-[.K$3];0);1+[.E689])" office:value-type="float" office:value="1" calcext:value-type="float">
            <text:p>1</text:p>
          </table:table-cell>
          <table:table-cell/>
          <table:table-cell table:formula="of:=IF([.$D690]&gt;=[.$J$3];&quot;&quot;;[.D690])">
            <text:p/>
          </table:table-cell>
          <table:table-cell table:formula="of:=IF([.$D690]&gt;=[.$J$3];&quot;&quot;;[.E69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91]=0;OFFSET([.D691];-[.J$3];0)+1;[.D690])" office:value-type="float" office:value="98" calcext:value-type="float">
            <text:p>98</text:p>
          </table:table-cell>
          <table:table-cell table:formula="of:=IF([.B691]=&quot;&quot;;OFFSET([.E691];-[.K$3];0);1+[.E690])" office:value-type="float" office:value="2" calcext:value-type="float">
            <text:p>2</text:p>
          </table:table-cell>
          <table:table-cell/>
          <table:table-cell table:formula="of:=IF([.$D691]&gt;=[.$J$3];&quot;&quot;;[.D691])">
            <text:p/>
          </table:table-cell>
          <table:table-cell table:formula="of:=IF([.$D691]&gt;=[.$J$3];&quot;&quot;;[.E69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92]=0;OFFSET([.D692];-[.J$3];0)+1;[.D691])" office:value-type="float" office:value="98" calcext:value-type="float">
            <text:p>98</text:p>
          </table:table-cell>
          <table:table-cell table:formula="of:=IF([.B692]=&quot;&quot;;OFFSET([.E692];-[.K$3];0);1+[.E691])" office:value-type="float" office:value="3" calcext:value-type="float">
            <text:p>3</text:p>
          </table:table-cell>
          <table:table-cell/>
          <table:table-cell table:formula="of:=IF([.$D692]&gt;=[.$J$3];&quot;&quot;;[.D692])">
            <text:p/>
          </table:table-cell>
          <table:table-cell table:formula="of:=IF([.$D692]&gt;=[.$J$3];&quot;&quot;;[.E69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93]=0;OFFSET([.D693];-[.J$3];0)+1;[.D692])" office:value-type="float" office:value="98" calcext:value-type="float">
            <text:p>98</text:p>
          </table:table-cell>
          <table:table-cell table:formula="of:=IF([.B693]=&quot;&quot;;OFFSET([.E693];-[.K$3];0);1+[.E692])" office:value-type="float" office:value="4" calcext:value-type="float">
            <text:p>4</text:p>
          </table:table-cell>
          <table:table-cell/>
          <table:table-cell table:formula="of:=IF([.$D693]&gt;=[.$J$3];&quot;&quot;;[.D693])">
            <text:p/>
          </table:table-cell>
          <table:table-cell table:formula="of:=IF([.$D693]&gt;=[.$J$3];&quot;&quot;;[.E69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94]=0;OFFSET([.D694];-[.J$3];0)+1;[.D693])" office:value-type="float" office:value="98" calcext:value-type="float">
            <text:p>98</text:p>
          </table:table-cell>
          <table:table-cell table:formula="of:=IF([.B694]=&quot;&quot;;OFFSET([.E694];-[.K$3];0);1+[.E693])" office:value-type="float" office:value="5" calcext:value-type="float">
            <text:p>5</text:p>
          </table:table-cell>
          <table:table-cell/>
          <table:table-cell table:formula="of:=IF([.$D694]&gt;=[.$J$3];&quot;&quot;;[.D694])">
            <text:p/>
          </table:table-cell>
          <table:table-cell table:formula="of:=IF([.$D694]&gt;=[.$J$3];&quot;&quot;;[.E69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95]=0;OFFSET([.D695];-[.J$3];0)+1;[.D694])" office:value-type="float" office:value="98" calcext:value-type="float">
            <text:p>98</text:p>
          </table:table-cell>
          <table:table-cell table:formula="of:=IF([.B695]=&quot;&quot;;OFFSET([.E695];-[.K$3];0);1+[.E694])" office:value-type="float" office:value="6" calcext:value-type="float">
            <text:p>6</text:p>
          </table:table-cell>
          <table:table-cell/>
          <table:table-cell table:formula="of:=IF([.$D695]&gt;=[.$J$3];&quot;&quot;;[.D695])">
            <text:p/>
          </table:table-cell>
          <table:table-cell table:formula="of:=IF([.$D695]&gt;=[.$J$3];&quot;&quot;;[.E69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96]=0;OFFSET([.D696];-[.J$3];0)+1;[.D695])" office:value-type="float" office:value="99" calcext:value-type="float">
            <text:p>99</text:p>
          </table:table-cell>
          <table:table-cell table:formula="of:=IF([.B696]=&quot;&quot;;OFFSET([.E696];-[.K$3];0);1+[.E695])" office:value-type="float" office:value="0" calcext:value-type="float">
            <text:p>0</text:p>
          </table:table-cell>
          <table:table-cell/>
          <table:table-cell table:formula="of:=IF([.$D696]&gt;=[.$J$3];&quot;&quot;;[.D696])">
            <text:p/>
          </table:table-cell>
          <table:table-cell table:formula="of:=IF([.$D696]&gt;=[.$J$3];&quot;&quot;;[.E69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97]=0;OFFSET([.D697];-[.J$3];0)+1;[.D696])" office:value-type="float" office:value="99" calcext:value-type="float">
            <text:p>99</text:p>
          </table:table-cell>
          <table:table-cell table:formula="of:=IF([.B697]=&quot;&quot;;OFFSET([.E697];-[.K$3];0);1+[.E696])" office:value-type="float" office:value="1" calcext:value-type="float">
            <text:p>1</text:p>
          </table:table-cell>
          <table:table-cell/>
          <table:table-cell table:formula="of:=IF([.$D697]&gt;=[.$J$3];&quot;&quot;;[.D697])">
            <text:p/>
          </table:table-cell>
          <table:table-cell table:formula="of:=IF([.$D697]&gt;=[.$J$3];&quot;&quot;;[.E69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98]=0;OFFSET([.D698];-[.J$3];0)+1;[.D697])" office:value-type="float" office:value="99" calcext:value-type="float">
            <text:p>99</text:p>
          </table:table-cell>
          <table:table-cell table:formula="of:=IF([.B698]=&quot;&quot;;OFFSET([.E698];-[.K$3];0);1+[.E697])" office:value-type="float" office:value="2" calcext:value-type="float">
            <text:p>2</text:p>
          </table:table-cell>
          <table:table-cell/>
          <table:table-cell table:formula="of:=IF([.$D698]&gt;=[.$J$3];&quot;&quot;;[.D698])">
            <text:p/>
          </table:table-cell>
          <table:table-cell table:formula="of:=IF([.$D698]&gt;=[.$J$3];&quot;&quot;;[.E69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699]=0;OFFSET([.D699];-[.J$3];0)+1;[.D698])" office:value-type="float" office:value="99" calcext:value-type="float">
            <text:p>99</text:p>
          </table:table-cell>
          <table:table-cell table:formula="of:=IF([.B699]=&quot;&quot;;OFFSET([.E699];-[.K$3];0);1+[.E698])" office:value-type="float" office:value="3" calcext:value-type="float">
            <text:p>3</text:p>
          </table:table-cell>
          <table:table-cell/>
          <table:table-cell table:formula="of:=IF([.$D699]&gt;=[.$J$3];&quot;&quot;;[.D699])">
            <text:p/>
          </table:table-cell>
          <table:table-cell table:formula="of:=IF([.$D699]&gt;=[.$J$3];&quot;&quot;;[.E69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00]=0;OFFSET([.D700];-[.J$3];0)+1;[.D699])" office:value-type="float" office:value="99" calcext:value-type="float">
            <text:p>99</text:p>
          </table:table-cell>
          <table:table-cell table:formula="of:=IF([.B700]=&quot;&quot;;OFFSET([.E700];-[.K$3];0);1+[.E699])" office:value-type="float" office:value="4" calcext:value-type="float">
            <text:p>4</text:p>
          </table:table-cell>
          <table:table-cell/>
          <table:table-cell table:formula="of:=IF([.$D700]&gt;=[.$J$3];&quot;&quot;;[.D700])">
            <text:p/>
          </table:table-cell>
          <table:table-cell table:formula="of:=IF([.$D700]&gt;=[.$J$3];&quot;&quot;;[.E70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01]=0;OFFSET([.D701];-[.J$3];0)+1;[.D700])" office:value-type="float" office:value="99" calcext:value-type="float">
            <text:p>99</text:p>
          </table:table-cell>
          <table:table-cell table:formula="of:=IF([.B701]=&quot;&quot;;OFFSET([.E701];-[.K$3];0);1+[.E700])" office:value-type="float" office:value="5" calcext:value-type="float">
            <text:p>5</text:p>
          </table:table-cell>
          <table:table-cell/>
          <table:table-cell table:formula="of:=IF([.$D701]&gt;=[.$J$3];&quot;&quot;;[.D701])">
            <text:p/>
          </table:table-cell>
          <table:table-cell table:formula="of:=IF([.$D701]&gt;=[.$J$3];&quot;&quot;;[.E70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02]=0;OFFSET([.D702];-[.J$3];0)+1;[.D701])" office:value-type="float" office:value="99" calcext:value-type="float">
            <text:p>99</text:p>
          </table:table-cell>
          <table:table-cell table:formula="of:=IF([.B702]=&quot;&quot;;OFFSET([.E702];-[.K$3];0);1+[.E701])" office:value-type="float" office:value="6" calcext:value-type="float">
            <text:p>6</text:p>
          </table:table-cell>
          <table:table-cell/>
          <table:table-cell table:formula="of:=IF([.$D702]&gt;=[.$J$3];&quot;&quot;;[.D702])">
            <text:p/>
          </table:table-cell>
          <table:table-cell table:formula="of:=IF([.$D702]&gt;=[.$J$3];&quot;&quot;;[.E70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03]=0;OFFSET([.D703];-[.J$3];0)+1;[.D702])" office:value-type="float" office:value="100" calcext:value-type="float">
            <text:p>100</text:p>
          </table:table-cell>
          <table:table-cell table:formula="of:=IF([.B703]=&quot;&quot;;OFFSET([.E703];-[.K$3];0);1+[.E702])" office:value-type="float" office:value="0" calcext:value-type="float">
            <text:p>0</text:p>
          </table:table-cell>
          <table:table-cell/>
          <table:table-cell table:formula="of:=IF([.$D703]&gt;=[.$J$3];&quot;&quot;;[.D703])">
            <text:p/>
          </table:table-cell>
          <table:table-cell table:formula="of:=IF([.$D703]&gt;=[.$J$3];&quot;&quot;;[.E70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04]=0;OFFSET([.D704];-[.J$3];0)+1;[.D703])" office:value-type="float" office:value="100" calcext:value-type="float">
            <text:p>100</text:p>
          </table:table-cell>
          <table:table-cell table:formula="of:=IF([.B704]=&quot;&quot;;OFFSET([.E704];-[.K$3];0);1+[.E703])" office:value-type="float" office:value="1" calcext:value-type="float">
            <text:p>1</text:p>
          </table:table-cell>
          <table:table-cell/>
          <table:table-cell table:formula="of:=IF([.$D704]&gt;=[.$J$3];&quot;&quot;;[.D704])">
            <text:p/>
          </table:table-cell>
          <table:table-cell table:formula="of:=IF([.$D704]&gt;=[.$J$3];&quot;&quot;;[.E70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05]=0;OFFSET([.D705];-[.J$3];0)+1;[.D704])" office:value-type="float" office:value="100" calcext:value-type="float">
            <text:p>100</text:p>
          </table:table-cell>
          <table:table-cell table:formula="of:=IF([.B705]=&quot;&quot;;OFFSET([.E705];-[.K$3];0);1+[.E704])" office:value-type="float" office:value="2" calcext:value-type="float">
            <text:p>2</text:p>
          </table:table-cell>
          <table:table-cell/>
          <table:table-cell table:formula="of:=IF([.$D705]&gt;=[.$J$3];&quot;&quot;;[.D705])">
            <text:p/>
          </table:table-cell>
          <table:table-cell table:formula="of:=IF([.$D705]&gt;=[.$J$3];&quot;&quot;;[.E70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06]=0;OFFSET([.D706];-[.J$3];0)+1;[.D705])" office:value-type="float" office:value="100" calcext:value-type="float">
            <text:p>100</text:p>
          </table:table-cell>
          <table:table-cell table:formula="of:=IF([.B706]=&quot;&quot;;OFFSET([.E706];-[.K$3];0);1+[.E705])" office:value-type="float" office:value="3" calcext:value-type="float">
            <text:p>3</text:p>
          </table:table-cell>
          <table:table-cell/>
          <table:table-cell table:formula="of:=IF([.$D706]&gt;=[.$J$3];&quot;&quot;;[.D706])">
            <text:p/>
          </table:table-cell>
          <table:table-cell table:formula="of:=IF([.$D706]&gt;=[.$J$3];&quot;&quot;;[.E70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07]=0;OFFSET([.D707];-[.J$3];0)+1;[.D706])" office:value-type="float" office:value="100" calcext:value-type="float">
            <text:p>100</text:p>
          </table:table-cell>
          <table:table-cell table:formula="of:=IF([.B707]=&quot;&quot;;OFFSET([.E707];-[.K$3];0);1+[.E706])" office:value-type="float" office:value="4" calcext:value-type="float">
            <text:p>4</text:p>
          </table:table-cell>
          <table:table-cell/>
          <table:table-cell table:formula="of:=IF([.$D707]&gt;=[.$J$3];&quot;&quot;;[.D707])">
            <text:p/>
          </table:table-cell>
          <table:table-cell table:formula="of:=IF([.$D707]&gt;=[.$J$3];&quot;&quot;;[.E70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08]=0;OFFSET([.D708];-[.J$3];0)+1;[.D707])" office:value-type="float" office:value="100" calcext:value-type="float">
            <text:p>100</text:p>
          </table:table-cell>
          <table:table-cell table:formula="of:=IF([.B708]=&quot;&quot;;OFFSET([.E708];-[.K$3];0);1+[.E707])" office:value-type="float" office:value="5" calcext:value-type="float">
            <text:p>5</text:p>
          </table:table-cell>
          <table:table-cell/>
          <table:table-cell table:formula="of:=IF([.$D708]&gt;=[.$J$3];&quot;&quot;;[.D708])">
            <text:p/>
          </table:table-cell>
          <table:table-cell table:formula="of:=IF([.$D708]&gt;=[.$J$3];&quot;&quot;;[.E70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09]=0;OFFSET([.D709];-[.J$3];0)+1;[.D708])" office:value-type="float" office:value="100" calcext:value-type="float">
            <text:p>100</text:p>
          </table:table-cell>
          <table:table-cell table:formula="of:=IF([.B709]=&quot;&quot;;OFFSET([.E709];-[.K$3];0);1+[.E708])" office:value-type="float" office:value="6" calcext:value-type="float">
            <text:p>6</text:p>
          </table:table-cell>
          <table:table-cell/>
          <table:table-cell table:formula="of:=IF([.$D709]&gt;=[.$J$3];&quot;&quot;;[.D709])">
            <text:p/>
          </table:table-cell>
          <table:table-cell table:formula="of:=IF([.$D709]&gt;=[.$J$3];&quot;&quot;;[.E70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10]=0;OFFSET([.D710];-[.J$3];0)+1;[.D709])" office:value-type="float" office:value="101" calcext:value-type="float">
            <text:p>101</text:p>
          </table:table-cell>
          <table:table-cell table:formula="of:=IF([.B710]=&quot;&quot;;OFFSET([.E710];-[.K$3];0);1+[.E709])" office:value-type="float" office:value="0" calcext:value-type="float">
            <text:p>0</text:p>
          </table:table-cell>
          <table:table-cell/>
          <table:table-cell table:formula="of:=IF([.$D710]&gt;=[.$J$3];&quot;&quot;;[.D710])">
            <text:p/>
          </table:table-cell>
          <table:table-cell table:formula="of:=IF([.$D710]&gt;=[.$J$3];&quot;&quot;;[.E71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11]=0;OFFSET([.D711];-[.J$3];0)+1;[.D710])" office:value-type="float" office:value="101" calcext:value-type="float">
            <text:p>101</text:p>
          </table:table-cell>
          <table:table-cell table:formula="of:=IF([.B711]=&quot;&quot;;OFFSET([.E711];-[.K$3];0);1+[.E710])" office:value-type="float" office:value="1" calcext:value-type="float">
            <text:p>1</text:p>
          </table:table-cell>
          <table:table-cell/>
          <table:table-cell table:formula="of:=IF([.$D711]&gt;=[.$J$3];&quot;&quot;;[.D711])">
            <text:p/>
          </table:table-cell>
          <table:table-cell table:formula="of:=IF([.$D711]&gt;=[.$J$3];&quot;&quot;;[.E71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12]=0;OFFSET([.D712];-[.J$3];0)+1;[.D711])" office:value-type="float" office:value="101" calcext:value-type="float">
            <text:p>101</text:p>
          </table:table-cell>
          <table:table-cell table:formula="of:=IF([.B712]=&quot;&quot;;OFFSET([.E712];-[.K$3];0);1+[.E711])" office:value-type="float" office:value="2" calcext:value-type="float">
            <text:p>2</text:p>
          </table:table-cell>
          <table:table-cell/>
          <table:table-cell table:formula="of:=IF([.$D712]&gt;=[.$J$3];&quot;&quot;;[.D712])">
            <text:p/>
          </table:table-cell>
          <table:table-cell table:formula="of:=IF([.$D712]&gt;=[.$J$3];&quot;&quot;;[.E71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13]=0;OFFSET([.D713];-[.J$3];0)+1;[.D712])" office:value-type="float" office:value="101" calcext:value-type="float">
            <text:p>101</text:p>
          </table:table-cell>
          <table:table-cell table:formula="of:=IF([.B713]=&quot;&quot;;OFFSET([.E713];-[.K$3];0);1+[.E712])" office:value-type="float" office:value="3" calcext:value-type="float">
            <text:p>3</text:p>
          </table:table-cell>
          <table:table-cell/>
          <table:table-cell table:formula="of:=IF([.$D713]&gt;=[.$J$3];&quot;&quot;;[.D713])">
            <text:p/>
          </table:table-cell>
          <table:table-cell table:formula="of:=IF([.$D713]&gt;=[.$J$3];&quot;&quot;;[.E71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14]=0;OFFSET([.D714];-[.J$3];0)+1;[.D713])" office:value-type="float" office:value="101" calcext:value-type="float">
            <text:p>101</text:p>
          </table:table-cell>
          <table:table-cell table:formula="of:=IF([.B714]=&quot;&quot;;OFFSET([.E714];-[.K$3];0);1+[.E713])" office:value-type="float" office:value="4" calcext:value-type="float">
            <text:p>4</text:p>
          </table:table-cell>
          <table:table-cell/>
          <table:table-cell table:formula="of:=IF([.$D714]&gt;=[.$J$3];&quot;&quot;;[.D714])">
            <text:p/>
          </table:table-cell>
          <table:table-cell table:formula="of:=IF([.$D714]&gt;=[.$J$3];&quot;&quot;;[.E71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15]=0;OFFSET([.D715];-[.J$3];0)+1;[.D714])" office:value-type="float" office:value="101" calcext:value-type="float">
            <text:p>101</text:p>
          </table:table-cell>
          <table:table-cell table:formula="of:=IF([.B715]=&quot;&quot;;OFFSET([.E715];-[.K$3];0);1+[.E714])" office:value-type="float" office:value="5" calcext:value-type="float">
            <text:p>5</text:p>
          </table:table-cell>
          <table:table-cell/>
          <table:table-cell table:formula="of:=IF([.$D715]&gt;=[.$J$3];&quot;&quot;;[.D715])">
            <text:p/>
          </table:table-cell>
          <table:table-cell table:formula="of:=IF([.$D715]&gt;=[.$J$3];&quot;&quot;;[.E71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16]=0;OFFSET([.D716];-[.J$3];0)+1;[.D715])" office:value-type="float" office:value="101" calcext:value-type="float">
            <text:p>101</text:p>
          </table:table-cell>
          <table:table-cell table:formula="of:=IF([.B716]=&quot;&quot;;OFFSET([.E716];-[.K$3];0);1+[.E715])" office:value-type="float" office:value="6" calcext:value-type="float">
            <text:p>6</text:p>
          </table:table-cell>
          <table:table-cell/>
          <table:table-cell table:formula="of:=IF([.$D716]&gt;=[.$J$3];&quot;&quot;;[.D716])">
            <text:p/>
          </table:table-cell>
          <table:table-cell table:formula="of:=IF([.$D716]&gt;=[.$J$3];&quot;&quot;;[.E71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17]=0;OFFSET([.D717];-[.J$3];0)+1;[.D716])" office:value-type="float" office:value="102" calcext:value-type="float">
            <text:p>102</text:p>
          </table:table-cell>
          <table:table-cell table:formula="of:=IF([.B717]=&quot;&quot;;OFFSET([.E717];-[.K$3];0);1+[.E716])" office:value-type="float" office:value="0" calcext:value-type="float">
            <text:p>0</text:p>
          </table:table-cell>
          <table:table-cell/>
          <table:table-cell table:formula="of:=IF([.$D717]&gt;=[.$J$3];&quot;&quot;;[.D717])">
            <text:p/>
          </table:table-cell>
          <table:table-cell table:formula="of:=IF([.$D717]&gt;=[.$J$3];&quot;&quot;;[.E71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18]=0;OFFSET([.D718];-[.J$3];0)+1;[.D717])" office:value-type="float" office:value="102" calcext:value-type="float">
            <text:p>102</text:p>
          </table:table-cell>
          <table:table-cell table:formula="of:=IF([.B718]=&quot;&quot;;OFFSET([.E718];-[.K$3];0);1+[.E717])" office:value-type="float" office:value="1" calcext:value-type="float">
            <text:p>1</text:p>
          </table:table-cell>
          <table:table-cell/>
          <table:table-cell table:formula="of:=IF([.$D718]&gt;=[.$J$3];&quot;&quot;;[.D718])">
            <text:p/>
          </table:table-cell>
          <table:table-cell table:formula="of:=IF([.$D718]&gt;=[.$J$3];&quot;&quot;;[.E71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19]=0;OFFSET([.D719];-[.J$3];0)+1;[.D718])" office:value-type="float" office:value="102" calcext:value-type="float">
            <text:p>102</text:p>
          </table:table-cell>
          <table:table-cell table:formula="of:=IF([.B719]=&quot;&quot;;OFFSET([.E719];-[.K$3];0);1+[.E718])" office:value-type="float" office:value="2" calcext:value-type="float">
            <text:p>2</text:p>
          </table:table-cell>
          <table:table-cell/>
          <table:table-cell table:formula="of:=IF([.$D719]&gt;=[.$J$3];&quot;&quot;;[.D719])">
            <text:p/>
          </table:table-cell>
          <table:table-cell table:formula="of:=IF([.$D719]&gt;=[.$J$3];&quot;&quot;;[.E71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20]=0;OFFSET([.D720];-[.J$3];0)+1;[.D719])" office:value-type="float" office:value="102" calcext:value-type="float">
            <text:p>102</text:p>
          </table:table-cell>
          <table:table-cell table:formula="of:=IF([.B720]=&quot;&quot;;OFFSET([.E720];-[.K$3];0);1+[.E719])" office:value-type="float" office:value="3" calcext:value-type="float">
            <text:p>3</text:p>
          </table:table-cell>
          <table:table-cell/>
          <table:table-cell table:formula="of:=IF([.$D720]&gt;=[.$J$3];&quot;&quot;;[.D720])">
            <text:p/>
          </table:table-cell>
          <table:table-cell table:formula="of:=IF([.$D720]&gt;=[.$J$3];&quot;&quot;;[.E72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21]=0;OFFSET([.D721];-[.J$3];0)+1;[.D720])" office:value-type="float" office:value="102" calcext:value-type="float">
            <text:p>102</text:p>
          </table:table-cell>
          <table:table-cell table:formula="of:=IF([.B721]=&quot;&quot;;OFFSET([.E721];-[.K$3];0);1+[.E720])" office:value-type="float" office:value="4" calcext:value-type="float">
            <text:p>4</text:p>
          </table:table-cell>
          <table:table-cell/>
          <table:table-cell table:formula="of:=IF([.$D721]&gt;=[.$J$3];&quot;&quot;;[.D721])">
            <text:p/>
          </table:table-cell>
          <table:table-cell table:formula="of:=IF([.$D721]&gt;=[.$J$3];&quot;&quot;;[.E72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22]=0;OFFSET([.D722];-[.J$3];0)+1;[.D721])" office:value-type="float" office:value="102" calcext:value-type="float">
            <text:p>102</text:p>
          </table:table-cell>
          <table:table-cell table:formula="of:=IF([.B722]=&quot;&quot;;OFFSET([.E722];-[.K$3];0);1+[.E721])" office:value-type="float" office:value="5" calcext:value-type="float">
            <text:p>5</text:p>
          </table:table-cell>
          <table:table-cell/>
          <table:table-cell table:formula="of:=IF([.$D722]&gt;=[.$J$3];&quot;&quot;;[.D722])">
            <text:p/>
          </table:table-cell>
          <table:table-cell table:formula="of:=IF([.$D722]&gt;=[.$J$3];&quot;&quot;;[.E72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23]=0;OFFSET([.D723];-[.J$3];0)+1;[.D722])" office:value-type="float" office:value="102" calcext:value-type="float">
            <text:p>102</text:p>
          </table:table-cell>
          <table:table-cell table:formula="of:=IF([.B723]=&quot;&quot;;OFFSET([.E723];-[.K$3];0);1+[.E722])" office:value-type="float" office:value="6" calcext:value-type="float">
            <text:p>6</text:p>
          </table:table-cell>
          <table:table-cell/>
          <table:table-cell table:formula="of:=IF([.$D723]&gt;=[.$J$3];&quot;&quot;;[.D723])">
            <text:p/>
          </table:table-cell>
          <table:table-cell table:formula="of:=IF([.$D723]&gt;=[.$J$3];&quot;&quot;;[.E72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24]=0;OFFSET([.D724];-[.J$3];0)+1;[.D723])" office:value-type="float" office:value="103" calcext:value-type="float">
            <text:p>103</text:p>
          </table:table-cell>
          <table:table-cell table:formula="of:=IF([.B724]=&quot;&quot;;OFFSET([.E724];-[.K$3];0);1+[.E723])" office:value-type="float" office:value="0" calcext:value-type="float">
            <text:p>0</text:p>
          </table:table-cell>
          <table:table-cell/>
          <table:table-cell table:formula="of:=IF([.$D724]&gt;=[.$J$3];&quot;&quot;;[.D724])">
            <text:p/>
          </table:table-cell>
          <table:table-cell table:formula="of:=IF([.$D724]&gt;=[.$J$3];&quot;&quot;;[.E72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25]=0;OFFSET([.D725];-[.J$3];0)+1;[.D724])" office:value-type="float" office:value="103" calcext:value-type="float">
            <text:p>103</text:p>
          </table:table-cell>
          <table:table-cell table:formula="of:=IF([.B725]=&quot;&quot;;OFFSET([.E725];-[.K$3];0);1+[.E724])" office:value-type="float" office:value="1" calcext:value-type="float">
            <text:p>1</text:p>
          </table:table-cell>
          <table:table-cell/>
          <table:table-cell table:formula="of:=IF([.$D725]&gt;=[.$J$3];&quot;&quot;;[.D725])">
            <text:p/>
          </table:table-cell>
          <table:table-cell table:formula="of:=IF([.$D725]&gt;=[.$J$3];&quot;&quot;;[.E72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26]=0;OFFSET([.D726];-[.J$3];0)+1;[.D725])" office:value-type="float" office:value="103" calcext:value-type="float">
            <text:p>103</text:p>
          </table:table-cell>
          <table:table-cell table:formula="of:=IF([.B726]=&quot;&quot;;OFFSET([.E726];-[.K$3];0);1+[.E725])" office:value-type="float" office:value="2" calcext:value-type="float">
            <text:p>2</text:p>
          </table:table-cell>
          <table:table-cell/>
          <table:table-cell table:formula="of:=IF([.$D726]&gt;=[.$J$3];&quot;&quot;;[.D726])">
            <text:p/>
          </table:table-cell>
          <table:table-cell table:formula="of:=IF([.$D726]&gt;=[.$J$3];&quot;&quot;;[.E72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27]=0;OFFSET([.D727];-[.J$3];0)+1;[.D726])" office:value-type="float" office:value="103" calcext:value-type="float">
            <text:p>103</text:p>
          </table:table-cell>
          <table:table-cell table:formula="of:=IF([.B727]=&quot;&quot;;OFFSET([.E727];-[.K$3];0);1+[.E726])" office:value-type="float" office:value="3" calcext:value-type="float">
            <text:p>3</text:p>
          </table:table-cell>
          <table:table-cell/>
          <table:table-cell table:formula="of:=IF([.$D727]&gt;=[.$J$3];&quot;&quot;;[.D727])">
            <text:p/>
          </table:table-cell>
          <table:table-cell table:formula="of:=IF([.$D727]&gt;=[.$J$3];&quot;&quot;;[.E72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28]=0;OFFSET([.D728];-[.J$3];0)+1;[.D727])" office:value-type="float" office:value="103" calcext:value-type="float">
            <text:p>103</text:p>
          </table:table-cell>
          <table:table-cell table:formula="of:=IF([.B728]=&quot;&quot;;OFFSET([.E728];-[.K$3];0);1+[.E727])" office:value-type="float" office:value="4" calcext:value-type="float">
            <text:p>4</text:p>
          </table:table-cell>
          <table:table-cell/>
          <table:table-cell table:formula="of:=IF([.$D728]&gt;=[.$J$3];&quot;&quot;;[.D728])">
            <text:p/>
          </table:table-cell>
          <table:table-cell table:formula="of:=IF([.$D728]&gt;=[.$J$3];&quot;&quot;;[.E72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29]=0;OFFSET([.D729];-[.J$3];0)+1;[.D728])" office:value-type="float" office:value="103" calcext:value-type="float">
            <text:p>103</text:p>
          </table:table-cell>
          <table:table-cell table:formula="of:=IF([.B729]=&quot;&quot;;OFFSET([.E729];-[.K$3];0);1+[.E728])" office:value-type="float" office:value="5" calcext:value-type="float">
            <text:p>5</text:p>
          </table:table-cell>
          <table:table-cell/>
          <table:table-cell table:formula="of:=IF([.$D729]&gt;=[.$J$3];&quot;&quot;;[.D729])">
            <text:p/>
          </table:table-cell>
          <table:table-cell table:formula="of:=IF([.$D729]&gt;=[.$J$3];&quot;&quot;;[.E72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30]=0;OFFSET([.D730];-[.J$3];0)+1;[.D729])" office:value-type="float" office:value="103" calcext:value-type="float">
            <text:p>103</text:p>
          </table:table-cell>
          <table:table-cell table:formula="of:=IF([.B730]=&quot;&quot;;OFFSET([.E730];-[.K$3];0);1+[.E729])" office:value-type="float" office:value="6" calcext:value-type="float">
            <text:p>6</text:p>
          </table:table-cell>
          <table:table-cell/>
          <table:table-cell table:formula="of:=IF([.$D730]&gt;=[.$J$3];&quot;&quot;;[.D730])">
            <text:p/>
          </table:table-cell>
          <table:table-cell table:formula="of:=IF([.$D730]&gt;=[.$J$3];&quot;&quot;;[.E73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31]=0;OFFSET([.D731];-[.J$3];0)+1;[.D730])" office:value-type="float" office:value="104" calcext:value-type="float">
            <text:p>104</text:p>
          </table:table-cell>
          <table:table-cell table:formula="of:=IF([.B731]=&quot;&quot;;OFFSET([.E731];-[.K$3];0);1+[.E730])" office:value-type="float" office:value="0" calcext:value-type="float">
            <text:p>0</text:p>
          </table:table-cell>
          <table:table-cell/>
          <table:table-cell table:formula="of:=IF([.$D731]&gt;=[.$J$3];&quot;&quot;;[.D731])">
            <text:p/>
          </table:table-cell>
          <table:table-cell table:formula="of:=IF([.$D731]&gt;=[.$J$3];&quot;&quot;;[.E73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32]=0;OFFSET([.D732];-[.J$3];0)+1;[.D731])" office:value-type="float" office:value="104" calcext:value-type="float">
            <text:p>104</text:p>
          </table:table-cell>
          <table:table-cell table:formula="of:=IF([.B732]=&quot;&quot;;OFFSET([.E732];-[.K$3];0);1+[.E731])" office:value-type="float" office:value="1" calcext:value-type="float">
            <text:p>1</text:p>
          </table:table-cell>
          <table:table-cell/>
          <table:table-cell table:formula="of:=IF([.$D732]&gt;=[.$J$3];&quot;&quot;;[.D732])">
            <text:p/>
          </table:table-cell>
          <table:table-cell table:formula="of:=IF([.$D732]&gt;=[.$J$3];&quot;&quot;;[.E73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33]=0;OFFSET([.D733];-[.J$3];0)+1;[.D732])" office:value-type="float" office:value="104" calcext:value-type="float">
            <text:p>104</text:p>
          </table:table-cell>
          <table:table-cell table:formula="of:=IF([.B733]=&quot;&quot;;OFFSET([.E733];-[.K$3];0);1+[.E732])" office:value-type="float" office:value="2" calcext:value-type="float">
            <text:p>2</text:p>
          </table:table-cell>
          <table:table-cell/>
          <table:table-cell table:formula="of:=IF([.$D733]&gt;=[.$J$3];&quot;&quot;;[.D733])">
            <text:p/>
          </table:table-cell>
          <table:table-cell table:formula="of:=IF([.$D733]&gt;=[.$J$3];&quot;&quot;;[.E73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34]=0;OFFSET([.D734];-[.J$3];0)+1;[.D733])" office:value-type="float" office:value="104" calcext:value-type="float">
            <text:p>104</text:p>
          </table:table-cell>
          <table:table-cell table:formula="of:=IF([.B734]=&quot;&quot;;OFFSET([.E734];-[.K$3];0);1+[.E733])" office:value-type="float" office:value="3" calcext:value-type="float">
            <text:p>3</text:p>
          </table:table-cell>
          <table:table-cell/>
          <table:table-cell table:formula="of:=IF([.$D734]&gt;=[.$J$3];&quot;&quot;;[.D734])">
            <text:p/>
          </table:table-cell>
          <table:table-cell table:formula="of:=IF([.$D734]&gt;=[.$J$3];&quot;&quot;;[.E73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35]=0;OFFSET([.D735];-[.J$3];0)+1;[.D734])" office:value-type="float" office:value="104" calcext:value-type="float">
            <text:p>104</text:p>
          </table:table-cell>
          <table:table-cell table:formula="of:=IF([.B735]=&quot;&quot;;OFFSET([.E735];-[.K$3];0);1+[.E734])" office:value-type="float" office:value="4" calcext:value-type="float">
            <text:p>4</text:p>
          </table:table-cell>
          <table:table-cell/>
          <table:table-cell table:formula="of:=IF([.$D735]&gt;=[.$J$3];&quot;&quot;;[.D735])">
            <text:p/>
          </table:table-cell>
          <table:table-cell table:formula="of:=IF([.$D735]&gt;=[.$J$3];&quot;&quot;;[.E73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36]=0;OFFSET([.D736];-[.J$3];0)+1;[.D735])" office:value-type="float" office:value="104" calcext:value-type="float">
            <text:p>104</text:p>
          </table:table-cell>
          <table:table-cell table:formula="of:=IF([.B736]=&quot;&quot;;OFFSET([.E736];-[.K$3];0);1+[.E735])" office:value-type="float" office:value="5" calcext:value-type="float">
            <text:p>5</text:p>
          </table:table-cell>
          <table:table-cell/>
          <table:table-cell table:formula="of:=IF([.$D736]&gt;=[.$J$3];&quot;&quot;;[.D736])">
            <text:p/>
          </table:table-cell>
          <table:table-cell table:formula="of:=IF([.$D736]&gt;=[.$J$3];&quot;&quot;;[.E73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37]=0;OFFSET([.D737];-[.J$3];0)+1;[.D736])" office:value-type="float" office:value="104" calcext:value-type="float">
            <text:p>104</text:p>
          </table:table-cell>
          <table:table-cell table:formula="of:=IF([.B737]=&quot;&quot;;OFFSET([.E737];-[.K$3];0);1+[.E736])" office:value-type="float" office:value="6" calcext:value-type="float">
            <text:p>6</text:p>
          </table:table-cell>
          <table:table-cell/>
          <table:table-cell table:formula="of:=IF([.$D737]&gt;=[.$J$3];&quot;&quot;;[.D737])">
            <text:p/>
          </table:table-cell>
          <table:table-cell table:formula="of:=IF([.$D737]&gt;=[.$J$3];&quot;&quot;;[.E73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38]=0;OFFSET([.D738];-[.J$3];0)+1;[.D737])" office:value-type="float" office:value="105" calcext:value-type="float">
            <text:p>105</text:p>
          </table:table-cell>
          <table:table-cell table:formula="of:=IF([.B738]=&quot;&quot;;OFFSET([.E738];-[.K$3];0);1+[.E737])" office:value-type="float" office:value="0" calcext:value-type="float">
            <text:p>0</text:p>
          </table:table-cell>
          <table:table-cell/>
          <table:table-cell table:formula="of:=IF([.$D738]&gt;=[.$J$3];&quot;&quot;;[.D738])">
            <text:p/>
          </table:table-cell>
          <table:table-cell table:formula="of:=IF([.$D738]&gt;=[.$J$3];&quot;&quot;;[.E73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39]=0;OFFSET([.D739];-[.J$3];0)+1;[.D738])" office:value-type="float" office:value="105" calcext:value-type="float">
            <text:p>105</text:p>
          </table:table-cell>
          <table:table-cell table:formula="of:=IF([.B739]=&quot;&quot;;OFFSET([.E739];-[.K$3];0);1+[.E738])" office:value-type="float" office:value="1" calcext:value-type="float">
            <text:p>1</text:p>
          </table:table-cell>
          <table:table-cell/>
          <table:table-cell table:formula="of:=IF([.$D739]&gt;=[.$J$3];&quot;&quot;;[.D739])">
            <text:p/>
          </table:table-cell>
          <table:table-cell table:formula="of:=IF([.$D739]&gt;=[.$J$3];&quot;&quot;;[.E73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40]=0;OFFSET([.D740];-[.J$3];0)+1;[.D739])" office:value-type="float" office:value="105" calcext:value-type="float">
            <text:p>105</text:p>
          </table:table-cell>
          <table:table-cell table:formula="of:=IF([.B740]=&quot;&quot;;OFFSET([.E740];-[.K$3];0);1+[.E739])" office:value-type="float" office:value="2" calcext:value-type="float">
            <text:p>2</text:p>
          </table:table-cell>
          <table:table-cell/>
          <table:table-cell table:formula="of:=IF([.$D740]&gt;=[.$J$3];&quot;&quot;;[.D740])">
            <text:p/>
          </table:table-cell>
          <table:table-cell table:formula="of:=IF([.$D740]&gt;=[.$J$3];&quot;&quot;;[.E74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41]=0;OFFSET([.D741];-[.J$3];0)+1;[.D740])" office:value-type="float" office:value="105" calcext:value-type="float">
            <text:p>105</text:p>
          </table:table-cell>
          <table:table-cell table:formula="of:=IF([.B741]=&quot;&quot;;OFFSET([.E741];-[.K$3];0);1+[.E740])" office:value-type="float" office:value="3" calcext:value-type="float">
            <text:p>3</text:p>
          </table:table-cell>
          <table:table-cell/>
          <table:table-cell table:formula="of:=IF([.$D741]&gt;=[.$J$3];&quot;&quot;;[.D741])">
            <text:p/>
          </table:table-cell>
          <table:table-cell table:formula="of:=IF([.$D741]&gt;=[.$J$3];&quot;&quot;;[.E74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42]=0;OFFSET([.D742];-[.J$3];0)+1;[.D741])" office:value-type="float" office:value="105" calcext:value-type="float">
            <text:p>105</text:p>
          </table:table-cell>
          <table:table-cell table:formula="of:=IF([.B742]=&quot;&quot;;OFFSET([.E742];-[.K$3];0);1+[.E741])" office:value-type="float" office:value="4" calcext:value-type="float">
            <text:p>4</text:p>
          </table:table-cell>
          <table:table-cell/>
          <table:table-cell table:formula="of:=IF([.$D742]&gt;=[.$J$3];&quot;&quot;;[.D742])">
            <text:p/>
          </table:table-cell>
          <table:table-cell table:formula="of:=IF([.$D742]&gt;=[.$J$3];&quot;&quot;;[.E74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43]=0;OFFSET([.D743];-[.J$3];0)+1;[.D742])" office:value-type="float" office:value="105" calcext:value-type="float">
            <text:p>105</text:p>
          </table:table-cell>
          <table:table-cell table:formula="of:=IF([.B743]=&quot;&quot;;OFFSET([.E743];-[.K$3];0);1+[.E742])" office:value-type="float" office:value="5" calcext:value-type="float">
            <text:p>5</text:p>
          </table:table-cell>
          <table:table-cell/>
          <table:table-cell table:formula="of:=IF([.$D743]&gt;=[.$J$3];&quot;&quot;;[.D743])">
            <text:p/>
          </table:table-cell>
          <table:table-cell table:formula="of:=IF([.$D743]&gt;=[.$J$3];&quot;&quot;;[.E74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44]=0;OFFSET([.D744];-[.J$3];0)+1;[.D743])" office:value-type="float" office:value="105" calcext:value-type="float">
            <text:p>105</text:p>
          </table:table-cell>
          <table:table-cell table:formula="of:=IF([.B744]=&quot;&quot;;OFFSET([.E744];-[.K$3];0);1+[.E743])" office:value-type="float" office:value="6" calcext:value-type="float">
            <text:p>6</text:p>
          </table:table-cell>
          <table:table-cell/>
          <table:table-cell table:formula="of:=IF([.$D744]&gt;=[.$J$3];&quot;&quot;;[.D744])">
            <text:p/>
          </table:table-cell>
          <table:table-cell table:formula="of:=IF([.$D744]&gt;=[.$J$3];&quot;&quot;;[.E74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45]=0;OFFSET([.D745];-[.J$3];0)+1;[.D744])" office:value-type="float" office:value="106" calcext:value-type="float">
            <text:p>106</text:p>
          </table:table-cell>
          <table:table-cell table:formula="of:=IF([.B745]=&quot;&quot;;OFFSET([.E745];-[.K$3];0);1+[.E744])" office:value-type="float" office:value="0" calcext:value-type="float">
            <text:p>0</text:p>
          </table:table-cell>
          <table:table-cell/>
          <table:table-cell table:formula="of:=IF([.$D745]&gt;=[.$J$3];&quot;&quot;;[.D745])">
            <text:p/>
          </table:table-cell>
          <table:table-cell table:formula="of:=IF([.$D745]&gt;=[.$J$3];&quot;&quot;;[.E74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46]=0;OFFSET([.D746];-[.J$3];0)+1;[.D745])" office:value-type="float" office:value="106" calcext:value-type="float">
            <text:p>106</text:p>
          </table:table-cell>
          <table:table-cell table:formula="of:=IF([.B746]=&quot;&quot;;OFFSET([.E746];-[.K$3];0);1+[.E745])" office:value-type="float" office:value="1" calcext:value-type="float">
            <text:p>1</text:p>
          </table:table-cell>
          <table:table-cell/>
          <table:table-cell table:formula="of:=IF([.$D746]&gt;=[.$J$3];&quot;&quot;;[.D746])">
            <text:p/>
          </table:table-cell>
          <table:table-cell table:formula="of:=IF([.$D746]&gt;=[.$J$3];&quot;&quot;;[.E74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47]=0;OFFSET([.D747];-[.J$3];0)+1;[.D746])" office:value-type="float" office:value="106" calcext:value-type="float">
            <text:p>106</text:p>
          </table:table-cell>
          <table:table-cell table:formula="of:=IF([.B747]=&quot;&quot;;OFFSET([.E747];-[.K$3];0);1+[.E746])" office:value-type="float" office:value="2" calcext:value-type="float">
            <text:p>2</text:p>
          </table:table-cell>
          <table:table-cell/>
          <table:table-cell table:formula="of:=IF([.$D747]&gt;=[.$J$3];&quot;&quot;;[.D747])">
            <text:p/>
          </table:table-cell>
          <table:table-cell table:formula="of:=IF([.$D747]&gt;=[.$J$3];&quot;&quot;;[.E74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48]=0;OFFSET([.D748];-[.J$3];0)+1;[.D747])" office:value-type="float" office:value="106" calcext:value-type="float">
            <text:p>106</text:p>
          </table:table-cell>
          <table:table-cell table:formula="of:=IF([.B748]=&quot;&quot;;OFFSET([.E748];-[.K$3];0);1+[.E747])" office:value-type="float" office:value="3" calcext:value-type="float">
            <text:p>3</text:p>
          </table:table-cell>
          <table:table-cell/>
          <table:table-cell table:formula="of:=IF([.$D748]&gt;=[.$J$3];&quot;&quot;;[.D748])">
            <text:p/>
          </table:table-cell>
          <table:table-cell table:formula="of:=IF([.$D748]&gt;=[.$J$3];&quot;&quot;;[.E74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49]=0;OFFSET([.D749];-[.J$3];0)+1;[.D748])" office:value-type="float" office:value="106" calcext:value-type="float">
            <text:p>106</text:p>
          </table:table-cell>
          <table:table-cell table:formula="of:=IF([.B749]=&quot;&quot;;OFFSET([.E749];-[.K$3];0);1+[.E748])" office:value-type="float" office:value="4" calcext:value-type="float">
            <text:p>4</text:p>
          </table:table-cell>
          <table:table-cell/>
          <table:table-cell table:formula="of:=IF([.$D749]&gt;=[.$J$3];&quot;&quot;;[.D749])">
            <text:p/>
          </table:table-cell>
          <table:table-cell table:formula="of:=IF([.$D749]&gt;=[.$J$3];&quot;&quot;;[.E74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50]=0;OFFSET([.D750];-[.J$3];0)+1;[.D749])" office:value-type="float" office:value="106" calcext:value-type="float">
            <text:p>106</text:p>
          </table:table-cell>
          <table:table-cell table:formula="of:=IF([.B750]=&quot;&quot;;OFFSET([.E750];-[.K$3];0);1+[.E749])" office:value-type="float" office:value="5" calcext:value-type="float">
            <text:p>5</text:p>
          </table:table-cell>
          <table:table-cell/>
          <table:table-cell table:formula="of:=IF([.$D750]&gt;=[.$J$3];&quot;&quot;;[.D750])">
            <text:p/>
          </table:table-cell>
          <table:table-cell table:formula="of:=IF([.$D750]&gt;=[.$J$3];&quot;&quot;;[.E75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51]=0;OFFSET([.D751];-[.J$3];0)+1;[.D750])" office:value-type="float" office:value="106" calcext:value-type="float">
            <text:p>106</text:p>
          </table:table-cell>
          <table:table-cell table:formula="of:=IF([.B751]=&quot;&quot;;OFFSET([.E751];-[.K$3];0);1+[.E750])" office:value-type="float" office:value="6" calcext:value-type="float">
            <text:p>6</text:p>
          </table:table-cell>
          <table:table-cell/>
          <table:table-cell table:formula="of:=IF([.$D751]&gt;=[.$J$3];&quot;&quot;;[.D751])">
            <text:p/>
          </table:table-cell>
          <table:table-cell table:formula="of:=IF([.$D751]&gt;=[.$J$3];&quot;&quot;;[.E75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52]=0;OFFSET([.D752];-[.J$3];0)+1;[.D751])" office:value-type="float" office:value="107" calcext:value-type="float">
            <text:p>107</text:p>
          </table:table-cell>
          <table:table-cell table:formula="of:=IF([.B752]=&quot;&quot;;OFFSET([.E752];-[.K$3];0);1+[.E751])" office:value-type="float" office:value="0" calcext:value-type="float">
            <text:p>0</text:p>
          </table:table-cell>
          <table:table-cell/>
          <table:table-cell table:formula="of:=IF([.$D752]&gt;=[.$J$3];&quot;&quot;;[.D752])">
            <text:p/>
          </table:table-cell>
          <table:table-cell table:formula="of:=IF([.$D752]&gt;=[.$J$3];&quot;&quot;;[.E75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53]=0;OFFSET([.D753];-[.J$3];0)+1;[.D752])" office:value-type="float" office:value="107" calcext:value-type="float">
            <text:p>107</text:p>
          </table:table-cell>
          <table:table-cell table:formula="of:=IF([.B753]=&quot;&quot;;OFFSET([.E753];-[.K$3];0);1+[.E752])" office:value-type="float" office:value="1" calcext:value-type="float">
            <text:p>1</text:p>
          </table:table-cell>
          <table:table-cell/>
          <table:table-cell table:formula="of:=IF([.$D753]&gt;=[.$J$3];&quot;&quot;;[.D753])">
            <text:p/>
          </table:table-cell>
          <table:table-cell table:formula="of:=IF([.$D753]&gt;=[.$J$3];&quot;&quot;;[.E75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54]=0;OFFSET([.D754];-[.J$3];0)+1;[.D753])" office:value-type="float" office:value="107" calcext:value-type="float">
            <text:p>107</text:p>
          </table:table-cell>
          <table:table-cell table:formula="of:=IF([.B754]=&quot;&quot;;OFFSET([.E754];-[.K$3];0);1+[.E753])" office:value-type="float" office:value="2" calcext:value-type="float">
            <text:p>2</text:p>
          </table:table-cell>
          <table:table-cell/>
          <table:table-cell table:formula="of:=IF([.$D754]&gt;=[.$J$3];&quot;&quot;;[.D754])">
            <text:p/>
          </table:table-cell>
          <table:table-cell table:formula="of:=IF([.$D754]&gt;=[.$J$3];&quot;&quot;;[.E75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55]=0;OFFSET([.D755];-[.J$3];0)+1;[.D754])" office:value-type="float" office:value="107" calcext:value-type="float">
            <text:p>107</text:p>
          </table:table-cell>
          <table:table-cell table:formula="of:=IF([.B755]=&quot;&quot;;OFFSET([.E755];-[.K$3];0);1+[.E754])" office:value-type="float" office:value="3" calcext:value-type="float">
            <text:p>3</text:p>
          </table:table-cell>
          <table:table-cell/>
          <table:table-cell table:formula="of:=IF([.$D755]&gt;=[.$J$3];&quot;&quot;;[.D755])">
            <text:p/>
          </table:table-cell>
          <table:table-cell table:formula="of:=IF([.$D755]&gt;=[.$J$3];&quot;&quot;;[.E75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56]=0;OFFSET([.D756];-[.J$3];0)+1;[.D755])" office:value-type="float" office:value="107" calcext:value-type="float">
            <text:p>107</text:p>
          </table:table-cell>
          <table:table-cell table:formula="of:=IF([.B756]=&quot;&quot;;OFFSET([.E756];-[.K$3];0);1+[.E755])" office:value-type="float" office:value="4" calcext:value-type="float">
            <text:p>4</text:p>
          </table:table-cell>
          <table:table-cell/>
          <table:table-cell table:formula="of:=IF([.$D756]&gt;=[.$J$3];&quot;&quot;;[.D756])">
            <text:p/>
          </table:table-cell>
          <table:table-cell table:formula="of:=IF([.$D756]&gt;=[.$J$3];&quot;&quot;;[.E75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57]=0;OFFSET([.D757];-[.J$3];0)+1;[.D756])" office:value-type="float" office:value="107" calcext:value-type="float">
            <text:p>107</text:p>
          </table:table-cell>
          <table:table-cell table:formula="of:=IF([.B757]=&quot;&quot;;OFFSET([.E757];-[.K$3];0);1+[.E756])" office:value-type="float" office:value="5" calcext:value-type="float">
            <text:p>5</text:p>
          </table:table-cell>
          <table:table-cell/>
          <table:table-cell table:formula="of:=IF([.$D757]&gt;=[.$J$3];&quot;&quot;;[.D757])">
            <text:p/>
          </table:table-cell>
          <table:table-cell table:formula="of:=IF([.$D757]&gt;=[.$J$3];&quot;&quot;;[.E75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58]=0;OFFSET([.D758];-[.J$3];0)+1;[.D757])" office:value-type="float" office:value="107" calcext:value-type="float">
            <text:p>107</text:p>
          </table:table-cell>
          <table:table-cell table:formula="of:=IF([.B758]=&quot;&quot;;OFFSET([.E758];-[.K$3];0);1+[.E757])" office:value-type="float" office:value="6" calcext:value-type="float">
            <text:p>6</text:p>
          </table:table-cell>
          <table:table-cell/>
          <table:table-cell table:formula="of:=IF([.$D758]&gt;=[.$J$3];&quot;&quot;;[.D758])">
            <text:p/>
          </table:table-cell>
          <table:table-cell table:formula="of:=IF([.$D758]&gt;=[.$J$3];&quot;&quot;;[.E75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59]=0;OFFSET([.D759];-[.J$3];0)+1;[.D758])" office:value-type="float" office:value="108" calcext:value-type="float">
            <text:p>108</text:p>
          </table:table-cell>
          <table:table-cell table:formula="of:=IF([.B759]=&quot;&quot;;OFFSET([.E759];-[.K$3];0);1+[.E758])" office:value-type="float" office:value="0" calcext:value-type="float">
            <text:p>0</text:p>
          </table:table-cell>
          <table:table-cell/>
          <table:table-cell table:formula="of:=IF([.$D759]&gt;=[.$J$3];&quot;&quot;;[.D759])">
            <text:p/>
          </table:table-cell>
          <table:table-cell table:formula="of:=IF([.$D759]&gt;=[.$J$3];&quot;&quot;;[.E75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60]=0;OFFSET([.D760];-[.J$3];0)+1;[.D759])" office:value-type="float" office:value="108" calcext:value-type="float">
            <text:p>108</text:p>
          </table:table-cell>
          <table:table-cell table:formula="of:=IF([.B760]=&quot;&quot;;OFFSET([.E760];-[.K$3];0);1+[.E759])" office:value-type="float" office:value="1" calcext:value-type="float">
            <text:p>1</text:p>
          </table:table-cell>
          <table:table-cell/>
          <table:table-cell table:formula="of:=IF([.$D760]&gt;=[.$J$3];&quot;&quot;;[.D760])">
            <text:p/>
          </table:table-cell>
          <table:table-cell table:formula="of:=IF([.$D760]&gt;=[.$J$3];&quot;&quot;;[.E76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61]=0;OFFSET([.D761];-[.J$3];0)+1;[.D760])" office:value-type="float" office:value="108" calcext:value-type="float">
            <text:p>108</text:p>
          </table:table-cell>
          <table:table-cell table:formula="of:=IF([.B761]=&quot;&quot;;OFFSET([.E761];-[.K$3];0);1+[.E760])" office:value-type="float" office:value="2" calcext:value-type="float">
            <text:p>2</text:p>
          </table:table-cell>
          <table:table-cell/>
          <table:table-cell table:formula="of:=IF([.$D761]&gt;=[.$J$3];&quot;&quot;;[.D761])">
            <text:p/>
          </table:table-cell>
          <table:table-cell table:formula="of:=IF([.$D761]&gt;=[.$J$3];&quot;&quot;;[.E76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62]=0;OFFSET([.D762];-[.J$3];0)+1;[.D761])" office:value-type="float" office:value="108" calcext:value-type="float">
            <text:p>108</text:p>
          </table:table-cell>
          <table:table-cell table:formula="of:=IF([.B762]=&quot;&quot;;OFFSET([.E762];-[.K$3];0);1+[.E761])" office:value-type="float" office:value="3" calcext:value-type="float">
            <text:p>3</text:p>
          </table:table-cell>
          <table:table-cell/>
          <table:table-cell table:formula="of:=IF([.$D762]&gt;=[.$J$3];&quot;&quot;;[.D762])">
            <text:p/>
          </table:table-cell>
          <table:table-cell table:formula="of:=IF([.$D762]&gt;=[.$J$3];&quot;&quot;;[.E76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63]=0;OFFSET([.D763];-[.J$3];0)+1;[.D762])" office:value-type="float" office:value="108" calcext:value-type="float">
            <text:p>108</text:p>
          </table:table-cell>
          <table:table-cell table:formula="of:=IF([.B763]=&quot;&quot;;OFFSET([.E763];-[.K$3];0);1+[.E762])" office:value-type="float" office:value="4" calcext:value-type="float">
            <text:p>4</text:p>
          </table:table-cell>
          <table:table-cell/>
          <table:table-cell table:formula="of:=IF([.$D763]&gt;=[.$J$3];&quot;&quot;;[.D763])">
            <text:p/>
          </table:table-cell>
          <table:table-cell table:formula="of:=IF([.$D763]&gt;=[.$J$3];&quot;&quot;;[.E76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64]=0;OFFSET([.D764];-[.J$3];0)+1;[.D763])" office:value-type="float" office:value="108" calcext:value-type="float">
            <text:p>108</text:p>
          </table:table-cell>
          <table:table-cell table:formula="of:=IF([.B764]=&quot;&quot;;OFFSET([.E764];-[.K$3];0);1+[.E763])" office:value-type="float" office:value="5" calcext:value-type="float">
            <text:p>5</text:p>
          </table:table-cell>
          <table:table-cell/>
          <table:table-cell table:formula="of:=IF([.$D764]&gt;=[.$J$3];&quot;&quot;;[.D764])">
            <text:p/>
          </table:table-cell>
          <table:table-cell table:formula="of:=IF([.$D764]&gt;=[.$J$3];&quot;&quot;;[.E76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65]=0;OFFSET([.D765];-[.J$3];0)+1;[.D764])" office:value-type="float" office:value="108" calcext:value-type="float">
            <text:p>108</text:p>
          </table:table-cell>
          <table:table-cell table:formula="of:=IF([.B765]=&quot;&quot;;OFFSET([.E765];-[.K$3];0);1+[.E764])" office:value-type="float" office:value="6" calcext:value-type="float">
            <text:p>6</text:p>
          </table:table-cell>
          <table:table-cell/>
          <table:table-cell table:formula="of:=IF([.$D765]&gt;=[.$J$3];&quot;&quot;;[.D765])">
            <text:p/>
          </table:table-cell>
          <table:table-cell table:formula="of:=IF([.$D765]&gt;=[.$J$3];&quot;&quot;;[.E76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66]=0;OFFSET([.D766];-[.J$3];0)+1;[.D765])" office:value-type="float" office:value="109" calcext:value-type="float">
            <text:p>109</text:p>
          </table:table-cell>
          <table:table-cell table:formula="of:=IF([.B766]=&quot;&quot;;OFFSET([.E766];-[.K$3];0);1+[.E765])" office:value-type="float" office:value="0" calcext:value-type="float">
            <text:p>0</text:p>
          </table:table-cell>
          <table:table-cell/>
          <table:table-cell table:formula="of:=IF([.$D766]&gt;=[.$J$3];&quot;&quot;;[.D766])">
            <text:p/>
          </table:table-cell>
          <table:table-cell table:formula="of:=IF([.$D766]&gt;=[.$J$3];&quot;&quot;;[.E76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67]=0;OFFSET([.D767];-[.J$3];0)+1;[.D766])" office:value-type="float" office:value="109" calcext:value-type="float">
            <text:p>109</text:p>
          </table:table-cell>
          <table:table-cell table:formula="of:=IF([.B767]=&quot;&quot;;OFFSET([.E767];-[.K$3];0);1+[.E766])" office:value-type="float" office:value="1" calcext:value-type="float">
            <text:p>1</text:p>
          </table:table-cell>
          <table:table-cell/>
          <table:table-cell table:formula="of:=IF([.$D767]&gt;=[.$J$3];&quot;&quot;;[.D767])">
            <text:p/>
          </table:table-cell>
          <table:table-cell table:formula="of:=IF([.$D767]&gt;=[.$J$3];&quot;&quot;;[.E76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68]=0;OFFSET([.D768];-[.J$3];0)+1;[.D767])" office:value-type="float" office:value="109" calcext:value-type="float">
            <text:p>109</text:p>
          </table:table-cell>
          <table:table-cell table:formula="of:=IF([.B768]=&quot;&quot;;OFFSET([.E768];-[.K$3];0);1+[.E767])" office:value-type="float" office:value="2" calcext:value-type="float">
            <text:p>2</text:p>
          </table:table-cell>
          <table:table-cell/>
          <table:table-cell table:formula="of:=IF([.$D768]&gt;=[.$J$3];&quot;&quot;;[.D768])">
            <text:p/>
          </table:table-cell>
          <table:table-cell table:formula="of:=IF([.$D768]&gt;=[.$J$3];&quot;&quot;;[.E76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69]=0;OFFSET([.D769];-[.J$3];0)+1;[.D768])" office:value-type="float" office:value="109" calcext:value-type="float">
            <text:p>109</text:p>
          </table:table-cell>
          <table:table-cell table:formula="of:=IF([.B769]=&quot;&quot;;OFFSET([.E769];-[.K$3];0);1+[.E768])" office:value-type="float" office:value="3" calcext:value-type="float">
            <text:p>3</text:p>
          </table:table-cell>
          <table:table-cell/>
          <table:table-cell table:formula="of:=IF([.$D769]&gt;=[.$J$3];&quot;&quot;;[.D769])">
            <text:p/>
          </table:table-cell>
          <table:table-cell table:formula="of:=IF([.$D769]&gt;=[.$J$3];&quot;&quot;;[.E76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70]=0;OFFSET([.D770];-[.J$3];0)+1;[.D769])" office:value-type="float" office:value="109" calcext:value-type="float">
            <text:p>109</text:p>
          </table:table-cell>
          <table:table-cell table:formula="of:=IF([.B770]=&quot;&quot;;OFFSET([.E770];-[.K$3];0);1+[.E769])" office:value-type="float" office:value="4" calcext:value-type="float">
            <text:p>4</text:p>
          </table:table-cell>
          <table:table-cell/>
          <table:table-cell table:formula="of:=IF([.$D770]&gt;=[.$J$3];&quot;&quot;;[.D770])">
            <text:p/>
          </table:table-cell>
          <table:table-cell table:formula="of:=IF([.$D770]&gt;=[.$J$3];&quot;&quot;;[.E77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71]=0;OFFSET([.D771];-[.J$3];0)+1;[.D770])" office:value-type="float" office:value="109" calcext:value-type="float">
            <text:p>109</text:p>
          </table:table-cell>
          <table:table-cell table:formula="of:=IF([.B771]=&quot;&quot;;OFFSET([.E771];-[.K$3];0);1+[.E770])" office:value-type="float" office:value="5" calcext:value-type="float">
            <text:p>5</text:p>
          </table:table-cell>
          <table:table-cell/>
          <table:table-cell table:formula="of:=IF([.$D771]&gt;=[.$J$3];&quot;&quot;;[.D771])">
            <text:p/>
          </table:table-cell>
          <table:table-cell table:formula="of:=IF([.$D771]&gt;=[.$J$3];&quot;&quot;;[.E77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72]=0;OFFSET([.D772];-[.J$3];0)+1;[.D771])" office:value-type="float" office:value="109" calcext:value-type="float">
            <text:p>109</text:p>
          </table:table-cell>
          <table:table-cell table:formula="of:=IF([.B772]=&quot;&quot;;OFFSET([.E772];-[.K$3];0);1+[.E771])" office:value-type="float" office:value="6" calcext:value-type="float">
            <text:p>6</text:p>
          </table:table-cell>
          <table:table-cell/>
          <table:table-cell table:formula="of:=IF([.$D772]&gt;=[.$J$3];&quot;&quot;;[.D772])">
            <text:p/>
          </table:table-cell>
          <table:table-cell table:formula="of:=IF([.$D772]&gt;=[.$J$3];&quot;&quot;;[.E77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73]=0;OFFSET([.D773];-[.J$3];0)+1;[.D772])" office:value-type="float" office:value="110" calcext:value-type="float">
            <text:p>110</text:p>
          </table:table-cell>
          <table:table-cell table:formula="of:=IF([.B773]=&quot;&quot;;OFFSET([.E773];-[.K$3];0);1+[.E772])" office:value-type="float" office:value="0" calcext:value-type="float">
            <text:p>0</text:p>
          </table:table-cell>
          <table:table-cell/>
          <table:table-cell table:formula="of:=IF([.$D773]&gt;=[.$J$3];&quot;&quot;;[.D773])">
            <text:p/>
          </table:table-cell>
          <table:table-cell table:formula="of:=IF([.$D773]&gt;=[.$J$3];&quot;&quot;;[.E77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74]=0;OFFSET([.D774];-[.J$3];0)+1;[.D773])" office:value-type="float" office:value="110" calcext:value-type="float">
            <text:p>110</text:p>
          </table:table-cell>
          <table:table-cell table:formula="of:=IF([.B774]=&quot;&quot;;OFFSET([.E774];-[.K$3];0);1+[.E773])" office:value-type="float" office:value="1" calcext:value-type="float">
            <text:p>1</text:p>
          </table:table-cell>
          <table:table-cell/>
          <table:table-cell table:formula="of:=IF([.$D774]&gt;=[.$J$3];&quot;&quot;;[.D774])">
            <text:p/>
          </table:table-cell>
          <table:table-cell table:formula="of:=IF([.$D774]&gt;=[.$J$3];&quot;&quot;;[.E77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75]=0;OFFSET([.D775];-[.J$3];0)+1;[.D774])" office:value-type="float" office:value="110" calcext:value-type="float">
            <text:p>110</text:p>
          </table:table-cell>
          <table:table-cell table:formula="of:=IF([.B775]=&quot;&quot;;OFFSET([.E775];-[.K$3];0);1+[.E774])" office:value-type="float" office:value="2" calcext:value-type="float">
            <text:p>2</text:p>
          </table:table-cell>
          <table:table-cell/>
          <table:table-cell table:formula="of:=IF([.$D775]&gt;=[.$J$3];&quot;&quot;;[.D775])">
            <text:p/>
          </table:table-cell>
          <table:table-cell table:formula="of:=IF([.$D775]&gt;=[.$J$3];&quot;&quot;;[.E77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76]=0;OFFSET([.D776];-[.J$3];0)+1;[.D775])" office:value-type="float" office:value="110" calcext:value-type="float">
            <text:p>110</text:p>
          </table:table-cell>
          <table:table-cell table:formula="of:=IF([.B776]=&quot;&quot;;OFFSET([.E776];-[.K$3];0);1+[.E775])" office:value-type="float" office:value="3" calcext:value-type="float">
            <text:p>3</text:p>
          </table:table-cell>
          <table:table-cell/>
          <table:table-cell table:formula="of:=IF([.$D776]&gt;=[.$J$3];&quot;&quot;;[.D776])">
            <text:p/>
          </table:table-cell>
          <table:table-cell table:formula="of:=IF([.$D776]&gt;=[.$J$3];&quot;&quot;;[.E77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77]=0;OFFSET([.D777];-[.J$3];0)+1;[.D776])" office:value-type="float" office:value="110" calcext:value-type="float">
            <text:p>110</text:p>
          </table:table-cell>
          <table:table-cell table:formula="of:=IF([.B777]=&quot;&quot;;OFFSET([.E777];-[.K$3];0);1+[.E776])" office:value-type="float" office:value="4" calcext:value-type="float">
            <text:p>4</text:p>
          </table:table-cell>
          <table:table-cell/>
          <table:table-cell table:formula="of:=IF([.$D777]&gt;=[.$J$3];&quot;&quot;;[.D777])">
            <text:p/>
          </table:table-cell>
          <table:table-cell table:formula="of:=IF([.$D777]&gt;=[.$J$3];&quot;&quot;;[.E77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78]=0;OFFSET([.D778];-[.J$3];0)+1;[.D777])" office:value-type="float" office:value="110" calcext:value-type="float">
            <text:p>110</text:p>
          </table:table-cell>
          <table:table-cell table:formula="of:=IF([.B778]=&quot;&quot;;OFFSET([.E778];-[.K$3];0);1+[.E777])" office:value-type="float" office:value="5" calcext:value-type="float">
            <text:p>5</text:p>
          </table:table-cell>
          <table:table-cell/>
          <table:table-cell table:formula="of:=IF([.$D778]&gt;=[.$J$3];&quot;&quot;;[.D778])">
            <text:p/>
          </table:table-cell>
          <table:table-cell table:formula="of:=IF([.$D778]&gt;=[.$J$3];&quot;&quot;;[.E77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79]=0;OFFSET([.D779];-[.J$3];0)+1;[.D778])" office:value-type="float" office:value="110" calcext:value-type="float">
            <text:p>110</text:p>
          </table:table-cell>
          <table:table-cell table:formula="of:=IF([.B779]=&quot;&quot;;OFFSET([.E779];-[.K$3];0);1+[.E778])" office:value-type="float" office:value="6" calcext:value-type="float">
            <text:p>6</text:p>
          </table:table-cell>
          <table:table-cell/>
          <table:table-cell table:formula="of:=IF([.$D779]&gt;=[.$J$3];&quot;&quot;;[.D779])">
            <text:p/>
          </table:table-cell>
          <table:table-cell table:formula="of:=IF([.$D779]&gt;=[.$J$3];&quot;&quot;;[.E77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80]=0;OFFSET([.D780];-[.J$3];0)+1;[.D779])" office:value-type="float" office:value="111" calcext:value-type="float">
            <text:p>111</text:p>
          </table:table-cell>
          <table:table-cell table:formula="of:=IF([.B780]=&quot;&quot;;OFFSET([.E780];-[.K$3];0);1+[.E779])" office:value-type="float" office:value="0" calcext:value-type="float">
            <text:p>0</text:p>
          </table:table-cell>
          <table:table-cell/>
          <table:table-cell table:formula="of:=IF([.$D780]&gt;=[.$J$3];&quot;&quot;;[.D780])">
            <text:p/>
          </table:table-cell>
          <table:table-cell table:formula="of:=IF([.$D780]&gt;=[.$J$3];&quot;&quot;;[.E78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81]=0;OFFSET([.D781];-[.J$3];0)+1;[.D780])" office:value-type="float" office:value="111" calcext:value-type="float">
            <text:p>111</text:p>
          </table:table-cell>
          <table:table-cell table:formula="of:=IF([.B781]=&quot;&quot;;OFFSET([.E781];-[.K$3];0);1+[.E780])" office:value-type="float" office:value="1" calcext:value-type="float">
            <text:p>1</text:p>
          </table:table-cell>
          <table:table-cell/>
          <table:table-cell table:formula="of:=IF([.$D781]&gt;=[.$J$3];&quot;&quot;;[.D781])">
            <text:p/>
          </table:table-cell>
          <table:table-cell table:formula="of:=IF([.$D781]&gt;=[.$J$3];&quot;&quot;;[.E78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82]=0;OFFSET([.D782];-[.J$3];0)+1;[.D781])" office:value-type="float" office:value="111" calcext:value-type="float">
            <text:p>111</text:p>
          </table:table-cell>
          <table:table-cell table:formula="of:=IF([.B782]=&quot;&quot;;OFFSET([.E782];-[.K$3];0);1+[.E781])" office:value-type="float" office:value="2" calcext:value-type="float">
            <text:p>2</text:p>
          </table:table-cell>
          <table:table-cell/>
          <table:table-cell table:formula="of:=IF([.$D782]&gt;=[.$J$3];&quot;&quot;;[.D782])">
            <text:p/>
          </table:table-cell>
          <table:table-cell table:formula="of:=IF([.$D782]&gt;=[.$J$3];&quot;&quot;;[.E78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83]=0;OFFSET([.D783];-[.J$3];0)+1;[.D782])" office:value-type="float" office:value="111" calcext:value-type="float">
            <text:p>111</text:p>
          </table:table-cell>
          <table:table-cell table:formula="of:=IF([.B783]=&quot;&quot;;OFFSET([.E783];-[.K$3];0);1+[.E782])" office:value-type="float" office:value="3" calcext:value-type="float">
            <text:p>3</text:p>
          </table:table-cell>
          <table:table-cell/>
          <table:table-cell table:formula="of:=IF([.$D783]&gt;=[.$J$3];&quot;&quot;;[.D783])">
            <text:p/>
          </table:table-cell>
          <table:table-cell table:formula="of:=IF([.$D783]&gt;=[.$J$3];&quot;&quot;;[.E78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84]=0;OFFSET([.D784];-[.J$3];0)+1;[.D783])" office:value-type="float" office:value="111" calcext:value-type="float">
            <text:p>111</text:p>
          </table:table-cell>
          <table:table-cell table:formula="of:=IF([.B784]=&quot;&quot;;OFFSET([.E784];-[.K$3];0);1+[.E783])" office:value-type="float" office:value="4" calcext:value-type="float">
            <text:p>4</text:p>
          </table:table-cell>
          <table:table-cell/>
          <table:table-cell table:formula="of:=IF([.$D784]&gt;=[.$J$3];&quot;&quot;;[.D784])">
            <text:p/>
          </table:table-cell>
          <table:table-cell table:formula="of:=IF([.$D784]&gt;=[.$J$3];&quot;&quot;;[.E78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85]=0;OFFSET([.D785];-[.J$3];0)+1;[.D784])" office:value-type="float" office:value="111" calcext:value-type="float">
            <text:p>111</text:p>
          </table:table-cell>
          <table:table-cell table:formula="of:=IF([.B785]=&quot;&quot;;OFFSET([.E785];-[.K$3];0);1+[.E784])" office:value-type="float" office:value="5" calcext:value-type="float">
            <text:p>5</text:p>
          </table:table-cell>
          <table:table-cell/>
          <table:table-cell table:formula="of:=IF([.$D785]&gt;=[.$J$3];&quot;&quot;;[.D785])">
            <text:p/>
          </table:table-cell>
          <table:table-cell table:formula="of:=IF([.$D785]&gt;=[.$J$3];&quot;&quot;;[.E78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86]=0;OFFSET([.D786];-[.J$3];0)+1;[.D785])" office:value-type="float" office:value="111" calcext:value-type="float">
            <text:p>111</text:p>
          </table:table-cell>
          <table:table-cell table:formula="of:=IF([.B786]=&quot;&quot;;OFFSET([.E786];-[.K$3];0);1+[.E785])" office:value-type="float" office:value="6" calcext:value-type="float">
            <text:p>6</text:p>
          </table:table-cell>
          <table:table-cell/>
          <table:table-cell table:formula="of:=IF([.$D786]&gt;=[.$J$3];&quot;&quot;;[.D786])">
            <text:p/>
          </table:table-cell>
          <table:table-cell table:formula="of:=IF([.$D786]&gt;=[.$J$3];&quot;&quot;;[.E78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87]=0;OFFSET([.D787];-[.J$3];0)+1;[.D786])" office:value-type="float" office:value="112" calcext:value-type="float">
            <text:p>112</text:p>
          </table:table-cell>
          <table:table-cell table:formula="of:=IF([.B787]=&quot;&quot;;OFFSET([.E787];-[.K$3];0);1+[.E786])" office:value-type="float" office:value="0" calcext:value-type="float">
            <text:p>0</text:p>
          </table:table-cell>
          <table:table-cell/>
          <table:table-cell table:formula="of:=IF([.$D787]&gt;=[.$J$3];&quot;&quot;;[.D787])">
            <text:p/>
          </table:table-cell>
          <table:table-cell table:formula="of:=IF([.$D787]&gt;=[.$J$3];&quot;&quot;;[.E78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88]=0;OFFSET([.D788];-[.J$3];0)+1;[.D787])" office:value-type="float" office:value="112" calcext:value-type="float">
            <text:p>112</text:p>
          </table:table-cell>
          <table:table-cell table:formula="of:=IF([.B788]=&quot;&quot;;OFFSET([.E788];-[.K$3];0);1+[.E787])" office:value-type="float" office:value="1" calcext:value-type="float">
            <text:p>1</text:p>
          </table:table-cell>
          <table:table-cell/>
          <table:table-cell table:formula="of:=IF([.$D788]&gt;=[.$J$3];&quot;&quot;;[.D788])">
            <text:p/>
          </table:table-cell>
          <table:table-cell table:formula="of:=IF([.$D788]&gt;=[.$J$3];&quot;&quot;;[.E78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89]=0;OFFSET([.D789];-[.J$3];0)+1;[.D788])" office:value-type="float" office:value="112" calcext:value-type="float">
            <text:p>112</text:p>
          </table:table-cell>
          <table:table-cell table:formula="of:=IF([.B789]=&quot;&quot;;OFFSET([.E789];-[.K$3];0);1+[.E788])" office:value-type="float" office:value="2" calcext:value-type="float">
            <text:p>2</text:p>
          </table:table-cell>
          <table:table-cell/>
          <table:table-cell table:formula="of:=IF([.$D789]&gt;=[.$J$3];&quot;&quot;;[.D789])">
            <text:p/>
          </table:table-cell>
          <table:table-cell table:formula="of:=IF([.$D789]&gt;=[.$J$3];&quot;&quot;;[.E78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90]=0;OFFSET([.D790];-[.J$3];0)+1;[.D789])" office:value-type="float" office:value="112" calcext:value-type="float">
            <text:p>112</text:p>
          </table:table-cell>
          <table:table-cell table:formula="of:=IF([.B790]=&quot;&quot;;OFFSET([.E790];-[.K$3];0);1+[.E789])" office:value-type="float" office:value="3" calcext:value-type="float">
            <text:p>3</text:p>
          </table:table-cell>
          <table:table-cell/>
          <table:table-cell table:formula="of:=IF([.$D790]&gt;=[.$J$3];&quot;&quot;;[.D790])">
            <text:p/>
          </table:table-cell>
          <table:table-cell table:formula="of:=IF([.$D790]&gt;=[.$J$3];&quot;&quot;;[.E79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91]=0;OFFSET([.D791];-[.J$3];0)+1;[.D790])" office:value-type="float" office:value="112" calcext:value-type="float">
            <text:p>112</text:p>
          </table:table-cell>
          <table:table-cell table:formula="of:=IF([.B791]=&quot;&quot;;OFFSET([.E791];-[.K$3];0);1+[.E790])" office:value-type="float" office:value="4" calcext:value-type="float">
            <text:p>4</text:p>
          </table:table-cell>
          <table:table-cell/>
          <table:table-cell table:formula="of:=IF([.$D791]&gt;=[.$J$3];&quot;&quot;;[.D791])">
            <text:p/>
          </table:table-cell>
          <table:table-cell table:formula="of:=IF([.$D791]&gt;=[.$J$3];&quot;&quot;;[.E79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92]=0;OFFSET([.D792];-[.J$3];0)+1;[.D791])" office:value-type="float" office:value="112" calcext:value-type="float">
            <text:p>112</text:p>
          </table:table-cell>
          <table:table-cell table:formula="of:=IF([.B792]=&quot;&quot;;OFFSET([.E792];-[.K$3];0);1+[.E791])" office:value-type="float" office:value="5" calcext:value-type="float">
            <text:p>5</text:p>
          </table:table-cell>
          <table:table-cell/>
          <table:table-cell table:formula="of:=IF([.$D792]&gt;=[.$J$3];&quot;&quot;;[.D792])">
            <text:p/>
          </table:table-cell>
          <table:table-cell table:formula="of:=IF([.$D792]&gt;=[.$J$3];&quot;&quot;;[.E79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93]=0;OFFSET([.D793];-[.J$3];0)+1;[.D792])" office:value-type="float" office:value="112" calcext:value-type="float">
            <text:p>112</text:p>
          </table:table-cell>
          <table:table-cell table:formula="of:=IF([.B793]=&quot;&quot;;OFFSET([.E793];-[.K$3];0);1+[.E792])" office:value-type="float" office:value="6" calcext:value-type="float">
            <text:p>6</text:p>
          </table:table-cell>
          <table:table-cell/>
          <table:table-cell table:formula="of:=IF([.$D793]&gt;=[.$J$3];&quot;&quot;;[.D793])">
            <text:p/>
          </table:table-cell>
          <table:table-cell table:formula="of:=IF([.$D793]&gt;=[.$J$3];&quot;&quot;;[.E79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94]=0;OFFSET([.D794];-[.J$3];0)+1;[.D793])" office:value-type="float" office:value="113" calcext:value-type="float">
            <text:p>113</text:p>
          </table:table-cell>
          <table:table-cell table:formula="of:=IF([.B794]=&quot;&quot;;OFFSET([.E794];-[.K$3];0);1+[.E793])" office:value-type="float" office:value="0" calcext:value-type="float">
            <text:p>0</text:p>
          </table:table-cell>
          <table:table-cell/>
          <table:table-cell table:formula="of:=IF([.$D794]&gt;=[.$J$3];&quot;&quot;;[.D794])">
            <text:p/>
          </table:table-cell>
          <table:table-cell table:formula="of:=IF([.$D794]&gt;=[.$J$3];&quot;&quot;;[.E79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95]=0;OFFSET([.D795];-[.J$3];0)+1;[.D794])" office:value-type="float" office:value="113" calcext:value-type="float">
            <text:p>113</text:p>
          </table:table-cell>
          <table:table-cell table:formula="of:=IF([.B795]=&quot;&quot;;OFFSET([.E795];-[.K$3];0);1+[.E794])" office:value-type="float" office:value="1" calcext:value-type="float">
            <text:p>1</text:p>
          </table:table-cell>
          <table:table-cell/>
          <table:table-cell table:formula="of:=IF([.$D795]&gt;=[.$J$3];&quot;&quot;;[.D795])">
            <text:p/>
          </table:table-cell>
          <table:table-cell table:formula="of:=IF([.$D795]&gt;=[.$J$3];&quot;&quot;;[.E79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96]=0;OFFSET([.D796];-[.J$3];0)+1;[.D795])" office:value-type="float" office:value="113" calcext:value-type="float">
            <text:p>113</text:p>
          </table:table-cell>
          <table:table-cell table:formula="of:=IF([.B796]=&quot;&quot;;OFFSET([.E796];-[.K$3];0);1+[.E795])" office:value-type="float" office:value="2" calcext:value-type="float">
            <text:p>2</text:p>
          </table:table-cell>
          <table:table-cell/>
          <table:table-cell table:formula="of:=IF([.$D796]&gt;=[.$J$3];&quot;&quot;;[.D796])">
            <text:p/>
          </table:table-cell>
          <table:table-cell table:formula="of:=IF([.$D796]&gt;=[.$J$3];&quot;&quot;;[.E79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97]=0;OFFSET([.D797];-[.J$3];0)+1;[.D796])" office:value-type="float" office:value="113" calcext:value-type="float">
            <text:p>113</text:p>
          </table:table-cell>
          <table:table-cell table:formula="of:=IF([.B797]=&quot;&quot;;OFFSET([.E797];-[.K$3];0);1+[.E796])" office:value-type="float" office:value="3" calcext:value-type="float">
            <text:p>3</text:p>
          </table:table-cell>
          <table:table-cell/>
          <table:table-cell table:formula="of:=IF([.$D797]&gt;=[.$J$3];&quot;&quot;;[.D797])">
            <text:p/>
          </table:table-cell>
          <table:table-cell table:formula="of:=IF([.$D797]&gt;=[.$J$3];&quot;&quot;;[.E79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98]=0;OFFSET([.D798];-[.J$3];0)+1;[.D797])" office:value-type="float" office:value="113" calcext:value-type="float">
            <text:p>113</text:p>
          </table:table-cell>
          <table:table-cell table:formula="of:=IF([.B798]=&quot;&quot;;OFFSET([.E798];-[.K$3];0);1+[.E797])" office:value-type="float" office:value="4" calcext:value-type="float">
            <text:p>4</text:p>
          </table:table-cell>
          <table:table-cell/>
          <table:table-cell table:formula="of:=IF([.$D798]&gt;=[.$J$3];&quot;&quot;;[.D798])">
            <text:p/>
          </table:table-cell>
          <table:table-cell table:formula="of:=IF([.$D798]&gt;=[.$J$3];&quot;&quot;;[.E79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799]=0;OFFSET([.D799];-[.J$3];0)+1;[.D798])" office:value-type="float" office:value="113" calcext:value-type="float">
            <text:p>113</text:p>
          </table:table-cell>
          <table:table-cell table:formula="of:=IF([.B799]=&quot;&quot;;OFFSET([.E799];-[.K$3];0);1+[.E798])" office:value-type="float" office:value="5" calcext:value-type="float">
            <text:p>5</text:p>
          </table:table-cell>
          <table:table-cell/>
          <table:table-cell table:formula="of:=IF([.$D799]&gt;=[.$J$3];&quot;&quot;;[.D799])">
            <text:p/>
          </table:table-cell>
          <table:table-cell table:formula="of:=IF([.$D799]&gt;=[.$J$3];&quot;&quot;;[.E79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00]=0;OFFSET([.D800];-[.J$3];0)+1;[.D799])" office:value-type="float" office:value="113" calcext:value-type="float">
            <text:p>113</text:p>
          </table:table-cell>
          <table:table-cell table:formula="of:=IF([.B800]=&quot;&quot;;OFFSET([.E800];-[.K$3];0);1+[.E799])" office:value-type="float" office:value="6" calcext:value-type="float">
            <text:p>6</text:p>
          </table:table-cell>
          <table:table-cell/>
          <table:table-cell table:formula="of:=IF([.$D800]&gt;=[.$J$3];&quot;&quot;;[.D800])">
            <text:p/>
          </table:table-cell>
          <table:table-cell table:formula="of:=IF([.$D800]&gt;=[.$J$3];&quot;&quot;;[.E80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01]=0;OFFSET([.D801];-[.J$3];0)+1;[.D800])" office:value-type="float" office:value="114" calcext:value-type="float">
            <text:p>114</text:p>
          </table:table-cell>
          <table:table-cell table:formula="of:=IF([.B801]=&quot;&quot;;OFFSET([.E801];-[.K$3];0);1+[.E800])" office:value-type="float" office:value="0" calcext:value-type="float">
            <text:p>0</text:p>
          </table:table-cell>
          <table:table-cell/>
          <table:table-cell table:formula="of:=IF([.$D801]&gt;=[.$J$3];&quot;&quot;;[.D801])">
            <text:p/>
          </table:table-cell>
          <table:table-cell table:formula="of:=IF([.$D801]&gt;=[.$J$3];&quot;&quot;;[.E80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02]=0;OFFSET([.D802];-[.J$3];0)+1;[.D801])" office:value-type="float" office:value="114" calcext:value-type="float">
            <text:p>114</text:p>
          </table:table-cell>
          <table:table-cell table:formula="of:=IF([.B802]=&quot;&quot;;OFFSET([.E802];-[.K$3];0);1+[.E801])" office:value-type="float" office:value="1" calcext:value-type="float">
            <text:p>1</text:p>
          </table:table-cell>
          <table:table-cell/>
          <table:table-cell table:formula="of:=IF([.$D802]&gt;=[.$J$3];&quot;&quot;;[.D802])">
            <text:p/>
          </table:table-cell>
          <table:table-cell table:formula="of:=IF([.$D802]&gt;=[.$J$3];&quot;&quot;;[.E80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03]=0;OFFSET([.D803];-[.J$3];0)+1;[.D802])" office:value-type="float" office:value="114" calcext:value-type="float">
            <text:p>114</text:p>
          </table:table-cell>
          <table:table-cell table:formula="of:=IF([.B803]=&quot;&quot;;OFFSET([.E803];-[.K$3];0);1+[.E802])" office:value-type="float" office:value="2" calcext:value-type="float">
            <text:p>2</text:p>
          </table:table-cell>
          <table:table-cell/>
          <table:table-cell table:formula="of:=IF([.$D803]&gt;=[.$J$3];&quot;&quot;;[.D803])">
            <text:p/>
          </table:table-cell>
          <table:table-cell table:formula="of:=IF([.$D803]&gt;=[.$J$3];&quot;&quot;;[.E80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04]=0;OFFSET([.D804];-[.J$3];0)+1;[.D803])" office:value-type="float" office:value="114" calcext:value-type="float">
            <text:p>114</text:p>
          </table:table-cell>
          <table:table-cell table:formula="of:=IF([.B804]=&quot;&quot;;OFFSET([.E804];-[.K$3];0);1+[.E803])" office:value-type="float" office:value="3" calcext:value-type="float">
            <text:p>3</text:p>
          </table:table-cell>
          <table:table-cell/>
          <table:table-cell table:formula="of:=IF([.$D804]&gt;=[.$J$3];&quot;&quot;;[.D804])">
            <text:p/>
          </table:table-cell>
          <table:table-cell table:formula="of:=IF([.$D804]&gt;=[.$J$3];&quot;&quot;;[.E80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05]=0;OFFSET([.D805];-[.J$3];0)+1;[.D804])" office:value-type="float" office:value="114" calcext:value-type="float">
            <text:p>114</text:p>
          </table:table-cell>
          <table:table-cell table:formula="of:=IF([.B805]=&quot;&quot;;OFFSET([.E805];-[.K$3];0);1+[.E804])" office:value-type="float" office:value="4" calcext:value-type="float">
            <text:p>4</text:p>
          </table:table-cell>
          <table:table-cell/>
          <table:table-cell table:formula="of:=IF([.$D805]&gt;=[.$J$3];&quot;&quot;;[.D805])">
            <text:p/>
          </table:table-cell>
          <table:table-cell table:formula="of:=IF([.$D805]&gt;=[.$J$3];&quot;&quot;;[.E80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06]=0;OFFSET([.D806];-[.J$3];0)+1;[.D805])" office:value-type="float" office:value="114" calcext:value-type="float">
            <text:p>114</text:p>
          </table:table-cell>
          <table:table-cell table:formula="of:=IF([.B806]=&quot;&quot;;OFFSET([.E806];-[.K$3];0);1+[.E805])" office:value-type="float" office:value="5" calcext:value-type="float">
            <text:p>5</text:p>
          </table:table-cell>
          <table:table-cell/>
          <table:table-cell table:formula="of:=IF([.$D806]&gt;=[.$J$3];&quot;&quot;;[.D806])">
            <text:p/>
          </table:table-cell>
          <table:table-cell table:formula="of:=IF([.$D806]&gt;=[.$J$3];&quot;&quot;;[.E80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07]=0;OFFSET([.D807];-[.J$3];0)+1;[.D806])" office:value-type="float" office:value="114" calcext:value-type="float">
            <text:p>114</text:p>
          </table:table-cell>
          <table:table-cell table:formula="of:=IF([.B807]=&quot;&quot;;OFFSET([.E807];-[.K$3];0);1+[.E806])" office:value-type="float" office:value="6" calcext:value-type="float">
            <text:p>6</text:p>
          </table:table-cell>
          <table:table-cell/>
          <table:table-cell table:formula="of:=IF([.$D807]&gt;=[.$J$3];&quot;&quot;;[.D807])">
            <text:p/>
          </table:table-cell>
          <table:table-cell table:formula="of:=IF([.$D807]&gt;=[.$J$3];&quot;&quot;;[.E80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08]=0;OFFSET([.D808];-[.J$3];0)+1;[.D807])" office:value-type="float" office:value="115" calcext:value-type="float">
            <text:p>115</text:p>
          </table:table-cell>
          <table:table-cell table:formula="of:=IF([.B808]=&quot;&quot;;OFFSET([.E808];-[.K$3];0);1+[.E807])" office:value-type="float" office:value="0" calcext:value-type="float">
            <text:p>0</text:p>
          </table:table-cell>
          <table:table-cell/>
          <table:table-cell table:formula="of:=IF([.$D808]&gt;=[.$J$3];&quot;&quot;;[.D808])">
            <text:p/>
          </table:table-cell>
          <table:table-cell table:formula="of:=IF([.$D808]&gt;=[.$J$3];&quot;&quot;;[.E80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09]=0;OFFSET([.D809];-[.J$3];0)+1;[.D808])" office:value-type="float" office:value="115" calcext:value-type="float">
            <text:p>115</text:p>
          </table:table-cell>
          <table:table-cell table:formula="of:=IF([.B809]=&quot;&quot;;OFFSET([.E809];-[.K$3];0);1+[.E808])" office:value-type="float" office:value="1" calcext:value-type="float">
            <text:p>1</text:p>
          </table:table-cell>
          <table:table-cell/>
          <table:table-cell table:formula="of:=IF([.$D809]&gt;=[.$J$3];&quot;&quot;;[.D809])">
            <text:p/>
          </table:table-cell>
          <table:table-cell table:formula="of:=IF([.$D809]&gt;=[.$J$3];&quot;&quot;;[.E80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10]=0;OFFSET([.D810];-[.J$3];0)+1;[.D809])" office:value-type="float" office:value="115" calcext:value-type="float">
            <text:p>115</text:p>
          </table:table-cell>
          <table:table-cell table:formula="of:=IF([.B810]=&quot;&quot;;OFFSET([.E810];-[.K$3];0);1+[.E809])" office:value-type="float" office:value="2" calcext:value-type="float">
            <text:p>2</text:p>
          </table:table-cell>
          <table:table-cell/>
          <table:table-cell table:formula="of:=IF([.$D810]&gt;=[.$J$3];&quot;&quot;;[.D810])">
            <text:p/>
          </table:table-cell>
          <table:table-cell table:formula="of:=IF([.$D810]&gt;=[.$J$3];&quot;&quot;;[.E81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11]=0;OFFSET([.D811];-[.J$3];0)+1;[.D810])" office:value-type="float" office:value="115" calcext:value-type="float">
            <text:p>115</text:p>
          </table:table-cell>
          <table:table-cell table:formula="of:=IF([.B811]=&quot;&quot;;OFFSET([.E811];-[.K$3];0);1+[.E810])" office:value-type="float" office:value="3" calcext:value-type="float">
            <text:p>3</text:p>
          </table:table-cell>
          <table:table-cell/>
          <table:table-cell table:formula="of:=IF([.$D811]&gt;=[.$J$3];&quot;&quot;;[.D811])">
            <text:p/>
          </table:table-cell>
          <table:table-cell table:formula="of:=IF([.$D811]&gt;=[.$J$3];&quot;&quot;;[.E81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12]=0;OFFSET([.D812];-[.J$3];0)+1;[.D811])" office:value-type="float" office:value="115" calcext:value-type="float">
            <text:p>115</text:p>
          </table:table-cell>
          <table:table-cell table:formula="of:=IF([.B812]=&quot;&quot;;OFFSET([.E812];-[.K$3];0);1+[.E811])" office:value-type="float" office:value="4" calcext:value-type="float">
            <text:p>4</text:p>
          </table:table-cell>
          <table:table-cell/>
          <table:table-cell table:formula="of:=IF([.$D812]&gt;=[.$J$3];&quot;&quot;;[.D812])">
            <text:p/>
          </table:table-cell>
          <table:table-cell table:formula="of:=IF([.$D812]&gt;=[.$J$3];&quot;&quot;;[.E81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13]=0;OFFSET([.D813];-[.J$3];0)+1;[.D812])" office:value-type="float" office:value="115" calcext:value-type="float">
            <text:p>115</text:p>
          </table:table-cell>
          <table:table-cell table:formula="of:=IF([.B813]=&quot;&quot;;OFFSET([.E813];-[.K$3];0);1+[.E812])" office:value-type="float" office:value="5" calcext:value-type="float">
            <text:p>5</text:p>
          </table:table-cell>
          <table:table-cell/>
          <table:table-cell table:formula="of:=IF([.$D813]&gt;=[.$J$3];&quot;&quot;;[.D813])">
            <text:p/>
          </table:table-cell>
          <table:table-cell table:formula="of:=IF([.$D813]&gt;=[.$J$3];&quot;&quot;;[.E81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14]=0;OFFSET([.D814];-[.J$3];0)+1;[.D813])" office:value-type="float" office:value="115" calcext:value-type="float">
            <text:p>115</text:p>
          </table:table-cell>
          <table:table-cell table:formula="of:=IF([.B814]=&quot;&quot;;OFFSET([.E814];-[.K$3];0);1+[.E813])" office:value-type="float" office:value="6" calcext:value-type="float">
            <text:p>6</text:p>
          </table:table-cell>
          <table:table-cell/>
          <table:table-cell table:formula="of:=IF([.$D814]&gt;=[.$J$3];&quot;&quot;;[.D814])">
            <text:p/>
          </table:table-cell>
          <table:table-cell table:formula="of:=IF([.$D814]&gt;=[.$J$3];&quot;&quot;;[.E81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15]=0;OFFSET([.D815];-[.J$3];0)+1;[.D814])" office:value-type="float" office:value="116" calcext:value-type="float">
            <text:p>116</text:p>
          </table:table-cell>
          <table:table-cell table:formula="of:=IF([.B815]=&quot;&quot;;OFFSET([.E815];-[.K$3];0);1+[.E814])" office:value-type="float" office:value="0" calcext:value-type="float">
            <text:p>0</text:p>
          </table:table-cell>
          <table:table-cell/>
          <table:table-cell table:formula="of:=IF([.$D815]&gt;=[.$J$3];&quot;&quot;;[.D815])">
            <text:p/>
          </table:table-cell>
          <table:table-cell table:formula="of:=IF([.$D815]&gt;=[.$J$3];&quot;&quot;;[.E81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16]=0;OFFSET([.D816];-[.J$3];0)+1;[.D815])" office:value-type="float" office:value="116" calcext:value-type="float">
            <text:p>116</text:p>
          </table:table-cell>
          <table:table-cell table:formula="of:=IF([.B816]=&quot;&quot;;OFFSET([.E816];-[.K$3];0);1+[.E815])" office:value-type="float" office:value="1" calcext:value-type="float">
            <text:p>1</text:p>
          </table:table-cell>
          <table:table-cell/>
          <table:table-cell table:formula="of:=IF([.$D816]&gt;=[.$J$3];&quot;&quot;;[.D816])">
            <text:p/>
          </table:table-cell>
          <table:table-cell table:formula="of:=IF([.$D816]&gt;=[.$J$3];&quot;&quot;;[.E81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17]=0;OFFSET([.D817];-[.J$3];0)+1;[.D816])" office:value-type="float" office:value="116" calcext:value-type="float">
            <text:p>116</text:p>
          </table:table-cell>
          <table:table-cell table:formula="of:=IF([.B817]=&quot;&quot;;OFFSET([.E817];-[.K$3];0);1+[.E816])" office:value-type="float" office:value="2" calcext:value-type="float">
            <text:p>2</text:p>
          </table:table-cell>
          <table:table-cell/>
          <table:table-cell table:formula="of:=IF([.$D817]&gt;=[.$J$3];&quot;&quot;;[.D817])">
            <text:p/>
          </table:table-cell>
          <table:table-cell table:formula="of:=IF([.$D817]&gt;=[.$J$3];&quot;&quot;;[.E81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18]=0;OFFSET([.D818];-[.J$3];0)+1;[.D817])" office:value-type="float" office:value="116" calcext:value-type="float">
            <text:p>116</text:p>
          </table:table-cell>
          <table:table-cell table:formula="of:=IF([.B818]=&quot;&quot;;OFFSET([.E818];-[.K$3];0);1+[.E817])" office:value-type="float" office:value="3" calcext:value-type="float">
            <text:p>3</text:p>
          </table:table-cell>
          <table:table-cell/>
          <table:table-cell table:formula="of:=IF([.$D818]&gt;=[.$J$3];&quot;&quot;;[.D818])">
            <text:p/>
          </table:table-cell>
          <table:table-cell table:formula="of:=IF([.$D818]&gt;=[.$J$3];&quot;&quot;;[.E81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19]=0;OFFSET([.D819];-[.J$3];0)+1;[.D818])" office:value-type="float" office:value="116" calcext:value-type="float">
            <text:p>116</text:p>
          </table:table-cell>
          <table:table-cell table:formula="of:=IF([.B819]=&quot;&quot;;OFFSET([.E819];-[.K$3];0);1+[.E818])" office:value-type="float" office:value="4" calcext:value-type="float">
            <text:p>4</text:p>
          </table:table-cell>
          <table:table-cell/>
          <table:table-cell table:formula="of:=IF([.$D819]&gt;=[.$J$3];&quot;&quot;;[.D819])">
            <text:p/>
          </table:table-cell>
          <table:table-cell table:formula="of:=IF([.$D819]&gt;=[.$J$3];&quot;&quot;;[.E81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20]=0;OFFSET([.D820];-[.J$3];0)+1;[.D819])" office:value-type="float" office:value="116" calcext:value-type="float">
            <text:p>116</text:p>
          </table:table-cell>
          <table:table-cell table:formula="of:=IF([.B820]=&quot;&quot;;OFFSET([.E820];-[.K$3];0);1+[.E819])" office:value-type="float" office:value="5" calcext:value-type="float">
            <text:p>5</text:p>
          </table:table-cell>
          <table:table-cell/>
          <table:table-cell table:formula="of:=IF([.$D820]&gt;=[.$J$3];&quot;&quot;;[.D820])">
            <text:p/>
          </table:table-cell>
          <table:table-cell table:formula="of:=IF([.$D820]&gt;=[.$J$3];&quot;&quot;;[.E82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21]=0;OFFSET([.D821];-[.J$3];0)+1;[.D820])" office:value-type="float" office:value="116" calcext:value-type="float">
            <text:p>116</text:p>
          </table:table-cell>
          <table:table-cell table:formula="of:=IF([.B821]=&quot;&quot;;OFFSET([.E821];-[.K$3];0);1+[.E820])" office:value-type="float" office:value="6" calcext:value-type="float">
            <text:p>6</text:p>
          </table:table-cell>
          <table:table-cell/>
          <table:table-cell table:formula="of:=IF([.$D821]&gt;=[.$J$3];&quot;&quot;;[.D821])">
            <text:p/>
          </table:table-cell>
          <table:table-cell table:formula="of:=IF([.$D821]&gt;=[.$J$3];&quot;&quot;;[.E82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22]=0;OFFSET([.D822];-[.J$3];0)+1;[.D821])" office:value-type="float" office:value="117" calcext:value-type="float">
            <text:p>117</text:p>
          </table:table-cell>
          <table:table-cell table:formula="of:=IF([.B822]=&quot;&quot;;OFFSET([.E822];-[.K$3];0);1+[.E821])" office:value-type="float" office:value="0" calcext:value-type="float">
            <text:p>0</text:p>
          </table:table-cell>
          <table:table-cell/>
          <table:table-cell table:formula="of:=IF([.$D822]&gt;=[.$J$3];&quot;&quot;;[.D822])">
            <text:p/>
          </table:table-cell>
          <table:table-cell table:formula="of:=IF([.$D822]&gt;=[.$J$3];&quot;&quot;;[.E82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23]=0;OFFSET([.D823];-[.J$3];0)+1;[.D822])" office:value-type="float" office:value="117" calcext:value-type="float">
            <text:p>117</text:p>
          </table:table-cell>
          <table:table-cell table:formula="of:=IF([.B823]=&quot;&quot;;OFFSET([.E823];-[.K$3];0);1+[.E822])" office:value-type="float" office:value="1" calcext:value-type="float">
            <text:p>1</text:p>
          </table:table-cell>
          <table:table-cell/>
          <table:table-cell table:formula="of:=IF([.$D823]&gt;=[.$J$3];&quot;&quot;;[.D823])">
            <text:p/>
          </table:table-cell>
          <table:table-cell table:formula="of:=IF([.$D823]&gt;=[.$J$3];&quot;&quot;;[.E82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24]=0;OFFSET([.D824];-[.J$3];0)+1;[.D823])" office:value-type="float" office:value="117" calcext:value-type="float">
            <text:p>117</text:p>
          </table:table-cell>
          <table:table-cell table:formula="of:=IF([.B824]=&quot;&quot;;OFFSET([.E824];-[.K$3];0);1+[.E823])" office:value-type="float" office:value="2" calcext:value-type="float">
            <text:p>2</text:p>
          </table:table-cell>
          <table:table-cell/>
          <table:table-cell table:formula="of:=IF([.$D824]&gt;=[.$J$3];&quot;&quot;;[.D824])">
            <text:p/>
          </table:table-cell>
          <table:table-cell table:formula="of:=IF([.$D824]&gt;=[.$J$3];&quot;&quot;;[.E82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25]=0;OFFSET([.D825];-[.J$3];0)+1;[.D824])" office:value-type="float" office:value="117" calcext:value-type="float">
            <text:p>117</text:p>
          </table:table-cell>
          <table:table-cell table:formula="of:=IF([.B825]=&quot;&quot;;OFFSET([.E825];-[.K$3];0);1+[.E824])" office:value-type="float" office:value="3" calcext:value-type="float">
            <text:p>3</text:p>
          </table:table-cell>
          <table:table-cell/>
          <table:table-cell table:formula="of:=IF([.$D825]&gt;=[.$J$3];&quot;&quot;;[.D825])">
            <text:p/>
          </table:table-cell>
          <table:table-cell table:formula="of:=IF([.$D825]&gt;=[.$J$3];&quot;&quot;;[.E82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26]=0;OFFSET([.D826];-[.J$3];0)+1;[.D825])" office:value-type="float" office:value="117" calcext:value-type="float">
            <text:p>117</text:p>
          </table:table-cell>
          <table:table-cell table:formula="of:=IF([.B826]=&quot;&quot;;OFFSET([.E826];-[.K$3];0);1+[.E825])" office:value-type="float" office:value="4" calcext:value-type="float">
            <text:p>4</text:p>
          </table:table-cell>
          <table:table-cell/>
          <table:table-cell table:formula="of:=IF([.$D826]&gt;=[.$J$3];&quot;&quot;;[.D826])">
            <text:p/>
          </table:table-cell>
          <table:table-cell table:formula="of:=IF([.$D826]&gt;=[.$J$3];&quot;&quot;;[.E82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27]=0;OFFSET([.D827];-[.J$3];0)+1;[.D826])" office:value-type="float" office:value="117" calcext:value-type="float">
            <text:p>117</text:p>
          </table:table-cell>
          <table:table-cell table:formula="of:=IF([.B827]=&quot;&quot;;OFFSET([.E827];-[.K$3];0);1+[.E826])" office:value-type="float" office:value="5" calcext:value-type="float">
            <text:p>5</text:p>
          </table:table-cell>
          <table:table-cell/>
          <table:table-cell table:formula="of:=IF([.$D827]&gt;=[.$J$3];&quot;&quot;;[.D827])">
            <text:p/>
          </table:table-cell>
          <table:table-cell table:formula="of:=IF([.$D827]&gt;=[.$J$3];&quot;&quot;;[.E82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28]=0;OFFSET([.D828];-[.J$3];0)+1;[.D827])" office:value-type="float" office:value="117" calcext:value-type="float">
            <text:p>117</text:p>
          </table:table-cell>
          <table:table-cell table:formula="of:=IF([.B828]=&quot;&quot;;OFFSET([.E828];-[.K$3];0);1+[.E827])" office:value-type="float" office:value="6" calcext:value-type="float">
            <text:p>6</text:p>
          </table:table-cell>
          <table:table-cell/>
          <table:table-cell table:formula="of:=IF([.$D828]&gt;=[.$J$3];&quot;&quot;;[.D828])">
            <text:p/>
          </table:table-cell>
          <table:table-cell table:formula="of:=IF([.$D828]&gt;=[.$J$3];&quot;&quot;;[.E82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29]=0;OFFSET([.D829];-[.J$3];0)+1;[.D828])" office:value-type="float" office:value="118" calcext:value-type="float">
            <text:p>118</text:p>
          </table:table-cell>
          <table:table-cell table:formula="of:=IF([.B829]=&quot;&quot;;OFFSET([.E829];-[.K$3];0);1+[.E828])" office:value-type="float" office:value="0" calcext:value-type="float">
            <text:p>0</text:p>
          </table:table-cell>
          <table:table-cell/>
          <table:table-cell table:formula="of:=IF([.$D829]&gt;=[.$J$3];&quot;&quot;;[.D829])">
            <text:p/>
          </table:table-cell>
          <table:table-cell table:formula="of:=IF([.$D829]&gt;=[.$J$3];&quot;&quot;;[.E82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30]=0;OFFSET([.D830];-[.J$3];0)+1;[.D829])" office:value-type="float" office:value="118" calcext:value-type="float">
            <text:p>118</text:p>
          </table:table-cell>
          <table:table-cell table:formula="of:=IF([.B830]=&quot;&quot;;OFFSET([.E830];-[.K$3];0);1+[.E829])" office:value-type="float" office:value="1" calcext:value-type="float">
            <text:p>1</text:p>
          </table:table-cell>
          <table:table-cell/>
          <table:table-cell table:formula="of:=IF([.$D830]&gt;=[.$J$3];&quot;&quot;;[.D830])">
            <text:p/>
          </table:table-cell>
          <table:table-cell table:formula="of:=IF([.$D830]&gt;=[.$J$3];&quot;&quot;;[.E83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31]=0;OFFSET([.D831];-[.J$3];0)+1;[.D830])" office:value-type="float" office:value="118" calcext:value-type="float">
            <text:p>118</text:p>
          </table:table-cell>
          <table:table-cell table:formula="of:=IF([.B831]=&quot;&quot;;OFFSET([.E831];-[.K$3];0);1+[.E830])" office:value-type="float" office:value="2" calcext:value-type="float">
            <text:p>2</text:p>
          </table:table-cell>
          <table:table-cell/>
          <table:table-cell table:formula="of:=IF([.$D831]&gt;=[.$J$3];&quot;&quot;;[.D831])">
            <text:p/>
          </table:table-cell>
          <table:table-cell table:formula="of:=IF([.$D831]&gt;=[.$J$3];&quot;&quot;;[.E83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32]=0;OFFSET([.D832];-[.J$3];0)+1;[.D831])" office:value-type="float" office:value="118" calcext:value-type="float">
            <text:p>118</text:p>
          </table:table-cell>
          <table:table-cell table:formula="of:=IF([.B832]=&quot;&quot;;OFFSET([.E832];-[.K$3];0);1+[.E831])" office:value-type="float" office:value="3" calcext:value-type="float">
            <text:p>3</text:p>
          </table:table-cell>
          <table:table-cell/>
          <table:table-cell table:formula="of:=IF([.$D832]&gt;=[.$J$3];&quot;&quot;;[.D832])">
            <text:p/>
          </table:table-cell>
          <table:table-cell table:formula="of:=IF([.$D832]&gt;=[.$J$3];&quot;&quot;;[.E83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33]=0;OFFSET([.D833];-[.J$3];0)+1;[.D832])" office:value-type="float" office:value="118" calcext:value-type="float">
            <text:p>118</text:p>
          </table:table-cell>
          <table:table-cell table:formula="of:=IF([.B833]=&quot;&quot;;OFFSET([.E833];-[.K$3];0);1+[.E832])" office:value-type="float" office:value="4" calcext:value-type="float">
            <text:p>4</text:p>
          </table:table-cell>
          <table:table-cell/>
          <table:table-cell table:formula="of:=IF([.$D833]&gt;=[.$J$3];&quot;&quot;;[.D833])">
            <text:p/>
          </table:table-cell>
          <table:table-cell table:formula="of:=IF([.$D833]&gt;=[.$J$3];&quot;&quot;;[.E83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34]=0;OFFSET([.D834];-[.J$3];0)+1;[.D833])" office:value-type="float" office:value="118" calcext:value-type="float">
            <text:p>118</text:p>
          </table:table-cell>
          <table:table-cell table:formula="of:=IF([.B834]=&quot;&quot;;OFFSET([.E834];-[.K$3];0);1+[.E833])" office:value-type="float" office:value="5" calcext:value-type="float">
            <text:p>5</text:p>
          </table:table-cell>
          <table:table-cell/>
          <table:table-cell table:formula="of:=IF([.$D834]&gt;=[.$J$3];&quot;&quot;;[.D834])">
            <text:p/>
          </table:table-cell>
          <table:table-cell table:formula="of:=IF([.$D834]&gt;=[.$J$3];&quot;&quot;;[.E83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35]=0;OFFSET([.D835];-[.J$3];0)+1;[.D834])" office:value-type="float" office:value="118" calcext:value-type="float">
            <text:p>118</text:p>
          </table:table-cell>
          <table:table-cell table:formula="of:=IF([.B835]=&quot;&quot;;OFFSET([.E835];-[.K$3];0);1+[.E834])" office:value-type="float" office:value="6" calcext:value-type="float">
            <text:p>6</text:p>
          </table:table-cell>
          <table:table-cell/>
          <table:table-cell table:formula="of:=IF([.$D835]&gt;=[.$J$3];&quot;&quot;;[.D835])">
            <text:p/>
          </table:table-cell>
          <table:table-cell table:formula="of:=IF([.$D835]&gt;=[.$J$3];&quot;&quot;;[.E83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36]=0;OFFSET([.D836];-[.J$3];0)+1;[.D835])" office:value-type="float" office:value="119" calcext:value-type="float">
            <text:p>119</text:p>
          </table:table-cell>
          <table:table-cell table:formula="of:=IF([.B836]=&quot;&quot;;OFFSET([.E836];-[.K$3];0);1+[.E835])" office:value-type="float" office:value="0" calcext:value-type="float">
            <text:p>0</text:p>
          </table:table-cell>
          <table:table-cell/>
          <table:table-cell table:formula="of:=IF([.$D836]&gt;=[.$J$3];&quot;&quot;;[.D836])">
            <text:p/>
          </table:table-cell>
          <table:table-cell table:formula="of:=IF([.$D836]&gt;=[.$J$3];&quot;&quot;;[.E83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37]=0;OFFSET([.D837];-[.J$3];0)+1;[.D836])" office:value-type="float" office:value="119" calcext:value-type="float">
            <text:p>119</text:p>
          </table:table-cell>
          <table:table-cell table:formula="of:=IF([.B837]=&quot;&quot;;OFFSET([.E837];-[.K$3];0);1+[.E836])" office:value-type="float" office:value="1" calcext:value-type="float">
            <text:p>1</text:p>
          </table:table-cell>
          <table:table-cell/>
          <table:table-cell table:formula="of:=IF([.$D837]&gt;=[.$J$3];&quot;&quot;;[.D837])">
            <text:p/>
          </table:table-cell>
          <table:table-cell table:formula="of:=IF([.$D837]&gt;=[.$J$3];&quot;&quot;;[.E83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38]=0;OFFSET([.D838];-[.J$3];0)+1;[.D837])" office:value-type="float" office:value="119" calcext:value-type="float">
            <text:p>119</text:p>
          </table:table-cell>
          <table:table-cell table:formula="of:=IF([.B838]=&quot;&quot;;OFFSET([.E838];-[.K$3];0);1+[.E837])" office:value-type="float" office:value="2" calcext:value-type="float">
            <text:p>2</text:p>
          </table:table-cell>
          <table:table-cell/>
          <table:table-cell table:formula="of:=IF([.$D838]&gt;=[.$J$3];&quot;&quot;;[.D838])">
            <text:p/>
          </table:table-cell>
          <table:table-cell table:formula="of:=IF([.$D838]&gt;=[.$J$3];&quot;&quot;;[.E83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39]=0;OFFSET([.D839];-[.J$3];0)+1;[.D838])" office:value-type="float" office:value="119" calcext:value-type="float">
            <text:p>119</text:p>
          </table:table-cell>
          <table:table-cell table:formula="of:=IF([.B839]=&quot;&quot;;OFFSET([.E839];-[.K$3];0);1+[.E838])" office:value-type="float" office:value="3" calcext:value-type="float">
            <text:p>3</text:p>
          </table:table-cell>
          <table:table-cell/>
          <table:table-cell table:formula="of:=IF([.$D839]&gt;=[.$J$3];&quot;&quot;;[.D839])">
            <text:p/>
          </table:table-cell>
          <table:table-cell table:formula="of:=IF([.$D839]&gt;=[.$J$3];&quot;&quot;;[.E83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40]=0;OFFSET([.D840];-[.J$3];0)+1;[.D839])" office:value-type="float" office:value="119" calcext:value-type="float">
            <text:p>119</text:p>
          </table:table-cell>
          <table:table-cell table:formula="of:=IF([.B840]=&quot;&quot;;OFFSET([.E840];-[.K$3];0);1+[.E839])" office:value-type="float" office:value="4" calcext:value-type="float">
            <text:p>4</text:p>
          </table:table-cell>
          <table:table-cell/>
          <table:table-cell table:formula="of:=IF([.$D840]&gt;=[.$J$3];&quot;&quot;;[.D840])">
            <text:p/>
          </table:table-cell>
          <table:table-cell table:formula="of:=IF([.$D840]&gt;=[.$J$3];&quot;&quot;;[.E84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41]=0;OFFSET([.D841];-[.J$3];0)+1;[.D840])" office:value-type="float" office:value="119" calcext:value-type="float">
            <text:p>119</text:p>
          </table:table-cell>
          <table:table-cell table:formula="of:=IF([.B841]=&quot;&quot;;OFFSET([.E841];-[.K$3];0);1+[.E840])" office:value-type="float" office:value="5" calcext:value-type="float">
            <text:p>5</text:p>
          </table:table-cell>
          <table:table-cell/>
          <table:table-cell table:formula="of:=IF([.$D841]&gt;=[.$J$3];&quot;&quot;;[.D841])">
            <text:p/>
          </table:table-cell>
          <table:table-cell table:formula="of:=IF([.$D841]&gt;=[.$J$3];&quot;&quot;;[.E84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42]=0;OFFSET([.D842];-[.J$3];0)+1;[.D841])" office:value-type="float" office:value="119" calcext:value-type="float">
            <text:p>119</text:p>
          </table:table-cell>
          <table:table-cell table:formula="of:=IF([.B842]=&quot;&quot;;OFFSET([.E842];-[.K$3];0);1+[.E841])" office:value-type="float" office:value="6" calcext:value-type="float">
            <text:p>6</text:p>
          </table:table-cell>
          <table:table-cell/>
          <table:table-cell table:formula="of:=IF([.$D842]&gt;=[.$J$3];&quot;&quot;;[.D842])">
            <text:p/>
          </table:table-cell>
          <table:table-cell table:formula="of:=IF([.$D842]&gt;=[.$J$3];&quot;&quot;;[.E84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43]=0;OFFSET([.D843];-[.J$3];0)+1;[.D842])" office:value-type="float" office:value="120" calcext:value-type="float">
            <text:p>120</text:p>
          </table:table-cell>
          <table:table-cell table:formula="of:=IF([.B843]=&quot;&quot;;OFFSET([.E843];-[.K$3];0);1+[.E842])" office:value-type="float" office:value="0" calcext:value-type="float">
            <text:p>0</text:p>
          </table:table-cell>
          <table:table-cell/>
          <table:table-cell table:formula="of:=IF([.$D843]&gt;=[.$J$3];&quot;&quot;;[.D843])">
            <text:p/>
          </table:table-cell>
          <table:table-cell table:formula="of:=IF([.$D843]&gt;=[.$J$3];&quot;&quot;;[.E84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44]=0;OFFSET([.D844];-[.J$3];0)+1;[.D843])" office:value-type="float" office:value="120" calcext:value-type="float">
            <text:p>120</text:p>
          </table:table-cell>
          <table:table-cell table:formula="of:=IF([.B844]=&quot;&quot;;OFFSET([.E844];-[.K$3];0);1+[.E843])" office:value-type="float" office:value="1" calcext:value-type="float">
            <text:p>1</text:p>
          </table:table-cell>
          <table:table-cell/>
          <table:table-cell table:formula="of:=IF([.$D844]&gt;=[.$J$3];&quot;&quot;;[.D844])">
            <text:p/>
          </table:table-cell>
          <table:table-cell table:formula="of:=IF([.$D844]&gt;=[.$J$3];&quot;&quot;;[.E84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45]=0;OFFSET([.D845];-[.J$3];0)+1;[.D844])" office:value-type="float" office:value="120" calcext:value-type="float">
            <text:p>120</text:p>
          </table:table-cell>
          <table:table-cell table:formula="of:=IF([.B845]=&quot;&quot;;OFFSET([.E845];-[.K$3];0);1+[.E844])" office:value-type="float" office:value="2" calcext:value-type="float">
            <text:p>2</text:p>
          </table:table-cell>
          <table:table-cell/>
          <table:table-cell table:formula="of:=IF([.$D845]&gt;=[.$J$3];&quot;&quot;;[.D845])">
            <text:p/>
          </table:table-cell>
          <table:table-cell table:formula="of:=IF([.$D845]&gt;=[.$J$3];&quot;&quot;;[.E84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46]=0;OFFSET([.D846];-[.J$3];0)+1;[.D845])" office:value-type="float" office:value="120" calcext:value-type="float">
            <text:p>120</text:p>
          </table:table-cell>
          <table:table-cell table:formula="of:=IF([.B846]=&quot;&quot;;OFFSET([.E846];-[.K$3];0);1+[.E845])" office:value-type="float" office:value="3" calcext:value-type="float">
            <text:p>3</text:p>
          </table:table-cell>
          <table:table-cell/>
          <table:table-cell table:formula="of:=IF([.$D846]&gt;=[.$J$3];&quot;&quot;;[.D846])">
            <text:p/>
          </table:table-cell>
          <table:table-cell table:formula="of:=IF([.$D846]&gt;=[.$J$3];&quot;&quot;;[.E84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47]=0;OFFSET([.D847];-[.J$3];0)+1;[.D846])" office:value-type="float" office:value="120" calcext:value-type="float">
            <text:p>120</text:p>
          </table:table-cell>
          <table:table-cell table:formula="of:=IF([.B847]=&quot;&quot;;OFFSET([.E847];-[.K$3];0);1+[.E846])" office:value-type="float" office:value="4" calcext:value-type="float">
            <text:p>4</text:p>
          </table:table-cell>
          <table:table-cell/>
          <table:table-cell table:formula="of:=IF([.$D847]&gt;=[.$J$3];&quot;&quot;;[.D847])">
            <text:p/>
          </table:table-cell>
          <table:table-cell table:formula="of:=IF([.$D847]&gt;=[.$J$3];&quot;&quot;;[.E84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48]=0;OFFSET([.D848];-[.J$3];0)+1;[.D847])" office:value-type="float" office:value="120" calcext:value-type="float">
            <text:p>120</text:p>
          </table:table-cell>
          <table:table-cell table:formula="of:=IF([.B848]=&quot;&quot;;OFFSET([.E848];-[.K$3];0);1+[.E847])" office:value-type="float" office:value="5" calcext:value-type="float">
            <text:p>5</text:p>
          </table:table-cell>
          <table:table-cell/>
          <table:table-cell table:formula="of:=IF([.$D848]&gt;=[.$J$3];&quot;&quot;;[.D848])">
            <text:p/>
          </table:table-cell>
          <table:table-cell table:formula="of:=IF([.$D848]&gt;=[.$J$3];&quot;&quot;;[.E84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49]=0;OFFSET([.D849];-[.J$3];0)+1;[.D848])" office:value-type="float" office:value="120" calcext:value-type="float">
            <text:p>120</text:p>
          </table:table-cell>
          <table:table-cell table:formula="of:=IF([.B849]=&quot;&quot;;OFFSET([.E849];-[.K$3];0);1+[.E848])" office:value-type="float" office:value="6" calcext:value-type="float">
            <text:p>6</text:p>
          </table:table-cell>
          <table:table-cell/>
          <table:table-cell table:formula="of:=IF([.$D849]&gt;=[.$J$3];&quot;&quot;;[.D849])">
            <text:p/>
          </table:table-cell>
          <table:table-cell table:formula="of:=IF([.$D849]&gt;=[.$J$3];&quot;&quot;;[.E84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50]=0;OFFSET([.D850];-[.J$3];0)+1;[.D849])" office:value-type="float" office:value="121" calcext:value-type="float">
            <text:p>121</text:p>
          </table:table-cell>
          <table:table-cell table:formula="of:=IF([.B850]=&quot;&quot;;OFFSET([.E850];-[.K$3];0);1+[.E849])" office:value-type="float" office:value="0" calcext:value-type="float">
            <text:p>0</text:p>
          </table:table-cell>
          <table:table-cell/>
          <table:table-cell table:formula="of:=IF([.$D850]&gt;=[.$J$3];&quot;&quot;;[.D850])">
            <text:p/>
          </table:table-cell>
          <table:table-cell table:formula="of:=IF([.$D850]&gt;=[.$J$3];&quot;&quot;;[.E85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51]=0;OFFSET([.D851];-[.J$3];0)+1;[.D850])" office:value-type="float" office:value="121" calcext:value-type="float">
            <text:p>121</text:p>
          </table:table-cell>
          <table:table-cell table:formula="of:=IF([.B851]=&quot;&quot;;OFFSET([.E851];-[.K$3];0);1+[.E850])" office:value-type="float" office:value="1" calcext:value-type="float">
            <text:p>1</text:p>
          </table:table-cell>
          <table:table-cell/>
          <table:table-cell table:formula="of:=IF([.$D851]&gt;=[.$J$3];&quot;&quot;;[.D851])">
            <text:p/>
          </table:table-cell>
          <table:table-cell table:formula="of:=IF([.$D851]&gt;=[.$J$3];&quot;&quot;;[.E85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52]=0;OFFSET([.D852];-[.J$3];0)+1;[.D851])" office:value-type="float" office:value="121" calcext:value-type="float">
            <text:p>121</text:p>
          </table:table-cell>
          <table:table-cell table:formula="of:=IF([.B852]=&quot;&quot;;OFFSET([.E852];-[.K$3];0);1+[.E851])" office:value-type="float" office:value="2" calcext:value-type="float">
            <text:p>2</text:p>
          </table:table-cell>
          <table:table-cell/>
          <table:table-cell table:formula="of:=IF([.$D852]&gt;=[.$J$3];&quot;&quot;;[.D852])">
            <text:p/>
          </table:table-cell>
          <table:table-cell table:formula="of:=IF([.$D852]&gt;=[.$J$3];&quot;&quot;;[.E85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53]=0;OFFSET([.D853];-[.J$3];0)+1;[.D852])" office:value-type="float" office:value="121" calcext:value-type="float">
            <text:p>121</text:p>
          </table:table-cell>
          <table:table-cell table:formula="of:=IF([.B853]=&quot;&quot;;OFFSET([.E853];-[.K$3];0);1+[.E852])" office:value-type="float" office:value="3" calcext:value-type="float">
            <text:p>3</text:p>
          </table:table-cell>
          <table:table-cell/>
          <table:table-cell table:formula="of:=IF([.$D853]&gt;=[.$J$3];&quot;&quot;;[.D853])">
            <text:p/>
          </table:table-cell>
          <table:table-cell table:formula="of:=IF([.$D853]&gt;=[.$J$3];&quot;&quot;;[.E85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54]=0;OFFSET([.D854];-[.J$3];0)+1;[.D853])" office:value-type="float" office:value="121" calcext:value-type="float">
            <text:p>121</text:p>
          </table:table-cell>
          <table:table-cell table:formula="of:=IF([.B854]=&quot;&quot;;OFFSET([.E854];-[.K$3];0);1+[.E853])" office:value-type="float" office:value="4" calcext:value-type="float">
            <text:p>4</text:p>
          </table:table-cell>
          <table:table-cell/>
          <table:table-cell table:formula="of:=IF([.$D854]&gt;=[.$J$3];&quot;&quot;;[.D854])">
            <text:p/>
          </table:table-cell>
          <table:table-cell table:formula="of:=IF([.$D854]&gt;=[.$J$3];&quot;&quot;;[.E85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55]=0;OFFSET([.D855];-[.J$3];0)+1;[.D854])" office:value-type="float" office:value="121" calcext:value-type="float">
            <text:p>121</text:p>
          </table:table-cell>
          <table:table-cell table:formula="of:=IF([.B855]=&quot;&quot;;OFFSET([.E855];-[.K$3];0);1+[.E854])" office:value-type="float" office:value="5" calcext:value-type="float">
            <text:p>5</text:p>
          </table:table-cell>
          <table:table-cell/>
          <table:table-cell table:formula="of:=IF([.$D855]&gt;=[.$J$3];&quot;&quot;;[.D855])">
            <text:p/>
          </table:table-cell>
          <table:table-cell table:formula="of:=IF([.$D855]&gt;=[.$J$3];&quot;&quot;;[.E85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56]=0;OFFSET([.D856];-[.J$3];0)+1;[.D855])" office:value-type="float" office:value="121" calcext:value-type="float">
            <text:p>121</text:p>
          </table:table-cell>
          <table:table-cell table:formula="of:=IF([.B856]=&quot;&quot;;OFFSET([.E856];-[.K$3];0);1+[.E855])" office:value-type="float" office:value="6" calcext:value-type="float">
            <text:p>6</text:p>
          </table:table-cell>
          <table:table-cell/>
          <table:table-cell table:formula="of:=IF([.$D856]&gt;=[.$J$3];&quot;&quot;;[.D856])">
            <text:p/>
          </table:table-cell>
          <table:table-cell table:formula="of:=IF([.$D856]&gt;=[.$J$3];&quot;&quot;;[.E85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57]=0;OFFSET([.D857];-[.J$3];0)+1;[.D856])" office:value-type="float" office:value="122" calcext:value-type="float">
            <text:p>122</text:p>
          </table:table-cell>
          <table:table-cell table:formula="of:=IF([.B857]=&quot;&quot;;OFFSET([.E857];-[.K$3];0);1+[.E856])" office:value-type="float" office:value="0" calcext:value-type="float">
            <text:p>0</text:p>
          </table:table-cell>
          <table:table-cell/>
          <table:table-cell table:formula="of:=IF([.$D857]&gt;=[.$J$3];&quot;&quot;;[.D857])">
            <text:p/>
          </table:table-cell>
          <table:table-cell table:formula="of:=IF([.$D857]&gt;=[.$J$3];&quot;&quot;;[.E85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58]=0;OFFSET([.D858];-[.J$3];0)+1;[.D857])" office:value-type="float" office:value="122" calcext:value-type="float">
            <text:p>122</text:p>
          </table:table-cell>
          <table:table-cell table:formula="of:=IF([.B858]=&quot;&quot;;OFFSET([.E858];-[.K$3];0);1+[.E857])" office:value-type="float" office:value="1" calcext:value-type="float">
            <text:p>1</text:p>
          </table:table-cell>
          <table:table-cell/>
          <table:table-cell table:formula="of:=IF([.$D858]&gt;=[.$J$3];&quot;&quot;;[.D858])">
            <text:p/>
          </table:table-cell>
          <table:table-cell table:formula="of:=IF([.$D858]&gt;=[.$J$3];&quot;&quot;;[.E85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59]=0;OFFSET([.D859];-[.J$3];0)+1;[.D858])" office:value-type="float" office:value="122" calcext:value-type="float">
            <text:p>122</text:p>
          </table:table-cell>
          <table:table-cell table:formula="of:=IF([.B859]=&quot;&quot;;OFFSET([.E859];-[.K$3];0);1+[.E858])" office:value-type="float" office:value="2" calcext:value-type="float">
            <text:p>2</text:p>
          </table:table-cell>
          <table:table-cell/>
          <table:table-cell table:formula="of:=IF([.$D859]&gt;=[.$J$3];&quot;&quot;;[.D859])">
            <text:p/>
          </table:table-cell>
          <table:table-cell table:formula="of:=IF([.$D859]&gt;=[.$J$3];&quot;&quot;;[.E85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60]=0;OFFSET([.D860];-[.J$3];0)+1;[.D859])" office:value-type="float" office:value="122" calcext:value-type="float">
            <text:p>122</text:p>
          </table:table-cell>
          <table:table-cell table:formula="of:=IF([.B860]=&quot;&quot;;OFFSET([.E860];-[.K$3];0);1+[.E859])" office:value-type="float" office:value="3" calcext:value-type="float">
            <text:p>3</text:p>
          </table:table-cell>
          <table:table-cell/>
          <table:table-cell table:formula="of:=IF([.$D860]&gt;=[.$J$3];&quot;&quot;;[.D860])">
            <text:p/>
          </table:table-cell>
          <table:table-cell table:formula="of:=IF([.$D860]&gt;=[.$J$3];&quot;&quot;;[.E86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61]=0;OFFSET([.D861];-[.J$3];0)+1;[.D860])" office:value-type="float" office:value="122" calcext:value-type="float">
            <text:p>122</text:p>
          </table:table-cell>
          <table:table-cell table:formula="of:=IF([.B861]=&quot;&quot;;OFFSET([.E861];-[.K$3];0);1+[.E860])" office:value-type="float" office:value="4" calcext:value-type="float">
            <text:p>4</text:p>
          </table:table-cell>
          <table:table-cell/>
          <table:table-cell table:formula="of:=IF([.$D861]&gt;=[.$J$3];&quot;&quot;;[.D861])">
            <text:p/>
          </table:table-cell>
          <table:table-cell table:formula="of:=IF([.$D861]&gt;=[.$J$3];&quot;&quot;;[.E86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62]=0;OFFSET([.D862];-[.J$3];0)+1;[.D861])" office:value-type="float" office:value="122" calcext:value-type="float">
            <text:p>122</text:p>
          </table:table-cell>
          <table:table-cell table:formula="of:=IF([.B862]=&quot;&quot;;OFFSET([.E862];-[.K$3];0);1+[.E861])" office:value-type="float" office:value="5" calcext:value-type="float">
            <text:p>5</text:p>
          </table:table-cell>
          <table:table-cell/>
          <table:table-cell table:formula="of:=IF([.$D862]&gt;=[.$J$3];&quot;&quot;;[.D862])">
            <text:p/>
          </table:table-cell>
          <table:table-cell table:formula="of:=IF([.$D862]&gt;=[.$J$3];&quot;&quot;;[.E86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63]=0;OFFSET([.D863];-[.J$3];0)+1;[.D862])" office:value-type="float" office:value="122" calcext:value-type="float">
            <text:p>122</text:p>
          </table:table-cell>
          <table:table-cell table:formula="of:=IF([.B863]=&quot;&quot;;OFFSET([.E863];-[.K$3];0);1+[.E862])" office:value-type="float" office:value="6" calcext:value-type="float">
            <text:p>6</text:p>
          </table:table-cell>
          <table:table-cell/>
          <table:table-cell table:formula="of:=IF([.$D863]&gt;=[.$J$3];&quot;&quot;;[.D863])">
            <text:p/>
          </table:table-cell>
          <table:table-cell table:formula="of:=IF([.$D863]&gt;=[.$J$3];&quot;&quot;;[.E86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64]=0;OFFSET([.D864];-[.J$3];0)+1;[.D863])" office:value-type="float" office:value="123" calcext:value-type="float">
            <text:p>123</text:p>
          </table:table-cell>
          <table:table-cell table:formula="of:=IF([.B864]=&quot;&quot;;OFFSET([.E864];-[.K$3];0);1+[.E863])" office:value-type="float" office:value="0" calcext:value-type="float">
            <text:p>0</text:p>
          </table:table-cell>
          <table:table-cell/>
          <table:table-cell table:formula="of:=IF([.$D864]&gt;=[.$J$3];&quot;&quot;;[.D864])">
            <text:p/>
          </table:table-cell>
          <table:table-cell table:formula="of:=IF([.$D864]&gt;=[.$J$3];&quot;&quot;;[.E86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65]=0;OFFSET([.D865];-[.J$3];0)+1;[.D864])" office:value-type="float" office:value="123" calcext:value-type="float">
            <text:p>123</text:p>
          </table:table-cell>
          <table:table-cell table:formula="of:=IF([.B865]=&quot;&quot;;OFFSET([.E865];-[.K$3];0);1+[.E864])" office:value-type="float" office:value="1" calcext:value-type="float">
            <text:p>1</text:p>
          </table:table-cell>
          <table:table-cell/>
          <table:table-cell table:formula="of:=IF([.$D865]&gt;=[.$J$3];&quot;&quot;;[.D865])">
            <text:p/>
          </table:table-cell>
          <table:table-cell table:formula="of:=IF([.$D865]&gt;=[.$J$3];&quot;&quot;;[.E86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66]=0;OFFSET([.D866];-[.J$3];0)+1;[.D865])" office:value-type="float" office:value="123" calcext:value-type="float">
            <text:p>123</text:p>
          </table:table-cell>
          <table:table-cell table:formula="of:=IF([.B866]=&quot;&quot;;OFFSET([.E866];-[.K$3];0);1+[.E865])" office:value-type="float" office:value="2" calcext:value-type="float">
            <text:p>2</text:p>
          </table:table-cell>
          <table:table-cell/>
          <table:table-cell table:formula="of:=IF([.$D866]&gt;=[.$J$3];&quot;&quot;;[.D866])">
            <text:p/>
          </table:table-cell>
          <table:table-cell table:formula="of:=IF([.$D866]&gt;=[.$J$3];&quot;&quot;;[.E86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67]=0;OFFSET([.D867];-[.J$3];0)+1;[.D866])" office:value-type="float" office:value="123" calcext:value-type="float">
            <text:p>123</text:p>
          </table:table-cell>
          <table:table-cell table:formula="of:=IF([.B867]=&quot;&quot;;OFFSET([.E867];-[.K$3];0);1+[.E866])" office:value-type="float" office:value="3" calcext:value-type="float">
            <text:p>3</text:p>
          </table:table-cell>
          <table:table-cell/>
          <table:table-cell table:formula="of:=IF([.$D867]&gt;=[.$J$3];&quot;&quot;;[.D867])">
            <text:p/>
          </table:table-cell>
          <table:table-cell table:formula="of:=IF([.$D867]&gt;=[.$J$3];&quot;&quot;;[.E86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68]=0;OFFSET([.D868];-[.J$3];0)+1;[.D867])" office:value-type="float" office:value="123" calcext:value-type="float">
            <text:p>123</text:p>
          </table:table-cell>
          <table:table-cell table:formula="of:=IF([.B868]=&quot;&quot;;OFFSET([.E868];-[.K$3];0);1+[.E867])" office:value-type="float" office:value="4" calcext:value-type="float">
            <text:p>4</text:p>
          </table:table-cell>
          <table:table-cell/>
          <table:table-cell table:formula="of:=IF([.$D868]&gt;=[.$J$3];&quot;&quot;;[.D868])">
            <text:p/>
          </table:table-cell>
          <table:table-cell table:formula="of:=IF([.$D868]&gt;=[.$J$3];&quot;&quot;;[.E86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69]=0;OFFSET([.D869];-[.J$3];0)+1;[.D868])" office:value-type="float" office:value="123" calcext:value-type="float">
            <text:p>123</text:p>
          </table:table-cell>
          <table:table-cell table:formula="of:=IF([.B869]=&quot;&quot;;OFFSET([.E869];-[.K$3];0);1+[.E868])" office:value-type="float" office:value="5" calcext:value-type="float">
            <text:p>5</text:p>
          </table:table-cell>
          <table:table-cell/>
          <table:table-cell table:formula="of:=IF([.$D869]&gt;=[.$J$3];&quot;&quot;;[.D869])">
            <text:p/>
          </table:table-cell>
          <table:table-cell table:formula="of:=IF([.$D869]&gt;=[.$J$3];&quot;&quot;;[.E86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70]=0;OFFSET([.D870];-[.J$3];0)+1;[.D869])" office:value-type="float" office:value="123" calcext:value-type="float">
            <text:p>123</text:p>
          </table:table-cell>
          <table:table-cell table:formula="of:=IF([.B870]=&quot;&quot;;OFFSET([.E870];-[.K$3];0);1+[.E869])" office:value-type="float" office:value="6" calcext:value-type="float">
            <text:p>6</text:p>
          </table:table-cell>
          <table:table-cell/>
          <table:table-cell table:formula="of:=IF([.$D870]&gt;=[.$J$3];&quot;&quot;;[.D870])">
            <text:p/>
          </table:table-cell>
          <table:table-cell table:formula="of:=IF([.$D870]&gt;=[.$J$3];&quot;&quot;;[.E87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71]=0;OFFSET([.D871];-[.J$3];0)+1;[.D870])" office:value-type="float" office:value="124" calcext:value-type="float">
            <text:p>124</text:p>
          </table:table-cell>
          <table:table-cell table:formula="of:=IF([.B871]=&quot;&quot;;OFFSET([.E871];-[.K$3];0);1+[.E870])" office:value-type="float" office:value="0" calcext:value-type="float">
            <text:p>0</text:p>
          </table:table-cell>
          <table:table-cell/>
          <table:table-cell table:formula="of:=IF([.$D871]&gt;=[.$J$3];&quot;&quot;;[.D871])">
            <text:p/>
          </table:table-cell>
          <table:table-cell table:formula="of:=IF([.$D871]&gt;=[.$J$3];&quot;&quot;;[.E87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72]=0;OFFSET([.D872];-[.J$3];0)+1;[.D871])" office:value-type="float" office:value="124" calcext:value-type="float">
            <text:p>124</text:p>
          </table:table-cell>
          <table:table-cell table:formula="of:=IF([.B872]=&quot;&quot;;OFFSET([.E872];-[.K$3];0);1+[.E871])" office:value-type="float" office:value="1" calcext:value-type="float">
            <text:p>1</text:p>
          </table:table-cell>
          <table:table-cell/>
          <table:table-cell table:formula="of:=IF([.$D872]&gt;=[.$J$3];&quot;&quot;;[.D872])">
            <text:p/>
          </table:table-cell>
          <table:table-cell table:formula="of:=IF([.$D872]&gt;=[.$J$3];&quot;&quot;;[.E87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73]=0;OFFSET([.D873];-[.J$3];0)+1;[.D872])" office:value-type="float" office:value="124" calcext:value-type="float">
            <text:p>124</text:p>
          </table:table-cell>
          <table:table-cell table:formula="of:=IF([.B873]=&quot;&quot;;OFFSET([.E873];-[.K$3];0);1+[.E872])" office:value-type="float" office:value="2" calcext:value-type="float">
            <text:p>2</text:p>
          </table:table-cell>
          <table:table-cell/>
          <table:table-cell table:formula="of:=IF([.$D873]&gt;=[.$J$3];&quot;&quot;;[.D873])">
            <text:p/>
          </table:table-cell>
          <table:table-cell table:formula="of:=IF([.$D873]&gt;=[.$J$3];&quot;&quot;;[.E87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74]=0;OFFSET([.D874];-[.J$3];0)+1;[.D873])" office:value-type="float" office:value="124" calcext:value-type="float">
            <text:p>124</text:p>
          </table:table-cell>
          <table:table-cell table:formula="of:=IF([.B874]=&quot;&quot;;OFFSET([.E874];-[.K$3];0);1+[.E873])" office:value-type="float" office:value="3" calcext:value-type="float">
            <text:p>3</text:p>
          </table:table-cell>
          <table:table-cell/>
          <table:table-cell table:formula="of:=IF([.$D874]&gt;=[.$J$3];&quot;&quot;;[.D874])">
            <text:p/>
          </table:table-cell>
          <table:table-cell table:formula="of:=IF([.$D874]&gt;=[.$J$3];&quot;&quot;;[.E87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75]=0;OFFSET([.D875];-[.J$3];0)+1;[.D874])" office:value-type="float" office:value="124" calcext:value-type="float">
            <text:p>124</text:p>
          </table:table-cell>
          <table:table-cell table:formula="of:=IF([.B875]=&quot;&quot;;OFFSET([.E875];-[.K$3];0);1+[.E874])" office:value-type="float" office:value="4" calcext:value-type="float">
            <text:p>4</text:p>
          </table:table-cell>
          <table:table-cell/>
          <table:table-cell table:formula="of:=IF([.$D875]&gt;=[.$J$3];&quot;&quot;;[.D875])">
            <text:p/>
          </table:table-cell>
          <table:table-cell table:formula="of:=IF([.$D875]&gt;=[.$J$3];&quot;&quot;;[.E87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76]=0;OFFSET([.D876];-[.J$3];0)+1;[.D875])" office:value-type="float" office:value="124" calcext:value-type="float">
            <text:p>124</text:p>
          </table:table-cell>
          <table:table-cell table:formula="of:=IF([.B876]=&quot;&quot;;OFFSET([.E876];-[.K$3];0);1+[.E875])" office:value-type="float" office:value="5" calcext:value-type="float">
            <text:p>5</text:p>
          </table:table-cell>
          <table:table-cell/>
          <table:table-cell table:formula="of:=IF([.$D876]&gt;=[.$J$3];&quot;&quot;;[.D876])">
            <text:p/>
          </table:table-cell>
          <table:table-cell table:formula="of:=IF([.$D876]&gt;=[.$J$3];&quot;&quot;;[.E87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77]=0;OFFSET([.D877];-[.J$3];0)+1;[.D876])" office:value-type="float" office:value="124" calcext:value-type="float">
            <text:p>124</text:p>
          </table:table-cell>
          <table:table-cell table:formula="of:=IF([.B877]=&quot;&quot;;OFFSET([.E877];-[.K$3];0);1+[.E876])" office:value-type="float" office:value="6" calcext:value-type="float">
            <text:p>6</text:p>
          </table:table-cell>
          <table:table-cell/>
          <table:table-cell table:formula="of:=IF([.$D877]&gt;=[.$J$3];&quot;&quot;;[.D877])">
            <text:p/>
          </table:table-cell>
          <table:table-cell table:formula="of:=IF([.$D877]&gt;=[.$J$3];&quot;&quot;;[.E87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78]=0;OFFSET([.D878];-[.J$3];0)+1;[.D877])" office:value-type="float" office:value="125" calcext:value-type="float">
            <text:p>125</text:p>
          </table:table-cell>
          <table:table-cell table:formula="of:=IF([.B878]=&quot;&quot;;OFFSET([.E878];-[.K$3];0);1+[.E877])" office:value-type="float" office:value="0" calcext:value-type="float">
            <text:p>0</text:p>
          </table:table-cell>
          <table:table-cell/>
          <table:table-cell table:formula="of:=IF([.$D878]&gt;=[.$J$3];&quot;&quot;;[.D878])">
            <text:p/>
          </table:table-cell>
          <table:table-cell table:formula="of:=IF([.$D878]&gt;=[.$J$3];&quot;&quot;;[.E87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79]=0;OFFSET([.D879];-[.J$3];0)+1;[.D878])" office:value-type="float" office:value="125" calcext:value-type="float">
            <text:p>125</text:p>
          </table:table-cell>
          <table:table-cell table:formula="of:=IF([.B879]=&quot;&quot;;OFFSET([.E879];-[.K$3];0);1+[.E878])" office:value-type="float" office:value="1" calcext:value-type="float">
            <text:p>1</text:p>
          </table:table-cell>
          <table:table-cell/>
          <table:table-cell table:formula="of:=IF([.$D879]&gt;=[.$J$3];&quot;&quot;;[.D879])">
            <text:p/>
          </table:table-cell>
          <table:table-cell table:formula="of:=IF([.$D879]&gt;=[.$J$3];&quot;&quot;;[.E87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80]=0;OFFSET([.D880];-[.J$3];0)+1;[.D879])" office:value-type="float" office:value="125" calcext:value-type="float">
            <text:p>125</text:p>
          </table:table-cell>
          <table:table-cell table:formula="of:=IF([.B880]=&quot;&quot;;OFFSET([.E880];-[.K$3];0);1+[.E879])" office:value-type="float" office:value="2" calcext:value-type="float">
            <text:p>2</text:p>
          </table:table-cell>
          <table:table-cell/>
          <table:table-cell table:formula="of:=IF([.$D880]&gt;=[.$J$3];&quot;&quot;;[.D880])">
            <text:p/>
          </table:table-cell>
          <table:table-cell table:formula="of:=IF([.$D880]&gt;=[.$J$3];&quot;&quot;;[.E88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81]=0;OFFSET([.D881];-[.J$3];0)+1;[.D880])" office:value-type="float" office:value="125" calcext:value-type="float">
            <text:p>125</text:p>
          </table:table-cell>
          <table:table-cell table:formula="of:=IF([.B881]=&quot;&quot;;OFFSET([.E881];-[.K$3];0);1+[.E880])" office:value-type="float" office:value="3" calcext:value-type="float">
            <text:p>3</text:p>
          </table:table-cell>
          <table:table-cell/>
          <table:table-cell table:formula="of:=IF([.$D881]&gt;=[.$J$3];&quot;&quot;;[.D881])">
            <text:p/>
          </table:table-cell>
          <table:table-cell table:formula="of:=IF([.$D881]&gt;=[.$J$3];&quot;&quot;;[.E88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82]=0;OFFSET([.D882];-[.J$3];0)+1;[.D881])" office:value-type="float" office:value="125" calcext:value-type="float">
            <text:p>125</text:p>
          </table:table-cell>
          <table:table-cell table:formula="of:=IF([.B882]=&quot;&quot;;OFFSET([.E882];-[.K$3];0);1+[.E881])" office:value-type="float" office:value="4" calcext:value-type="float">
            <text:p>4</text:p>
          </table:table-cell>
          <table:table-cell/>
          <table:table-cell table:formula="of:=IF([.$D882]&gt;=[.$J$3];&quot;&quot;;[.D882])">
            <text:p/>
          </table:table-cell>
          <table:table-cell table:formula="of:=IF([.$D882]&gt;=[.$J$3];&quot;&quot;;[.E88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83]=0;OFFSET([.D883];-[.J$3];0)+1;[.D882])" office:value-type="float" office:value="125" calcext:value-type="float">
            <text:p>125</text:p>
          </table:table-cell>
          <table:table-cell table:formula="of:=IF([.B883]=&quot;&quot;;OFFSET([.E883];-[.K$3];0);1+[.E882])" office:value-type="float" office:value="5" calcext:value-type="float">
            <text:p>5</text:p>
          </table:table-cell>
          <table:table-cell/>
          <table:table-cell table:formula="of:=IF([.$D883]&gt;=[.$J$3];&quot;&quot;;[.D883])">
            <text:p/>
          </table:table-cell>
          <table:table-cell table:formula="of:=IF([.$D883]&gt;=[.$J$3];&quot;&quot;;[.E88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84]=0;OFFSET([.D884];-[.J$3];0)+1;[.D883])" office:value-type="float" office:value="125" calcext:value-type="float">
            <text:p>125</text:p>
          </table:table-cell>
          <table:table-cell table:formula="of:=IF([.B884]=&quot;&quot;;OFFSET([.E884];-[.K$3];0);1+[.E883])" office:value-type="float" office:value="6" calcext:value-type="float">
            <text:p>6</text:p>
          </table:table-cell>
          <table:table-cell/>
          <table:table-cell table:formula="of:=IF([.$D884]&gt;=[.$J$3];&quot;&quot;;[.D884])">
            <text:p/>
          </table:table-cell>
          <table:table-cell table:formula="of:=IF([.$D884]&gt;=[.$J$3];&quot;&quot;;[.E88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85]=0;OFFSET([.D885];-[.J$3];0)+1;[.D884])" office:value-type="float" office:value="126" calcext:value-type="float">
            <text:p>126</text:p>
          </table:table-cell>
          <table:table-cell table:formula="of:=IF([.B885]=&quot;&quot;;OFFSET([.E885];-[.K$3];0);1+[.E884])" office:value-type="float" office:value="0" calcext:value-type="float">
            <text:p>0</text:p>
          </table:table-cell>
          <table:table-cell/>
          <table:table-cell table:formula="of:=IF([.$D885]&gt;=[.$J$3];&quot;&quot;;[.D885])">
            <text:p/>
          </table:table-cell>
          <table:table-cell table:formula="of:=IF([.$D885]&gt;=[.$J$3];&quot;&quot;;[.E88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86]=0;OFFSET([.D886];-[.J$3];0)+1;[.D885])" office:value-type="float" office:value="126" calcext:value-type="float">
            <text:p>126</text:p>
          </table:table-cell>
          <table:table-cell table:formula="of:=IF([.B886]=&quot;&quot;;OFFSET([.E886];-[.K$3];0);1+[.E885])" office:value-type="float" office:value="1" calcext:value-type="float">
            <text:p>1</text:p>
          </table:table-cell>
          <table:table-cell/>
          <table:table-cell table:formula="of:=IF([.$D886]&gt;=[.$J$3];&quot;&quot;;[.D886])">
            <text:p/>
          </table:table-cell>
          <table:table-cell table:formula="of:=IF([.$D886]&gt;=[.$J$3];&quot;&quot;;[.E88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87]=0;OFFSET([.D887];-[.J$3];0)+1;[.D886])" office:value-type="float" office:value="126" calcext:value-type="float">
            <text:p>126</text:p>
          </table:table-cell>
          <table:table-cell table:formula="of:=IF([.B887]=&quot;&quot;;OFFSET([.E887];-[.K$3];0);1+[.E886])" office:value-type="float" office:value="2" calcext:value-type="float">
            <text:p>2</text:p>
          </table:table-cell>
          <table:table-cell/>
          <table:table-cell table:formula="of:=IF([.$D887]&gt;=[.$J$3];&quot;&quot;;[.D887])">
            <text:p/>
          </table:table-cell>
          <table:table-cell table:formula="of:=IF([.$D887]&gt;=[.$J$3];&quot;&quot;;[.E88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88]=0;OFFSET([.D888];-[.J$3];0)+1;[.D887])" office:value-type="float" office:value="126" calcext:value-type="float">
            <text:p>126</text:p>
          </table:table-cell>
          <table:table-cell table:formula="of:=IF([.B888]=&quot;&quot;;OFFSET([.E888];-[.K$3];0);1+[.E887])" office:value-type="float" office:value="3" calcext:value-type="float">
            <text:p>3</text:p>
          </table:table-cell>
          <table:table-cell/>
          <table:table-cell table:formula="of:=IF([.$D888]&gt;=[.$J$3];&quot;&quot;;[.D888])">
            <text:p/>
          </table:table-cell>
          <table:table-cell table:formula="of:=IF([.$D888]&gt;=[.$J$3];&quot;&quot;;[.E88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89]=0;OFFSET([.D889];-[.J$3];0)+1;[.D888])" office:value-type="float" office:value="126" calcext:value-type="float">
            <text:p>126</text:p>
          </table:table-cell>
          <table:table-cell table:formula="of:=IF([.B889]=&quot;&quot;;OFFSET([.E889];-[.K$3];0);1+[.E888])" office:value-type="float" office:value="4" calcext:value-type="float">
            <text:p>4</text:p>
          </table:table-cell>
          <table:table-cell/>
          <table:table-cell table:formula="of:=IF([.$D889]&gt;=[.$J$3];&quot;&quot;;[.D889])">
            <text:p/>
          </table:table-cell>
          <table:table-cell table:formula="of:=IF([.$D889]&gt;=[.$J$3];&quot;&quot;;[.E88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90]=0;OFFSET([.D890];-[.J$3];0)+1;[.D889])" office:value-type="float" office:value="126" calcext:value-type="float">
            <text:p>126</text:p>
          </table:table-cell>
          <table:table-cell table:formula="of:=IF([.B890]=&quot;&quot;;OFFSET([.E890];-[.K$3];0);1+[.E889])" office:value-type="float" office:value="5" calcext:value-type="float">
            <text:p>5</text:p>
          </table:table-cell>
          <table:table-cell/>
          <table:table-cell table:formula="of:=IF([.$D890]&gt;=[.$J$3];&quot;&quot;;[.D890])">
            <text:p/>
          </table:table-cell>
          <table:table-cell table:formula="of:=IF([.$D890]&gt;=[.$J$3];&quot;&quot;;[.E89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91]=0;OFFSET([.D891];-[.J$3];0)+1;[.D890])" office:value-type="float" office:value="126" calcext:value-type="float">
            <text:p>126</text:p>
          </table:table-cell>
          <table:table-cell table:formula="of:=IF([.B891]=&quot;&quot;;OFFSET([.E891];-[.K$3];0);1+[.E890])" office:value-type="float" office:value="6" calcext:value-type="float">
            <text:p>6</text:p>
          </table:table-cell>
          <table:table-cell/>
          <table:table-cell table:formula="of:=IF([.$D891]&gt;=[.$J$3];&quot;&quot;;[.D891])">
            <text:p/>
          </table:table-cell>
          <table:table-cell table:formula="of:=IF([.$D891]&gt;=[.$J$3];&quot;&quot;;[.E89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92]=0;OFFSET([.D892];-[.J$3];0)+1;[.D891])" office:value-type="float" office:value="127" calcext:value-type="float">
            <text:p>127</text:p>
          </table:table-cell>
          <table:table-cell table:formula="of:=IF([.B892]=&quot;&quot;;OFFSET([.E892];-[.K$3];0);1+[.E891])" office:value-type="float" office:value="0" calcext:value-type="float">
            <text:p>0</text:p>
          </table:table-cell>
          <table:table-cell/>
          <table:table-cell table:formula="of:=IF([.$D892]&gt;=[.$J$3];&quot;&quot;;[.D892])">
            <text:p/>
          </table:table-cell>
          <table:table-cell table:formula="of:=IF([.$D892]&gt;=[.$J$3];&quot;&quot;;[.E892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93]=0;OFFSET([.D893];-[.J$3];0)+1;[.D892])" office:value-type="float" office:value="127" calcext:value-type="float">
            <text:p>127</text:p>
          </table:table-cell>
          <table:table-cell table:formula="of:=IF([.B893]=&quot;&quot;;OFFSET([.E893];-[.K$3];0);1+[.E892])" office:value-type="float" office:value="1" calcext:value-type="float">
            <text:p>1</text:p>
          </table:table-cell>
          <table:table-cell/>
          <table:table-cell table:formula="of:=IF([.$D893]&gt;=[.$J$3];&quot;&quot;;[.D893])">
            <text:p/>
          </table:table-cell>
          <table:table-cell table:formula="of:=IF([.$D893]&gt;=[.$J$3];&quot;&quot;;[.E893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94]=0;OFFSET([.D894];-[.J$3];0)+1;[.D893])" office:value-type="float" office:value="127" calcext:value-type="float">
            <text:p>127</text:p>
          </table:table-cell>
          <table:table-cell table:formula="of:=IF([.B894]=&quot;&quot;;OFFSET([.E894];-[.K$3];0);1+[.E893])" office:value-type="float" office:value="2" calcext:value-type="float">
            <text:p>2</text:p>
          </table:table-cell>
          <table:table-cell/>
          <table:table-cell table:formula="of:=IF([.$D894]&gt;=[.$J$3];&quot;&quot;;[.D894])">
            <text:p/>
          </table:table-cell>
          <table:table-cell table:formula="of:=IF([.$D894]&gt;=[.$J$3];&quot;&quot;;[.E894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95]=0;OFFSET([.D895];-[.J$3];0)+1;[.D894])" office:value-type="float" office:value="127" calcext:value-type="float">
            <text:p>127</text:p>
          </table:table-cell>
          <table:table-cell table:formula="of:=IF([.B895]=&quot;&quot;;OFFSET([.E895];-[.K$3];0);1+[.E894])" office:value-type="float" office:value="3" calcext:value-type="float">
            <text:p>3</text:p>
          </table:table-cell>
          <table:table-cell/>
          <table:table-cell table:formula="of:=IF([.$D895]&gt;=[.$J$3];&quot;&quot;;[.D895])">
            <text:p/>
          </table:table-cell>
          <table:table-cell table:formula="of:=IF([.$D895]&gt;=[.$J$3];&quot;&quot;;[.E895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96]=0;OFFSET([.D896];-[.J$3];0)+1;[.D895])" office:value-type="float" office:value="127" calcext:value-type="float">
            <text:p>127</text:p>
          </table:table-cell>
          <table:table-cell table:formula="of:=IF([.B896]=&quot;&quot;;OFFSET([.E896];-[.K$3];0);1+[.E895])" office:value-type="float" office:value="4" calcext:value-type="float">
            <text:p>4</text:p>
          </table:table-cell>
          <table:table-cell/>
          <table:table-cell table:formula="of:=IF([.$D896]&gt;=[.$J$3];&quot;&quot;;[.D896])">
            <text:p/>
          </table:table-cell>
          <table:table-cell table:formula="of:=IF([.$D896]&gt;=[.$J$3];&quot;&quot;;[.E896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97]=0;OFFSET([.D897];-[.J$3];0)+1;[.D896])" office:value-type="float" office:value="127" calcext:value-type="float">
            <text:p>127</text:p>
          </table:table-cell>
          <table:table-cell table:formula="of:=IF([.B897]=&quot;&quot;;OFFSET([.E897];-[.K$3];0);1+[.E896])" office:value-type="float" office:value="5" calcext:value-type="float">
            <text:p>5</text:p>
          </table:table-cell>
          <table:table-cell/>
          <table:table-cell table:formula="of:=IF([.$D897]&gt;=[.$J$3];&quot;&quot;;[.D897])">
            <text:p/>
          </table:table-cell>
          <table:table-cell table:formula="of:=IF([.$D897]&gt;=[.$J$3];&quot;&quot;;[.E897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98]=0;OFFSET([.D898];-[.J$3];0)+1;[.D897])" office:value-type="float" office:value="127" calcext:value-type="float">
            <text:p>127</text:p>
          </table:table-cell>
          <table:table-cell table:formula="of:=IF([.B898]=&quot;&quot;;OFFSET([.E898];-[.K$3];0);1+[.E897])" office:value-type="float" office:value="6" calcext:value-type="float">
            <text:p>6</text:p>
          </table:table-cell>
          <table:table-cell/>
          <table:table-cell table:formula="of:=IF([.$D898]&gt;=[.$J$3];&quot;&quot;;[.D898])">
            <text:p/>
          </table:table-cell>
          <table:table-cell table:formula="of:=IF([.$D898]&gt;=[.$J$3];&quot;&quot;;[.E898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899]=0;OFFSET([.D899];-[.J$3];0)+1;[.D898])" office:value-type="float" office:value="128" calcext:value-type="float">
            <text:p>128</text:p>
          </table:table-cell>
          <table:table-cell table:formula="of:=IF([.B899]=&quot;&quot;;OFFSET([.E899];-[.K$3];0);1+[.E898])" office:value-type="float" office:value="0" calcext:value-type="float">
            <text:p>0</text:p>
          </table:table-cell>
          <table:table-cell/>
          <table:table-cell table:formula="of:=IF([.$D899]&gt;=[.$J$3];&quot;&quot;;[.D899])">
            <text:p/>
          </table:table-cell>
          <table:table-cell table:formula="of:=IF([.$D899]&gt;=[.$J$3];&quot;&quot;;[.E899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900]=0;OFFSET([.D900];-[.J$3];0)+1;[.D899])" office:value-type="float" office:value="128" calcext:value-type="float">
            <text:p>128</text:p>
          </table:table-cell>
          <table:table-cell table:formula="of:=IF([.B900]=&quot;&quot;;OFFSET([.E900];-[.K$3];0);1+[.E899])" office:value-type="float" office:value="1" calcext:value-type="float">
            <text:p>1</text:p>
          </table:table-cell>
          <table:table-cell/>
          <table:table-cell table:formula="of:=IF([.$D900]&gt;=[.$J$3];&quot;&quot;;[.D900])">
            <text:p/>
          </table:table-cell>
          <table:table-cell table:formula="of:=IF([.$D900]&gt;=[.$J$3];&quot;&quot;;[.E900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901]=0;OFFSET([.D901];-[.J$3];0)+1;[.D900])" office:value-type="float" office:value="128" calcext:value-type="float">
            <text:p>128</text:p>
          </table:table-cell>
          <table:table-cell table:formula="of:=IF([.B901]=&quot;&quot;;OFFSET([.E901];-[.K$3];0);1+[.E900])" office:value-type="float" office:value="2" calcext:value-type="float">
            <text:p>2</text:p>
          </table:table-cell>
          <table:table-cell/>
          <table:table-cell table:formula="of:=IF([.$D901]&gt;=[.$J$3];&quot;&quot;;[.D901])">
            <text:p/>
          </table:table-cell>
          <table:table-cell table:formula="of:=IF([.$D901]&gt;=[.$J$3];&quot;&quot;;[.E901]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E902]=0;OFFSET([.D902];-[.J$3];0)+1;[.D901])" office:value-type="float" office:value="128" calcext:value-type="float">
            <text:p>128</text:p>
          </table:table-cell>
          <table:table-cell table:formula="of:=IF([.B902]=&quot;&quot;;OFFSET([.E902];-[.K$3];0);1+[.E901])" office:value-type="float" office:value="3" calcext:value-type="float">
            <text:p>3</text:p>
          </table:table-cell>
          <table:table-cell/>
          <table:table-cell table:formula="of:=IF([.$D902]&gt;=[.$J$3];&quot;&quot;;[.D902])">
            <text:p/>
          </table:table-cell>
          <table:table-cell table:formula="of:=IF([.$D902]&gt;=[.$J$3];&quot;&quot;;[.E902])">
            <text:p/>
          </table:table-cell>
          <table:table-cell table:number-columns-repeated="4"/>
        </table:table-row>
        <calcext:conditional-formats>
          <calcext:conditional-format calcext:target-range-address="Product.K10:Product.K10">
            <calcext:condition calcext:apply-style-name="Success" calcext:value="=[$Product.$J$10]" calcext:base-cell-address="Product.K10"/>
          </calcext:conditional-format>
          <calcext:conditional-format calcext:target-range-address="Product.L10:Product.L10">
            <calcext:condition calcext:apply-style-name="Success" calcext:value="=[$Product.$J$10]" calcext:base-cell-address="Product.L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uccess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 style:data-style-name="N2" text:time-value="23:07:03.548709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22:48:38.503399553</meta:creation-date>
    <meta:generator>LibreOffice/4.2.5.2$Linux_X86_64 LibreOffice_project/420m0$Build-2</meta:generator>
    <dc:date>2014-07-23T23:25:46.132709512</dc:date>
    <meta:editing-duration>PT8M57S</meta:editing-duration>
    <meta:editing-cycles>5</meta:editing-cycles>
    <meta:document-statistic meta:table-count="1" meta:cell-count="3634" meta:object-count="0"/>
  </office:meta>
</office:document-meta>
</file>